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T1_20" style:family="text"/>
    <style:style style:name="T1_21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T16_42" style:family="text"/>
    <style:style style:name="T16_43" style:family="text"/>
    <style:style style:name="T16_44" style:family="text"/>
    <style:style style:name="T16_45" style:family="text"/>
    <style:style style:name="T16_46" style:family="text"/>
    <style:style style:name="T16_47" style:family="text"/>
    <style:style style:name="T16_48" style:family="text"/>
    <style:style style:name="T16_49" style:family="text"/>
    <style:style style:name="T16_50" style:family="text"/>
    <style:style style:name="T16_51" style:family="text"/>
    <style:style style:name="T16_52" style:family="text"/>
    <style:style style:name="T16_53" style:family="text"/>
    <style:style style:name="T16_54" style:family="text"/>
    <style:style style:name="T16_55" style:family="text"/>
    <style:style style:name="T16_56" style:family="text"/>
    <style:style style:name="T16_57" style:family="text"/>
    <style:style style:name="T16_58" style:family="text"/>
    <style:style style:name="T16_59" style:family="text"/>
    <style:style style:name="T16_60" style:family="text"/>
    <style:style style:name="T16_61" style:family="text"/>
    <style:style style:name="T16_62" style:family="text"/>
    <style:style style:name="T16_63" style:family="text"/>
    <style:style style:name="T16_64" style:family="text"/>
    <style:style style:name="T16_65" style:family="text"/>
    <style:style style:name="T16_66" style:family="text"/>
    <style:style style:name="T16_67" style:family="text"/>
    <style:style style:name="T16_68" style:family="text"/>
    <style:style style:name="T16_69" style:family="text"/>
    <style:style style:name="T16_70" style:family="text"/>
    <style:style style:name="T16_71" style:family="text"/>
    <style:style style:name="T16_72" style:family="text"/>
    <style:style style:name="T16_73" style:family="text"/>
    <style:style style:name="T16_74" style:family="text"/>
    <style:style style:name="T16_75" style:family="text"/>
    <style:style style:name="T16_76" style:family="text"/>
    <style:style style:name="T16_77" style:family="text"/>
    <style:style style:name="T16_78" style:family="text"/>
    <style:style style:name="T16_79" style:family="text"/>
    <style:style style:name="T16_80" style:family="text"/>
    <style:style style:name="T16_81" style:family="text"/>
    <style:style style:name="T16_82" style:family="text"/>
    <style:style style:name="T16_83" style:family="text"/>
    <style:style style:name="T16_84" style:family="text"/>
    <style:style style:name="T16_85" style:family="text"/>
    <style:style style:name="T16_86" style:family="text"/>
    <style:style style:name="T16_87" style:family="text"/>
    <style:style style:name="T16_88" style:family="text"/>
    <style:style style:name="T16_89" style:family="text"/>
    <style:style style:name="T16_90" style:family="text"/>
    <style:style style:name="T16_91" style:family="text"/>
    <style:style style:name="T16_92" style:family="text"/>
    <style:style style:name="T16_93" style:family="text"/>
    <style:style style:name="T16_94" style:family="text"/>
    <style:style style:name="T16_95" style:family="text"/>
    <style:style style:name="T16_96" style:family="text"/>
    <style:style style:name="T16_97" style:family="text"/>
    <style:style style:name="T16_98" style:family="text"/>
    <style:style style:name="T16_99" style:family="text"/>
    <style:style style:name="T16_100" style:family="text"/>
    <style:style style:name="T16_101" style:family="text"/>
    <style:style style:name="T16_102" style:family="text"/>
    <style:style style:name="T16_103" style:family="text"/>
    <style:style style:name="T16_104" style:family="text"/>
    <style:style style:name="T16_105" style:family="text"/>
    <style:style style:name="T16_106" style:family="text"/>
    <style:style style:name="T16_107" style:family="text"/>
    <style:style style:name="T16_108" style:family="text"/>
    <style:style style:name="T16_109" style:family="text"/>
    <style:style style:name="T16_110" style:family="text"/>
    <style:style style:name="T16_111" style:family="text"/>
    <style:style style:name="T16_112" style:family="text"/>
    <style:style style:name="T16_113" style:family="text"/>
    <style:style style:name="T16_114" style:family="text"/>
    <style:style style:name="T16_115" style:family="text"/>
    <style:style style:name="T16_116" style:family="text"/>
    <style:style style:name="T16_117" style:family="text"/>
    <style:style style:name="T16_118" style:family="text"/>
    <style:style style:name="T16_119" style:family="text"/>
    <style:style style:name="T16_120" style:family="text"/>
    <style:style style:name="T16_121" style:family="text"/>
    <style:style style:name="T16_122" style:family="text"/>
    <style:style style:name="T16_123" style:family="text"/>
    <style:style style:name="T16_124" style:family="text"/>
    <style:style style:name="T16_125" style:family="text"/>
    <style:style style:name="T16_126" style:family="text"/>
    <style:style style:name="T16_127" style:family="text"/>
    <style:style style:name="T16_128" style:family="text"/>
    <style:style style:name="T16_129" style:family="text"/>
    <style:style style:name="T16_130" style:family="text"/>
    <style:style style:name="T16_131" style:family="text"/>
    <style:style style:name="T16_132" style:family="text"/>
    <style:style style:name="T16_133" style:family="text"/>
    <style:style style:name="T16_134" style:family="text"/>
    <style:style style:name="T16_135" style:family="text"/>
    <style:style style:name="T16_136" style:family="text"/>
    <style:style style:name="T16_137" style:family="text"/>
    <style:style style:name="T16_138" style:family="text"/>
    <style:style style:name="T16_139" style:family="text"/>
    <style:style style:name="T16_140" style:family="text"/>
    <style:style style:name="T16_141" style:family="text"/>
    <style:style style:name="T16_142" style:family="text"/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T18_37" style:family="text"/>
    <style:style style:name="T18_38" style:family="text"/>
    <style:style style:name="T18_39" style:family="text"/>
    <style:style style:name="T18_40" style:family="text"/>
    <style:style style:name="T18_41" style:family="text"/>
    <style:style style:name="T18_42" style:family="text"/>
    <style:style style:name="T18_43" style:family="text"/>
    <style:style style:name="T18_44" style:family="text"/>
    <style:style style:name="T18_45" style:family="text"/>
    <style:style style:name="T18_46" style:family="text"/>
    <style:style style:name="T18_47" style:family="text"/>
    <style:style style:name="T18_48" style:family="text"/>
    <style:style style:name="T18_49" style:family="text"/>
    <style:style style:name="T18_50" style:family="text"/>
    <style:style style:name="T18_51" style:family="text"/>
    <style:style style:name="T18_52" style:family="text"/>
    <style:style style:name="T18_53" style:family="text"/>
    <style:style style:name="T18_54" style:family="text"/>
    <style:style style:name="T18_55" style:family="text"/>
    <style:style style:name="T18_56" style:family="text"/>
    <style:style style:name="T18_57" style:family="text"/>
    <style:style style:name="T18_58" style:family="text"/>
    <style:style style:name="T18_59" style:family="text"/>
    <style:style style:name="T18_60" style:family="text"/>
    <style:style style:name="T18_61" style:family="text"/>
    <style:style style:name="T18_62" style:family="text"/>
    <style:style style:name="T18_63" style:family="text"/>
    <style:style style:name="T18_64" style:family="text"/>
    <style:style style:name="T18_65" style:family="text"/>
    <style:style style:name="T18_66" style:family="text"/>
    <style:style style:name="T18_67" style:family="text"/>
    <style:style style:name="T18_68" style:family="text"/>
    <style:style style:name="T18_69" style:family="text"/>
    <style:style style:name="T18_70" style:family="text"/>
    <style:style style:name="T18_71" style:family="text"/>
    <style:style style:name="T18_72" style:family="text"/>
    <style:style style:name="T18_73" style:family="text"/>
    <style:style style:name="T18_74" style:family="text"/>
    <style:style style:name="T18_75" style:family="text"/>
    <style:style style:name="T18_76" style:family="text"/>
    <style:style style:name="T18_77" style:family="text"/>
    <style:style style:name="T18_78" style:family="text"/>
    <style:style style:name="T18_79" style:family="text"/>
    <style:style style:name="T18_80" style:family="text"/>
    <style:style style:name="T18_81" style:family="text"/>
    <style:style style:name="T18_82" style:family="text"/>
    <style:style style:name="T18_83" style:family="text"/>
    <style:style style:name="T18_84" style:family="text"/>
    <style:style style:name="T18_85" style:family="text"/>
    <style:style style:name="T18_86" style:family="text"/>
    <style:style style:name="T18_87" style:family="text"/>
    <style:style style:name="T18_88" style:family="text"/>
    <style:style style:name="T18_89" style:family="text"/>
    <style:style style:name="T18_90" style:family="text"/>
    <style:style style:name="T18_91" style:family="text"/>
    <style:style style:name="T18_92" style:family="text"/>
    <style:style style:name="T18_93" style:family="text"/>
    <style:style style:name="T18_94" style:family="text"/>
    <style:style style:name="T18_95" style:family="text"/>
    <style:style style:name="T18_96" style:family="text"/>
    <style:style style:name="T18_97" style:family="text"/>
    <style:style style:name="T18_98" style:family="text"/>
    <style:style style:name="T18_99" style:family="text"/>
    <style:style style:name="T18_100" style:family="text"/>
    <style:style style:name="T18_101" style:family="text"/>
    <style:style style:name="T18_102" style:family="text"/>
    <style:style style:name="T18_103" style:family="text"/>
    <style:style style:name="T18_104" style:family="text"/>
    <style:style style:name="T18_105" style:family="text"/>
    <style:style style:name="T18_106" style:family="text"/>
    <style:style style:name="T18_107" style:family="text"/>
    <style:style style:name="T18_108" style:family="text"/>
    <style:style style:name="T18_109" style:family="text"/>
    <style:style style:name="T18_110" style:family="text"/>
    <style:style style:name="T18_111" style:family="text"/>
    <style:style style:name="T18_112" style:family="text"/>
    <style:style style:name="T18_113" style:family="text"/>
    <style:style style:name="T18_114" style:family="text"/>
    <style:style style:name="T18_115" style:family="text"/>
    <style:style style:name="T18_116" style:family="text"/>
    <style:style style:name="T18_117" style:family="text"/>
    <style:style style:name="T18_118" style:family="text"/>
    <style:style style:name="T18_119" style:family="text"/>
    <style:style style:name="T18_120" style:family="text"/>
    <style:style style:name="T18_121" style:family="text"/>
    <style:style style:name="T18_122" style:family="text"/>
    <style:style style:name="T18_123" style:family="text"/>
    <style:style style:name="T18_124" style:family="text"/>
    <style:style style:name="T18_125" style:family="text"/>
    <style:style style:name="T18_126" style:family="text"/>
    <style:style style:name="T18_127" style:family="text"/>
    <style:style style:name="T18_128" style:family="text"/>
    <style:style style:name="T18_129" style:family="text"/>
    <style:style style:name="T18_130" style:family="text"/>
    <style:style style:name="T18_131" style:family="text"/>
    <style:style style:name="T18_132" style:family="text"/>
    <style:style style:name="T18_133" style:family="text"/>
    <style:style style:name="T18_134" style:family="text"/>
    <style:style style:name="T18_135" style:family="text"/>
    <style:style style:name="T18_136" style:family="text"/>
    <style:style style:name="T18_137" style:family="text"/>
    <style:style style:name="T18_138" style:family="text"/>
    <style:style style:name="T18_139" style:family="text"/>
    <style:style style:name="T18_140" style:family="text"/>
    <style:style style:name="T18_141" style:family="text"/>
    <style:style style:name="T18_142" style:family="text"/>
    <style:style style:name="T18_143" style:family="text"/>
    <style:style style:name="T18_144" style:family="text"/>
    <style:style style:name="T18_145" style:family="text"/>
    <style:style style:name="T18_146" style:family="text"/>
    <style:style style:name="T18_147" style:family="text"/>
    <style:style style:name="T18_148" style:family="text"/>
    <style:style style:name="T18_149" style:family="text"/>
    <style:style style:name="T18_150" style:family="text"/>
    <style:style style:name="T18_151" style:family="text"/>
    <style:style style:name="T18_152" style:family="text"/>
    <style:style style:name="T18_153" style:family="text"/>
    <style:style style:name="T18_154" style:family="text"/>
    <style:style style:name="T18_155" style:family="text"/>
    <style:style style:name="T18_156" style:family="text"/>
    <style:style style:name="T18_157" style:family="text"/>
    <style:style style:name="T18_158" style:family="text"/>
    <style:style style:name="T18_159" style:family="text"/>
    <style:style style:name="T18_160" style:family="text"/>
    <style:style style:name="T18_161" style:family="text"/>
    <style:style style:name="T18_162" style:family="text"/>
    <style:style style:name="T18_163" style:family="text"/>
    <style:style style:name="T18_164" style:family="text"/>
    <style:style style:name="T18_165" style:family="text"/>
    <style:style style:name="T18_166" style:family="text"/>
    <style:style style:name="T18_167" style:family="text"/>
    <style:style style:name="T18_168" style:family="text"/>
    <style:style style:name="T18_169" style:family="text"/>
    <style:style style:name="T18_170" style:family="text"/>
    <style:style style:name="T18_171" style:family="text"/>
    <style:style style:name="T18_172" style:family="text"/>
    <style:style style:name="T18_173" style:family="text"/>
    <style:style style:name="T18_174" style:family="text"/>
    <style:style style:name="T18_175" style:family="text"/>
    <style:style style:name="T18_176" style:family="text"/>
    <style:style style:name="T18_177" style:family="text"/>
    <style:style style:name="T18_178" style:family="text"/>
    <style:style style:name="T18_179" style:family="text"/>
    <style:style style:name="T18_180" style:family="text"/>
    <style:style style:name="T18_181" style:family="text"/>
    <style:style style:name="T18_182" style:family="text"/>
    <style:style style:name="T18_183" style:family="text"/>
    <style:style style:name="T18_184" style:family="text"/>
    <style:style style:name="T18_185" style:family="text"/>
    <style:style style:name="T18_186" style:family="text"/>
    <style:style style:name="T18_187" style:family="text"/>
    <style:style style:name="T18_188" style:family="text"/>
    <style:style style:name="T18_189" style:family="text"/>
    <style:style style:name="T18_190" style:family="text"/>
    <style:style style:name="T18_191" style:family="text"/>
    <style:style style:name="T18_192" style:family="text"/>
    <style:style style:name="T18_193" style:family="text"/>
    <style:style style:name="T18_194" style:family="text"/>
    <style:style style:name="T18_195" style:family="text"/>
    <style:style style:name="T18_196" style:family="text"/>
    <style:style style:name="T18_197" style:family="text"/>
    <style:style style:name="T18_198" style:family="text"/>
    <style:style style:name="T18_199" style:family="text"/>
    <style:style style:name="T18_200" style:family="text"/>
    <style:style style:name="T18_201" style:family="text"/>
    <style:style style:name="T18_202" style:family="text"/>
    <style:style style:name="T18_203" style:family="text"/>
    <style:style style:name="T18_204" style:family="text"/>
    <style:style style:name="T18_205" style:family="text"/>
    <style:style style:name="T18_206" style:family="text"/>
    <style:style style:name="T18_207" style:family="text"/>
    <style:style style:name="T18_208" style:family="text"/>
    <style:style style:name="T18_209" style:family="text"/>
    <style:style style:name="T18_210" style:family="text"/>
    <style:style style:name="T18_211" style:family="text"/>
    <style:style style:name="T18_212" style:family="text"/>
    <style:style style:name="T18_213" style:family="text"/>
    <style:style style:name="T18_214" style:family="text"/>
    <style:style style:name="T18_215" style:family="text"/>
    <style:style style:name="T18_216" style:family="text"/>
    <style:style style:name="T18_217" style:family="text"/>
    <style:style style:name="T18_218" style:family="text"/>
    <style:style style:name="T18_219" style:family="text"/>
    <style:style style:name="T18_220" style:family="text"/>
    <style:style style:name="T18_221" style:family="text"/>
    <style:style style:name="T18_222" style:family="text"/>
    <style:style style:name="T18_223" style:family="text"/>
    <style:style style:name="T18_224" style:family="text"/>
    <style:style style:name="T18_225" style:family="text"/>
    <style:style style:name="T18_226" style:family="text"/>
    <style:style style:name="T18_227" style:family="text"/>
    <style:style style:name="T18_228" style:family="text"/>
    <style:style style:name="T18_229" style:family="text"/>
    <style:style style:name="T18_230" style:family="text"/>
    <style:style style:name="T18_231" style:family="text"/>
    <style:style style:name="T18_232" style:family="text"/>
    <style:style style:name="T18_233" style:family="text"/>
    <style:style style:name="T18_234" style:family="text"/>
    <style:style style:name="T18_235" style:family="text"/>
    <style:style style:name="T18_236" style:family="text"/>
    <style:style style:name="T18_237" style:family="text"/>
    <style:style style:name="T18_238" style:family="text"/>
    <style:style style:name="T18_239" style:family="text"/>
    <style:style style:name="T18_240" style:family="text"/>
    <style:style style:name="T18_241" style:family="text"/>
    <style:style style:name="T18_242" style:family="text"/>
    <style:style style:name="T18_243" style:family="text"/>
    <style:style style:name="T18_244" style:family="text"/>
    <style:style style:name="T18_245" style:family="text"/>
    <style:style style:name="T18_246" style:family="text"/>
    <style:style style:name="T18_247" style:family="text"/>
    <style:style style:name="T18_248" style:family="text"/>
    <style:style style:name="T18_249" style:family="text"/>
    <style:style style:name="T18_250" style:family="text"/>
    <style:style style:name="T18_251" style:family="text"/>
    <style:style style:name="T18_252" style:family="text"/>
    <style:style style:name="T18_253" style:family="text"/>
    <style:style style:name="T18_254" style:family="text"/>
    <style:style style:name="T18_255" style:family="text"/>
    <style:style style:name="T18_256" style:family="text"/>
    <style:style style:name="T18_257" style:family="text"/>
    <style:style style:name="T18_258" style:family="text"/>
    <style:style style:name="T18_259" style:family="text"/>
    <style:style style:name="T18_260" style:family="text"/>
    <style:style style:name="T18_261" style:family="text"/>
    <style:style style:name="T18_262" style:family="text"/>
    <style:style style:name="T18_263" style:family="text"/>
    <style:style style:name="T18_264" style:family="text"/>
    <style:style style:name="T18_265" style:family="text"/>
    <style:style style:name="T18_266" style:family="text"/>
    <style:style style:name="T18_267" style:family="text"/>
    <style:style style:name="T18_268" style:family="text"/>
    <style:style style:name="T18_269" style:family="text"/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>
      <style:text-properties fo:font-weight="bold" style:font-weight-asian="bold" style:font-weight-complex="bold"/>
    </style:style>
    <style:style style:name="T24_2" style:family="text">
      <style:text-properties fo:font-weight="bold" style:font-weight-asian="bold" style:font-weight-complex="bold"/>
    </style:style>
    <style:style style:name="T24_3" style:family="text">
      <style:text-properties fo:font-weight="bold" style:font-weight-asian="bold" style:font-weight-complex="bold"/>
    </style:style>
    <style:style style:name="T24_4" style:family="text">
      <style:text-properties fo:font-weight="bold" style:font-weight-asian="bold" style:font-weight-complex="bold"/>
    </style:style>
    <style:style style:name="T24_5" style:family="text">
      <style:text-properties fo:font-weight="bold" style:font-weight-asian="bold" style:font-weight-complex="bold"/>
    </style:style>
    <style:style style:name="T24_6" style:family="text">
      <style:text-properties fo:font-weight="bold" style:font-weight-asian="bold" style:font-weight-complex="bold"/>
    </style:style>
    <style:style style:name="T24_7" style:family="text">
      <style:text-properties fo:font-weight="bold" style:font-weight-asian="bold" style:font-weight-complex="bold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T25_36" style:family="text"/>
    <style:style style:name="T25_37" style:family="text"/>
    <style:style style:name="T25_38" style:family="text"/>
    <style:style style:name="T25_39" style:family="text"/>
    <style:style style:name="T25_40" style:family="text"/>
    <style:style style:name="T25_41" style:family="text"/>
    <style:style style:name="T25_42" style:family="text"/>
    <style:style style:name="T25_43" style:family="text"/>
    <style:style style:name="T25_44" style:family="text"/>
    <style:style style:name="T25_45" style:family="text"/>
    <style:style style:name="T25_46" style:family="text"/>
    <style:style style:name="T25_47" style:family="text"/>
    <style:style style:name="T25_48" style:family="text"/>
    <style:style style:name="T25_49" style:family="text"/>
    <style:style style:name="T25_50" style:family="text"/>
    <style:style style:name="T25_51" style:family="text"/>
    <style:style style:name="T25_52" style:family="text"/>
    <style:style style:name="T25_53" style:family="text"/>
    <style:style style:name="T25_54" style:family="text"/>
    <style:style style:name="T25_55" style:family="text"/>
    <style:style style:name="T25_56" style:family="text"/>
    <style:style style:name="T25_57" style:family="text"/>
    <style:style style:name="T25_58" style:family="text"/>
    <style:style style:name="T25_59" style:family="text"/>
    <style:style style:name="T25_60" style:family="text"/>
    <style:style style:name="T25_61" style:family="text"/>
    <style:style style:name="T25_62" style:family="text"/>
    <style:style style:name="T25_63" style:family="text"/>
    <style:style style:name="T25_64" style:family="text"/>
    <style:style style:name="T25_65" style:family="text"/>
    <style:style style:name="T25_66" style:family="text"/>
    <style:style style:name="T25_67" style:family="text"/>
    <style:style style:name="T25_68" style:family="text"/>
    <style:style style:name="T25_69" style:family="text"/>
    <style:style style:name="T25_70" style:family="text"/>
    <style:style style:name="T25_71" style:family="text"/>
    <style:style style:name="T25_72" style:family="text"/>
    <style:style style:name="T25_73" style:family="text"/>
    <style:style style:name="T25_74" style:family="text"/>
    <style:style style:name="T25_75" style:family="text"/>
    <style:style style:name="T25_76" style:family="text"/>
    <style:style style:name="T25_77" style:family="text"/>
    <style:style style:name="T25_78" style:family="text"/>
    <style:style style:name="T25_79" style:family="text"/>
    <style:style style:name="T25_80" style:family="text"/>
    <style:style style:name="T25_81" style:family="text"/>
    <style:style style:name="T25_82" style:family="text"/>
    <style:style style:name="T25_83" style:family="text"/>
    <style:style style:name="T25_84" style:family="text"/>
    <style:style style:name="T25_85" style:family="text"/>
    <style:style style:name="T25_86" style:family="text"/>
    <style:style style:name="T25_87" style:family="text"/>
    <style:style style:name="T25_88" style:family="text"/>
    <style:style style:name="T25_89" style:family="text"/>
    <style:style style:name="T25_90" style:family="text"/>
    <style:style style:name="T25_91" style:family="text"/>
    <style:style style:name="T25_92" style:family="text"/>
    <style:style style:name="T25_93" style:family="text"/>
    <style:style style:name="T25_94" style:family="text"/>
    <style:style style:name="T25_95" style:family="text"/>
    <style:style style:name="T25_96" style:family="text"/>
    <style:style style:name="T25_97" style:family="text"/>
    <style:style style:name="T25_98" style:family="text"/>
    <style:style style:name="T25_99" style:family="text"/>
    <style:style style:name="T25_100" style:family="text"/>
    <style:style style:name="T25_101" style:family="text"/>
    <style:style style:name="T25_102" style:family="text"/>
    <style:style style:name="T25_103" style:family="text"/>
    <style:style style:name="T25_104" style:family="text"/>
    <style:style style:name="T25_105" style:family="text"/>
    <style:style style:name="T25_106" style:family="text"/>
    <style:style style:name="T25_107" style:family="text"/>
    <style:style style:name="T25_108" style:family="text"/>
    <style:style style:name="T25_109" style:family="text"/>
    <style:style style:name="T25_110" style:family="text"/>
    <style:style style:name="T25_111" style:family="text"/>
    <style:style style:name="T25_112" style:family="text"/>
    <style:style style:name="T25_113" style:family="text"/>
    <style:style style:name="T25_114" style:family="text"/>
    <style:style style:name="T25_115" style:family="text"/>
    <style:style style:name="T25_116" style:family="text"/>
    <style:style style:name="T25_117" style:family="text"/>
    <style:style style:name="T25_118" style:family="text"/>
    <style:style style:name="T25_119" style:family="text"/>
    <style:style style:name="T25_120" style:family="text"/>
    <style:style style:name="T25_121" style:family="text"/>
    <style:style style:name="T25_122" style:family="text"/>
    <style:style style:name="T25_123" style:family="text"/>
    <style:style style:name="T25_124" style:family="text"/>
    <style:style style:name="T25_125" style:family="text"/>
    <style:style style:name="T25_126" style:family="text"/>
    <style:style style:name="T25_127" style:family="text"/>
    <style:style style:name="T25_128" style:family="text"/>
    <style:style style:name="T25_129" style:family="text"/>
    <style:style style:name="T25_130" style:family="text"/>
    <style:style style:name="T25_131" style:family="text"/>
    <style:style style:name="T25_132" style:family="text"/>
    <style:style style:name="T25_133" style:family="text"/>
    <style:style style:name="T25_134" style:family="text"/>
    <style:style style:name="T25_135" style:family="text"/>
    <style:style style:name="T25_136" style:family="text"/>
    <style:style style:name="T25_137" style:family="text"/>
    <style:style style:name="T25_138" style:family="text"/>
    <style:style style:name="T25_139" style:family="text"/>
    <style:style style:name="T25_140" style:family="text"/>
    <style:style style:name="T25_141" style:family="text"/>
    <style:style style:name="T25_142" style:family="text"/>
    <style:style style:name="T25_143" style:family="text"/>
    <style:style style:name="T25_144" style:family="text"/>
    <style:style style:name="T25_145" style:family="text"/>
    <style:style style:name="T25_146" style:family="text"/>
    <style:style style:name="T25_147" style:family="text"/>
    <style:style style:name="T25_148" style:family="text"/>
    <style:style style:name="T25_149" style:family="text"/>
    <style:style style:name="T25_150" style:family="text"/>
    <style:style style:name="T25_151" style:family="text"/>
    <style:style style:name="T25_152" style:family="text"/>
    <style:style style:name="T25_153" style:family="text"/>
    <style:style style:name="T25_154" style:family="text"/>
    <style:style style:name="T25_155" style:family="text"/>
    <style:style style:name="T25_156" style:family="text"/>
    <style:style style:name="T25_157" style:family="text"/>
    <style:style style:name="T25_158" style:family="text"/>
    <style:style style:name="T25_159" style:family="text"/>
    <style:style style:name="T25_160" style:family="text"/>
    <style:style style:name="T25_161" style:family="text"/>
    <style:style style:name="T25_162" style:family="text"/>
    <style:style style:name="T25_163" style:family="text"/>
    <style:style style:name="T25_164" style:family="text"/>
    <style:style style:name="T25_165" style:family="text"/>
    <style:style style:name="T25_166" style:family="text"/>
    <style:style style:name="T25_167" style:family="text"/>
    <style:style style:name="T25_168" style:family="text"/>
    <style:style style:name="T25_169" style:family="text"/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P28" style:family="paragraph" style:parent-style-name="Standard">
      <style:paragraph-properties fo:break-before="auto" fo:line-height="115%" style:writing-mode="lr-tb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/>
    <style:style style:name="T33_31" style:family="text"/>
    <style:style style:name="T33_32" style:family="text"/>
    <style:style style:name="T33_33" style:family="text"/>
    <style:style style:name="T33_34" style:family="text"/>
    <style:style style:name="T33_35" style:family="text"/>
    <style:style style:name="T33_36" style:family="text"/>
    <style:style style:name="T33_37" style:family="text"/>
    <style:style style:name="T33_38" style:family="text"/>
    <style:style style:name="T33_39" style:family="text"/>
    <style:style style:name="T33_40" style:family="text"/>
    <style:style style:name="T33_41" style:family="text"/>
    <style:style style:name="T33_42" style:family="text"/>
    <style:style style:name="T33_43" style:family="text"/>
    <style:style style:name="T33_44" style:family="text"/>
    <style:style style:name="T33_45" style:family="text"/>
    <style:style style:name="T33_46" style:family="text"/>
    <style:style style:name="T33_47" style:family="text"/>
    <style:style style:name="T33_48" style:family="text"/>
    <style:style style:name="T33_49" style:family="text"/>
    <style:style style:name="T33_50" style:family="text"/>
    <style:style style:name="T33_51" style:family="text"/>
    <style:style style:name="T33_52" style:family="text"/>
    <style:style style:name="T33_53" style:family="text"/>
    <style:style style:name="T33_54" style:family="text"/>
    <style:style style:name="T33_55" style:family="text"/>
    <style:style style:name="T33_56" style:family="text"/>
    <style:style style:name="T33_57" style:family="text"/>
    <style:style style:name="T33_58" style:family="text"/>
    <style:style style:name="T33_59" style:family="text"/>
    <style:style style:name="T33_60" style:family="text"/>
    <style:style style:name="T33_61" style:family="text"/>
    <style:style style:name="T33_62" style:family="text"/>
    <style:style style:name="T33_63" style:family="text"/>
    <style:style style:name="T33_64" style:family="text"/>
    <style:style style:name="T33_65" style:family="text"/>
    <style:style style:name="T33_66" style:family="text"/>
    <style:style style:name="T33_67" style:family="text"/>
    <style:style style:name="T33_68" style:family="text"/>
    <style:style style:name="T33_69" style:family="text"/>
    <style:style style:name="T33_70" style:family="text"/>
    <style:style style:name="T33_71" style:family="text"/>
    <style:style style:name="T33_72" style:family="text"/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T35_33" style:family="text"/>
    <style:style style:name="T35_34" style:family="text"/>
    <style:style style:name="T35_35" style:family="text"/>
    <style:style style:name="T35_36" style:family="text"/>
    <style:style style:name="T35_37" style:family="text"/>
    <style:style style:name="T35_38" style:family="text"/>
    <style:style style:name="T35_39" style:family="text"/>
    <style:style style:name="T35_40" style:family="text"/>
    <style:style style:name="T35_41" style:family="text"/>
    <style:style style:name="T35_42" style:family="text"/>
    <style:style style:name="T35_43" style:family="text"/>
    <style:style style:name="T35_44" style:family="text"/>
    <style:style style:name="T35_45" style:family="text"/>
    <style:style style:name="T35_46" style:family="text"/>
    <style:style style:name="T35_47" style:family="text"/>
    <style:style style:name="T35_48" style:family="text"/>
    <style:style style:name="T35_49" style:family="text"/>
    <style:style style:name="T35_50" style:family="text"/>
    <style:style style:name="T35_51" style:family="text"/>
    <style:style style:name="T35_52" style:family="text"/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>
      <style:text-properties fo:font-weight="bold" style:font-weight-asian="bold" style:font-weight-complex="bold"/>
    </style:style>
    <style:style style:name="T37_2" style:family="text">
      <style:text-properties fo:font-weight="bold" style:font-weight-asian="bold" style:font-weight-complex="bold"/>
    </style:style>
    <style:style style:name="T37_3" style:family="text">
      <style:text-properties fo:font-weight="bold" style:font-weight-asian="bold" style:font-weight-complex="bold"/>
    </style:style>
    <style:style style:name="T37_4" style:family="text">
      <style:text-properties fo:font-weight="bold" style:font-weight-asian="bold" style:font-weight-complex="bold"/>
    </style:style>
    <style:style style:name="T37_5" style:family="text">
      <style:text-properties fo:font-weight="bold" style:font-weight-asian="bold" style:font-weight-complex="bold"/>
    </style:style>
    <style:style style:name="T37_6" style:family="text">
      <style:text-properties fo:font-weight="bold" style:font-weight-asian="bold" style:font-weight-complex="bold"/>
    </style:style>
    <style:style style:name="T37_7" style:family="text">
      <style:text-properties fo:font-weight="bold" style:font-weight-asian="bold" style:font-weight-complex="bold"/>
    </style:style>
    <style:style style:name="T37_8" style:family="text">
      <style:text-properties fo:font-weight="bold" style:font-weight-asian="bold" style:font-weight-complex="bold"/>
    </style:style>
    <style:style style:name="T37_9" style:family="text">
      <style:text-properties fo:font-weight="bold" style:font-weight-asian="bold" style:font-weight-complex="bold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T38_35" style:family="text"/>
    <style:style style:name="T38_36" style:family="text"/>
    <style:style style:name="T38_37" style:family="text"/>
    <style:style style:name="T38_38" style:family="text"/>
    <style:style style:name="T38_39" style:family="text"/>
    <style:style style:name="T38_40" style:family="text"/>
    <style:style style:name="T38_41" style:family="text"/>
    <style:style style:name="T38_42" style:family="text"/>
    <style:style style:name="T38_43" style:family="text"/>
    <style:style style:name="T38_44" style:family="text"/>
    <style:style style:name="T38_45" style:family="text"/>
    <style:style style:name="T38_46" style:family="text"/>
    <style:style style:name="T38_47" style:family="text"/>
    <style:style style:name="T38_48" style:family="text"/>
    <style:style style:name="T38_49" style:family="text"/>
    <style:style style:name="T38_50" style:family="text"/>
    <style:style style:name="T38_51" style:family="text"/>
    <style:style style:name="T38_52" style:family="text"/>
    <style:style style:name="T38_53" style:family="text"/>
    <style:style style:name="T38_54" style:family="text"/>
    <style:style style:name="T38_55" style:family="text"/>
    <style:style style:name="T38_56" style:family="text"/>
    <style:style style:name="T38_57" style:family="text"/>
    <style:style style:name="T38_58" style:family="text"/>
    <style:style style:name="T38_59" style:family="text"/>
    <style:style style:name="T38_60" style:family="text"/>
    <style:style style:name="T38_61" style:family="text"/>
    <style:style style:name="T38_62" style:family="text"/>
    <style:style style:name="T38_63" style:family="text"/>
    <style:style style:name="T38_64" style:family="text"/>
    <style:style style:name="T38_65" style:family="text"/>
    <style:style style:name="T38_66" style:family="text"/>
    <style:style style:name="T38_67" style:family="text"/>
    <style:style style:name="T38_68" style:family="text"/>
    <style:style style:name="T38_69" style:family="text"/>
    <style:style style:name="T38_70" style:family="text"/>
    <style:style style:name="T38_71" style:family="text"/>
    <style:style style:name="T38_72" style:family="text"/>
    <style:style style:name="T38_73" style:family="text"/>
    <style:style style:name="T38_74" style:family="text"/>
    <style:style style:name="T38_75" style:family="text"/>
    <style:style style:name="T38_76" style:family="text"/>
    <style:style style:name="T38_77" style:family="text"/>
    <style:style style:name="T38_78" style:family="text"/>
    <style:style style:name="T38_79" style:family="text"/>
    <style:style style:name="T38_80" style:family="text"/>
    <style:style style:name="T38_81" style:family="text"/>
    <style:style style:name="T38_82" style:family="text"/>
    <style:style style:name="T38_83" style:family="text"/>
    <style:style style:name="T38_84" style:family="text"/>
    <style:style style:name="T38_85" style:family="text"/>
    <style:style style:name="T38_86" style:family="text"/>
    <style:style style:name="T38_87" style:family="text"/>
    <style:style style:name="T38_88" style:family="text"/>
    <style:style style:name="T38_89" style:family="text"/>
    <style:style style:name="T38_90" style:family="text"/>
    <style:style style:name="T38_91" style:family="text"/>
    <style:style style:name="T38_92" style:family="text"/>
    <style:style style:name="T38_93" style:family="text"/>
    <style:style style:name="T38_94" style:family="text"/>
    <style:style style:name="T38_95" style:family="text"/>
    <style:style style:name="T38_96" style:family="text"/>
    <style:style style:name="T38_97" style:family="text"/>
    <style:style style:name="T38_98" style:family="text"/>
    <style:style style:name="T38_99" style:family="text"/>
    <style:style style:name="T38_100" style:family="text"/>
    <style:style style:name="T38_101" style:family="text"/>
    <style:style style:name="T38_102" style:family="text"/>
    <style:style style:name="T38_103" style:family="text"/>
    <style:style style:name="T38_104" style:family="text"/>
    <style:style style:name="T38_105" style:family="text"/>
    <style:style style:name="T38_106" style:family="text"/>
    <style:style style:name="T38_107" style:family="text"/>
    <style:style style:name="T38_108" style:family="text"/>
    <style:style style:name="T38_109" style:family="text"/>
    <style:style style:name="T38_110" style:family="text"/>
    <style:style style:name="T38_111" style:family="text"/>
    <style:style style:name="T38_112" style:family="text"/>
    <style:style style:name="T38_113" style:family="text"/>
    <style:style style:name="T38_114" style:family="text"/>
    <style:style style:name="T38_115" style:family="text"/>
    <style:style style:name="T38_116" style:family="text"/>
    <style:style style:name="T38_117" style:family="text"/>
    <style:style style:name="T38_118" style:family="text"/>
    <style:style style:name="T38_119" style:family="text"/>
    <style:style style:name="T38_120" style:family="text"/>
    <style:style style:name="T38_121" style:family="text"/>
    <style:style style:name="T38_122" style:family="text"/>
    <style:style style:name="T38_123" style:family="text"/>
    <style:style style:name="T38_124" style:family="text"/>
    <style:style style:name="T38_125" style:family="text"/>
    <style:style style:name="T38_126" style:family="text"/>
    <style:style style:name="T38_127" style:family="text"/>
    <style:style style:name="T38_128" style:family="text"/>
    <style:style style:name="T38_129" style:family="text"/>
    <style:style style:name="T38_130" style:family="text"/>
    <style:style style:name="T38_131" style:family="text"/>
    <style:style style:name="T38_132" style:family="text"/>
    <style:style style:name="T38_133" style:family="text"/>
    <style:style style:name="T38_134" style:family="text"/>
    <style:style style:name="T38_135" style:family="text"/>
    <style:style style:name="T38_136" style:family="text"/>
    <style:style style:name="T38_137" style:family="text"/>
    <style:style style:name="T38_138" style:family="text"/>
    <style:style style:name="T38_139" style:family="text"/>
    <style:style style:name="T38_140" style:family="text"/>
    <style:style style:name="T38_141" style:family="text"/>
    <style:style style:name="T38_142" style:family="text"/>
    <style:style style:name="T38_143" style:family="text"/>
    <style:style style:name="T38_144" style:family="text"/>
    <style:style style:name="T38_145" style:family="text"/>
    <style:style style:name="T38_146" style:family="text"/>
    <style:style style:name="T38_147" style:family="text"/>
    <style:style style:name="T38_148" style:family="text"/>
    <style:style style:name="T38_149" style:family="text"/>
    <style:style style:name="T38_150" style:family="text"/>
    <style:style style:name="T38_151" style:family="text"/>
    <style:style style:name="T38_152" style:family="text"/>
    <style:style style:name="T38_153" style:family="text"/>
    <style:style style:name="T38_154" style:family="text"/>
    <style:style style:name="T38_155" style:family="text"/>
    <style:style style:name="T38_156" style:family="text"/>
    <style:style style:name="T38_157" style:family="text"/>
    <style:style style:name="T38_158" style:family="text"/>
    <style:style style:name="T38_159" style:family="text"/>
    <style:style style:name="T38_160" style:family="text"/>
    <style:style style:name="T38_161" style:family="text"/>
    <style:style style:name="T38_162" style:family="text"/>
    <style:style style:name="T38_163" style:family="text"/>
    <style:style style:name="T38_164" style:family="text"/>
    <style:style style:name="T38_165" style:family="text"/>
    <style:style style:name="T38_166" style:family="text"/>
    <style:style style:name="T38_167" style:family="text"/>
    <style:style style:name="T38_168" style:family="text"/>
    <style:style style:name="T38_169" style:family="text"/>
    <style:style style:name="T38_170" style:family="text"/>
    <style:style style:name="T38_171" style:family="text"/>
    <style:style style:name="T38_172" style:family="text"/>
    <style:style style:name="T38_173" style:family="text"/>
    <style:style style:name="T38_174" style:family="text"/>
    <style:style style:name="T38_175" style:family="text"/>
    <style:style style:name="T38_176" style:family="text"/>
    <style:style style:name="T38_177" style:family="text"/>
    <style:style style:name="T38_178" style:family="text"/>
    <style:style style:name="T38_179" style:family="text"/>
    <style:style style:name="T38_180" style:family="text"/>
    <style:style style:name="T38_181" style:family="text"/>
    <style:style style:name="T38_182" style:family="text"/>
    <style:style style:name="T38_183" style:family="text"/>
    <style:style style:name="T38_184" style:family="text"/>
    <style:style style:name="T38_185" style:family="text"/>
    <style:style style:name="T38_186" style:family="text"/>
    <style:style style:name="T38_187" style:family="text"/>
    <style:style style:name="T38_188" style:family="text"/>
    <style:style style:name="T38_189" style:family="text"/>
    <style:style style:name="T38_190" style:family="text"/>
    <style:style style:name="T38_191" style:family="text"/>
    <style:style style:name="T38_192" style:family="text"/>
    <style:style style:name="T38_193" style:family="text"/>
    <style:style style:name="T38_194" style:family="text"/>
    <style:style style:name="T38_195" style:family="text"/>
    <style:style style:name="T38_196" style:family="text"/>
    <style:style style:name="T38_197" style:family="text"/>
    <style:style style:name="T38_198" style:family="text"/>
    <style:style style:name="T38_199" style:family="text"/>
    <style:style style:name="T38_200" style:family="text"/>
    <style:style style:name="T38_201" style:family="text"/>
    <style:style style:name="T38_202" style:family="text"/>
    <style:style style:name="T38_203" style:family="text"/>
    <style:style style:name="T38_204" style:family="text"/>
    <style:style style:name="T38_205" style:family="text"/>
    <style:style style:name="T38_206" style:family="text"/>
    <style:style style:name="T38_207" style:family="text"/>
    <style:style style:name="T38_208" style:family="text"/>
    <style:style style:name="T38_209" style:family="text"/>
    <style:style style:name="T38_210" style:family="text"/>
    <style:style style:name="T38_211" style:family="text"/>
    <style:style style:name="T38_212" style:family="text"/>
    <style:style style:name="T38_213" style:family="text"/>
    <style:style style:name="T38_214" style:family="text"/>
    <style:style style:name="T38_215" style:family="text"/>
    <style:style style:name="T38_216" style:family="text"/>
    <style:style style:name="T38_217" style:family="text"/>
    <style:style style:name="T38_218" style:family="text"/>
    <style:style style:name="T38_219" style:family="text"/>
    <style:style style:name="T38_220" style:family="text"/>
    <style:style style:name="T38_221" style:family="text"/>
    <style:style style:name="T38_222" style:family="text"/>
    <style:style style:name="T38_223" style:family="text"/>
    <style:style style:name="T38_224" style:family="text"/>
    <style:style style:name="T38_225" style:family="text"/>
    <style:style style:name="T38_226" style:family="text"/>
    <style:style style:name="T38_227" style:family="text"/>
    <style:style style:name="T38_228" style:family="text"/>
    <style:style style:name="T38_229" style:family="text"/>
    <style:style style:name="T38_230" style:family="text"/>
    <style:style style:name="T38_231" style:family="text"/>
    <style:style style:name="T38_232" style:family="text"/>
    <style:style style:name="T38_233" style:family="text"/>
    <style:style style:name="T38_234" style:family="text"/>
    <style:style style:name="T38_235" style:family="text"/>
    <style:style style:name="T38_236" style:family="text"/>
    <style:style style:name="T38_237" style:family="text"/>
    <style:style style:name="T38_238" style:family="text"/>
    <style:style style:name="T38_239" style:family="text"/>
    <style:style style:name="T38_240" style:family="text"/>
    <style:style style:name="T38_241" style:family="text"/>
    <style:style style:name="T38_242" style:family="text"/>
    <style:style style:name="T38_243" style:family="text"/>
    <style:style style:name="T38_244" style:family="text"/>
    <style:style style:name="T38_245" style:family="text"/>
    <style:style style:name="T38_246" style:family="text"/>
    <style:style style:name="T38_247" style:family="text"/>
    <style:style style:name="T38_248" style:family="text"/>
    <style:style style:name="T38_249" style:family="text"/>
    <style:style style:name="T38_250" style:family="text"/>
    <style:style style:name="T38_251" style:family="text"/>
    <style:style style:name="T38_252" style:family="text"/>
    <style:style style:name="T38_253" style:family="text"/>
    <style:style style:name="T38_254" style:family="text"/>
    <style:style style:name="T38_255" style:family="text"/>
    <style:style style:name="T38_256" style:family="text"/>
    <style:style style:name="T38_257" style:family="text"/>
    <style:style style:name="T38_258" style:family="text"/>
    <style:style style:name="T38_259" style:family="text"/>
    <style:style style:name="T38_260" style:family="text"/>
    <style:style style:name="T38_261" style:family="text"/>
    <style:style style:name="T38_262" style:family="text"/>
    <style:style style:name="T38_263" style:family="text"/>
    <style:style style:name="T38_264" style:family="text"/>
    <style:style style:name="T38_265" style:family="text"/>
    <style:style style:name="T38_266" style:family="text"/>
    <style:style style:name="T38_267" style:family="text"/>
    <style:style style:name="T38_268" style:family="text"/>
    <style:style style:name="T38_269" style:family="text"/>
    <style:style style:name="T38_270" style:family="text"/>
    <style:style style:name="T38_271" style:family="text"/>
    <style:style style:name="T38_272" style:family="text"/>
    <style:style style:name="T38_273" style:family="text"/>
    <style:style style:name="T38_274" style:family="text"/>
    <style:style style:name="T38_275" style:family="text"/>
    <style:style style:name="T38_276" style:family="text"/>
    <style:style style:name="T38_277" style:family="text"/>
    <style:style style:name="T38_278" style:family="text"/>
    <style:style style:name="T38_279" style:family="text"/>
    <style:style style:name="T38_280" style:family="text"/>
    <style:style style:name="T38_281" style:family="text"/>
    <style:style style:name="T38_282" style:family="text"/>
    <style:style style:name="T38_283" style:family="text"/>
    <style:style style:name="T38_284" style:family="text"/>
    <style:style style:name="T38_285" style:family="text"/>
    <style:style style:name="T38_286" style:family="text"/>
    <style:style style:name="T38_287" style:family="text"/>
    <style:style style:name="T38_288" style:family="text"/>
    <style:style style:name="T38_289" style:family="text"/>
    <style:style style:name="T38_290" style:family="text"/>
    <style:style style:name="T38_291" style:family="text"/>
    <style:style style:name="T38_292" style:family="text"/>
    <style:style style:name="T38_293" style:family="text"/>
    <style:style style:name="T38_294" style:family="text"/>
    <style:style style:name="T38_295" style:family="text"/>
    <style:style style:name="T38_296" style:family="text"/>
    <style:style style:name="T38_297" style:family="text"/>
    <style:style style:name="T38_298" style:family="text"/>
    <style:style style:name="T38_299" style:family="text"/>
    <style:style style:name="T38_300" style:family="text"/>
    <style:style style:name="T38_301" style:family="text"/>
    <style:style style:name="T38_302" style:family="text"/>
    <style:style style:name="T38_303" style:family="text"/>
    <style:style style:name="T38_304" style:family="text"/>
    <style:style style:name="T38_305" style:family="text"/>
    <style:style style:name="T38_306" style:family="text"/>
    <style:style style:name="T38_307" style:family="text"/>
    <style:style style:name="T38_308" style:family="text"/>
    <style:style style:name="T38_309" style:family="text"/>
    <style:style style:name="T38_310" style:family="text"/>
    <style:style style:name="T38_311" style:family="text"/>
    <style:style style:name="T38_312" style:family="text"/>
    <style:style style:name="T38_313" style:family="text"/>
    <style:style style:name="T38_314" style:family="text"/>
    <style:style style:name="T38_315" style:family="text"/>
    <style:style style:name="T38_316" style:family="text"/>
    <style:style style:name="T38_317" style:family="text"/>
    <style:style style:name="T38_318" style:family="text"/>
    <style:style style:name="T38_319" style:family="text"/>
    <style:style style:name="T38_320" style:family="text"/>
    <style:style style:name="T38_321" style:family="text"/>
    <style:style style:name="T38_322" style:family="text"/>
    <style:style style:name="T38_323" style:family="text"/>
    <style:style style:name="T38_324" style:family="text"/>
    <style:style style:name="T38_325" style:family="text"/>
    <style:style style:name="T38_326" style:family="text"/>
    <style:style style:name="T38_327" style:family="text"/>
    <style:style style:name="T38_328" style:family="text"/>
    <style:style style:name="T38_329" style:family="text"/>
    <style:style style:name="T38_330" style:family="text"/>
    <style:style style:name="T38_331" style:family="text"/>
    <style:style style:name="T38_332" style:family="text"/>
    <style:style style:name="T38_333" style:family="text"/>
    <style:style style:name="T38_334" style:family="text"/>
    <style:style style:name="P39" style:family="paragraph" style:parent-style-name="Standard">
      <style:paragraph-properties fo:break-before="auto" fo:line-height="115%" style:writing-mode="lr-tb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>
      <style:text-properties fo:font-weight="bold" style:font-weight-asian="bold" style:font-weight-complex="bold"/>
    </style:style>
    <style:style style:name="T40_2" style:family="text">
      <style:text-properties fo:font-weight="bold" style:font-weight-asian="bold" style:font-weight-complex="bold"/>
    </style:style>
    <style:style style:name="T40_3" style:family="text">
      <style:text-properties fo:font-weight="bold" style:font-weight-asian="bold" style:font-weight-complex="bold"/>
    </style:style>
    <style:style style:name="T40_4" style:family="text">
      <style:text-properties fo:font-weight="bold" style:font-weight-asian="bold" style:font-weight-complex="bold"/>
    </style:style>
    <style:style style:name="T40_5" style:family="text">
      <style:text-properties fo:font-weight="bold" style:font-weight-asian="bold" style:font-weight-complex="bold"/>
    </style:style>
    <style:style style:name="T40_6" style:family="text">
      <style:text-properties fo:font-weight="bold" style:font-weight-asian="bold" style:font-weight-complex="bold"/>
    </style:style>
    <style:style style:name="T40_7" style:family="text">
      <style:text-properties fo:font-weight="bold" style:font-weight-asian="bold" style:font-weight-complex="bold"/>
    </style:style>
    <style:style style:name="T40_8" style:family="text">
      <style:text-properties fo:font-weight="bold" style:font-weight-asian="bold" style:font-weight-complex="bold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T41_33" style:family="text"/>
    <style:style style:name="T41_34" style:family="text"/>
    <style:style style:name="T41_35" style:family="text"/>
    <style:style style:name="T41_36" style:family="text"/>
    <style:style style:name="T41_37" style:family="text"/>
    <style:style style:name="T41_38" style:family="text"/>
    <style:style style:name="T41_39" style:family="text"/>
    <style:style style:name="T41_40" style:family="text"/>
    <style:style style:name="T41_41" style:family="text"/>
    <style:style style:name="T41_42" style:family="text"/>
    <style:style style:name="T41_43" style:family="text"/>
    <style:style style:name="T41_44" style:family="text"/>
    <style:style style:name="T41_45" style:family="text"/>
    <style:style style:name="T41_46" style:family="text"/>
    <style:style style:name="T41_47" style:family="text"/>
    <style:style style:name="T41_48" style:family="text"/>
    <style:style style:name="T41_49" style:family="text"/>
    <style:style style:name="T41_50" style:family="text"/>
    <style:style style:name="T41_51" style:family="text"/>
    <style:style style:name="T41_52" style:family="text"/>
    <style:style style:name="T41_53" style:family="text"/>
    <style:style style:name="T41_54" style:family="text"/>
    <style:style style:name="T41_55" style:family="text"/>
    <style:style style:name="T41_56" style:family="text"/>
    <style:style style:name="T41_57" style:family="text"/>
    <style:style style:name="T41_58" style:family="text"/>
    <style:style style:name="T41_59" style:family="text"/>
    <style:style style:name="T41_60" style:family="text"/>
    <style:style style:name="T41_61" style:family="text"/>
    <style:style style:name="T41_62" style:family="text"/>
    <style:style style:name="T41_63" style:family="text"/>
    <style:style style:name="T41_64" style:family="text"/>
    <style:style style:name="T41_65" style:family="text"/>
    <style:style style:name="T41_66" style:family="text"/>
    <style:style style:name="T41_67" style:family="text"/>
    <style:style style:name="T41_68" style:family="text"/>
    <style:style style:name="T41_69" style:family="text"/>
    <style:style style:name="T41_70" style:family="text"/>
    <style:style style:name="T41_71" style:family="text"/>
    <style:style style:name="T41_72" style:family="text"/>
    <style:style style:name="T41_73" style:family="text"/>
    <style:style style:name="T41_74" style:family="text"/>
    <style:style style:name="T41_75" style:family="text"/>
    <style:style style:name="T41_76" style:family="text"/>
    <style:style style:name="T41_77" style:family="text"/>
    <style:style style:name="T41_78" style:family="text"/>
    <style:style style:name="T41_79" style:family="text"/>
    <style:style style:name="T41_80" style:family="text"/>
    <style:style style:name="T41_81" style:family="text"/>
    <style:style style:name="T41_82" style:family="text"/>
    <style:style style:name="T41_83" style:family="text"/>
    <style:style style:name="T41_84" style:family="text"/>
    <style:style style:name="T41_85" style:family="text"/>
    <style:style style:name="T41_86" style:family="text"/>
    <style:style style:name="T41_87" style:family="text"/>
    <style:style style:name="T41_88" style:family="text"/>
    <style:style style:name="T41_89" style:family="text"/>
    <style:style style:name="T41_90" style:family="text"/>
    <style:style style:name="T41_91" style:family="text"/>
    <style:style style:name="T41_92" style:family="text"/>
    <style:style style:name="T41_93" style:family="text"/>
    <style:style style:name="T41_94" style:family="text"/>
    <style:style style:name="T41_95" style:family="text"/>
    <style:style style:name="T41_96" style:family="text"/>
    <style:style style:name="T41_97" style:family="text"/>
    <style:style style:name="T41_98" style:family="text"/>
    <style:style style:name="T41_99" style:family="text"/>
    <style:style style:name="T41_100" style:family="text"/>
    <style:style style:name="T41_101" style:family="text"/>
    <style:style style:name="T41_102" style:family="text"/>
    <style:style style:name="T41_103" style:family="text"/>
    <style:style style:name="T41_104" style:family="text"/>
    <style:style style:name="T41_105" style:family="text"/>
    <style:style style:name="T41_106" style:family="text"/>
    <style:style style:name="T41_107" style:family="text"/>
    <style:style style:name="T41_108" style:family="text"/>
    <style:style style:name="T41_109" style:family="text"/>
    <style:style style:name="T41_110" style:family="text"/>
    <style:style style:name="T41_111" style:family="text"/>
    <style:style style:name="T41_112" style:family="text"/>
    <style:style style:name="T41_113" style:family="text"/>
    <style:style style:name="T41_114" style:family="text"/>
    <style:style style:name="T41_115" style:family="text"/>
    <style:style style:name="T41_116" style:family="text"/>
    <style:style style:name="T41_117" style:family="text"/>
    <style:style style:name="T41_118" style:family="text"/>
    <style:style style:name="T41_119" style:family="text"/>
    <style:style style:name="T41_120" style:family="text"/>
    <style:style style:name="T41_121" style:family="text"/>
    <style:style style:name="T41_122" style:family="text"/>
    <style:style style:name="T41_123" style:family="text"/>
    <style:style style:name="T41_124" style:family="text"/>
    <style:style style:name="T41_125" style:family="text"/>
    <style:style style:name="T41_126" style:family="text"/>
    <style:style style:name="T41_127" style:family="text"/>
    <style:style style:name="T41_128" style:family="text"/>
    <style:style style:name="T41_129" style:family="text"/>
    <style:style style:name="T41_130" style:family="text"/>
    <style:style style:name="T41_131" style:family="text"/>
    <style:style style:name="T41_132" style:family="text"/>
    <style:style style:name="T41_133" style:family="text"/>
    <style:style style:name="T41_134" style:family="text"/>
    <style:style style:name="T41_135" style:family="text"/>
    <style:style style:name="T41_136" style:family="text"/>
    <style:style style:name="T41_137" style:family="text"/>
    <style:style style:name="T41_138" style:family="text"/>
    <style:style style:name="T41_139" style:family="text"/>
    <style:style style:name="T41_140" style:family="text"/>
    <style:style style:name="T41_141" style:family="text"/>
    <style:style style:name="T41_142" style:family="text"/>
    <style:style style:name="T41_143" style:family="text"/>
    <style:style style:name="T41_144" style:family="text"/>
    <style:style style:name="T41_145" style:family="text"/>
    <style:style style:name="T41_146" style:family="text"/>
    <style:style style:name="T41_147" style:family="text"/>
    <style:style style:name="T41_148" style:family="text"/>
    <style:style style:name="T41_149" style:family="text"/>
    <style:style style:name="T41_150" style:family="text"/>
    <style:style style:name="T41_151" style:family="text"/>
    <style:style style:name="T41_152" style:family="text"/>
    <style:style style:name="T41_153" style:family="text"/>
    <style:style style:name="T41_154" style:family="text"/>
    <style:style style:name="T41_155" style:family="text"/>
    <style:style style:name="T41_156" style:family="text"/>
    <style:style style:name="T41_157" style:family="text"/>
    <style:style style:name="T41_158" style:family="text"/>
    <style:style style:name="T41_159" style:family="text"/>
    <style:style style:name="T41_160" style:family="text"/>
    <style:style style:name="T41_161" style:family="text"/>
    <style:style style:name="T41_162" style:family="text"/>
    <style:style style:name="T41_163" style:family="text"/>
    <style:style style:name="T41_164" style:family="text"/>
    <style:style style:name="T41_165" style:family="text"/>
    <style:style style:name="T41_166" style:family="text"/>
    <style:style style:name="T41_167" style:family="text"/>
    <style:style style:name="T41_168" style:family="text"/>
    <style:style style:name="T41_169" style:family="text"/>
    <style:style style:name="T41_170" style:family="text"/>
    <style:style style:name="T41_171" style:family="text"/>
    <style:style style:name="T41_172" style:family="text"/>
    <style:style style:name="T41_173" style:family="text"/>
    <style:style style:name="T41_174" style:family="text"/>
    <style:style style:name="T41_175" style:family="text"/>
    <style:style style:name="T41_176" style:family="text"/>
    <style:style style:name="T41_177" style:family="text"/>
    <style:style style:name="T41_178" style:family="text"/>
    <style:style style:name="T41_179" style:family="text"/>
    <style:style style:name="T41_180" style:family="text"/>
    <style:style style:name="T41_181" style:family="text"/>
    <style:style style:name="T41_182" style:family="text"/>
    <style:style style:name="T41_183" style:family="text"/>
    <style:style style:name="T41_184" style:family="text"/>
    <style:style style:name="T41_185" style:family="text"/>
    <style:style style:name="T41_186" style:family="text"/>
    <style:style style:name="T41_187" style:family="text"/>
    <style:style style:name="T41_188" style:family="text"/>
    <style:style style:name="T41_189" style:family="text"/>
    <style:style style:name="T41_190" style:family="text"/>
    <style:style style:name="T41_191" style:family="text"/>
    <style:style style:name="T41_192" style:family="text"/>
    <style:style style:name="T41_193" style:family="text"/>
    <style:style style:name="T41_194" style:family="text"/>
    <style:style style:name="T41_195" style:family="text"/>
    <style:style style:name="T41_196" style:family="text"/>
    <style:style style:name="T41_197" style:family="text"/>
    <style:style style:name="T41_198" style:family="text"/>
    <style:style style:name="T41_199" style:family="text"/>
    <style:style style:name="T41_200" style:family="text"/>
    <style:style style:name="T41_201" style:family="text"/>
    <style:style style:name="T41_202" style:family="text"/>
    <style:style style:name="T41_203" style:family="text"/>
    <style:style style:name="T41_204" style:family="text"/>
    <style:style style:name="T41_205" style:family="text"/>
    <style:style style:name="T41_206" style:family="text"/>
    <style:style style:name="T41_207" style:family="text"/>
    <style:style style:name="T41_208" style:family="text"/>
    <style:style style:name="T41_209" style:family="text"/>
    <style:style style:name="T41_210" style:family="text"/>
    <style:style style:name="T41_211" style:family="text"/>
    <style:style style:name="T41_212" style:family="text"/>
    <style:style style:name="P42" style:family="paragraph" style:parent-style-name="Standard">
      <style:paragraph-properties fo:break-before="auto" fo:line-height="115%" style:writing-mode="lr-tb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T43_35" style:family="text"/>
    <style:style style:name="T43_36" style:family="text"/>
    <style:style style:name="T43_37" style:family="text"/>
    <style:style style:name="T43_38" style:family="text"/>
    <style:style style:name="T43_39" style:family="text"/>
    <style:style style:name="T43_40" style:family="text"/>
    <style:style style:name="T43_41" style:family="text"/>
    <style:style style:name="T43_42" style:family="text"/>
    <style:style style:name="T43_43" style:family="text"/>
    <style:style style:name="T43_44" style:family="text"/>
    <style:style style:name="T43_45" style:family="text"/>
    <style:style style:name="T43_46" style:family="text"/>
    <style:style style:name="T43_47" style:family="text"/>
    <style:style style:name="T43_48" style:family="text"/>
    <style:style style:name="T43_49" style:family="text"/>
    <style:style style:name="T43_50" style:family="text"/>
    <style:style style:name="T43_51" style:family="text"/>
    <style:style style:name="T43_52" style:family="text"/>
    <style:style style:name="T43_53" style:family="text"/>
    <style:style style:name="T43_54" style:family="text"/>
    <style:style style:name="T43_55" style:family="text"/>
    <style:style style:name="T43_56" style:family="text"/>
    <style:style style:name="P44" style:family="paragraph" style:parent-style-name="Standard">
      <style:paragraph-properties fo:break-before="auto" fo:line-height="115%" style:writing-mode="lr-tb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>
      <style:text-properties fo:font-weight="bold" style:font-weight-asian="bold" style:font-weight-complex="bold"/>
    </style:style>
    <style:style style:name="T45_2" style:family="text">
      <style:text-properties fo:font-weight="bold" style:font-weight-asian="bold" style:font-weight-complex="bold"/>
    </style:style>
    <style:style style:name="T45_3" style:family="text">
      <style:text-properties fo:font-weight="bold" style:font-weight-asian="bold" style:font-weight-complex="bold"/>
    </style:style>
    <style:style style:name="T45_4" style:family="text">
      <style:text-properties fo:font-weight="bold" style:font-weight-asian="bold" style:font-weight-complex="bold"/>
    </style:style>
    <style:style style:name="T45_5" style:family="text">
      <style:text-properties fo:font-weight="bold" style:font-weight-asian="bold" style:font-weight-complex="bold"/>
    </style:style>
    <style:style style:name="P46" style:family="paragraph" style:parent-style-name="Standard">
      <style:paragraph-properties fo:break-before="auto" fo:line-height="115%" style:writing-mode="lr-tb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T48_25" style:family="text"/>
    <style:style style:name="T48_26" style:family="text"/>
    <style:style style:name="T48_27" style:family="text"/>
    <style:style style:name="T48_28" style:family="text"/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P50" style:family="paragraph" style:parent-style-name="Standard">
      <style:paragraph-properties fo:break-before="auto" fo:line-height="115%" style:writing-mode="lr-tb"/>
    </style:style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/>
    <style:style style:name="T51_26" style:family="text"/>
    <style:style style:name="T51_27" style:family="text"/>
    <style:style style:name="T51_28" style:family="text"/>
    <style:style style:name="T51_29" style:family="text"/>
    <style:style style:name="T51_30" style:family="text"/>
    <style:style style:name="T51_31" style:family="text"/>
    <style:style style:name="T51_32" style:family="text"/>
    <style:style style:name="T51_33" style:family="text"/>
    <style:style style:name="T51_34" style:family="text"/>
    <style:style style:name="T51_35" style:family="text"/>
    <style:style style:name="T51_36" style:family="text"/>
    <style:style style:name="T51_37" style:family="text"/>
    <style:style style:name="T51_38" style:family="text"/>
    <style:style style:name="T51_39" style:family="text"/>
    <style:style style:name="T51_40" style:family="text"/>
    <style:style style:name="T51_41" style:family="text"/>
    <style:style style:name="T51_42" style:family="text"/>
    <style:style style:name="T51_43" style:family="text"/>
    <style:style style:name="T51_44" style:family="text"/>
    <style:style style:name="T51_45" style:family="text"/>
    <style:style style:name="T51_46" style:family="text"/>
    <style:style style:name="T51_47" style:family="text"/>
    <style:style style:name="T51_48" style:family="text"/>
    <style:style style:name="T51_49" style:family="text"/>
    <style:style style:name="T51_50" style:family="text"/>
    <style:style style:name="T51_51" style:family="text"/>
    <style:style style:name="T51_52" style:family="text"/>
    <style:style style:name="T51_53" style:family="text"/>
    <style:style style:name="T51_54" style:family="text"/>
    <style:style style:name="T51_55" style:family="text"/>
    <style:style style:name="T51_56" style:family="text"/>
    <style:style style:name="T51_57" style:family="text"/>
    <style:style style:name="T51_58" style:family="text"/>
    <style:style style:name="T51_59" style:family="text"/>
    <style:style style:name="T51_60" style:family="text"/>
    <style:style style:name="T51_61" style:family="text"/>
    <style:style style:name="T51_62" style:family="text"/>
    <style:style style:name="T51_63" style:family="text"/>
    <style:style style:name="T51_64" style:family="text"/>
    <style:style style:name="T51_65" style:family="text"/>
    <style:style style:name="T51_66" style:family="text"/>
    <style:style style:name="T51_67" style:family="text"/>
    <style:style style:name="T51_68" style:family="text"/>
    <style:style style:name="T51_69" style:family="text"/>
    <style:style style:name="T51_70" style:family="text"/>
    <style:style style:name="T51_71" style:family="text"/>
    <style:style style:name="T51_72" style:family="text"/>
    <style:style style:name="P52" style:family="paragraph" style:parent-style-name="Standard">
      <style:paragraph-properties fo:break-before="auto" fo:line-height="115%" style:writing-mode="lr-tb"/>
    </style:style>
    <style:style style:name="P53" style:family="paragraph" style:parent-style-name="Standard">
      <style:paragraph-properties fo:break-before="auto" fo:line-height="115%" style:writing-mode="lr-tb"/>
    </style:style>
    <style:style style:name="T53_1" style:family="text">
      <style:text-properties fo:font-weight="bold" style:font-weight-asian="bold" style:font-weight-complex="bold"/>
    </style:style>
    <style:style style:name="T53_2" style:family="text">
      <style:text-properties fo:font-weight="bold" style:font-weight-asian="bold" style:font-weight-complex="bold"/>
    </style:style>
    <style:style style:name="T53_3" style:family="text">
      <style:text-properties fo:font-weight="bold" style:font-weight-asian="bold" style:font-weight-complex="bold"/>
    </style:style>
    <style:style style:name="T53_4" style:family="text">
      <style:text-properties fo:font-weight="bold" style:font-weight-asian="bold" style:font-weight-complex="bold"/>
    </style:style>
    <style:style style:name="T53_5" style:family="text">
      <style:text-properties fo:font-weight="bold" style:font-weight-asian="bold" style:font-weight-complex="bold"/>
    </style:style>
    <style:style style:name="T53_6" style:family="text">
      <style:text-properties fo:font-weight="bold" style:font-weight-asian="bold" style:font-weight-complex="bold"/>
    </style:style>
    <style:style style:name="T53_7" style:family="text">
      <style:text-properties fo:font-weight="bold" style:font-weight-asian="bold" style:font-weight-complex="bold"/>
    </style:style>
    <style:style style:name="T53_8" style:family="text">
      <style:text-properties fo:font-weight="bold" style:font-weight-asian="bold" style:font-weight-complex="bold"/>
    </style:style>
    <style:style style:name="T53_9" style:family="text">
      <style:text-properties fo:font-weight="bold" style:font-weight-asian="bold" style:font-weight-complex="bold"/>
    </style:style>
    <style:style style:name="P54" style:family="paragraph" style:parent-style-name="Standard">
      <style:paragraph-properties fo:break-before="auto" fo:line-height="115%" style:writing-mode="lr-tb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P56" style:family="paragraph" style:parent-style-name="Standard">
      <style:paragraph-properties fo:break-before="auto" fo:line-height="115%" style:writing-mode="lr-tb"/>
    </style:style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T57_22" style:family="text"/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T59_23" style:family="text"/>
    <style:style style:name="T59_24" style:family="text"/>
    <style:style style:name="T59_25" style:family="text"/>
    <style:style style:name="T59_26" style:family="text"/>
    <style:style style:name="T59_27" style:family="text"/>
    <style:style style:name="T59_28" style:family="text"/>
    <style:style style:name="T59_29" style:family="text"/>
    <style:style style:name="T59_30" style:family="text"/>
    <style:style style:name="T59_31" style:family="text"/>
    <style:style style:name="T59_32" style:family="text"/>
    <style:style style:name="T59_33" style:family="text"/>
    <style:style style:name="T59_34" style:family="text"/>
    <style:style style:name="T59_35" style:family="text"/>
    <style:style style:name="T59_36" style:family="text"/>
    <style:style style:name="T59_37" style:family="text"/>
    <style:style style:name="T59_38" style:family="text"/>
    <style:style style:name="T59_39" style:family="text"/>
    <style:style style:name="T59_40" style:family="text"/>
    <style:style style:name="T59_41" style:family="text"/>
    <style:style style:name="T59_42" style:family="text"/>
    <style:style style:name="T59_43" style:family="text"/>
    <style:style style:name="T59_44" style:family="text"/>
    <style:style style:name="T59_45" style:family="text"/>
    <style:style style:name="T59_46" style:family="text"/>
    <style:style style:name="T59_47" style:family="text"/>
    <style:style style:name="T59_48" style:family="text"/>
    <style:style style:name="T59_49" style:family="text"/>
    <style:style style:name="T59_50" style:family="text"/>
    <style:style style:name="T59_51" style:family="text"/>
    <style:style style:name="T59_52" style:family="text"/>
    <style:style style:name="T59_53" style:family="text"/>
    <style:style style:name="T59_54" style:family="text"/>
    <style:style style:name="T59_55" style:family="text"/>
    <style:style style:name="T59_56" style:family="text"/>
    <style:style style:name="T59_57" style:family="text"/>
    <style:style style:name="T59_58" style:family="text"/>
    <style:style style:name="T59_59" style:family="text"/>
    <style:style style:name="T59_60" style:family="text"/>
    <style:style style:name="T59_61" style:family="text"/>
    <style:style style:name="T59_62" style:family="text"/>
    <style:style style:name="T59_63" style:family="text"/>
    <style:style style:name="T59_64" style:family="text"/>
    <style:style style:name="T59_65" style:family="text"/>
    <style:style style:name="T59_66" style:family="text"/>
    <style:style style:name="T59_67" style:family="text"/>
    <style:style style:name="T59_68" style:family="text"/>
    <style:style style:name="T59_69" style:family="text"/>
    <style:style style:name="T59_70" style:family="text"/>
    <style:style style:name="P60" style:family="paragraph" style:parent-style-name="Standard">
      <style:paragraph-properties fo:break-before="auto" fo:line-height="115%" style:writing-mode="lr-tb"/>
    </style:style>
    <style:style style:name="P61" style:family="paragraph" style:parent-style-name="Standard">
      <style:paragraph-properties fo:break-before="auto" fo:line-height="115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P62" style:family="paragraph" style:parent-style-name="Standard">
      <style:paragraph-properties fo:break-before="auto" fo:line-height="115%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T62_22" style:family="text"/>
    <style:style style:name="T62_23" style:family="text"/>
    <style:style style:name="T62_24" style:family="text"/>
    <style:style style:name="T62_25" style:family="text"/>
    <style:style style:name="T62_26" style:family="text"/>
    <style:style style:name="T62_27" style:family="text"/>
    <style:style style:name="T62_28" style:family="text"/>
    <style:style style:name="T62_29" style:family="text"/>
    <style:style style:name="T62_30" style:family="text"/>
    <style:style style:name="T62_31" style:family="text"/>
    <style:style style:name="T62_32" style:family="text"/>
    <style:style style:name="T62_33" style:family="text"/>
    <style:style style:name="T62_34" style:family="text"/>
    <style:style style:name="T62_35" style:family="text"/>
    <style:style style:name="T62_36" style:family="text"/>
    <style:style style:name="T62_37" style:family="text"/>
    <style:style style:name="T62_38" style:family="text"/>
    <style:style style:name="T62_39" style:family="text"/>
    <style:style style:name="T62_40" style:family="text"/>
    <style:style style:name="T62_41" style:family="text"/>
    <style:style style:name="T62_42" style:family="text"/>
    <style:style style:name="T62_43" style:family="text"/>
    <style:style style:name="T62_44" style:family="text"/>
    <style:style style:name="T62_45" style:family="text"/>
    <style:style style:name="T62_46" style:family="text"/>
    <style:style style:name="T62_47" style:family="text"/>
    <style:style style:name="T62_48" style:family="text"/>
    <style:style style:name="T62_49" style:family="text"/>
    <style:style style:name="T62_50" style:family="text"/>
    <style:style style:name="T62_51" style:family="text"/>
    <style:style style:name="T62_52" style:family="text"/>
    <style:style style:name="T62_53" style:family="text"/>
    <style:style style:name="T62_54" style:family="text"/>
    <style:style style:name="T62_55" style:family="text"/>
    <style:style style:name="T62_56" style:family="text"/>
    <style:style style:name="T62_57" style:family="text"/>
    <style:style style:name="T62_58" style:family="text"/>
    <style:style style:name="T62_59" style:family="text"/>
    <style:style style:name="T62_60" style:family="text"/>
    <style:style style:name="T62_61" style:family="text"/>
    <style:style style:name="T62_62" style:family="text"/>
    <style:style style:name="T62_63" style:family="text"/>
    <style:style style:name="T62_64" style:family="text"/>
    <style:style style:name="T62_65" style:family="text"/>
    <style:style style:name="T62_66" style:family="text"/>
    <style:style style:name="T62_67" style:family="text"/>
    <style:style style:name="T62_68" style:family="text"/>
    <style:style style:name="T62_69" style:family="text"/>
    <style:style style:name="T62_70" style:family="text"/>
    <style:style style:name="T62_71" style:family="text"/>
    <style:style style:name="T62_72" style:family="text"/>
    <style:style style:name="T62_73" style:family="text"/>
    <style:style style:name="T62_74" style:family="text"/>
    <style:style style:name="T62_75" style:family="text"/>
    <style:style style:name="T62_76" style:family="text"/>
    <style:style style:name="T62_77" style:family="text"/>
    <style:style style:name="T62_78" style:family="text"/>
    <style:style style:name="T62_79" style:family="text"/>
    <style:style style:name="T62_80" style:family="text"/>
    <style:style style:name="T62_81" style:family="text"/>
    <style:style style:name="T62_82" style:family="text"/>
    <style:style style:name="T62_83" style:family="text"/>
    <style:style style:name="T62_84" style:family="text"/>
    <style:style style:name="T62_85" style:family="text"/>
    <style:style style:name="T62_86" style:family="text"/>
    <style:style style:name="T62_87" style:family="text"/>
    <style:style style:name="T62_88" style:family="text"/>
    <style:style style:name="T62_89" style:family="text"/>
    <style:style style:name="T62_90" style:family="text"/>
    <style:style style:name="T62_91" style:family="text"/>
    <style:style style:name="T62_92" style:family="text"/>
    <style:style style:name="T62_93" style:family="text"/>
    <style:style style:name="T62_94" style:family="text"/>
    <style:style style:name="T62_95" style:family="text"/>
    <style:style style:name="T62_96" style:family="text"/>
    <style:style style:name="T62_97" style:family="text"/>
    <style:style style:name="T62_98" style:family="text"/>
    <style:style style:name="T62_99" style:family="text"/>
    <style:style style:name="T62_100" style:family="text"/>
    <style:style style:name="T62_101" style:family="text"/>
    <style:style style:name="T62_102" style:family="text"/>
    <style:style style:name="P63" style:family="paragraph" style:parent-style-name="Standard">
      <style:paragraph-properties fo:break-before="auto" fo:line-height="115%" style:writing-mode="lr-tb"/>
    </style:style>
    <style:style style:name="P64" style:family="paragraph" style:parent-style-name="Standard">
      <style:paragraph-properties fo:break-before="auto" fo:line-height="115%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P65" style:family="paragraph" style:parent-style-name="Standard">
      <style:paragraph-properties fo:break-before="auto" fo:line-height="115%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T65_21" style:family="text"/>
    <style:style style:name="T65_22" style:family="text"/>
    <style:style style:name="T65_23" style:family="text"/>
    <style:style style:name="T65_24" style:family="text"/>
    <style:style style:name="T65_25" style:family="text"/>
    <style:style style:name="T65_26" style:family="text"/>
    <style:style style:name="T65_27" style:family="text"/>
    <style:style style:name="T65_28" style:family="text"/>
    <style:style style:name="T65_29" style:family="text"/>
    <style:style style:name="T65_30" style:family="text"/>
    <style:style style:name="T65_31" style:family="text"/>
    <style:style style:name="T65_32" style:family="text"/>
    <style:style style:name="T65_33" style:family="text"/>
    <style:style style:name="T65_34" style:family="text"/>
    <style:style style:name="T65_35" style:family="text"/>
    <style:style style:name="T65_36" style:family="text"/>
    <style:style style:name="T65_37" style:family="text"/>
    <style:style style:name="T65_38" style:family="text"/>
    <style:style style:name="T65_39" style:family="text"/>
    <style:style style:name="T65_40" style:family="text"/>
    <style:style style:name="T65_41" style:family="text"/>
    <style:style style:name="T65_42" style:family="text"/>
    <style:style style:name="T65_43" style:family="text"/>
    <style:style style:name="T65_44" style:family="text"/>
    <style:style style:name="T65_45" style:family="text"/>
    <style:style style:name="T65_46" style:family="text"/>
    <style:style style:name="T65_47" style:family="text"/>
    <style:style style:name="T65_48" style:family="text"/>
    <style:style style:name="T65_49" style:family="text"/>
    <style:style style:name="T65_50" style:family="text"/>
    <style:style style:name="T65_51" style:family="text"/>
    <style:style style:name="T65_52" style:family="text"/>
    <style:style style:name="T65_53" style:family="text"/>
    <style:style style:name="T65_54" style:family="text"/>
    <style:style style:name="T65_55" style:family="text"/>
    <style:style style:name="T65_56" style:family="text"/>
    <style:style style:name="T65_57" style:family="text"/>
    <style:style style:name="T65_58" style:family="text"/>
    <style:style style:name="T65_59" style:family="text"/>
    <style:style style:name="T65_60" style:family="text"/>
    <style:style style:name="T65_61" style:family="text"/>
    <style:style style:name="T65_62" style:family="text"/>
    <style:style style:name="T65_63" style:family="text"/>
    <style:style style:name="T65_64" style:family="text"/>
    <style:style style:name="T65_65" style:family="text"/>
    <style:style style:name="T65_66" style:family="text"/>
    <style:style style:name="T65_67" style:family="text"/>
    <style:style style:name="T65_68" style:family="text"/>
    <style:style style:name="T65_69" style:family="text"/>
    <style:style style:name="T65_70" style:family="text"/>
    <style:style style:name="T65_71" style:family="text"/>
    <style:style style:name="T65_72" style:family="text"/>
    <style:style style:name="T65_73" style:family="text"/>
    <style:style style:name="T65_74" style:family="text"/>
    <style:style style:name="T65_75" style:family="text"/>
    <style:style style:name="T65_76" style:family="text"/>
    <style:style style:name="T65_77" style:family="text"/>
    <style:style style:name="T65_78" style:family="text"/>
    <style:style style:name="T65_79" style:family="text"/>
    <style:style style:name="T65_80" style:family="text"/>
    <style:style style:name="T65_81" style:family="text"/>
    <style:style style:name="T65_82" style:family="text"/>
    <style:style style:name="T65_83" style:family="text"/>
    <style:style style:name="T65_84" style:family="text"/>
    <style:style style:name="T65_85" style:family="text"/>
    <style:style style:name="T65_86" style:family="text"/>
    <style:style style:name="T65_87" style:family="text"/>
    <style:style style:name="T65_88" style:family="text"/>
    <style:style style:name="T65_89" style:family="text"/>
    <style:style style:name="T65_90" style:family="text"/>
    <style:style style:name="T65_91" style:family="text"/>
    <style:style style:name="T65_92" style:family="text"/>
    <style:style style:name="T65_93" style:family="text"/>
    <style:style style:name="T65_94" style:family="text"/>
    <style:style style:name="T65_95" style:family="text"/>
    <style:style style:name="T65_96" style:family="text"/>
    <style:style style:name="T65_97" style:family="text"/>
    <style:style style:name="T65_98" style:family="text"/>
    <style:style style:name="T65_99" style:family="text"/>
    <style:style style:name="T65_100" style:family="text"/>
    <style:style style:name="T65_101" style:family="text"/>
    <style:style style:name="T65_102" style:family="text"/>
    <style:style style:name="T65_103" style:family="text"/>
    <style:style style:name="T65_104" style:family="text"/>
    <style:style style:name="T65_105" style:family="text"/>
    <style:style style:name="T65_106" style:family="text"/>
    <style:style style:name="T65_107" style:family="text"/>
    <style:style style:name="T65_108" style:family="text"/>
    <style:style style:name="T65_109" style:family="text"/>
    <style:style style:name="T65_110" style:family="text"/>
    <style:style style:name="T65_111" style:family="text"/>
    <style:style style:name="T65_112" style:family="text"/>
    <style:style style:name="T65_113" style:family="text"/>
    <style:style style:name="T65_114" style:family="text"/>
    <style:style style:name="T65_115" style:family="text"/>
    <style:style style:name="T65_116" style:family="text"/>
    <style:style style:name="T65_117" style:family="text"/>
    <style:style style:name="T65_118" style:family="text"/>
    <style:style style:name="T65_119" style:family="text"/>
    <style:style style:name="T65_120" style:family="text"/>
    <style:style style:name="T65_121" style:family="text"/>
    <style:style style:name="T65_122" style:family="text"/>
    <style:style style:name="T65_123" style:family="text"/>
    <style:style style:name="T65_124" style:family="text"/>
    <style:style style:name="T65_125" style:family="text"/>
    <style:style style:name="T65_126" style:family="text"/>
    <style:style style:name="T65_127" style:family="text"/>
    <style:style style:name="T65_128" style:family="text"/>
    <style:style style:name="T65_129" style:family="text"/>
    <style:style style:name="T65_130" style:family="text"/>
    <style:style style:name="T65_131" style:family="text"/>
    <style:style style:name="T65_132" style:family="text"/>
    <style:style style:name="T65_133" style:family="text"/>
    <style:style style:name="T65_134" style:family="text"/>
    <style:style style:name="T65_135" style:family="text"/>
    <style:style style:name="T65_136" style:family="text"/>
    <style:style style:name="T65_137" style:family="text"/>
    <style:style style:name="T65_138" style:family="text"/>
    <style:style style:name="T65_139" style:family="text"/>
    <style:style style:name="T65_140" style:family="text"/>
    <style:style style:name="T65_141" style:family="text"/>
    <style:style style:name="T65_142" style:family="text"/>
    <style:style style:name="T65_143" style:family="text"/>
    <style:style style:name="T65_144" style:family="text"/>
    <style:style style:name="T65_145" style:family="text"/>
    <style:style style:name="T65_146" style:family="text"/>
    <style:style style:name="T65_147" style:family="text"/>
    <style:style style:name="T65_148" style:family="text"/>
    <style:style style:name="T65_149" style:family="text"/>
    <style:style style:name="T65_150" style:family="text"/>
    <style:style style:name="T65_151" style:family="text"/>
    <style:style style:name="T65_152" style:family="text"/>
    <style:style style:name="T65_153" style:family="text"/>
    <style:style style:name="T65_154" style:family="text"/>
    <style:style style:name="T65_155" style:family="text"/>
    <style:style style:name="T65_156" style:family="text"/>
    <style:style style:name="T65_157" style:family="text"/>
    <style:style style:name="T65_158" style:family="text"/>
    <style:style style:name="T65_159" style:family="text"/>
    <style:style style:name="T65_160" style:family="text"/>
    <style:style style:name="T65_161" style:family="text"/>
    <style:style style:name="T65_162" style:family="text"/>
    <style:style style:name="T65_163" style:family="text"/>
    <style:style style:name="T65_164" style:family="text"/>
    <style:style style:name="T65_165" style:family="text"/>
    <style:style style:name="T65_166" style:family="text"/>
    <style:style style:name="T65_167" style:family="text"/>
    <style:style style:name="T65_168" style:family="text"/>
    <style:style style:name="T65_169" style:family="text"/>
    <style:style style:name="T65_170" style:family="text"/>
    <style:style style:name="T65_171" style:family="text"/>
    <style:style style:name="T65_172" style:family="text"/>
    <style:style style:name="T65_173" style:family="text"/>
    <style:style style:name="T65_174" style:family="text"/>
    <style:style style:name="T65_175" style:family="text"/>
    <style:style style:name="T65_176" style:family="text"/>
    <style:style style:name="T65_177" style:family="text"/>
    <style:style style:name="T65_178" style:family="text"/>
    <style:style style:name="T65_179" style:family="text"/>
    <style:style style:name="T65_180" style:family="text"/>
    <style:style style:name="T65_181" style:family="text"/>
    <style:style style:name="T65_182" style:family="text"/>
    <style:style style:name="T65_183" style:family="text"/>
    <style:style style:name="T65_184" style:family="text"/>
    <style:style style:name="P66" style:family="paragraph" style:parent-style-name="Standard">
      <style:paragraph-properties fo:break-before="auto" fo:line-height="115%" style:writing-mode="lr-tb"/>
    </style:style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P68" style:family="paragraph" style:parent-style-name="Standard">
      <style:paragraph-properties fo:break-before="auto" fo:line-height="115%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T68_21" style:family="text"/>
    <style:style style:name="T68_22" style:family="text"/>
    <style:style style:name="T68_23" style:family="text"/>
    <style:style style:name="T68_24" style:family="text"/>
    <style:style style:name="T68_25" style:family="text"/>
    <style:style style:name="T68_26" style:family="text"/>
    <style:style style:name="T68_27" style:family="text"/>
    <style:style style:name="T68_28" style:family="text"/>
    <style:style style:name="T68_29" style:family="text"/>
    <style:style style:name="T68_30" style:family="text"/>
    <style:style style:name="T68_31" style:family="text"/>
    <style:style style:name="T68_32" style:family="text"/>
    <style:style style:name="T68_33" style:family="text"/>
    <style:style style:name="T68_34" style:family="text"/>
    <style:style style:name="T68_35" style:family="text"/>
    <style:style style:name="T68_36" style:family="text"/>
    <style:style style:name="T68_37" style:family="text"/>
    <style:style style:name="T68_38" style:family="text"/>
    <style:style style:name="T68_39" style:family="text"/>
    <style:style style:name="T68_40" style:family="text"/>
    <style:style style:name="T68_41" style:family="text"/>
    <style:style style:name="T68_42" style:family="text"/>
    <style:style style:name="T68_43" style:family="text"/>
    <style:style style:name="T68_44" style:family="text"/>
    <style:style style:name="T68_45" style:family="text"/>
    <style:style style:name="T68_46" style:family="text"/>
    <style:style style:name="T68_47" style:family="text"/>
    <style:style style:name="T68_48" style:family="text"/>
    <style:style style:name="T68_49" style:family="text"/>
    <style:style style:name="T68_50" style:family="text"/>
    <style:style style:name="T68_51" style:family="text"/>
    <style:style style:name="T68_52" style:family="text"/>
    <style:style style:name="T68_53" style:family="text"/>
    <style:style style:name="T68_54" style:family="text"/>
    <style:style style:name="T68_55" style:family="text"/>
    <style:style style:name="T68_56" style:family="text"/>
    <style:style style:name="T68_57" style:family="text"/>
    <style:style style:name="T68_58" style:family="text"/>
    <style:style style:name="T68_59" style:family="text"/>
    <style:style style:name="T68_60" style:family="text"/>
    <style:style style:name="T68_61" style:family="text"/>
    <style:style style:name="T68_62" style:family="text"/>
    <style:style style:name="T68_63" style:family="text"/>
    <style:style style:name="T68_64" style:family="text"/>
    <style:style style:name="T68_65" style:family="text"/>
    <style:style style:name="T68_66" style:family="text"/>
    <style:style style:name="T68_67" style:family="text"/>
    <style:style style:name="T68_68" style:family="text"/>
    <style:style style:name="T68_69" style:family="text"/>
    <style:style style:name="T68_70" style:family="text"/>
    <style:style style:name="T68_71" style:family="text"/>
    <style:style style:name="T68_72" style:family="text"/>
    <style:style style:name="T68_73" style:family="text"/>
    <style:style style:name="T68_74" style:family="text"/>
    <style:style style:name="T68_75" style:family="text"/>
    <style:style style:name="T68_76" style:family="text"/>
    <style:style style:name="T68_77" style:family="text"/>
    <style:style style:name="T68_78" style:family="text"/>
    <style:style style:name="T68_79" style:family="text"/>
    <style:style style:name="T68_80" style:family="text"/>
    <style:style style:name="P69" style:family="paragraph" style:parent-style-name="Standard">
      <style:paragraph-properties fo:break-before="auto" fo:line-height="115%" style:writing-mode="lr-tb"/>
    </style:style>
    <style:style style:name="P70" style:family="paragraph" style:parent-style-name="Standard">
      <style:paragraph-properties fo:break-before="auto" fo:line-height="115%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P71" style:family="paragraph" style:parent-style-name="Standard">
      <style:paragraph-properties fo:break-before="auto" fo:line-height="115%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/>
    <style:style style:name="T71_19" style:family="text"/>
    <style:style style:name="T71_20" style:family="text"/>
    <style:style style:name="T71_21" style:family="text"/>
    <style:style style:name="T71_22" style:family="text"/>
    <style:style style:name="T71_23" style:family="text"/>
    <style:style style:name="T71_24" style:family="text"/>
    <style:style style:name="T71_25" style:family="text"/>
    <style:style style:name="T71_26" style:family="text"/>
    <style:style style:name="T71_27" style:family="text"/>
    <style:style style:name="T71_28" style:family="text"/>
    <style:style style:name="T71_29" style:family="text"/>
    <style:style style:name="T71_30" style:family="text"/>
    <style:style style:name="T71_31" style:family="text"/>
    <style:style style:name="T71_32" style:family="text"/>
    <style:style style:name="T71_33" style:family="text"/>
    <style:style style:name="T71_34" style:family="text"/>
    <style:style style:name="T71_35" style:family="text"/>
    <style:style style:name="T71_36" style:family="text"/>
    <style:style style:name="T71_37" style:family="text"/>
    <style:style style:name="T71_38" style:family="text"/>
    <style:style style:name="T71_39" style:family="text"/>
    <style:style style:name="T71_40" style:family="text"/>
    <style:style style:name="T71_41" style:family="text"/>
    <style:style style:name="T71_42" style:family="text"/>
    <style:style style:name="T71_43" style:family="text"/>
    <style:style style:name="T71_44" style:family="text"/>
    <style:style style:name="T71_45" style:family="text"/>
    <style:style style:name="T71_46" style:family="text"/>
    <style:style style:name="T71_47" style:family="text"/>
    <style:style style:name="T71_48" style:family="text"/>
    <style:style style:name="T71_49" style:family="text"/>
    <style:style style:name="T71_50" style:family="text"/>
    <style:style style:name="T71_51" style:family="text"/>
    <style:style style:name="T71_52" style:family="text"/>
    <style:style style:name="T71_53" style:family="text"/>
    <style:style style:name="T71_54" style:family="text"/>
    <style:style style:name="T71_55" style:family="text"/>
    <style:style style:name="T71_56" style:family="text"/>
    <style:style style:name="T71_57" style:family="text"/>
    <style:style style:name="T71_58" style:family="text"/>
    <style:style style:name="T71_59" style:family="text"/>
    <style:style style:name="T71_60" style:family="text"/>
    <style:style style:name="T71_61" style:family="text"/>
    <style:style style:name="T71_62" style:family="text"/>
    <style:style style:name="T71_63" style:family="text"/>
    <style:style style:name="T71_64" style:family="text"/>
    <style:style style:name="T71_65" style:family="text"/>
    <style:style style:name="T71_66" style:family="text"/>
    <style:style style:name="T71_67" style:family="text"/>
    <style:style style:name="T71_68" style:family="text"/>
    <style:style style:name="T71_69" style:family="text"/>
    <style:style style:name="T71_70" style:family="text"/>
    <style:style style:name="T71_71" style:family="text"/>
    <style:style style:name="T71_72" style:family="text"/>
    <style:style style:name="T71_73" style:family="text"/>
    <style:style style:name="T71_74" style:family="text"/>
    <style:style style:name="T71_75" style:family="text"/>
    <style:style style:name="T71_76" style:family="text"/>
    <style:style style:name="T71_77" style:family="text"/>
    <style:style style:name="T71_78" style:family="text"/>
    <style:style style:name="T71_79" style:family="text"/>
    <style:style style:name="T71_80" style:family="text"/>
    <style:style style:name="T71_81" style:family="text"/>
    <style:style style:name="T71_82" style:family="text"/>
    <style:style style:name="T71_83" style:family="text"/>
    <style:style style:name="T71_84" style:family="text"/>
    <style:style style:name="T71_85" style:family="text"/>
    <style:style style:name="T71_86" style:family="text"/>
    <style:style style:name="T71_87" style:family="text"/>
    <style:style style:name="T71_88" style:family="text"/>
    <style:style style:name="T71_89" style:family="text"/>
    <style:style style:name="T71_90" style:family="text"/>
    <style:style style:name="T71_91" style:family="text"/>
    <style:style style:name="T71_92" style:family="text"/>
    <style:style style:name="T71_93" style:family="text"/>
    <style:style style:name="T71_94" style:family="text"/>
    <style:style style:name="T71_95" style:family="text"/>
    <style:style style:name="T71_96" style:family="text"/>
    <style:style style:name="T71_97" style:family="text"/>
    <style:style style:name="T71_98" style:family="text"/>
    <style:style style:name="T71_99" style:family="text"/>
    <style:style style:name="T71_100" style:family="text"/>
    <style:style style:name="T71_101" style:family="text"/>
    <style:style style:name="T71_102" style:family="text"/>
    <style:style style:name="T71_103" style:family="text"/>
    <style:style style:name="T71_104" style:family="text"/>
    <style:style style:name="T71_105" style:family="text"/>
    <style:style style:name="T71_106" style:family="text"/>
    <style:style style:name="T71_107" style:family="text"/>
    <style:style style:name="T71_108" style:family="text"/>
    <style:style style:name="T71_109" style:family="text"/>
    <style:style style:name="T71_110" style:family="text"/>
    <style:style style:name="T71_111" style:family="text"/>
    <style:style style:name="T71_112" style:family="text"/>
    <style:style style:name="T71_113" style:family="text"/>
    <style:style style:name="T71_114" style:family="text"/>
    <style:style style:name="T71_115" style:family="text"/>
    <style:style style:name="T71_116" style:family="text"/>
    <style:style style:name="T71_117" style:family="text"/>
    <style:style style:name="T71_118" style:family="text"/>
    <style:style style:name="T71_119" style:family="text"/>
    <style:style style:name="T71_120" style:family="text"/>
    <style:style style:name="T71_121" style:family="text"/>
    <style:style style:name="T71_122" style:family="text"/>
    <style:style style:name="T71_123" style:family="text"/>
    <style:style style:name="T71_124" style:family="text"/>
    <style:style style:name="T71_125" style:family="text"/>
    <style:style style:name="T71_126" style:family="text"/>
    <style:style style:name="T71_127" style:family="text"/>
    <style:style style:name="T71_128" style:family="text"/>
    <style:style style:name="T71_129" style:family="text"/>
    <style:style style:name="T71_130" style:family="text"/>
    <style:style style:name="T71_131" style:family="text"/>
    <style:style style:name="T71_132" style:family="text"/>
    <style:style style:name="T71_133" style:family="text"/>
    <style:style style:name="T71_134" style:family="text"/>
    <style:style style:name="T71_135" style:family="text"/>
    <style:style style:name="T71_136" style:family="text"/>
    <style:style style:name="P72" style:family="paragraph" style:parent-style-name="Standard">
      <style:paragraph-properties fo:break-before="auto" fo:line-height="115%" style:writing-mode="lr-tb"/>
    </style:style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P74" style:family="paragraph" style:parent-style-name="Standard">
      <style:paragraph-properties fo:break-before="auto" fo:line-height="115%" style:writing-mode="lr-tb"/>
    </style:style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T75_21" style:family="text"/>
    <style:style style:name="T75_22" style:family="text"/>
    <style:style style:name="T75_23" style:family="text"/>
    <style:style style:name="T75_24" style:family="text"/>
    <style:style style:name="T75_25" style:family="text"/>
    <style:style style:name="T75_26" style:family="text"/>
    <style:style style:name="T75_27" style:family="text"/>
    <style:style style:name="T75_28" style:family="text"/>
    <style:style style:name="T75_29" style:family="text"/>
    <style:style style:name="T75_30" style:family="text"/>
    <style:style style:name="T75_31" style:family="text"/>
    <style:style style:name="T75_32" style:family="text"/>
    <style:style style:name="T75_33" style:family="text"/>
    <style:style style:name="T75_34" style:family="text"/>
    <style:style style:name="T75_35" style:family="text"/>
    <style:style style:name="T75_36" style:family="text"/>
    <style:style style:name="T75_37" style:family="text"/>
    <style:style style:name="T75_38" style:family="text"/>
    <style:style style:name="T75_39" style:family="text"/>
    <style:style style:name="T75_40" style:family="text"/>
    <style:style style:name="T75_41" style:family="text"/>
    <style:style style:name="T75_42" style:family="text"/>
    <style:style style:name="T75_43" style:family="text"/>
    <style:style style:name="T75_44" style:family="text"/>
    <style:style style:name="T75_45" style:family="text"/>
    <style:style style:name="T75_46" style:family="text"/>
    <style:style style:name="T75_47" style:family="text"/>
    <style:style style:name="T75_48" style:family="text"/>
    <style:style style:name="T75_49" style:family="text"/>
    <style:style style:name="T75_50" style:family="text"/>
    <style:style style:name="T75_51" style:family="text"/>
    <style:style style:name="T75_52" style:family="text"/>
    <style:style style:name="T75_53" style:family="text"/>
    <style:style style:name="T75_54" style:family="text"/>
    <style:style style:name="T75_55" style:family="text"/>
    <style:style style:name="T75_56" style:family="text"/>
    <style:style style:name="T75_57" style:family="text"/>
    <style:style style:name="T75_58" style:family="text"/>
    <style:style style:name="T75_59" style:family="text"/>
    <style:style style:name="T75_60" style:family="text"/>
    <style:style style:name="T75_61" style:family="text"/>
    <style:style style:name="T75_62" style:family="text"/>
    <style:style style:name="T75_63" style:family="text"/>
    <style:style style:name="T75_64" style:family="text"/>
    <style:style style:name="T75_65" style:family="text"/>
    <style:style style:name="T75_66" style:family="text"/>
    <style:style style:name="T75_67" style:family="text"/>
    <style:style style:name="T75_68" style:family="text"/>
    <style:style style:name="T75_69" style:family="text"/>
    <style:style style:name="T75_70" style:family="text"/>
    <style:style style:name="T75_71" style:family="text"/>
    <style:style style:name="T75_72" style:family="text"/>
    <style:style style:name="T75_73" style:family="text"/>
    <style:style style:name="T75_74" style:family="text"/>
    <style:style style:name="T75_75" style:family="text"/>
    <style:style style:name="T75_76" style:family="text"/>
    <style:style style:name="T75_77" style:family="text"/>
    <style:style style:name="T75_78" style:family="text"/>
    <style:style style:name="T75_79" style:family="text"/>
    <style:style style:name="T75_80" style:family="text"/>
    <style:style style:name="T75_81" style:family="text"/>
    <style:style style:name="T75_82" style:family="text"/>
    <style:style style:name="T75_83" style:family="text"/>
    <style:style style:name="T75_84" style:family="text"/>
    <style:style style:name="T75_85" style:family="text"/>
    <style:style style:name="T75_86" style:family="text"/>
    <style:style style:name="T75_87" style:family="text"/>
    <style:style style:name="T75_88" style:family="text"/>
    <style:style style:name="T75_89" style:family="text"/>
    <style:style style:name="T75_90" style:family="text"/>
    <style:style style:name="T75_91" style:family="text"/>
    <style:style style:name="T75_92" style:family="text"/>
    <style:style style:name="T75_93" style:family="text"/>
    <style:style style:name="T75_94" style:family="text"/>
    <style:style style:name="T75_95" style:family="text"/>
    <style:style style:name="T75_96" style:family="text"/>
    <style:style style:name="T75_97" style:family="text"/>
    <style:style style:name="T75_98" style:family="text"/>
    <style:style style:name="T75_99" style:family="text"/>
    <style:style style:name="T75_100" style:family="text"/>
    <style:style style:name="T75_101" style:family="text"/>
    <style:style style:name="T75_102" style:family="text"/>
    <style:style style:name="T75_103" style:family="text"/>
    <style:style style:name="T75_104" style:family="text"/>
    <style:style style:name="T75_105" style:family="text"/>
    <style:style style:name="T75_106" style:family="text"/>
    <style:style style:name="T75_107" style:family="text"/>
    <style:style style:name="T75_108" style:family="text"/>
    <style:style style:name="T75_109" style:family="text"/>
    <style:style style:name="T75_110" style:family="text"/>
    <style:style style:name="T75_111" style:family="text"/>
    <style:style style:name="T75_112" style:family="text"/>
    <style:style style:name="T75_113" style:family="text"/>
    <style:style style:name="T75_114" style:family="text"/>
    <style:style style:name="T75_115" style:family="text"/>
    <style:style style:name="T75_116" style:family="text"/>
    <style:style style:name="P76" style:family="paragraph" style:parent-style-name="Standard">
      <style:paragraph-properties fo:break-before="auto" fo:line-height="115%" style:writing-mode="lr-tb"/>
    </style:style>
    <style:style style:name="P77" style:family="paragraph" style:parent-style-name="Standard">
      <style:paragraph-properties fo:break-before="auto" fo:line-height="115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P78" style:family="paragraph" style:parent-style-name="Standard">
      <style:paragraph-properties fo:break-before="auto" fo:line-height="115%" style:writing-mode="lr-tb"/>
    </style:style>
    <style:style style:name="T78_1" style:family="text"/>
    <style:style style:name="T78_2" style:family="text"/>
    <style:style style:name="P79" style:family="paragraph" style:parent-style-name="Standard">
      <style:paragraph-properties fo:break-before="auto" fo:line-height="115%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P80" style:family="paragraph" style:parent-style-name="Standard">
      <style:paragraph-properties fo:break-before="auto" fo:line-height="115%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P81" style:family="paragraph" style:parent-style-name="Standard">
      <style:paragraph-properties fo:break-before="auto" fo:line-height="115%" style:writing-mode="lr-tb"/>
    </style:style>
    <style:style style:name="P82" style:family="paragraph" style:parent-style-name="Standard">
      <style:paragraph-properties fo:break-before="auto" fo:line-height="115%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P83" style:family="paragraph" style:parent-style-name="Standard">
      <style:paragraph-properties fo:break-before="auto" fo:line-height="115%" style:writing-mode="lr-tb"/>
    </style:style>
    <style:style style:name="P84" style:family="paragraph" style:parent-style-name="Standard">
      <style:paragraph-properties fo:break-before="auto" fo:line-height="115%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T84_23" style:family="text"/>
    <style:style style:name="T84_24" style:family="text"/>
    <style:style style:name="T84_25" style:family="text"/>
    <style:style style:name="T84_26" style:family="text"/>
    <style:style style:name="T84_27" style:family="text"/>
    <style:style style:name="T84_28" style:family="text"/>
    <style:style style:name="T84_29" style:family="text"/>
    <style:style style:name="T84_30" style:family="text"/>
    <style:style style:name="T84_31" style:family="text"/>
    <style:style style:name="T84_32" style:family="text"/>
    <style:style style:name="T84_33" style:family="text"/>
    <style:style style:name="T84_34" style:family="text"/>
    <style:style style:name="T84_35" style:family="text"/>
    <style:style style:name="T84_36" style:family="text"/>
    <style:style style:name="T84_37" style:family="text"/>
    <style:style style:name="T84_38" style:family="text"/>
    <style:style style:name="T84_39" style:family="text"/>
    <style:style style:name="T84_40" style:family="text"/>
    <style:style style:name="T84_41" style:family="text"/>
    <style:style style:name="T84_42" style:family="text"/>
    <style:style style:name="T84_43" style:family="text"/>
    <style:style style:name="T84_44" style:family="text"/>
    <style:style style:name="T84_45" style:family="text"/>
    <style:style style:name="T84_46" style:family="text"/>
    <style:style style:name="T84_47" style:family="text"/>
    <style:style style:name="T84_48" style:family="text"/>
    <style:style style:name="T84_49" style:family="text"/>
    <style:style style:name="T84_50" style:family="text"/>
    <style:style style:name="T84_51" style:family="text"/>
    <style:style style:name="T84_52" style:family="text"/>
    <style:style style:name="T84_53" style:family="text"/>
    <style:style style:name="T84_54" style:family="text"/>
    <style:style style:name="T84_55" style:family="text"/>
    <style:style style:name="T84_56" style:family="text"/>
    <style:style style:name="T84_57" style:family="text"/>
    <style:style style:name="T84_58" style:family="text"/>
    <style:style style:name="T84_59" style:family="text"/>
    <style:style style:name="T84_60" style:family="text"/>
    <style:style style:name="T84_61" style:family="text"/>
    <style:style style:name="T84_62" style:family="text"/>
    <style:style style:name="T84_63" style:family="text"/>
    <style:style style:name="T84_64" style:family="text"/>
    <style:style style:name="T84_65" style:family="text"/>
    <style:style style:name="T84_66" style:family="text"/>
    <style:style style:name="T84_67" style:family="text"/>
    <style:style style:name="T84_68" style:family="text"/>
    <style:style style:name="T84_69" style:family="text"/>
    <style:style style:name="T84_70" style:family="text"/>
    <style:style style:name="T84_71" style:family="text"/>
    <style:style style:name="T84_72" style:family="text"/>
    <style:style style:name="T84_73" style:family="text"/>
    <style:style style:name="T84_74" style:family="text"/>
    <style:style style:name="T84_75" style:family="text"/>
    <style:style style:name="T84_76" style:family="text"/>
    <style:style style:name="T84_77" style:family="text"/>
    <style:style style:name="T84_78" style:family="text"/>
    <style:style style:name="T84_79" style:family="text"/>
    <style:style style:name="T84_80" style:family="text"/>
    <style:style style:name="T84_81" style:family="text"/>
    <style:style style:name="T84_82" style:family="text"/>
    <style:style style:name="T84_83" style:family="text"/>
    <style:style style:name="T84_84" style:family="text"/>
    <style:style style:name="T84_85" style:family="text"/>
    <style:style style:name="T84_86" style:family="text"/>
    <style:style style:name="T84_87" style:family="text"/>
    <style:style style:name="T84_88" style:family="text"/>
    <style:style style:name="T84_89" style:family="text"/>
    <style:style style:name="T84_90" style:family="text"/>
    <style:style style:name="T84_91" style:family="text"/>
    <style:style style:name="T84_92" style:family="text"/>
    <style:style style:name="T84_93" style:family="text"/>
    <style:style style:name="T84_94" style:family="text"/>
    <style:style style:name="T84_95" style:family="text"/>
    <style:style style:name="T84_96" style:family="text"/>
    <style:style style:name="T84_97" style:family="text"/>
    <style:style style:name="T84_98" style:family="text"/>
    <style:style style:name="T84_99" style:family="text"/>
    <style:style style:name="T84_100" style:family="text"/>
    <style:style style:name="T84_101" style:family="text"/>
    <style:style style:name="T84_102" style:family="text"/>
    <style:style style:name="T84_103" style:family="text"/>
    <style:style style:name="T84_104" style:family="text"/>
    <style:style style:name="T84_105" style:family="text"/>
    <style:style style:name="T84_106" style:family="text"/>
    <style:style style:name="T84_107" style:family="text"/>
    <style:style style:name="T84_108" style:family="text"/>
    <style:style style:name="P85" style:family="paragraph" style:parent-style-name="Standard">
      <style:paragraph-properties fo:break-before="auto" fo:line-height="115%" style:writing-mode="lr-tb"/>
    </style:style>
    <style:style style:name="P86" style:family="paragraph" style:parent-style-name="Standard">
      <style:paragraph-properties fo:break-before="auto" fo:line-height="115%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P87" style:family="paragraph" style:parent-style-name="Standard">
      <style:paragraph-properties fo:break-before="auto" fo:line-height="115%" style:writing-mode="lr-tb"/>
    </style:style>
    <style:style style:name="P88" style:family="paragraph" style:parent-style-name="Standard">
      <style:paragraph-properties fo:break-before="auto" fo:line-height="115%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T88_13" style:family="text"/>
    <style:style style:name="T88_14" style:family="text"/>
    <style:style style:name="T88_15" style:family="text"/>
    <style:style style:name="T88_16" style:family="text"/>
    <style:style style:name="T88_17" style:family="text"/>
    <style:style style:name="T88_18" style:family="text"/>
    <style:style style:name="T88_19" style:family="text"/>
    <style:style style:name="T88_20" style:family="text"/>
    <style:style style:name="T88_21" style:family="text"/>
    <style:style style:name="T88_22" style:family="text"/>
    <style:style style:name="T88_23" style:family="text"/>
    <style:style style:name="T88_24" style:family="text"/>
    <style:style style:name="T88_25" style:family="text"/>
    <style:style style:name="T88_26" style:family="text"/>
    <style:style style:name="T88_27" style:family="text"/>
    <style:style style:name="T88_28" style:family="text"/>
    <style:style style:name="T88_29" style:family="text"/>
    <style:style style:name="T88_30" style:family="text"/>
    <style:style style:name="T88_31" style:family="text"/>
    <style:style style:name="T88_32" style:family="text"/>
    <style:style style:name="T88_33" style:family="text"/>
    <style:style style:name="T88_34" style:family="text"/>
    <style:style style:name="T88_35" style:family="text"/>
    <style:style style:name="T88_36" style:family="text"/>
    <style:style style:name="T88_37" style:family="text"/>
    <style:style style:name="T88_38" style:family="text"/>
    <style:style style:name="T88_39" style:family="text"/>
    <style:style style:name="T88_40" style:family="text"/>
    <style:style style:name="T88_41" style:family="text"/>
    <style:style style:name="T88_42" style:family="text"/>
    <style:style style:name="T88_43" style:family="text"/>
    <style:style style:name="T88_44" style:family="text"/>
    <style:style style:name="T88_45" style:family="text"/>
    <style:style style:name="T88_46" style:family="text"/>
    <style:style style:name="T88_47" style:family="text"/>
    <style:style style:name="T88_48" style:family="text"/>
    <style:style style:name="T88_49" style:family="text"/>
    <style:style style:name="T88_50" style:family="text"/>
    <style:style style:name="T88_51" style:family="text"/>
    <style:style style:name="T88_52" style:family="text"/>
    <style:style style:name="T88_53" style:family="text"/>
    <style:style style:name="T88_54" style:family="text"/>
    <style:style style:name="T88_55" style:family="text"/>
    <style:style style:name="T88_56" style:family="text"/>
    <style:style style:name="T88_57" style:family="text"/>
    <style:style style:name="T88_58" style:family="text"/>
    <style:style style:name="T88_59" style:family="text"/>
    <style:style style:name="T88_60" style:family="text"/>
    <style:style style:name="T88_61" style:family="text"/>
    <style:style style:name="T88_62" style:family="text"/>
    <style:style style:name="T88_63" style:family="text"/>
    <style:style style:name="T88_64" style:family="text"/>
    <style:style style:name="T88_65" style:family="text"/>
    <style:style style:name="T88_66" style:family="text"/>
    <style:style style:name="T88_67" style:family="text"/>
    <style:style style:name="T88_68" style:family="text"/>
    <style:style style:name="T88_69" style:family="text"/>
    <style:style style:name="T88_70" style:family="text"/>
    <style:style style:name="T88_71" style:family="text"/>
    <style:style style:name="T88_72" style:family="text"/>
    <style:style style:name="T88_73" style:family="text"/>
    <style:style style:name="T88_74" style:family="text"/>
    <style:style style:name="T88_75" style:family="text"/>
    <style:style style:name="T88_76" style:family="text"/>
    <style:style style:name="T88_77" style:family="text"/>
    <style:style style:name="T88_78" style:family="text"/>
    <style:style style:name="T88_79" style:family="text"/>
    <style:style style:name="T88_80" style:family="text"/>
    <style:style style:name="T88_81" style:family="text"/>
    <style:style style:name="T88_82" style:family="text"/>
    <style:style style:name="T88_83" style:family="text"/>
    <style:style style:name="T88_84" style:family="text"/>
    <style:style style:name="T88_85" style:family="text"/>
    <style:style style:name="T88_86" style:family="text"/>
    <style:style style:name="T88_87" style:family="text"/>
    <style:style style:name="T88_88" style:family="text"/>
    <style:style style:name="T88_89" style:family="text"/>
    <style:style style:name="T88_90" style:family="text"/>
    <style:style style:name="T88_91" style:family="text"/>
    <style:style style:name="T88_92" style:family="text"/>
    <style:style style:name="T88_93" style:family="text"/>
    <style:style style:name="T88_94" style:family="text"/>
    <style:style style:name="T88_95" style:family="text"/>
    <style:style style:name="T88_96" style:family="text"/>
    <style:style style:name="T88_97" style:family="text"/>
    <style:style style:name="T88_98" style:family="text"/>
    <style:style style:name="T88_99" style:family="text"/>
    <style:style style:name="T88_100" style:family="text"/>
    <style:style style:name="T88_101" style:family="text"/>
    <style:style style:name="T88_102" style:family="text"/>
    <style:style style:name="T88_103" style:family="text"/>
    <style:style style:name="T88_104" style:family="text"/>
    <style:style style:name="T88_105" style:family="text"/>
    <style:style style:name="T88_106" style:family="text"/>
    <style:style style:name="T88_107" style:family="text"/>
    <style:style style:name="T88_108" style:family="text"/>
    <style:style style:name="T88_109" style:family="text"/>
    <style:style style:name="T88_110" style:family="text"/>
    <style:style style:name="T88_111" style:family="text"/>
    <style:style style:name="T88_112" style:family="text"/>
    <style:style style:name="T88_113" style:family="text"/>
    <style:style style:name="T88_114" style:family="text"/>
    <style:style style:name="T88_115" style:family="text"/>
    <style:style style:name="T88_116" style:family="text"/>
    <style:style style:name="T88_117" style:family="text"/>
    <style:style style:name="T88_118" style:family="text"/>
    <style:style style:name="T88_119" style:family="text"/>
    <style:style style:name="T88_120" style:family="text"/>
    <style:style style:name="T88_121" style:family="text"/>
    <style:style style:name="T88_122" style:family="text"/>
    <style:style style:name="T88_123" style:family="text"/>
    <style:style style:name="T88_124" style:family="text"/>
    <style:style style:name="P89" style:family="paragraph" style:parent-style-name="Standard">
      <style:paragraph-properties fo:break-before="auto" fo:line-height="115%" style:writing-mode="lr-tb"/>
    </style:style>
    <style:style style:name="P90" style:family="paragraph" style:parent-style-name="Standard">
      <style:paragraph-properties fo:break-before="auto" fo:line-height="115%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T90_15" style:family="text"/>
    <style:style style:name="T90_16" style:family="text"/>
    <style:style style:name="T90_17" style:family="text"/>
    <style:style style:name="T90_18" style:family="text"/>
    <style:style style:name="T90_19" style:family="text"/>
    <style:style style:name="T90_20" style:family="text"/>
    <style:style style:name="T90_21" style:family="text"/>
    <style:style style:name="T90_22" style:family="text"/>
    <style:style style:name="T90_23" style:family="text"/>
    <style:style style:name="T90_24" style:family="text"/>
    <style:style style:name="T90_25" style:family="text"/>
    <style:style style:name="T90_26" style:family="text"/>
    <style:style style:name="T90_27" style:family="text"/>
    <style:style style:name="T90_28" style:family="text"/>
    <style:style style:name="T90_29" style:family="text"/>
    <style:style style:name="T90_30" style:family="text"/>
    <style:style style:name="T90_31" style:family="text"/>
    <style:style style:name="T90_32" style:family="text"/>
    <style:style style:name="T90_33" style:family="text"/>
    <style:style style:name="T90_34" style:family="text"/>
    <style:style style:name="T90_35" style:family="text"/>
    <style:style style:name="T90_36" style:family="text"/>
    <style:style style:name="T90_37" style:family="text"/>
    <style:style style:name="T90_38" style:family="text"/>
    <style:style style:name="T90_39" style:family="text"/>
    <style:style style:name="T90_40" style:family="text"/>
    <style:style style:name="T90_41" style:family="text"/>
    <style:style style:name="T90_42" style:family="text"/>
    <style:style style:name="T90_43" style:family="text"/>
    <style:style style:name="T90_44" style:family="text"/>
    <style:style style:name="T90_45" style:family="text"/>
    <style:style style:name="T90_46" style:family="text"/>
    <style:style style:name="T90_47" style:family="text"/>
    <style:style style:name="T90_48" style:family="text"/>
    <style:style style:name="T90_49" style:family="text"/>
    <style:style style:name="T90_50" style:family="text"/>
    <style:style style:name="T90_51" style:family="text"/>
    <style:style style:name="T90_52" style:family="text"/>
    <style:style style:name="T90_53" style:family="text"/>
    <style:style style:name="T90_54" style:family="text"/>
    <style:style style:name="T90_55" style:family="text"/>
    <style:style style:name="T90_56" style:family="text"/>
    <style:style style:name="T90_57" style:family="text"/>
    <style:style style:name="T90_58" style:family="text"/>
    <style:style style:name="T90_59" style:family="text"/>
    <style:style style:name="T90_60" style:family="text"/>
    <style:style style:name="T90_61" style:family="text"/>
    <style:style style:name="T90_62" style:family="text"/>
    <style:style style:name="T90_63" style:family="text"/>
    <style:style style:name="T90_64" style:family="text"/>
    <style:style style:name="T90_65" style:family="text"/>
    <style:style style:name="T90_66" style:family="text"/>
    <style:style style:name="T90_67" style:family="text"/>
    <style:style style:name="T90_68" style:family="text"/>
    <style:style style:name="T90_69" style:family="text"/>
    <style:style style:name="T90_70" style:family="text"/>
    <style:style style:name="T90_71" style:family="text"/>
    <style:style style:name="T90_72" style:family="text"/>
    <style:style style:name="T90_73" style:family="text"/>
    <style:style style:name="T90_74" style:family="text"/>
    <style:style style:name="T90_75" style:family="text"/>
    <style:style style:name="T90_76" style:family="text"/>
    <style:style style:name="T90_77" style:family="text"/>
    <style:style style:name="T90_78" style:family="text"/>
    <style:style style:name="T90_79" style:family="text"/>
    <style:style style:name="T90_80" style:family="text"/>
    <style:style style:name="T90_81" style:family="text"/>
    <style:style style:name="T90_82" style:family="text"/>
    <style:style style:name="T90_83" style:family="text"/>
    <style:style style:name="T90_84" style:family="text"/>
    <style:style style:name="T90_85" style:family="text"/>
    <style:style style:name="T90_86" style:family="text"/>
    <style:style style:name="T90_87" style:family="text"/>
    <style:style style:name="T90_88" style:family="text"/>
    <style:style style:name="T90_89" style:family="text"/>
    <style:style style:name="T90_90" style:family="text"/>
    <style:style style:name="T90_91" style:family="text"/>
    <style:style style:name="T90_92" style:family="text"/>
    <style:style style:name="T90_93" style:family="text"/>
    <style:style style:name="T90_94" style:family="text"/>
    <style:style style:name="T90_95" style:family="text"/>
    <style:style style:name="T90_96" style:family="text"/>
    <style:style style:name="T90_97" style:family="text"/>
    <style:style style:name="T90_98" style:family="text"/>
    <style:style style:name="P91" style:family="paragraph" style:parent-style-name="Standard">
      <style:paragraph-properties fo:break-before="auto" fo:line-height="115%" style:writing-mode="lr-tb"/>
    </style:style>
    <style:style style:name="P92" style:family="paragraph" style:parent-style-name="Standard">
      <style:paragraph-properties fo:break-before="auto" fo:line-height="115%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P93" style:family="paragraph" style:parent-style-name="Standard">
      <style:paragraph-properties fo:break-before="auto" fo:line-height="115%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P94" style:family="paragraph" style:parent-style-name="Standard">
      <style:paragraph-properties fo:break-before="auto" fo:line-height="115%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P95" style:family="paragraph" style:parent-style-name="Standard">
      <style:paragraph-properties fo:break-before="auto" fo:line-height="115%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P96" style:family="paragraph" style:parent-style-name="Standard">
      <style:paragraph-properties fo:break-before="auto" fo:line-height="115%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P97" style:family="paragraph" style:parent-style-name="Standard">
      <style:paragraph-properties fo:break-before="auto" fo:line-height="115%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P98" style:family="paragraph" style:parent-style-name="Standard">
      <style:paragraph-properties fo:break-before="auto" fo:line-height="115%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P99" style:family="paragraph" style:parent-style-name="Standard">
      <style:paragraph-properties fo:break-before="auto" fo:line-height="115%" style:writing-mode="lr-tb"/>
    </style:style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T100_13" style:family="text"/>
    <style:style style:name="T100_14" style:family="text"/>
    <style:style style:name="T100_15" style:family="text"/>
    <style:style style:name="T100_16" style:family="text"/>
    <style:style style:name="T100_17" style:family="text"/>
    <style:style style:name="T100_18" style:family="text"/>
    <style:style style:name="T100_19" style:family="text"/>
    <style:style style:name="T100_20" style:family="text"/>
    <style:style style:name="T100_21" style:family="text"/>
    <style:style style:name="T100_22" style:family="text"/>
    <style:style style:name="T100_23" style:family="text"/>
    <style:style style:name="T100_24" style:family="text"/>
    <style:style style:name="T100_25" style:family="text"/>
    <style:style style:name="T100_26" style:family="text"/>
    <style:style style:name="T100_27" style:family="text"/>
    <style:style style:name="T100_28" style:family="text"/>
    <style:style style:name="T100_29" style:family="text"/>
    <style:style style:name="T100_30" style:family="text"/>
    <style:style style:name="T100_31" style:family="text"/>
    <style:style style:name="T100_32" style:family="text"/>
    <style:style style:name="T100_33" style:family="text"/>
    <style:style style:name="T100_34" style:family="text"/>
    <style:style style:name="T100_35" style:family="text"/>
    <style:style style:name="T100_36" style:family="text"/>
    <style:style style:name="T100_37" style:family="text"/>
    <style:style style:name="T100_38" style:family="text"/>
    <style:style style:name="T100_39" style:family="text"/>
    <style:style style:name="T100_40" style:family="text"/>
    <style:style style:name="T100_41" style:family="text"/>
    <style:style style:name="T100_42" style:family="text"/>
    <style:style style:name="T100_43" style:family="text"/>
    <style:style style:name="T100_44" style:family="text"/>
    <style:style style:name="T100_45" style:family="text"/>
    <style:style style:name="T100_46" style:family="text"/>
    <style:style style:name="T100_47" style:family="text"/>
    <style:style style:name="T100_48" style:family="text"/>
    <style:style style:name="T100_49" style:family="text"/>
    <style:style style:name="T100_50" style:family="text"/>
    <style:style style:name="T100_51" style:family="text"/>
    <style:style style:name="T100_52" style:family="text"/>
    <style:style style:name="T100_53" style:family="text"/>
    <style:style style:name="T100_54" style:family="text"/>
    <style:style style:name="T100_55" style:family="text"/>
    <style:style style:name="T100_56" style:family="text"/>
    <style:style style:name="T100_57" style:family="text"/>
    <style:style style:name="T100_58" style:family="text"/>
    <style:style style:name="T100_59" style:family="text"/>
    <style:style style:name="T100_60" style:family="text"/>
    <style:style style:name="T100_61" style:family="text"/>
    <style:style style:name="T100_62" style:family="text"/>
    <style:style style:name="T100_63" style:family="text"/>
    <style:style style:name="T100_64" style:family="text"/>
    <style:style style:name="P101" style:family="paragraph" style:parent-style-name="Standard">
      <style:paragraph-properties fo:break-before="auto" fo:line-height="115%" style:writing-mode="lr-tb"/>
    </style:style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P103" style:family="paragraph" style:parent-style-name="Standard">
      <style:paragraph-properties fo:break-before="auto" fo:line-height="115%" style:writing-mode="lr-tb"/>
    </style:style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P105" style:family="paragraph" style:parent-style-name="Standard">
      <style:paragraph-properties fo:break-before="auto" fo:line-height="115%" style:writing-mode="lr-tb"/>
    </style:style>
    <style:style style:name="P106" style:family="paragraph" style:parent-style-name="Standard">
      <style:paragraph-properties fo:break-before="auto" fo:line-height="115%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P107" style:family="paragraph" style:parent-style-name="Standard">
      <style:paragraph-properties fo:break-before="auto" fo:line-height="115%" style:writing-mode="lr-tb"/>
    </style:style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P109" style:family="paragraph" style:parent-style-name="Standard">
      <style:paragraph-properties fo:break-before="auto" fo:line-height="115%" style:writing-mode="lr-tb"/>
    </style:style>
    <style:style style:name="P110" style:family="paragraph" style:parent-style-name="Standard">
      <style:paragraph-properties fo:break-before="auto" fo:line-height="115%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T110_9" style:family="text"/>
    <style:style style:name="T110_10" style:family="text"/>
    <style:style style:name="T110_11" style:family="text"/>
    <style:style style:name="T110_12" style:family="text"/>
    <style:style style:name="T110_13" style:family="text"/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P112" style:family="paragraph" style:parent-style-name="Standard">
      <style:paragraph-properties fo:break-before="auto" fo:line-height="115%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T112_11" style:family="text"/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P114" style:family="paragraph" style:parent-style-name="Standard">
      <style:paragraph-properties fo:break-before="auto" fo:line-height="115%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P115" style:family="paragraph" style:parent-style-name="Standard">
      <style:paragraph-properties fo:break-before="auto" fo:line-height="115%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P116" style:family="paragraph" style:parent-style-name="Standard">
      <style:paragraph-properties fo:break-before="auto" fo:line-height="115%" style:writing-mode="lr-tb"/>
    </style:style>
    <style:style style:name="P117" style:family="paragraph" style:parent-style-name="Standard">
      <style:paragraph-properties fo:break-before="auto" fo:line-height="115%" style:writing-mode="lr-tb"/>
    </style:style>
    <style:style style:name="T117_1" style:family="text">
      <style:text-properties fo:font-weight="bold" style:font-weight-asian="bold" style:font-weight-complex="bold"/>
    </style:style>
    <style:style style:name="T117_2" style:family="text">
      <style:text-properties fo:font-weight="bold" style:font-weight-asian="bold" style:font-weight-complex="bold"/>
    </style:style>
    <style:style style:name="T117_3" style:family="text">
      <style:text-properties fo:font-weight="bold" style:font-weight-asian="bold" style:font-weight-complex="bold"/>
    </style:style>
    <style:style style:name="T117_4" style:family="text">
      <style:text-properties fo:font-weight="bold" style:font-weight-asian="bold" style:font-weight-complex="bold"/>
    </style:style>
    <style:style style:name="T117_5" style:family="text">
      <style:text-properties fo:font-weight="bold" style:font-weight-asian="bold" style:font-weight-complex="bold"/>
    </style:style>
    <style:style style:name="T117_6" style:family="text">
      <style:text-properties fo:font-weight="bold" style:font-weight-asian="bold" style:font-weight-complex="bold"/>
    </style:style>
    <style:style style:name="T117_7" style:family="text">
      <style:text-properties fo:font-weight="bold" style:font-weight-asian="bold" style:font-weight-complex="bold"/>
    </style:style>
    <style:style style:name="P118" style:family="paragraph" style:parent-style-name="Standard">
      <style:paragraph-properties fo:break-before="auto" fo:line-height="115%" style:writing-mode="lr-tb"/>
    </style:style>
    <style:style style:name="T118_1" style:family="text"/>
    <style:style style:name="P119" style:family="paragraph" style:parent-style-name="Standard">
      <style:paragraph-properties fo:break-before="auto" fo:line-height="115%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T119_13" style:family="text"/>
    <style:style style:name="T119_14" style:family="text"/>
    <style:style style:name="T119_15" style:family="text"/>
    <style:style style:name="T119_16" style:family="text"/>
    <style:style style:name="T119_17" style:family="text"/>
    <style:style style:name="T119_18" style:family="text"/>
    <style:style style:name="T119_19" style:family="text"/>
    <style:style style:name="T119_20" style:family="text"/>
    <style:style style:name="T119_21" style:family="text"/>
    <style:style style:name="T119_22" style:family="text"/>
    <style:style style:name="T119_23" style:family="text"/>
    <style:style style:name="T119_24" style:family="text"/>
    <style:style style:name="T119_25" style:family="text"/>
    <style:style style:name="T119_26" style:family="text"/>
    <style:style style:name="T119_27" style:family="text"/>
    <style:style style:name="T119_28" style:family="text"/>
    <style:style style:name="T119_29" style:family="text"/>
    <style:style style:name="T119_30" style:family="text"/>
    <style:style style:name="T119_31" style:family="text"/>
    <style:style style:name="T119_32" style:family="text"/>
    <style:style style:name="T119_33" style:family="text"/>
    <style:style style:name="T119_34" style:family="text"/>
    <style:style style:name="T119_35" style:family="text"/>
    <style:style style:name="T119_36" style:family="text"/>
    <style:style style:name="T119_37" style:family="text"/>
    <style:style style:name="T119_38" style:family="text"/>
    <style:style style:name="T119_39" style:family="text"/>
    <style:style style:name="T119_40" style:family="text"/>
    <style:style style:name="T119_41" style:family="text"/>
    <style:style style:name="T119_42" style:family="text"/>
    <style:style style:name="T119_43" style:family="text"/>
    <style:style style:name="T119_44" style:family="text"/>
    <style:style style:name="T119_45" style:family="text"/>
    <style:style style:name="T119_46" style:family="text"/>
    <style:style style:name="T119_47" style:family="text"/>
    <style:style style:name="T119_48" style:family="text"/>
    <style:style style:name="T119_49" style:family="text"/>
    <style:style style:name="T119_50" style:family="text"/>
    <style:style style:name="T119_51" style:family="text"/>
    <style:style style:name="T119_52" style:family="text"/>
    <style:style style:name="T119_53" style:family="text"/>
    <style:style style:name="T119_54" style:family="text"/>
    <style:style style:name="T119_55" style:family="text"/>
    <style:style style:name="T119_56" style:family="text"/>
    <style:style style:name="T119_57" style:family="text"/>
    <style:style style:name="T119_58" style:family="text"/>
    <style:style style:name="T119_59" style:family="text"/>
    <style:style style:name="T119_60" style:family="text"/>
    <style:style style:name="T119_61" style:family="text"/>
    <style:style style:name="T119_62" style:family="text"/>
    <style:style style:name="T119_63" style:family="text"/>
    <style:style style:name="T119_64" style:family="text"/>
    <style:style style:name="T119_65" style:family="text"/>
    <style:style style:name="T119_66" style:family="text"/>
    <style:style style:name="T119_67" style:family="text"/>
    <style:style style:name="T119_68" style:family="text"/>
    <style:style style:name="T119_69" style:family="text"/>
    <style:style style:name="T119_70" style:family="text"/>
    <style:style style:name="T119_71" style:family="text"/>
    <style:style style:name="T119_72" style:family="text"/>
    <style:style style:name="T119_73" style:family="text"/>
    <style:style style:name="T119_74" style:family="text"/>
    <style:style style:name="T119_75" style:family="text"/>
    <style:style style:name="T119_76" style:family="text"/>
    <style:style style:name="T119_77" style:family="text"/>
    <style:style style:name="T119_78" style:family="text"/>
    <style:style style:name="T119_79" style:family="text"/>
    <style:style style:name="T119_80" style:family="text"/>
    <style:style style:name="T119_81" style:family="text"/>
    <style:style style:name="T119_82" style:family="text"/>
    <style:style style:name="T119_83" style:family="text"/>
    <style:style style:name="T119_84" style:family="text"/>
    <style:style style:name="T119_85" style:family="text"/>
    <style:style style:name="T119_86" style:family="text"/>
    <style:style style:name="T119_87" style:family="text"/>
    <style:style style:name="T119_88" style:family="text"/>
    <style:style style:name="T119_89" style:family="text"/>
    <style:style style:name="T119_90" style:family="text"/>
    <style:style style:name="T119_91" style:family="text"/>
    <style:style style:name="T119_92" style:family="text"/>
    <style:style style:name="T119_93" style:family="text"/>
    <style:style style:name="T119_94" style:family="text"/>
    <style:style style:name="T119_95" style:family="text"/>
    <style:style style:name="T119_96" style:family="text"/>
    <style:style style:name="T119_97" style:family="text"/>
    <style:style style:name="T119_98" style:family="text"/>
    <style:style style:name="T119_99" style:family="text"/>
    <style:style style:name="T119_100" style:family="text"/>
    <style:style style:name="T119_101" style:family="text"/>
    <style:style style:name="T119_102" style:family="text"/>
    <style:style style:name="T119_103" style:family="text"/>
    <style:style style:name="T119_104" style:family="text"/>
    <style:style style:name="T119_105" style:family="text"/>
    <style:style style:name="T119_106" style:family="text"/>
    <style:style style:name="T119_107" style:family="text"/>
    <style:style style:name="T119_108" style:family="text"/>
    <style:style style:name="T119_109" style:family="text"/>
    <style:style style:name="T119_110" style:family="text"/>
    <style:style style:name="T119_111" style:family="text"/>
    <style:style style:name="T119_112" style:family="text"/>
    <style:style style:name="T119_113" style:family="text"/>
    <style:style style:name="T119_114" style:family="text"/>
    <style:style style:name="T119_115" style:family="text"/>
    <style:style style:name="T119_116" style:family="text"/>
    <style:style style:name="T119_117" style:family="text"/>
    <style:style style:name="T119_118" style:family="text"/>
    <style:style style:name="T119_119" style:family="text"/>
    <style:style style:name="T119_120" style:family="text"/>
    <style:style style:name="T119_121" style:family="text"/>
    <style:style style:name="T119_122" style:family="text"/>
    <style:style style:name="T119_123" style:family="text"/>
    <style:style style:name="T119_124" style:family="text"/>
    <style:style style:name="T119_125" style:family="text"/>
    <style:style style:name="T119_126" style:family="text"/>
    <style:style style:name="T119_127" style:family="text"/>
    <style:style style:name="T119_128" style:family="text"/>
    <style:style style:name="T119_129" style:family="text"/>
    <style:style style:name="T119_130" style:family="text"/>
    <style:style style:name="T119_131" style:family="text"/>
    <style:style style:name="T119_132" style:family="text"/>
    <style:style style:name="T119_133" style:family="text"/>
    <style:style style:name="T119_134" style:family="text"/>
    <style:style style:name="T119_135" style:family="text"/>
    <style:style style:name="T119_136" style:family="text"/>
    <style:style style:name="P120" style:family="paragraph" style:parent-style-name="Standard">
      <style:paragraph-properties fo:break-before="auto" fo:line-height="115%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T120_13" style:family="text"/>
    <style:style style:name="T120_14" style:family="text"/>
    <style:style style:name="T120_15" style:family="text"/>
    <style:style style:name="T120_16" style:family="text"/>
    <style:style style:name="T120_17" style:family="text"/>
    <style:style style:name="T120_18" style:family="text"/>
    <style:style style:name="T120_19" style:family="text"/>
    <style:style style:name="T120_20" style:family="text"/>
    <style:style style:name="T120_21" style:family="text"/>
    <style:style style:name="T120_22" style:family="text"/>
    <style:style style:name="T120_23" style:family="text"/>
    <style:style style:name="T120_24" style:family="text"/>
    <style:style style:name="T120_25" style:family="text"/>
    <style:style style:name="T120_26" style:family="text"/>
    <style:style style:name="T120_27" style:family="text"/>
    <style:style style:name="T120_28" style:family="text"/>
    <style:style style:name="T120_29" style:family="text"/>
    <style:style style:name="T120_30" style:family="text"/>
    <style:style style:name="T120_31" style:family="text"/>
    <style:style style:name="T120_32" style:family="text"/>
    <style:style style:name="T120_33" style:family="text"/>
    <style:style style:name="T120_34" style:family="text"/>
    <style:style style:name="T120_35" style:family="text"/>
    <style:style style:name="T120_36" style:family="text"/>
    <style:style style:name="T120_37" style:family="text"/>
    <style:style style:name="T120_38" style:family="text"/>
    <style:style style:name="T120_39" style:family="text"/>
    <style:style style:name="T120_40" style:family="text"/>
    <style:style style:name="T120_41" style:family="text"/>
    <style:style style:name="T120_42" style:family="text"/>
    <style:style style:name="T120_43" style:family="text"/>
    <style:style style:name="T120_44" style:family="text"/>
    <style:style style:name="T120_45" style:family="text"/>
    <style:style style:name="T120_46" style:family="text"/>
    <style:style style:name="T120_47" style:family="text"/>
    <style:style style:name="T120_48" style:family="text"/>
    <style:style style:name="T120_49" style:family="text"/>
    <style:style style:name="T120_50" style:family="text"/>
    <style:style style:name="T120_51" style:family="text"/>
    <style:style style:name="T120_52" style:family="text"/>
    <style:style style:name="T120_53" style:family="text"/>
    <style:style style:name="T120_54" style:family="text"/>
    <style:style style:name="T120_55" style:family="text"/>
    <style:style style:name="T120_56" style:family="text"/>
    <style:style style:name="T120_57" style:family="text"/>
    <style:style style:name="T120_58" style:family="text"/>
    <style:style style:name="T120_59" style:family="text"/>
    <style:style style:name="T120_60" style:family="text"/>
    <style:style style:name="T120_61" style:family="text"/>
    <style:style style:name="T120_62" style:family="text"/>
    <style:style style:name="T120_63" style:family="text"/>
    <style:style style:name="T120_64" style:family="text"/>
    <style:style style:name="T120_65" style:family="text"/>
    <style:style style:name="T120_66" style:family="text"/>
    <style:style style:name="T120_67" style:family="text"/>
    <style:style style:name="T120_68" style:family="text"/>
    <style:style style:name="T120_69" style:family="text"/>
    <style:style style:name="T120_70" style:family="text"/>
    <style:style style:name="T120_71" style:family="text"/>
    <style:style style:name="T120_72" style:family="text"/>
    <style:style style:name="T120_73" style:family="text"/>
    <style:style style:name="T120_74" style:family="text"/>
    <style:style style:name="T120_75" style:family="text"/>
    <style:style style:name="T120_76" style:family="text"/>
    <style:style style:name="T120_77" style:family="text"/>
    <style:style style:name="T120_78" style:family="text"/>
    <style:style style:name="T120_79" style:family="text"/>
    <style:style style:name="T120_80" style:family="text"/>
    <style:style style:name="T120_81" style:family="text"/>
    <style:style style:name="T120_82" style:family="text"/>
    <style:style style:name="T120_83" style:family="text"/>
    <style:style style:name="T120_84" style:family="text"/>
    <style:style style:name="T120_85" style:family="text"/>
    <style:style style:name="T120_86" style:family="text"/>
    <style:style style:name="T120_87" style:family="text"/>
    <style:style style:name="T120_88" style:family="text"/>
    <style:style style:name="T120_89" style:family="text"/>
    <style:style style:name="T120_90" style:family="text"/>
    <style:style style:name="T120_91" style:family="text"/>
    <style:style style:name="T120_92" style:family="text"/>
    <style:style style:name="T120_93" style:family="text"/>
    <style:style style:name="T120_94" style:family="text"/>
    <style:style style:name="T120_95" style:family="text"/>
    <style:style style:name="T120_96" style:family="text"/>
    <style:style style:name="T120_97" style:family="text"/>
    <style:style style:name="T120_98" style:family="text"/>
    <style:style style:name="T120_99" style:family="text"/>
    <style:style style:name="T120_100" style:family="text"/>
    <style:style style:name="T120_101" style:family="text"/>
    <style:style style:name="T120_102" style:family="text"/>
    <style:style style:name="T120_103" style:family="text"/>
    <style:style style:name="T120_104" style:family="text"/>
    <style:style style:name="T120_105" style:family="text"/>
    <style:style style:name="T120_106" style:family="text"/>
    <style:style style:name="T120_107" style:family="text"/>
    <style:style style:name="T120_108" style:family="text"/>
    <style:style style:name="T120_109" style:family="text"/>
    <style:style style:name="T120_110" style:family="text"/>
    <style:style style:name="T120_111" style:family="text"/>
    <style:style style:name="T120_112" style:family="text"/>
    <style:style style:name="T120_113" style:family="text"/>
    <style:style style:name="T120_114" style:family="text"/>
    <style:style style:name="T120_115" style:family="text"/>
    <style:style style:name="T120_116" style:family="text"/>
    <style:style style:name="T120_117" style:family="text"/>
    <style:style style:name="T120_118" style:family="text"/>
    <style:style style:name="T120_119" style:family="text"/>
    <style:style style:name="T120_120" style:family="text"/>
    <style:style style:name="T120_121" style:family="text"/>
    <style:style style:name="T120_122" style:family="text"/>
    <style:style style:name="T120_123" style:family="text"/>
    <style:style style:name="T120_124" style:family="text"/>
    <style:style style:name="T120_125" style:family="text"/>
    <style:style style:name="T120_126" style:family="text"/>
    <style:style style:name="T120_127" style:family="text"/>
    <style:style style:name="T120_128" style:family="text"/>
    <style:style style:name="T120_129" style:family="text"/>
    <style:style style:name="T120_130" style:family="text"/>
    <style:style style:name="T120_131" style:family="text"/>
    <style:style style:name="T120_132" style:family="text"/>
    <style:style style:name="T120_133" style:family="text"/>
    <style:style style:name="T120_134" style:family="text"/>
    <style:style style:name="T120_135" style:family="text"/>
    <style:style style:name="T120_136" style:family="text"/>
    <style:style style:name="T120_137" style:family="text"/>
    <style:style style:name="T120_138" style:family="text"/>
    <style:style style:name="T120_139" style:family="text"/>
    <style:style style:name="T120_140" style:family="text"/>
    <style:style style:name="T120_141" style:family="text"/>
    <style:style style:name="T120_142" style:family="text"/>
    <style:style style:name="T120_143" style:family="text"/>
    <style:style style:name="T120_144" style:family="text"/>
    <style:style style:name="T120_145" style:family="text"/>
    <style:style style:name="T120_146" style:family="text"/>
    <style:style style:name="T120_147" style:family="text"/>
    <style:style style:name="T120_148" style:family="text"/>
    <style:style style:name="T120_149" style:family="text"/>
    <style:style style:name="T120_150" style:family="text"/>
    <style:style style:name="T120_151" style:family="text"/>
    <style:style style:name="T120_152" style:family="text"/>
    <style:style style:name="T120_153" style:family="text"/>
    <style:style style:name="T120_154" style:family="text"/>
    <style:style style:name="T120_155" style:family="text"/>
    <style:style style:name="T120_156" style:family="text"/>
    <style:style style:name="T120_157" style:family="text"/>
    <style:style style:name="T120_158" style:family="text"/>
    <style:style style:name="T120_159" style:family="text"/>
    <style:style style:name="T120_160" style:family="text"/>
    <style:style style:name="T120_161" style:family="text"/>
    <style:style style:name="T120_162" style:family="text"/>
    <style:style style:name="T120_163" style:family="text"/>
    <style:style style:name="T120_164" style:family="text"/>
    <style:style style:name="T120_165" style:family="text"/>
    <style:style style:name="T120_166" style:family="text"/>
    <style:style style:name="T120_167" style:family="text"/>
    <style:style style:name="T120_168" style:family="text"/>
    <style:style style:name="T120_169" style:family="text"/>
    <style:style style:name="T120_170" style:family="text"/>
    <style:style style:name="T120_171" style:family="text"/>
    <style:style style:name="T120_172" style:family="text"/>
    <style:style style:name="T120_173" style:family="text"/>
    <style:style style:name="T120_174" style:family="text"/>
    <style:style style:name="T120_175" style:family="text"/>
    <style:style style:name="T120_176" style:family="text"/>
    <style:style style:name="T120_177" style:family="text"/>
    <style:style style:name="T120_178" style:family="text"/>
    <style:style style:name="T120_179" style:family="text"/>
    <style:style style:name="T120_180" style:family="text"/>
    <style:style style:name="T120_181" style:family="text"/>
    <style:style style:name="T120_182" style:family="text"/>
    <style:style style:name="T120_183" style:family="text"/>
    <style:style style:name="T120_184" style:family="text"/>
    <style:style style:name="T120_185" style:family="text"/>
    <style:style style:name="T120_186" style:family="text"/>
    <style:style style:name="T120_187" style:family="text"/>
    <style:style style:name="T120_188" style:family="text"/>
    <style:style style:name="T120_189" style:family="text"/>
    <style:style style:name="T120_190" style:family="text"/>
    <style:style style:name="T120_191" style:family="text"/>
    <style:style style:name="T120_192" style:family="text"/>
    <style:style style:name="T120_193" style:family="text"/>
    <style:style style:name="T120_194" style:family="text"/>
    <style:style style:name="P121" style:family="paragraph" style:parent-style-name="Standard">
      <style:paragraph-properties fo:break-before="auto" fo:line-height="115%" style:writing-mode="lr-tb"/>
    </style:style>
    <style:style style:name="P122" style:family="paragraph" style:parent-style-name="Standard">
      <style:paragraph-properties fo:break-before="auto" fo:line-height="115%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P123" style:family="paragraph" style:parent-style-name="Standard">
      <style:paragraph-properties fo:break-before="auto" fo:line-height="115%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T123_8" style:family="text"/>
    <style:style style:name="P124" style:family="paragraph" style:parent-style-name="Standard">
      <style:paragraph-properties fo:break-before="auto" fo:line-height="115%" style:writing-mode="lr-tb"/>
    </style:style>
    <style:style style:name="T124_1" style:family="text"/>
    <style:style style:name="T124_2" style:family="text"/>
    <style:style style:name="P125" style:family="paragraph" style:parent-style-name="Standard">
      <style:paragraph-properties fo:break-before="auto" fo:line-height="115%" style:writing-mode="lr-tb"/>
    </style:style>
    <style:style style:name="T125_1" style:family="text"/>
    <style:style style:name="T125_2" style:family="text"/>
    <style:style style:name="P126" style:family="paragraph" style:parent-style-name="Standard">
      <style:paragraph-properties fo:break-before="auto" fo:line-height="115%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P127" style:family="paragraph" style:parent-style-name="Standard">
      <style:paragraph-properties fo:break-before="auto" fo:line-height="115%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P128" style:family="paragraph" style:parent-style-name="Standard">
      <style:paragraph-properties fo:break-before="auto" fo:line-height="115%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T128_11" style:family="text"/>
    <style:style style:name="P129" style:family="paragraph" style:parent-style-name="Standard">
      <style:paragraph-properties fo:break-before="auto" fo:line-height="115%" style:writing-mode="lr-tb"/>
    </style:style>
    <style:style style:name="P130" style:family="paragraph" style:parent-style-name="Standard">
      <style:paragraph-properties fo:break-before="auto" fo:line-height="115%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T130_7" style:family="text"/>
    <style:style style:name="T130_8" style:family="text"/>
    <style:style style:name="T130_9" style:family="text"/>
    <style:style style:name="T130_10" style:family="text"/>
    <style:style style:name="T130_11" style:family="text"/>
    <style:style style:name="T130_12" style:family="text"/>
    <style:style style:name="T130_13" style:family="text"/>
    <style:style style:name="T130_14" style:family="text"/>
    <style:style style:name="T130_15" style:family="text"/>
    <style:style style:name="T130_16" style:family="text"/>
    <style:style style:name="T130_17" style:family="text"/>
    <style:style style:name="T130_18" style:family="text"/>
    <style:style style:name="T130_19" style:family="text"/>
    <style:style style:name="T130_20" style:family="text"/>
    <style:style style:name="T130_21" style:family="text"/>
    <style:style style:name="T130_22" style:family="text"/>
    <style:style style:name="T130_23" style:family="text"/>
    <style:style style:name="T130_24" style:family="text"/>
    <style:style style:name="T130_25" style:family="text"/>
    <style:style style:name="T130_26" style:family="text"/>
    <style:style style:name="T130_27" style:family="text"/>
    <style:style style:name="T130_28" style:family="text"/>
    <style:style style:name="T130_29" style:family="text"/>
    <style:style style:name="T130_30" style:family="text"/>
    <style:style style:name="T130_31" style:family="text"/>
    <style:style style:name="T130_32" style:family="text"/>
    <style:style style:name="T130_33" style:family="text"/>
    <style:style style:name="T130_34" style:family="text"/>
    <style:style style:name="T130_35" style:family="text"/>
    <style:style style:name="T130_36" style:family="text"/>
    <style:style style:name="T130_37" style:family="text"/>
    <style:style style:name="T130_38" style:family="text"/>
    <style:style style:name="P131" style:family="paragraph" style:parent-style-name="Standard">
      <style:paragraph-properties fo:break-before="auto" fo:line-height="115%" style:writing-mode="lr-tb"/>
    </style:style>
    <style:style style:name="P132" style:family="paragraph" style:parent-style-name="Standard">
      <style:paragraph-properties fo:break-before="auto" fo:line-height="115%" style:writing-mode="lr-tb"/>
    </style:style>
    <style:style style:name="T132_1" style:family="text">
      <style:text-properties fo:font-weight="bold" style:font-weight-asian="bold" style:font-weight-complex="bold"/>
    </style:style>
    <style:style style:name="T132_2" style:family="text">
      <style:text-properties fo:font-weight="bold" style:font-weight-asian="bold" style:font-weight-complex="bold"/>
    </style:style>
    <style:style style:name="T132_3" style:family="text">
      <style:text-properties fo:font-weight="bold" style:font-weight-asian="bold" style:font-weight-complex="bold"/>
    </style:style>
    <style:style style:name="T132_4" style:family="text">
      <style:text-properties fo:font-weight="bold" style:font-weight-asian="bold" style:font-weight-complex="bold"/>
    </style:style>
    <style:style style:name="T132_5" style:family="text">
      <style:text-properties fo:font-weight="bold" style:font-weight-asian="bold" style:font-weight-complex="bold"/>
    </style:style>
    <style:style style:name="T132_6" style:family="text">
      <style:text-properties fo:font-weight="bold" style:font-weight-asian="bold" style:font-weight-complex="bold"/>
    </style:style>
    <style:style style:name="T132_7" style:family="text">
      <style:text-properties fo:font-weight="bold" style:font-weight-asian="bold" style:font-weight-complex="bold"/>
    </style:style>
    <style:style style:name="P133" style:family="paragraph" style:parent-style-name="Standard">
      <style:paragraph-properties fo:break-before="auto" fo:line-height="115%" style:writing-mode="lr-tb"/>
    </style:style>
    <style:style style:name="P134" style:family="paragraph" style:parent-style-name="Standard">
      <style:paragraph-properties fo:break-before="auto" fo:line-height="115%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T134_10" style:family="text"/>
    <style:style style:name="T134_11" style:family="text"/>
    <style:style style:name="T134_12" style:family="text"/>
    <style:style style:name="T134_13" style:family="text"/>
    <style:style style:name="T134_14" style:family="text"/>
    <style:style style:name="T134_15" style:family="text"/>
    <style:style style:name="T134_16" style:family="text"/>
    <style:style style:name="T134_17" style:family="text"/>
    <style:style style:name="T134_18" style:family="text"/>
    <style:style style:name="T134_19" style:family="text"/>
    <style:style style:name="T134_20" style:family="text"/>
    <style:style style:name="T134_21" style:family="text"/>
    <style:style style:name="T134_22" style:family="text"/>
    <style:style style:name="T134_23" style:family="text"/>
    <style:style style:name="T134_24" style:family="text"/>
    <style:style style:name="T134_25" style:family="text"/>
    <style:style style:name="T134_26" style:family="text"/>
    <style:style style:name="T134_27" style:family="text"/>
    <style:style style:name="T134_28" style:family="text"/>
    <style:style style:name="T134_29" style:family="text"/>
    <style:style style:name="T134_30" style:family="text"/>
    <style:style style:name="T134_31" style:family="text"/>
    <style:style style:name="T134_32" style:family="text"/>
    <style:style style:name="T134_33" style:family="text"/>
    <style:style style:name="T134_34" style:family="text"/>
    <style:style style:name="T134_35" style:family="text"/>
    <style:style style:name="T134_36" style:family="text"/>
    <style:style style:name="T134_37" style:family="text"/>
    <style:style style:name="T134_38" style:family="text"/>
    <style:style style:name="T134_39" style:family="text"/>
    <style:style style:name="T134_40" style:family="text"/>
    <style:style style:name="T134_41" style:family="text"/>
    <style:style style:name="T134_42" style:family="text"/>
    <style:style style:name="T134_43" style:family="text"/>
    <style:style style:name="T134_44" style:family="text"/>
    <style:style style:name="T134_45" style:family="text"/>
    <style:style style:name="T134_46" style:family="text"/>
    <style:style style:name="T134_47" style:family="text"/>
    <style:style style:name="T134_48" style:family="text"/>
    <style:style style:name="T134_49" style:family="text"/>
    <style:style style:name="T134_50" style:family="text"/>
    <style:style style:name="T134_51" style:family="text"/>
    <style:style style:name="T134_52" style:family="text"/>
    <style:style style:name="T134_53" style:family="text"/>
    <style:style style:name="T134_54" style:family="text"/>
    <style:style style:name="T134_55" style:family="text"/>
    <style:style style:name="T134_56" style:family="text"/>
    <style:style style:name="T134_57" style:family="text"/>
    <style:style style:name="T134_58" style:family="text"/>
    <style:style style:name="T134_59" style:family="text"/>
    <style:style style:name="T134_60" style:family="text"/>
    <style:style style:name="T134_61" style:family="text"/>
    <style:style style:name="T134_62" style:family="text"/>
    <style:style style:name="T134_63" style:family="text"/>
    <style:style style:name="T134_64" style:family="text"/>
    <style:style style:name="T134_65" style:family="text"/>
    <style:style style:name="T134_66" style:family="text"/>
    <style:style style:name="T134_67" style:family="text"/>
    <style:style style:name="T134_68" style:family="text"/>
    <style:style style:name="T134_69" style:family="text"/>
    <style:style style:name="T134_70" style:family="text"/>
    <style:style style:name="T134_71" style:family="text"/>
    <style:style style:name="T134_72" style:family="text"/>
    <style:style style:name="T134_73" style:family="text"/>
    <style:style style:name="T134_74" style:family="text"/>
    <style:style style:name="T134_75" style:family="text"/>
    <style:style style:name="T134_76" style:family="text"/>
    <style:style style:name="T134_77" style:family="text"/>
    <style:style style:name="T134_78" style:family="text"/>
    <style:style style:name="T134_79" style:family="text"/>
    <style:style style:name="T134_80" style:family="text"/>
    <style:style style:name="T134_81" style:family="text"/>
    <style:style style:name="T134_82" style:family="text"/>
    <style:style style:name="T134_83" style:family="text"/>
    <style:style style:name="T134_84" style:family="text"/>
    <style:style style:name="T134_85" style:family="text"/>
    <style:style style:name="T134_86" style:family="text"/>
    <style:style style:name="T134_87" style:family="text"/>
    <style:style style:name="T134_88" style:family="text"/>
    <style:style style:name="T134_89" style:family="text"/>
    <style:style style:name="T134_90" style:family="text"/>
    <style:style style:name="T134_91" style:family="text"/>
    <style:style style:name="T134_92" style:family="text"/>
    <style:style style:name="T134_93" style:family="text"/>
    <style:style style:name="T134_94" style:family="text"/>
    <style:style style:name="T134_95" style:family="text"/>
    <style:style style:name="T134_96" style:family="text"/>
    <style:style style:name="T134_97" style:family="text"/>
    <style:style style:name="T134_98" style:family="text"/>
    <style:style style:name="T134_99" style:family="text"/>
    <style:style style:name="T134_100" style:family="text"/>
    <style:style style:name="T134_101" style:family="text"/>
    <style:style style:name="T134_102" style:family="text"/>
    <style:style style:name="T134_103" style:family="text"/>
    <style:style style:name="T134_104" style:family="text"/>
    <style:style style:name="T134_105" style:family="text"/>
    <style:style style:name="T134_106" style:family="text"/>
    <style:style style:name="T134_107" style:family="text"/>
    <style:style style:name="T134_108" style:family="text"/>
    <style:style style:name="T134_109" style:family="text"/>
    <style:style style:name="T134_110" style:family="text"/>
    <style:style style:name="T134_111" style:family="text"/>
    <style:style style:name="T134_112" style:family="text"/>
    <style:style style:name="T134_113" style:family="text"/>
    <style:style style:name="T134_114" style:family="text"/>
    <style:style style:name="T134_115" style:family="text"/>
    <style:style style:name="T134_116" style:family="text"/>
    <style:style style:name="T134_117" style:family="text"/>
    <style:style style:name="T134_118" style:family="text"/>
    <style:style style:name="T134_119" style:family="text"/>
    <style:style style:name="T134_120" style:family="text"/>
    <style:style style:name="T134_121" style:family="text"/>
    <style:style style:name="T134_122" style:family="text"/>
    <style:style style:name="T134_123" style:family="text"/>
    <style:style style:name="T134_124" style:family="text"/>
    <style:style style:name="T134_125" style:family="text"/>
    <style:style style:name="T134_126" style:family="text"/>
    <style:style style:name="T134_127" style:family="text"/>
    <style:style style:name="T134_128" style:family="text"/>
    <style:style style:name="T134_129" style:family="text"/>
    <style:style style:name="T134_130" style:family="text"/>
    <style:style style:name="T134_131" style:family="text"/>
    <style:style style:name="T134_132" style:family="text"/>
    <style:style style:name="T134_133" style:family="text"/>
    <style:style style:name="T134_134" style:family="text"/>
    <style:style style:name="T134_135" style:family="text"/>
    <style:style style:name="T134_136" style:family="text"/>
    <style:style style:name="T134_137" style:family="text"/>
    <style:style style:name="T134_138" style:family="text"/>
    <style:style style:name="T134_139" style:family="text"/>
    <style:style style:name="T134_140" style:family="text"/>
    <style:style style:name="T134_141" style:family="text"/>
    <style:style style:name="T134_142" style:family="text"/>
    <style:style style:name="T134_143" style:family="text"/>
    <style:style style:name="T134_144" style:family="text"/>
    <style:style style:name="T134_145" style:family="text"/>
    <style:style style:name="T134_146" style:family="text"/>
    <style:style style:name="T134_147" style:family="text"/>
    <style:style style:name="T134_148" style:family="text"/>
    <style:style style:name="T134_149" style:family="text"/>
    <style:style style:name="T134_150" style:family="text"/>
    <style:style style:name="T134_151" style:family="text"/>
    <style:style style:name="T134_152" style:family="text"/>
    <style:style style:name="T134_153" style:family="text"/>
    <style:style style:name="T134_154" style:family="text"/>
    <style:style style:name="T134_155" style:family="text"/>
    <style:style style:name="T134_156" style:family="text"/>
    <style:style style:name="T134_157" style:family="text"/>
    <style:style style:name="T134_158" style:family="text"/>
    <style:style style:name="T134_159" style:family="text"/>
    <style:style style:name="T134_160" style:family="text"/>
    <style:style style:name="T134_161" style:family="text"/>
    <style:style style:name="T134_162" style:family="text"/>
    <style:style style:name="T134_163" style:family="text"/>
    <style:style style:name="T134_164" style:family="text"/>
    <style:style style:name="T134_165" style:family="text"/>
    <style:style style:name="T134_166" style:family="text"/>
    <style:style style:name="T134_167" style:family="text"/>
    <style:style style:name="T134_168" style:family="text"/>
    <style:style style:name="T134_169" style:family="text"/>
    <style:style style:name="T134_170" style:family="text"/>
    <style:style style:name="T134_171" style:family="text"/>
    <style:style style:name="T134_172" style:family="text"/>
    <style:style style:name="T134_173" style:family="text"/>
    <style:style style:name="T134_174" style:family="text"/>
    <style:style style:name="T134_175" style:family="text"/>
    <style:style style:name="T134_176" style:family="text"/>
    <style:style style:name="T134_177" style:family="text"/>
    <style:style style:name="T134_178" style:family="text"/>
    <style:style style:name="T134_179" style:family="text"/>
    <style:style style:name="T134_180" style:family="text"/>
    <style:style style:name="P135" style:family="paragraph" style:parent-style-name="Standard">
      <style:paragraph-properties fo:break-before="auto" fo:line-height="115%" style:writing-mode="lr-tb"/>
    </style:style>
    <style:style style:name="P136" style:family="paragraph" style:parent-style-name="Standard">
      <style:paragraph-properties fo:break-before="auto" fo:line-height="115%" style:writing-mode="lr-tb"/>
    </style:style>
    <style:style style:name="T136_1" style:family="text">
      <style:text-properties fo:font-weight="bold" style:font-weight-asian="bold" style:font-weight-complex="bold"/>
    </style:style>
    <style:style style:name="T136_2" style:family="text">
      <style:text-properties fo:font-weight="bold" style:font-weight-asian="bold" style:font-weight-complex="bold"/>
    </style:style>
    <style:style style:name="T136_3" style:family="text">
      <style:text-properties fo:font-weight="bold" style:font-weight-asian="bold" style:font-weight-complex="bold"/>
    </style:style>
    <style:style style:name="P137" style:family="paragraph" style:parent-style-name="Standard">
      <style:paragraph-properties fo:break-before="auto" fo:line-height="115%" style:writing-mode="lr-tb"/>
    </style:style>
    <style:style style:name="T137_1" style:family="text"/>
    <style:style style:name="P138" style:family="paragraph" style:parent-style-name="Standard">
      <style:paragraph-properties fo:break-before="auto" fo:line-height="115%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T138_10" style:family="text"/>
    <style:style style:name="T138_11" style:family="text"/>
    <style:style style:name="T138_12" style:family="text"/>
    <style:style style:name="T138_13" style:family="text"/>
    <style:style style:name="T138_14" style:family="text"/>
    <style:style style:name="T138_15" style:family="text"/>
    <style:style style:name="T138_16" style:family="text"/>
    <style:style style:name="T138_17" style:family="text"/>
    <style:style style:name="T138_18" style:family="text"/>
    <style:style style:name="T138_19" style:family="text"/>
    <style:style style:name="T138_20" style:family="text"/>
    <style:style style:name="T138_21" style:family="text"/>
    <style:style style:name="T138_22" style:family="text"/>
    <style:style style:name="T138_23" style:family="text"/>
    <style:style style:name="T138_24" style:family="text"/>
    <style:style style:name="T138_25" style:family="text"/>
    <style:style style:name="T138_26" style:family="text"/>
    <style:style style:name="T138_27" style:family="text"/>
    <style:style style:name="T138_28" style:family="text"/>
    <style:style style:name="T138_29" style:family="text"/>
    <style:style style:name="T138_30" style:family="text"/>
    <style:style style:name="T138_31" style:family="text"/>
    <style:style style:name="T138_32" style:family="text"/>
    <style:style style:name="T138_33" style:family="text"/>
    <style:style style:name="T138_34" style:family="text"/>
    <style:style style:name="T138_35" style:family="text"/>
    <style:style style:name="T138_36" style:family="text"/>
    <style:style style:name="T138_37" style:family="text"/>
    <style:style style:name="T138_38" style:family="text"/>
    <style:style style:name="T138_39" style:family="text"/>
    <style:style style:name="T138_40" style:family="text"/>
    <style:style style:name="T138_41" style:family="text"/>
    <style:style style:name="T138_42" style:family="text"/>
    <style:style style:name="T138_43" style:family="text"/>
    <style:style style:name="T138_44" style:family="text"/>
    <style:style style:name="T138_45" style:family="text"/>
    <style:style style:name="T138_46" style:family="text"/>
    <style:style style:name="T138_47" style:family="text"/>
    <style:style style:name="T138_48" style:family="text"/>
    <style:style style:name="T138_49" style:family="text"/>
    <style:style style:name="T138_50" style:family="text"/>
    <style:style style:name="T138_51" style:family="text"/>
    <style:style style:name="T138_52" style:family="text"/>
    <style:style style:name="T138_53" style:family="text"/>
    <style:style style:name="T138_54" style:family="text"/>
    <style:style style:name="T138_55" style:family="text"/>
    <style:style style:name="T138_56" style:family="text"/>
    <style:style style:name="T138_57" style:family="text"/>
    <style:style style:name="T138_58" style:family="text"/>
    <style:style style:name="T138_59" style:family="text"/>
    <style:style style:name="T138_60" style:family="text"/>
    <style:style style:name="T138_61" style:family="text"/>
    <style:style style:name="T138_62" style:family="text"/>
    <style:style style:name="T138_63" style:family="text"/>
    <style:style style:name="T138_64" style:family="text"/>
    <style:style style:name="T138_65" style:family="text"/>
    <style:style style:name="T138_66" style:family="text"/>
    <style:style style:name="T138_67" style:family="text"/>
    <style:style style:name="T138_68" style:family="text"/>
    <style:style style:name="T138_69" style:family="text"/>
    <style:style style:name="T138_70" style:family="text"/>
    <style:style style:name="T138_71" style:family="text"/>
    <style:style style:name="T138_72" style:family="text"/>
    <style:style style:name="T138_73" style:family="text"/>
    <style:style style:name="T138_74" style:family="text"/>
    <style:style style:name="T138_75" style:family="text"/>
    <style:style style:name="T138_76" style:family="text"/>
    <style:style style:name="T138_77" style:family="text"/>
    <style:style style:name="T138_78" style:family="text"/>
    <style:style style:name="T138_79" style:family="text"/>
    <style:style style:name="T138_80" style:family="text"/>
    <style:style style:name="T138_81" style:family="text"/>
    <style:style style:name="T138_82" style:family="text"/>
    <style:style style:name="T138_83" style:family="text"/>
    <style:style style:name="T138_84" style:family="text"/>
    <style:style style:name="T138_85" style:family="text"/>
    <style:style style:name="T138_86" style:family="text"/>
    <style:style style:name="T138_87" style:family="text"/>
    <style:style style:name="T138_88" style:family="text"/>
    <style:style style:name="T138_89" style:family="text"/>
    <style:style style:name="T138_90" style:family="text"/>
    <style:style style:name="T138_91" style:family="text"/>
    <style:style style:name="T138_92" style:family="text"/>
    <style:style style:name="T138_93" style:family="text"/>
    <style:style style:name="T138_94" style:family="text"/>
    <style:style style:name="T138_95" style:family="text"/>
    <style:style style:name="T138_96" style:family="text"/>
    <style:style style:name="T138_97" style:family="text"/>
    <style:style style:name="T138_98" style:family="text"/>
    <style:style style:name="T138_99" style:family="text"/>
    <style:style style:name="T138_100" style:family="text"/>
    <style:style style:name="T138_101" style:family="text"/>
    <style:style style:name="T138_102" style:family="text"/>
    <style:style style:name="T138_103" style:family="text"/>
    <style:style style:name="T138_104" style:family="text"/>
    <style:style style:name="T138_105" style:family="text"/>
    <style:style style:name="T138_106" style:family="text"/>
    <style:style style:name="T138_107" style:family="text"/>
    <style:style style:name="T138_108" style:family="text"/>
    <style:style style:name="T138_109" style:family="text"/>
    <style:style style:name="T138_110" style:family="text"/>
    <style:style style:name="T138_111" style:family="text"/>
    <style:style style:name="T138_112" style:family="text"/>
    <style:style style:name="T138_113" style:family="text"/>
    <style:style style:name="T138_114" style:family="text"/>
    <style:style style:name="T138_115" style:family="text"/>
    <style:style style:name="T138_116" style:family="text"/>
    <style:style style:name="T138_117" style:family="text"/>
    <style:style style:name="T138_118" style:family="text"/>
    <style:style style:name="T138_119" style:family="text"/>
    <style:style style:name="T138_120" style:family="text"/>
    <style:style style:name="T138_121" style:family="text"/>
    <style:style style:name="T138_122" style:family="text"/>
    <style:style style:name="T138_123" style:family="text"/>
    <style:style style:name="T138_124" style:family="text"/>
    <style:style style:name="T138_125" style:family="text"/>
    <style:style style:name="T138_126" style:family="text"/>
    <style:style style:name="T138_127" style:family="text"/>
    <style:style style:name="T138_128" style:family="text"/>
    <style:style style:name="T138_129" style:family="text"/>
    <style:style style:name="T138_130" style:family="text"/>
    <style:style style:name="T138_131" style:family="text"/>
    <style:style style:name="T138_132" style:family="text"/>
    <style:style style:name="T138_133" style:family="text"/>
    <style:style style:name="T138_134" style:family="text"/>
    <style:style style:name="T138_135" style:family="text"/>
    <style:style style:name="T138_136" style:family="text"/>
    <style:style style:name="T138_137" style:family="text"/>
    <style:style style:name="T138_138" style:family="text"/>
    <style:style style:name="T138_139" style:family="text"/>
    <style:style style:name="T138_140" style:family="text"/>
    <style:style style:name="T138_141" style:family="text"/>
    <style:style style:name="T138_142" style:family="text"/>
    <style:style style:name="T138_143" style:family="text"/>
    <style:style style:name="T138_144" style:family="text"/>
    <style:style style:name="T138_145" style:family="text"/>
    <style:style style:name="T138_146" style:family="text"/>
    <style:style style:name="T138_147" style:family="text"/>
    <style:style style:name="T138_148" style:family="text"/>
    <style:style style:name="T138_149" style:family="text"/>
    <style:style style:name="T138_150" style:family="text"/>
    <style:style style:name="T138_151" style:family="text"/>
    <style:style style:name="T138_152" style:family="text"/>
    <style:style style:name="T138_153" style:family="text"/>
    <style:style style:name="T138_154" style:family="text"/>
    <style:style style:name="T138_155" style:family="text"/>
    <style:style style:name="T138_156" style:family="text"/>
    <style:style style:name="T138_157" style:family="text"/>
    <style:style style:name="T138_158" style:family="text"/>
    <style:style style:name="T138_159" style:family="text"/>
    <style:style style:name="T138_160" style:family="text"/>
    <style:style style:name="T138_161" style:family="text"/>
    <style:style style:name="T138_162" style:family="text"/>
    <style:style style:name="T138_163" style:family="text"/>
    <style:style style:name="T138_164" style:family="text"/>
    <style:style style:name="T138_165" style:family="text"/>
    <style:style style:name="T138_166" style:family="text"/>
    <style:style style:name="T138_167" style:family="text"/>
    <style:style style:name="T138_168" style:family="text"/>
    <style:style style:name="T138_169" style:family="text"/>
    <style:style style:name="T138_170" style:family="text"/>
    <style:style style:name="T138_171" style:family="text"/>
    <style:style style:name="T138_172" style:family="text"/>
    <style:style style:name="T138_173" style:family="text"/>
    <style:style style:name="T138_174" style:family="text"/>
    <style:style style:name="T138_175" style:family="text"/>
    <style:style style:name="T138_176" style:family="text"/>
    <style:style style:name="T138_177" style:family="text"/>
    <style:style style:name="T138_178" style:family="text"/>
    <style:style style:name="T138_179" style:family="text"/>
    <style:style style:name="T138_180" style:family="text"/>
    <style:style style:name="P139" style:family="paragraph" style:parent-style-name="Standard">
      <style:paragraph-properties fo:break-before="auto" fo:line-height="115%" style:writing-mode="lr-tb"/>
    </style:style>
    <style:style style:name="P140" style:family="paragraph" style:parent-style-name="Standard">
      <style:paragraph-properties fo:break-before="auto" fo:line-height="115%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T140_6" style:family="text"/>
    <style:style style:name="T140_7" style:family="text"/>
    <style:style style:name="T140_8" style:family="text"/>
    <style:style style:name="T140_9" style:family="text"/>
    <style:style style:name="T140_10" style:family="text"/>
    <style:style style:name="T140_11" style:family="text"/>
    <style:style style:name="T140_12" style:family="text"/>
    <style:style style:name="T140_13" style:family="text"/>
    <style:style style:name="T140_14" style:family="text"/>
    <style:style style:name="T140_15" style:family="text"/>
    <style:style style:name="T140_16" style:family="text"/>
    <style:style style:name="T140_17" style:family="text"/>
    <style:style style:name="T140_18" style:family="text"/>
    <style:style style:name="T140_19" style:family="text"/>
    <style:style style:name="T140_20" style:family="text"/>
    <style:style style:name="T140_21" style:family="text"/>
    <style:style style:name="T140_22" style:family="text"/>
    <style:style style:name="T140_23" style:family="text"/>
    <style:style style:name="T140_24" style:family="text"/>
    <style:style style:name="T140_25" style:family="text"/>
    <style:style style:name="T140_26" style:family="text"/>
    <style:style style:name="T140_27" style:family="text"/>
    <style:style style:name="T140_28" style:family="text"/>
    <style:style style:name="T140_29" style:family="text"/>
    <style:style style:name="T140_30" style:family="text"/>
    <style:style style:name="T140_31" style:family="text"/>
    <style:style style:name="T140_32" style:family="text"/>
    <style:style style:name="T140_33" style:family="text"/>
    <style:style style:name="T140_34" style:family="text"/>
    <style:style style:name="T140_35" style:family="text"/>
    <style:style style:name="T140_36" style:family="text"/>
    <style:style style:name="T140_37" style:family="text"/>
    <style:style style:name="T140_38" style:family="text"/>
    <style:style style:name="T140_39" style:family="text"/>
    <style:style style:name="T140_40" style:family="text"/>
    <style:style style:name="T140_41" style:family="text"/>
    <style:style style:name="T140_42" style:family="text"/>
    <style:style style:name="T140_43" style:family="text"/>
    <style:style style:name="T140_44" style:family="text"/>
    <style:style style:name="T140_45" style:family="text"/>
    <style:style style:name="T140_46" style:family="text"/>
    <style:style style:name="T140_47" style:family="text"/>
    <style:style style:name="T140_48" style:family="text"/>
    <style:style style:name="T140_49" style:family="text"/>
    <style:style style:name="T140_50" style:family="text"/>
    <style:style style:name="T140_51" style:family="text"/>
    <style:style style:name="T140_52" style:family="text"/>
    <style:style style:name="T140_53" style:family="text"/>
    <style:style style:name="T140_54" style:family="text"/>
    <style:style style:name="T140_55" style:family="text"/>
    <style:style style:name="T140_56" style:family="text"/>
    <style:style style:name="T140_57" style:family="text"/>
    <style:style style:name="T140_58" style:family="text"/>
    <style:style style:name="T140_59" style:family="text"/>
    <style:style style:name="T140_60" style:family="text"/>
    <style:style style:name="T140_61" style:family="text"/>
    <style:style style:name="T140_62" style:family="text"/>
    <style:style style:name="T140_63" style:family="text"/>
    <style:style style:name="T140_64" style:family="text"/>
    <style:style style:name="T140_65" style:family="text"/>
    <style:style style:name="T140_66" style:family="text"/>
    <style:style style:name="T140_67" style:family="text"/>
    <style:style style:name="T140_68" style:family="text"/>
    <style:style style:name="T140_69" style:family="text"/>
    <style:style style:name="T140_70" style:family="text"/>
    <style:style style:name="T140_71" style:family="text"/>
    <style:style style:name="T140_72" style:family="text"/>
    <style:style style:name="T140_73" style:family="text"/>
    <style:style style:name="T140_74" style:family="text"/>
    <style:style style:name="T140_75" style:family="text"/>
    <style:style style:name="T140_76" style:family="text"/>
    <style:style style:name="T140_77" style:family="text"/>
    <style:style style:name="T140_78" style:family="text"/>
    <style:style style:name="T140_79" style:family="text"/>
    <style:style style:name="T140_80" style:family="text"/>
    <style:style style:name="T140_81" style:family="text"/>
    <style:style style:name="T140_82" style:family="text"/>
    <style:style style:name="T140_83" style:family="text"/>
    <style:style style:name="T140_84" style:family="text"/>
    <style:style style:name="T140_85" style:family="text"/>
    <style:style style:name="T140_86" style:family="text"/>
    <style:style style:name="T140_87" style:family="text"/>
    <style:style style:name="T140_88" style:family="text"/>
    <style:style style:name="T140_89" style:family="text"/>
    <style:style style:name="T140_90" style:family="text"/>
    <style:style style:name="T140_91" style:family="text"/>
    <style:style style:name="T140_92" style:family="text"/>
    <style:style style:name="T140_93" style:family="text"/>
    <style:style style:name="T140_94" style:family="text"/>
    <style:style style:name="T140_95" style:family="text"/>
    <style:style style:name="T140_96" style:family="text"/>
    <style:style style:name="T140_97" style:family="text"/>
    <style:style style:name="T140_98" style:family="text"/>
    <style:style style:name="T140_99" style:family="text"/>
    <style:style style:name="T140_100" style:family="text"/>
    <style:style style:name="T140_101" style:family="text"/>
    <style:style style:name="T140_102" style:family="text"/>
    <style:style style:name="T140_103" style:family="text"/>
    <style:style style:name="T140_104" style:family="text"/>
    <style:style style:name="T140_105" style:family="text"/>
    <style:style style:name="T140_106" style:family="text"/>
    <style:style style:name="T140_107" style:family="text"/>
    <style:style style:name="T140_108" style:family="text"/>
    <style:style style:name="P141" style:family="paragraph" style:parent-style-name="Standard">
      <style:paragraph-properties fo:break-before="auto" fo:line-height="115%" style:writing-mode="lr-tb"/>
    </style:style>
    <style:style style:name="P142" style:family="paragraph" style:parent-style-name="Standard">
      <style:paragraph-properties fo:break-before="auto" fo:line-height="115%" style:writing-mode="lr-tb"/>
    </style:style>
    <style:style style:name="T142_1" style:family="text"/>
    <style:style style:name="T142_2" style:family="text"/>
    <style:style style:name="T142_3" style:family="text"/>
    <style:style style:name="T142_4" style:family="text"/>
    <style:style style:name="T142_5" style:family="text"/>
    <style:style style:name="T142_6" style:family="text"/>
    <style:style style:name="T142_7" style:family="text"/>
    <style:style style:name="T142_8" style:family="text"/>
    <style:style style:name="T142_9" style:family="text"/>
    <style:style style:name="T142_10" style:family="text"/>
    <style:style style:name="T142_11" style:family="text"/>
    <style:style style:name="T142_12" style:family="text"/>
    <style:style style:name="T142_13" style:family="text"/>
    <style:style style:name="T142_14" style:family="text"/>
    <style:style style:name="T142_15" style:family="text"/>
    <style:style style:name="T142_16" style:family="text"/>
    <style:style style:name="T142_17" style:family="text"/>
    <style:style style:name="T142_18" style:family="text"/>
    <style:style style:name="T142_19" style:family="text"/>
    <style:style style:name="T142_20" style:family="text"/>
    <style:style style:name="T142_21" style:family="text"/>
    <style:style style:name="T142_22" style:family="text"/>
    <style:style style:name="T142_23" style:family="text"/>
    <style:style style:name="T142_24" style:family="text"/>
    <style:style style:name="T142_25" style:family="text"/>
    <style:style style:name="T142_26" style:family="text"/>
    <style:style style:name="T142_27" style:family="text"/>
    <style:style style:name="T142_28" style:family="text"/>
    <style:style style:name="T142_29" style:family="text"/>
    <style:style style:name="T142_30" style:family="text"/>
    <style:style style:name="T142_31" style:family="text"/>
    <style:style style:name="T142_32" style:family="text"/>
    <style:style style:name="T142_33" style:family="text"/>
    <style:style style:name="T142_34" style:family="text"/>
    <style:style style:name="T142_35" style:family="text"/>
    <style:style style:name="T142_36" style:family="text"/>
    <style:style style:name="T142_37" style:family="text"/>
    <style:style style:name="T142_38" style:family="text"/>
    <style:style style:name="T142_39" style:family="text"/>
    <style:style style:name="T142_40" style:family="text"/>
    <style:style style:name="T142_41" style:family="text"/>
    <style:style style:name="T142_42" style:family="text"/>
    <style:style style:name="T142_43" style:family="text"/>
    <style:style style:name="T142_44" style:family="text"/>
    <style:style style:name="T142_45" style:family="text"/>
    <style:style style:name="T142_46" style:family="text"/>
    <style:style style:name="T142_47" style:family="text"/>
    <style:style style:name="T142_48" style:family="text"/>
    <style:style style:name="T142_49" style:family="text"/>
    <style:style style:name="T142_50" style:family="text"/>
    <style:style style:name="T142_51" style:family="text"/>
    <style:style style:name="T142_52" style:family="text"/>
    <style:style style:name="T142_53" style:family="text"/>
    <style:style style:name="T142_54" style:family="text"/>
    <style:style style:name="T142_55" style:family="text"/>
    <style:style style:name="T142_56" style:family="text"/>
    <style:style style:name="T142_57" style:family="text"/>
    <style:style style:name="T142_58" style:family="text"/>
    <style:style style:name="T142_59" style:family="text"/>
    <style:style style:name="T142_60" style:family="text"/>
    <style:style style:name="T142_61" style:family="text"/>
    <style:style style:name="T142_62" style:family="text"/>
    <style:style style:name="T142_63" style:family="text"/>
    <style:style style:name="T142_64" style:family="text"/>
    <style:style style:name="T142_65" style:family="text"/>
    <style:style style:name="T142_66" style:family="text"/>
    <style:style style:name="T142_67" style:family="text"/>
    <style:style style:name="T142_68" style:family="text"/>
    <style:style style:name="T142_69" style:family="text"/>
    <style:style style:name="T142_70" style:family="text"/>
    <style:style style:name="T142_71" style:family="text"/>
    <style:style style:name="T142_72" style:family="text"/>
    <style:style style:name="T142_73" style:family="text"/>
    <style:style style:name="T142_74" style:family="text"/>
    <style:style style:name="T142_75" style:family="text"/>
    <style:style style:name="T142_76" style:family="text"/>
    <style:style style:name="T142_77" style:family="text"/>
    <style:style style:name="T142_78" style:family="text"/>
    <style:style style:name="T142_79" style:family="text"/>
    <style:style style:name="T142_80" style:family="text"/>
    <style:style style:name="T142_81" style:family="text"/>
    <style:style style:name="T142_82" style:family="text"/>
    <style:style style:name="T142_83" style:family="text"/>
    <style:style style:name="T142_84" style:family="text"/>
    <style:style style:name="T142_85" style:family="text"/>
    <style:style style:name="T142_86" style:family="text"/>
    <style:style style:name="T142_87" style:family="text"/>
    <style:style style:name="T142_88" style:family="text"/>
    <style:style style:name="T142_89" style:family="text"/>
    <style:style style:name="T142_90" style:family="text"/>
    <style:style style:name="T142_91" style:family="text"/>
    <style:style style:name="T142_92" style:family="text"/>
    <style:style style:name="T142_93" style:family="text"/>
    <style:style style:name="T142_94" style:family="text"/>
    <style:style style:name="T142_95" style:family="text"/>
    <style:style style:name="T142_96" style:family="text"/>
    <style:style style:name="T142_97" style:family="text"/>
    <style:style style:name="T142_98" style:family="text"/>
    <style:style style:name="T142_99" style:family="text"/>
    <style:style style:name="T142_100" style:family="text"/>
    <style:style style:name="T142_101" style:family="text"/>
    <style:style style:name="T142_102" style:family="text"/>
    <style:style style:name="T142_103" style:family="text"/>
    <style:style style:name="T142_104" style:family="text"/>
    <style:style style:name="T142_105" style:family="text"/>
    <style:style style:name="T142_106" style:family="text"/>
    <style:style style:name="T142_107" style:family="text"/>
    <style:style style:name="T142_108" style:family="text"/>
    <style:style style:name="T142_109" style:family="text"/>
    <style:style style:name="T142_110" style:family="text"/>
    <style:style style:name="T142_111" style:family="text"/>
    <style:style style:name="T142_112" style:family="text"/>
    <style:style style:name="T142_113" style:family="text"/>
    <style:style style:name="T142_114" style:family="text"/>
    <style:style style:name="T142_115" style:family="text"/>
    <style:style style:name="T142_116" style:family="text"/>
    <style:style style:name="T142_117" style:family="text"/>
    <style:style style:name="T142_118" style:family="text"/>
    <style:style style:name="T142_119" style:family="text"/>
    <style:style style:name="T142_120" style:family="text"/>
    <style:style style:name="T142_121" style:family="text"/>
    <style:style style:name="T142_122" style:family="text"/>
    <style:style style:name="T142_123" style:family="text"/>
    <style:style style:name="T142_124" style:family="text"/>
    <style:style style:name="T142_125" style:family="text"/>
    <style:style style:name="T142_126" style:family="text"/>
    <style:style style:name="T142_127" style:family="text"/>
    <style:style style:name="T142_128" style:family="text"/>
    <style:style style:name="T142_129" style:family="text"/>
    <style:style style:name="T142_130" style:family="text"/>
    <style:style style:name="T142_131" style:family="text"/>
    <style:style style:name="T142_132" style:family="text"/>
    <style:style style:name="T142_133" style:family="text"/>
    <style:style style:name="T142_134" style:family="text"/>
    <style:style style:name="T142_135" style:family="text"/>
    <style:style style:name="T142_136" style:family="text"/>
    <style:style style:name="T142_137" style:family="text"/>
    <style:style style:name="T142_138" style:family="text"/>
    <style:style style:name="T142_139" style:family="text"/>
    <style:style style:name="T142_140" style:family="text"/>
    <style:style style:name="T142_141" style:family="text"/>
    <style:style style:name="T142_142" style:family="text"/>
    <style:style style:name="T142_143" style:family="text"/>
    <style:style style:name="T142_144" style:family="text"/>
    <style:style style:name="T142_145" style:family="text"/>
    <style:style style:name="T142_146" style:family="text"/>
    <style:style style:name="T142_147" style:family="text"/>
    <style:style style:name="T142_148" style:family="text"/>
    <style:style style:name="T142_149" style:family="text"/>
    <style:style style:name="T142_150" style:family="text"/>
    <style:style style:name="T142_151" style:family="text"/>
    <style:style style:name="T142_152" style:family="text"/>
    <style:style style:name="T142_153" style:family="text"/>
    <style:style style:name="T142_154" style:family="text"/>
    <style:style style:name="T142_155" style:family="text"/>
    <style:style style:name="T142_156" style:family="text"/>
    <style:style style:name="T142_157" style:family="text"/>
    <style:style style:name="T142_158" style:family="text"/>
    <style:style style:name="T142_159" style:family="text"/>
    <style:style style:name="T142_160" style:family="text"/>
    <style:style style:name="T142_161" style:family="text"/>
    <style:style style:name="T142_162" style:family="text"/>
    <style:style style:name="T142_163" style:family="text"/>
    <style:style style:name="T142_164" style:family="text"/>
    <style:style style:name="T142_165" style:family="text"/>
    <style:style style:name="T142_166" style:family="text"/>
    <style:style style:name="T142_167" style:family="text"/>
    <style:style style:name="T142_168" style:family="text"/>
    <style:style style:name="T142_169" style:family="text"/>
    <style:style style:name="T142_170" style:family="text"/>
    <style:style style:name="T142_171" style:family="text"/>
    <style:style style:name="T142_172" style:family="text"/>
    <style:style style:name="T142_173" style:family="text"/>
    <style:style style:name="T142_174" style:family="text"/>
    <style:style style:name="T142_175" style:family="text"/>
    <style:style style:name="T142_176" style:family="text"/>
    <style:style style:name="T142_177" style:family="text"/>
    <style:style style:name="T142_178" style:family="text"/>
    <style:style style:name="T142_179" style:family="text"/>
    <style:style style:name="T142_180" style:family="text"/>
    <style:style style:name="P143" style:family="paragraph" style:parent-style-name="Standard">
      <style:paragraph-properties fo:break-before="auto" fo:line-height="115%" style:writing-mode="lr-tb"/>
    </style:style>
    <style:style style:name="P144" style:family="paragraph" style:parent-style-name="Standard">
      <style:paragraph-properties fo:break-before="auto" fo:line-height="115%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T144_12" style:family="text"/>
    <style:style style:name="T144_13" style:family="text"/>
    <style:style style:name="T144_14" style:family="text"/>
    <style:style style:name="T144_15" style:family="text"/>
    <style:style style:name="T144_16" style:family="text"/>
    <style:style style:name="T144_17" style:family="text"/>
    <style:style style:name="T144_18" style:family="text"/>
    <style:style style:name="T144_19" style:family="text"/>
    <style:style style:name="T144_20" style:family="text"/>
    <style:style style:name="T144_21" style:family="text"/>
    <style:style style:name="T144_22" style:family="text"/>
    <style:style style:name="T144_23" style:family="text"/>
    <style:style style:name="T144_24" style:family="text"/>
    <style:style style:name="T144_25" style:family="text"/>
    <style:style style:name="T144_26" style:family="text"/>
    <style:style style:name="T144_27" style:family="text"/>
    <style:style style:name="T144_28" style:family="text"/>
    <style:style style:name="T144_29" style:family="text"/>
    <style:style style:name="T144_30" style:family="text"/>
    <style:style style:name="T144_31" style:family="text"/>
    <style:style style:name="T144_32" style:family="text"/>
    <style:style style:name="T144_33" style:family="text"/>
    <style:style style:name="T144_34" style:family="text"/>
    <style:style style:name="T144_35" style:family="text"/>
    <style:style style:name="T144_36" style:family="text"/>
    <style:style style:name="T144_37" style:family="text"/>
    <style:style style:name="T144_38" style:family="text"/>
    <style:style style:name="T144_39" style:family="text"/>
    <style:style style:name="T144_40" style:family="text"/>
    <style:style style:name="T144_41" style:family="text"/>
    <style:style style:name="T144_42" style:family="text"/>
    <style:style style:name="T144_43" style:family="text"/>
    <style:style style:name="T144_44" style:family="text"/>
    <style:style style:name="T144_45" style:family="text"/>
    <style:style style:name="T144_46" style:family="text"/>
    <style:style style:name="T144_47" style:family="text"/>
    <style:style style:name="T144_48" style:family="text"/>
    <style:style style:name="T144_49" style:family="text"/>
    <style:style style:name="T144_50" style:family="text"/>
    <style:style style:name="T144_51" style:family="text"/>
    <style:style style:name="T144_52" style:family="text"/>
    <style:style style:name="T144_53" style:family="text"/>
    <style:style style:name="T144_54" style:family="text"/>
    <style:style style:name="T144_55" style:family="text"/>
    <style:style style:name="T144_56" style:family="text"/>
    <style:style style:name="T144_57" style:family="text"/>
    <style:style style:name="T144_58" style:family="text"/>
    <style:style style:name="T144_59" style:family="text"/>
    <style:style style:name="T144_60" style:family="text"/>
    <style:style style:name="T144_61" style:family="text"/>
    <style:style style:name="T144_62" style:family="text"/>
    <style:style style:name="T144_63" style:family="text"/>
    <style:style style:name="T144_64" style:family="text"/>
    <style:style style:name="T144_65" style:family="text"/>
    <style:style style:name="T144_66" style:family="text"/>
    <style:style style:name="T144_67" style:family="text"/>
    <style:style style:name="T144_68" style:family="text"/>
    <style:style style:name="T144_69" style:family="text"/>
    <style:style style:name="T144_70" style:family="text"/>
    <style:style style:name="T144_71" style:family="text"/>
    <style:style style:name="T144_72" style:family="text"/>
    <style:style style:name="T144_73" style:family="text"/>
    <style:style style:name="T144_74" style:family="text"/>
    <style:style style:name="T144_75" style:family="text"/>
    <style:style style:name="T144_76" style:family="text"/>
    <style:style style:name="T144_77" style:family="text"/>
    <style:style style:name="T144_78" style:family="text"/>
    <style:style style:name="T144_79" style:family="text"/>
    <style:style style:name="T144_80" style:family="text"/>
    <style:style style:name="T144_81" style:family="text"/>
    <style:style style:name="T144_82" style:family="text"/>
    <style:style style:name="T144_83" style:family="text"/>
    <style:style style:name="T144_84" style:family="text"/>
    <style:style style:name="T144_85" style:family="text"/>
    <style:style style:name="T144_86" style:family="text"/>
    <style:style style:name="T144_87" style:family="text"/>
    <style:style style:name="T144_88" style:family="text"/>
    <style:style style:name="T144_89" style:family="text"/>
    <style:style style:name="T144_90" style:family="text"/>
    <style:style style:name="T144_91" style:family="text"/>
    <style:style style:name="T144_92" style:family="text"/>
    <style:style style:name="T144_93" style:family="text"/>
    <style:style style:name="T144_94" style:family="text"/>
    <style:style style:name="T144_95" style:family="text"/>
    <style:style style:name="T144_96" style:family="text"/>
    <style:style style:name="T144_97" style:family="text"/>
    <style:style style:name="T144_98" style:family="text"/>
    <style:style style:name="T144_99" style:family="text"/>
    <style:style style:name="T144_100" style:family="text"/>
    <style:style style:name="T144_101" style:family="text"/>
    <style:style style:name="T144_102" style:family="text"/>
    <style:style style:name="T144_103" style:family="text"/>
    <style:style style:name="T144_104" style:family="text"/>
    <style:style style:name="T144_105" style:family="text"/>
    <style:style style:name="T144_106" style:family="text"/>
    <style:style style:name="T144_107" style:family="text"/>
    <style:style style:name="T144_108" style:family="text"/>
    <style:style style:name="T144_109" style:family="text"/>
    <style:style style:name="T144_110" style:family="text"/>
    <style:style style:name="T144_111" style:family="text"/>
    <style:style style:name="T144_112" style:family="text"/>
    <style:style style:name="T144_113" style:family="text"/>
    <style:style style:name="T144_114" style:family="text"/>
    <style:style style:name="T144_115" style:family="text"/>
    <style:style style:name="T144_116" style:family="text"/>
    <style:style style:name="T144_117" style:family="text"/>
    <style:style style:name="T144_118" style:family="text"/>
    <style:style style:name="T144_119" style:family="text"/>
    <style:style style:name="T144_120" style:family="text"/>
    <style:style style:name="T144_121" style:family="text"/>
    <style:style style:name="T144_122" style:family="text"/>
    <style:style style:name="T144_123" style:family="text"/>
    <style:style style:name="T144_124" style:family="text"/>
    <style:style style:name="T144_125" style:family="text"/>
    <style:style style:name="T144_126" style:family="text"/>
    <style:style style:name="T144_127" style:family="text"/>
    <style:style style:name="T144_128" style:family="text"/>
    <style:style style:name="T144_129" style:family="text"/>
    <style:style style:name="T144_130" style:family="text"/>
    <style:style style:name="T144_131" style:family="text"/>
    <style:style style:name="T144_132" style:family="text"/>
    <style:style style:name="T144_133" style:family="text"/>
    <style:style style:name="T144_134" style:family="text"/>
    <style:style style:name="T144_135" style:family="text"/>
    <style:style style:name="T144_136" style:family="text"/>
    <style:style style:name="T144_137" style:family="text"/>
    <style:style style:name="T144_138" style:family="text"/>
    <style:style style:name="T144_139" style:family="text"/>
    <style:style style:name="T144_140" style:family="text"/>
    <style:style style:name="T144_141" style:family="text"/>
    <style:style style:name="T144_142" style:family="text"/>
    <style:style style:name="T144_143" style:family="text"/>
    <style:style style:name="T144_144" style:family="text"/>
    <style:style style:name="T144_145" style:family="text"/>
    <style:style style:name="T144_146" style:family="text"/>
    <style:style style:name="T144_147" style:family="text"/>
    <style:style style:name="T144_148" style:family="text"/>
    <style:style style:name="T144_149" style:family="text"/>
    <style:style style:name="T144_150" style:family="text"/>
    <style:style style:name="T144_151" style:family="text"/>
    <style:style style:name="T144_152" style:family="text"/>
    <style:style style:name="T144_153" style:family="text"/>
    <style:style style:name="T144_154" style:family="text"/>
    <style:style style:name="T144_155" style:family="text"/>
    <style:style style:name="T144_156" style:family="text"/>
    <style:style style:name="T144_157" style:family="text"/>
    <style:style style:name="T144_158" style:family="text"/>
    <style:style style:name="T144_159" style:family="text"/>
    <style:style style:name="T144_160" style:family="text"/>
    <style:style style:name="T144_161" style:family="text"/>
    <style:style style:name="T144_162" style:family="text"/>
    <style:style style:name="T144_163" style:family="text"/>
    <style:style style:name="T144_164" style:family="text"/>
    <style:style style:name="T144_165" style:family="text"/>
    <style:style style:name="T144_166" style:family="text"/>
    <style:style style:name="T144_167" style:family="text"/>
    <style:style style:name="T144_168" style:family="text"/>
    <style:style style:name="T144_169" style:family="text"/>
    <style:style style:name="T144_170" style:family="text"/>
    <style:style style:name="T144_171" style:family="text"/>
    <style:style style:name="T144_172" style:family="text"/>
    <style:style style:name="T144_173" style:family="text"/>
    <style:style style:name="T144_174" style:family="text"/>
    <style:style style:name="T144_175" style:family="text"/>
    <style:style style:name="T144_176" style:family="text"/>
    <style:style style:name="T144_177" style:family="text"/>
    <style:style style:name="T144_178" style:family="text"/>
    <style:style style:name="T144_179" style:family="text"/>
    <style:style style:name="T144_180" style:family="text"/>
    <style:style style:name="T144_181" style:family="text"/>
    <style:style style:name="T144_182" style:family="text"/>
    <style:style style:name="T144_183" style:family="text"/>
    <style:style style:name="T144_184" style:family="text"/>
    <style:style style:name="T144_185" style:family="text"/>
    <style:style style:name="T144_186" style:family="text"/>
    <style:style style:name="P145" style:family="paragraph" style:parent-style-name="Standard">
      <style:paragraph-properties fo:break-before="auto" fo:line-height="115%" style:writing-mode="lr-tb"/>
    </style:style>
    <style:style style:name="P146" style:family="paragraph" style:parent-style-name="Standard">
      <style:paragraph-properties fo:break-before="auto" fo:line-height="115%" style:writing-mode="lr-tb"/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/>
    <style:style style:name="T146_6" style:family="text"/>
    <style:style style:name="T146_7" style:family="text"/>
    <style:style style:name="T146_8" style:family="text"/>
    <style:style style:name="T146_9" style:family="text"/>
    <style:style style:name="T146_10" style:family="text"/>
    <style:style style:name="T146_11" style:family="text"/>
    <style:style style:name="T146_12" style:family="text"/>
    <style:style style:name="T146_13" style:family="text"/>
    <style:style style:name="T146_14" style:family="text"/>
    <style:style style:name="T146_15" style:family="text"/>
    <style:style style:name="T146_16" style:family="text"/>
    <style:style style:name="T146_17" style:family="text"/>
    <style:style style:name="T146_18" style:family="text"/>
    <style:style style:name="T146_19" style:family="text"/>
    <style:style style:name="T146_20" style:family="text"/>
    <style:style style:name="T146_21" style:family="text"/>
    <style:style style:name="T146_22" style:family="text"/>
    <style:style style:name="T146_23" style:family="text"/>
    <style:style style:name="T146_24" style:family="text"/>
    <style:style style:name="T146_25" style:family="text"/>
    <style:style style:name="T146_26" style:family="text"/>
    <style:style style:name="T146_27" style:family="text"/>
    <style:style style:name="T146_28" style:family="text"/>
    <style:style style:name="T146_29" style:family="text"/>
    <style:style style:name="T146_30" style:family="text"/>
    <style:style style:name="T146_31" style:family="text"/>
    <style:style style:name="T146_32" style:family="text"/>
    <style:style style:name="T146_33" style:family="text"/>
    <style:style style:name="T146_34" style:family="text"/>
    <style:style style:name="T146_35" style:family="text"/>
    <style:style style:name="T146_36" style:family="text"/>
    <style:style style:name="T146_37" style:family="text"/>
    <style:style style:name="T146_38" style:family="text"/>
    <style:style style:name="T146_39" style:family="text"/>
    <style:style style:name="T146_40" style:family="text"/>
    <style:style style:name="T146_41" style:family="text"/>
    <style:style style:name="T146_42" style:family="text"/>
    <style:style style:name="T146_43" style:family="text"/>
    <style:style style:name="T146_44" style:family="text"/>
    <style:style style:name="T146_45" style:family="text"/>
    <style:style style:name="T146_46" style:family="text"/>
    <style:style style:name="T146_47" style:family="text"/>
    <style:style style:name="T146_48" style:family="text"/>
    <style:style style:name="T146_49" style:family="text"/>
    <style:style style:name="T146_50" style:family="text"/>
    <style:style style:name="T146_51" style:family="text"/>
    <style:style style:name="T146_52" style:family="text"/>
    <style:style style:name="T146_53" style:family="text"/>
    <style:style style:name="T146_54" style:family="text"/>
    <style:style style:name="T146_55" style:family="text"/>
    <style:style style:name="T146_56" style:family="text"/>
    <style:style style:name="T146_57" style:family="text"/>
    <style:style style:name="T146_58" style:family="text"/>
    <style:style style:name="T146_59" style:family="text"/>
    <style:style style:name="T146_60" style:family="text"/>
    <style:style style:name="T146_61" style:family="text"/>
    <style:style style:name="T146_62" style:family="text"/>
    <style:style style:name="T146_63" style:family="text"/>
    <style:style style:name="T146_64" style:family="text"/>
    <style:style style:name="T146_65" style:family="text"/>
    <style:style style:name="T146_66" style:family="text"/>
    <style:style style:name="T146_67" style:family="text"/>
    <style:style style:name="T146_68" style:family="text"/>
    <style:style style:name="T146_69" style:family="text"/>
    <style:style style:name="T146_70" style:family="text"/>
    <style:style style:name="T146_71" style:family="text"/>
    <style:style style:name="T146_72" style:family="text"/>
    <style:style style:name="T146_73" style:family="text"/>
    <style:style style:name="T146_74" style:family="text"/>
    <style:style style:name="T146_75" style:family="text"/>
    <style:style style:name="T146_76" style:family="text"/>
    <style:style style:name="T146_77" style:family="text"/>
    <style:style style:name="T146_78" style:family="text"/>
    <style:style style:name="T146_79" style:family="text"/>
    <style:style style:name="T146_80" style:family="text"/>
    <style:style style:name="T146_81" style:family="text"/>
    <style:style style:name="T146_82" style:family="text"/>
    <style:style style:name="T146_83" style:family="text"/>
    <style:style style:name="T146_84" style:family="text"/>
    <style:style style:name="T146_85" style:family="text"/>
    <style:style style:name="T146_86" style:family="text"/>
    <style:style style:name="T146_87" style:family="text"/>
    <style:style style:name="T146_88" style:family="text"/>
    <style:style style:name="T146_89" style:family="text"/>
    <style:style style:name="T146_90" style:family="text"/>
    <style:style style:name="T146_91" style:family="text"/>
    <style:style style:name="T146_92" style:family="text"/>
    <style:style style:name="T146_93" style:family="text"/>
    <style:style style:name="T146_94" style:family="text"/>
    <style:style style:name="T146_95" style:family="text"/>
    <style:style style:name="T146_96" style:family="text"/>
    <style:style style:name="T146_97" style:family="text"/>
    <style:style style:name="T146_98" style:family="text"/>
    <style:style style:name="T146_99" style:family="text"/>
    <style:style style:name="T146_100" style:family="text"/>
    <style:style style:name="T146_101" style:family="text"/>
    <style:style style:name="T146_102" style:family="text"/>
    <style:style style:name="T146_103" style:family="text"/>
    <style:style style:name="T146_104" style:family="text"/>
    <style:style style:name="T146_105" style:family="text"/>
    <style:style style:name="T146_106" style:family="text"/>
    <style:style style:name="T146_107" style:family="text"/>
    <style:style style:name="T146_108" style:family="text"/>
    <style:style style:name="T146_109" style:family="text"/>
    <style:style style:name="T146_110" style:family="text"/>
    <style:style style:name="T146_111" style:family="text"/>
    <style:style style:name="T146_112" style:family="text"/>
    <style:style style:name="T146_113" style:family="text"/>
    <style:style style:name="T146_114" style:family="text"/>
    <style:style style:name="T146_115" style:family="text"/>
    <style:style style:name="T146_116" style:family="text"/>
    <style:style style:name="T146_117" style:family="text"/>
    <style:style style:name="T146_118" style:family="text"/>
    <style:style style:name="T146_119" style:family="text"/>
    <style:style style:name="T146_120" style:family="text"/>
    <style:style style:name="T146_121" style:family="text"/>
    <style:style style:name="T146_122" style:family="text"/>
    <style:style style:name="T146_123" style:family="text"/>
    <style:style style:name="T146_124" style:family="text"/>
    <style:style style:name="T146_125" style:family="text"/>
    <style:style style:name="T146_126" style:family="text"/>
    <style:style style:name="T146_127" style:family="text"/>
    <style:style style:name="T146_128" style:family="text"/>
    <style:style style:name="T146_129" style:family="text"/>
    <style:style style:name="T146_130" style:family="text"/>
    <style:style style:name="T146_131" style:family="text"/>
    <style:style style:name="T146_132" style:family="text"/>
    <style:style style:name="T146_133" style:family="text"/>
    <style:style style:name="T146_134" style:family="text"/>
    <style:style style:name="T146_135" style:family="text"/>
    <style:style style:name="T146_136" style:family="text"/>
    <style:style style:name="T146_137" style:family="text"/>
    <style:style style:name="T146_138" style:family="text"/>
    <style:style style:name="T146_139" style:family="text"/>
    <style:style style:name="T146_140" style:family="text"/>
    <style:style style:name="T146_141" style:family="text"/>
    <style:style style:name="T146_142" style:family="text"/>
    <style:style style:name="T146_143" style:family="text"/>
    <style:style style:name="T146_144" style:family="text"/>
    <style:style style:name="T146_145" style:family="text"/>
    <style:style style:name="T146_146" style:family="text"/>
    <style:style style:name="T146_147" style:family="text"/>
    <style:style style:name="T146_148" style:family="text"/>
    <style:style style:name="T146_149" style:family="text"/>
    <style:style style:name="T146_150" style:family="text"/>
    <style:style style:name="T146_151" style:family="text"/>
    <style:style style:name="T146_152" style:family="text"/>
    <style:style style:name="T146_153" style:family="text"/>
    <style:style style:name="T146_154" style:family="text"/>
    <style:style style:name="T146_155" style:family="text"/>
    <style:style style:name="T146_156" style:family="text"/>
    <style:style style:name="T146_157" style:family="text"/>
    <style:style style:name="T146_158" style:family="text"/>
    <style:style style:name="P147" style:family="paragraph" style:parent-style-name="Standard">
      <style:paragraph-properties fo:break-before="auto" fo:line-height="115%" style:writing-mode="lr-tb"/>
    </style:style>
    <style:style style:name="P148" style:family="paragraph" style:parent-style-name="Standard">
      <style:paragraph-properties fo:break-before="auto" fo:line-height="115%" style:writing-mode="lr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T148_6" style:family="text"/>
    <style:style style:name="T148_7" style:family="text"/>
    <style:style style:name="T148_8" style:family="text"/>
    <style:style style:name="T148_9" style:family="text"/>
    <style:style style:name="T148_10" style:family="text"/>
    <style:style style:name="T148_11" style:family="text"/>
    <style:style style:name="T148_12" style:family="text"/>
    <style:style style:name="T148_13" style:family="text"/>
    <style:style style:name="T148_14" style:family="text"/>
    <style:style style:name="T148_15" style:family="text"/>
    <style:style style:name="T148_16" style:family="text"/>
    <style:style style:name="T148_17" style:family="text"/>
    <style:style style:name="T148_18" style:family="text"/>
    <style:style style:name="T148_19" style:family="text"/>
    <style:style style:name="T148_20" style:family="text"/>
    <style:style style:name="T148_21" style:family="text"/>
    <style:style style:name="T148_22" style:family="text"/>
    <style:style style:name="T148_23" style:family="text"/>
    <style:style style:name="T148_24" style:family="text"/>
    <style:style style:name="T148_25" style:family="text"/>
    <style:style style:name="T148_26" style:family="text"/>
    <style:style style:name="T148_27" style:family="text"/>
    <style:style style:name="T148_28" style:family="text"/>
    <style:style style:name="T148_29" style:family="text"/>
    <style:style style:name="T148_30" style:family="text"/>
    <style:style style:name="T148_31" style:family="text"/>
    <style:style style:name="T148_32" style:family="text"/>
    <style:style style:name="T148_33" style:family="text"/>
    <style:style style:name="T148_34" style:family="text"/>
    <style:style style:name="T148_35" style:family="text"/>
    <style:style style:name="T148_36" style:family="text"/>
    <style:style style:name="T148_37" style:family="text"/>
    <style:style style:name="T148_38" style:family="text"/>
    <style:style style:name="T148_39" style:family="text"/>
    <style:style style:name="T148_40" style:family="text"/>
    <style:style style:name="T148_41" style:family="text"/>
    <style:style style:name="T148_42" style:family="text"/>
    <style:style style:name="T148_43" style:family="text"/>
    <style:style style:name="T148_44" style:family="text"/>
    <style:style style:name="T148_45" style:family="text"/>
    <style:style style:name="T148_46" style:family="text"/>
    <style:style style:name="T148_47" style:family="text"/>
    <style:style style:name="T148_48" style:family="text"/>
    <style:style style:name="T148_49" style:family="text"/>
    <style:style style:name="T148_50" style:family="text"/>
    <style:style style:name="T148_51" style:family="text"/>
    <style:style style:name="T148_52" style:family="text"/>
    <style:style style:name="T148_53" style:family="text"/>
    <style:style style:name="T148_54" style:family="text"/>
    <style:style style:name="T148_55" style:family="text"/>
    <style:style style:name="T148_56" style:family="text"/>
    <style:style style:name="T148_57" style:family="text"/>
    <style:style style:name="T148_58" style:family="text"/>
    <style:style style:name="T148_59" style:family="text"/>
    <style:style style:name="T148_60" style:family="text"/>
    <style:style style:name="T148_61" style:family="text"/>
    <style:style style:name="T148_62" style:family="text"/>
    <style:style style:name="T148_63" style:family="text"/>
    <style:style style:name="T148_64" style:family="text"/>
    <style:style style:name="T148_65" style:family="text"/>
    <style:style style:name="T148_66" style:family="text"/>
    <style:style style:name="T148_67" style:family="text"/>
    <style:style style:name="T148_68" style:family="text"/>
    <style:style style:name="T148_69" style:family="text"/>
    <style:style style:name="T148_70" style:family="text"/>
    <style:style style:name="T148_71" style:family="text"/>
    <style:style style:name="T148_72" style:family="text"/>
    <style:style style:name="T148_73" style:family="text"/>
    <style:style style:name="T148_74" style:family="text"/>
    <style:style style:name="T148_75" style:family="text"/>
    <style:style style:name="T148_76" style:family="text"/>
    <style:style style:name="T148_77" style:family="text"/>
    <style:style style:name="T148_78" style:family="text"/>
    <style:style style:name="T148_79" style:family="text"/>
    <style:style style:name="T148_80" style:family="text"/>
    <style:style style:name="T148_81" style:family="text"/>
    <style:style style:name="T148_82" style:family="text"/>
    <style:style style:name="T148_83" style:family="text"/>
    <style:style style:name="T148_84" style:family="text"/>
    <style:style style:name="T148_85" style:family="text"/>
    <style:style style:name="T148_86" style:family="text"/>
    <style:style style:name="T148_87" style:family="text"/>
    <style:style style:name="T148_88" style:family="text"/>
    <style:style style:name="T148_89" style:family="text"/>
    <style:style style:name="T148_90" style:family="text"/>
    <style:style style:name="T148_91" style:family="text"/>
    <style:style style:name="T148_92" style:family="text"/>
    <style:style style:name="T148_93" style:family="text"/>
    <style:style style:name="T148_94" style:family="text"/>
    <style:style style:name="T148_95" style:family="text"/>
    <style:style style:name="T148_96" style:family="text"/>
    <style:style style:name="T148_97" style:family="text"/>
    <style:style style:name="T148_98" style:family="text"/>
    <style:style style:name="T148_99" style:family="text"/>
    <style:style style:name="T148_100" style:family="text"/>
    <style:style style:name="T148_101" style:family="text"/>
    <style:style style:name="T148_102" style:family="text"/>
    <style:style style:name="T148_103" style:family="text"/>
    <style:style style:name="T148_104" style:family="text"/>
    <style:style style:name="T148_105" style:family="text"/>
    <style:style style:name="T148_106" style:family="text"/>
    <style:style style:name="T148_107" style:family="text"/>
    <style:style style:name="T148_108" style:family="text"/>
    <style:style style:name="T148_109" style:family="text"/>
    <style:style style:name="T148_110" style:family="text"/>
    <style:style style:name="T148_111" style:family="text"/>
    <style:style style:name="T148_112" style:family="text"/>
    <style:style style:name="T148_113" style:family="text"/>
    <style:style style:name="T148_114" style:family="text"/>
    <style:style style:name="T148_115" style:family="text"/>
    <style:style style:name="T148_116" style:family="text"/>
    <style:style style:name="T148_117" style:family="text"/>
    <style:style style:name="T148_118" style:family="text"/>
    <style:style style:name="T148_119" style:family="text"/>
    <style:style style:name="T148_120" style:family="text"/>
    <style:style style:name="T148_121" style:family="text"/>
    <style:style style:name="T148_122" style:family="text"/>
    <style:style style:name="T148_123" style:family="text"/>
    <style:style style:name="T148_124" style:family="text"/>
    <style:style style:name="T148_125" style:family="text"/>
    <style:style style:name="T148_126" style:family="text"/>
    <style:style style:name="T148_127" style:family="text"/>
    <style:style style:name="T148_128" style:family="text"/>
    <style:style style:name="T148_129" style:family="text"/>
    <style:style style:name="T148_130" style:family="text"/>
    <style:style style:name="P149" style:family="paragraph" style:parent-style-name="Standard">
      <style:paragraph-properties fo:break-before="auto" fo:line-height="115%" style:writing-mode="lr-tb"/>
    </style:style>
    <style:style style:name="P150" style:family="paragraph" style:parent-style-name="Standard">
      <style:paragraph-properties fo:break-before="auto" fo:line-height="115%" style:writing-mode="lr-tb"/>
    </style:style>
    <style:style style:name="T150_1" style:family="text">
      <style:text-properties fo:font-weight="bold" style:font-weight-asian="bold" style:font-weight-complex="bold"/>
    </style:style>
    <style:style style:name="T150_2" style:family="text">
      <style:text-properties fo:font-weight="bold" style:font-weight-asian="bold" style:font-weight-complex="bold"/>
    </style:style>
    <style:style style:name="T150_3" style:family="text">
      <style:text-properties fo:font-weight="bold" style:font-weight-asian="bold" style:font-weight-complex="bold"/>
    </style:style>
    <style:style style:name="T150_4" style:family="text">
      <style:text-properties fo:font-weight="bold" style:font-weight-asian="bold" style:font-weight-complex="bold"/>
    </style:style>
    <style:style style:name="T150_5" style:family="text">
      <style:text-properties fo:font-weight="bold" style:font-weight-asian="bold" style:font-weight-complex="bold"/>
    </style:style>
    <style:style style:name="T150_6" style:family="text">
      <style:text-properties fo:font-weight="bold" style:font-weight-asian="bold" style:font-weight-complex="bold"/>
    </style:style>
    <style:style style:name="P151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Table1" style:family="table">
      <style:table-properties table:align="left" style:width="16.536cm" fo:margin-left="0cm"/>
    </style:style>
    <style:style style:name="Column1" style:family="table-column">
      <style:table-column-properties style:column-width="16.536cm"/>
    </style:style>
    <style:style style:name="Row1" style:family="table-row"/>
    <style:style style:name="Cell1" style:family="table-cell">
      <style:table-cell-properties fo:background-color="#ac210d" style:vertical-align="top" fo:padding-top="0.176cm" fo:border-top="#000000 0.079cm solid" fo:padding-bottom="0.176cm" fo:border-bottom="#000000 0.079cm solid" fo:padding-left="0.176cm" fo:border-left="#000000 0.079cm solid" fo:padding-right="0.176cm" fo:border-right="#000000 0.079cm solid"/>
    </style:style>
    <style:style style:name="P15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5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5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5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5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5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5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5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5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5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5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5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5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Row2" style:family="table-row"/>
    <style:style style:name="Cell2" style:family="table-cell">
      <style:table-cell-properties fo:background-color="#ac210d" style:vertical-align="top" fo:padding-top="0.176cm" fo:border-top="#000000 0.079cm solid" fo:padding-bottom="0.176cm" fo:border-bottom="#000000 0.079cm solid" fo:padding-left="0.176cm" fo:border-left="#000000 0.079cm solid" fo:padding-right="0.176cm" fo:border-right="#000000 0.079cm solid"/>
    </style:style>
    <style:style style:name="P15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2" style:family="table">
      <style:table-properties table:align="left" style:width="16.182cm" fo:margin-left="0cm"/>
    </style:style>
    <style:style style:name="Column2" style:family="table-column">
      <style:table-column-properties style:column-width="5.394cm"/>
    </style:style>
    <style:style style:name="Column3" style:family="table-column">
      <style:table-column-properties style:column-width="5.394cm"/>
    </style:style>
    <style:style style:name="Column4" style:family="table-column">
      <style:table-column-properties style:column-width="5.394cm"/>
    </style:style>
    <style:style style:name="Row3" style:family="table-row"/>
    <style:style style:name="Cell3" style:family="table-cell">
      <style:table-cell-properties fo:background-color="#c6ff1d" style:vertical-align="top" fo:padding-top="0.176cm" fo:border-top="#000000 0.053cm solid" fo:padding-bottom="0.176cm" fo:border-bottom="#000000 0.053cm solid" fo:padding-left="0.176cm" fo:border-left="#000000 0.053cm solid" fo:padding-right="0.176cm" fo:border-right="#000000 0.053cm solid"/>
    </style:style>
    <style:style style:name="P15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5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solid" style:text-underline-color="font-color"/>
    </style:style>
    <style:style style:name="T154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solid" style:text-underline-color="font-color"/>
    </style:style>
    <style:style style:name="P15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5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15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5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56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15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5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57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57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57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57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15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5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58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58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58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58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58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58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58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58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58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159" style:family="paragraph" style:parent-style-name="Standard">
      <style:paragraph-properties fo:text-align="left" fo:break-before="auto" fo:line-height="100%" fo:margin-top="0cm" fo:margin-bottom="0cm" fo:margin-right="0cm" fo:orphans="2" fo:widows="2" style:writing-mode="lr-tb"/>
    </style:style>
    <style:style style:name="T15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59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59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59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59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59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59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4" style:family="table-cell">
      <style:table-cell-properties fo:background-color="#c6ff1d" style:vertical-align="top" fo:padding-top="0.176cm" fo:border-top="#000000 0.053cm solid" fo:padding-bottom="0.176cm" fo:border-bottom="#000000 0.053cm solid" fo:padding-left="0.176cm" fo:border-left="#000000 0.053cm solid" fo:padding-right="0.176cm" fo:border-right="#000000 0.053cm solid"/>
    </style:style>
    <style:style style:name="P16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6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solid" style:text-underline-color="font-color"/>
    </style:style>
    <style:style style:name="T160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solid" style:text-underline-color="font-color"/>
    </style:style>
    <style:style style:name="P16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6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1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1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1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1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1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1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1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1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16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6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2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16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6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3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3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16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6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4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4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4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4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4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4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4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4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4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4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16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6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5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5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5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5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166" style:family="paragraph" style:parent-style-name="Standard">
      <style:paragraph-properties fo:text-align="left" fo:break-before="auto" fo:line-height="100%" fo:margin-top="0cm" fo:margin-bottom="0cm" fo:margin-right="0cm" fo:orphans="2" fo:widows="2" style:writing-mode="lr-tb"/>
    </style:style>
    <style:style style:name="T16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6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6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6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6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6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6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6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6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6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6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6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6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5" style:family="table-cell">
      <style:table-cell-properties fo:background-color="#c6ff1d" style:vertical-align="top" fo:padding-top="0.176cm" fo:border-top="#000000 0.053cm solid" fo:padding-bottom="0.176cm" fo:border-bottom="#000000 0.053cm solid" fo:padding-left="0.176cm" fo:border-left="#000000 0.053cm solid" fo:padding-right="0.176cm" fo:border-right="#000000 0.053cm solid"/>
    </style:style>
    <style:style style:name="P16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6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solid" style:text-underline-color="font-color"/>
    </style:style>
    <style:style style:name="T167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solid" style:text-underline-color="font-color"/>
    </style:style>
    <style:style style:name="P16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6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8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8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8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8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8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8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8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8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8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8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8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8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8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8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8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8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8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8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16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6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9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9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9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9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9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9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17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7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70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70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70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70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70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70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70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70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70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70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70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70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70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70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17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7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71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71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71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71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71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71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71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71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71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172" style:family="paragraph" style:parent-style-name="Standard">
      <style:paragraph-properties fo:text-align="left" fo:break-before="auto" fo:line-height="100%" fo:margin-top="0cm" fo:margin-bottom="0cm" fo:margin-right="0cm" fo:orphans="2" fo:widows="2" style:writing-mode="lr-tb"/>
    </style:style>
    <style:style style:name="T17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72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72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72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72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72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Row4" style:family="table-row"/>
    <style:style style:name="Cell6" style:family="table-cell">
      <style:table-cell-properties fo:background-color="#ff8371" style:vertical-align="top" fo:padding-top="0.176cm" fo:border-top="#000000 0.053cm solid" fo:padding-bottom="0.176cm" fo:border-bottom="#000000 0.053cm solid" fo:padding-left="0.176cm" fo:border-left="#000000 0.053cm solid" fo:padding-right="0.176cm" fo:border-right="#000000 0.053cm solid"/>
    </style:style>
    <style:style style:name="P17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7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solid" style:text-underline-color="font-color"/>
    </style:style>
    <style:style style:name="T173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solid" style:text-underline-color="font-color"/>
    </style:style>
    <style:style style:name="P17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74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74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74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74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74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74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7" style:family="table-cell">
      <style:table-cell-properties fo:background-color="#ff8371" style:vertical-align="top" fo:padding-top="0.176cm" fo:border-top="#000000 0.053cm solid" fo:padding-bottom="0.176cm" fo:border-bottom="#000000 0.053cm solid" fo:padding-left="0.176cm" fo:border-left="#000000 0.053cm solid" fo:padding-right="0.176cm" fo:border-right="#000000 0.053cm solid"/>
    </style:style>
    <style:style style:name="P17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7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solid" style:text-underline-color="font-color"/>
    </style:style>
    <style:style style:name="T17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solid" style:text-underline-color="font-color"/>
    </style:style>
    <style:style style:name="P17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76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76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76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76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8" style:family="table-cell">
      <style:table-cell-properties fo:background-color="#ff8371" style:vertical-align="top" fo:padding-top="0.176cm" fo:border-top="#000000 0.053cm solid" fo:padding-bottom="0.176cm" fo:border-bottom="#000000 0.053cm solid" fo:padding-left="0.176cm" fo:border-left="#000000 0.053cm solid" fo:padding-right="0.176cm" fo:border-right="#000000 0.053cm solid"/>
    </style:style>
    <style:style style:name="P17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7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solid" style:text-underline-color="font-color"/>
    </style:style>
    <style:style style:name="T177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solid" style:text-underline-color="font-color"/>
    </style:style>
    <style:style style:name="P17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78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78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78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78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78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78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78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17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9" style:family="table-cell">
      <style:table-cell-properties fo:background-color="#ac210d" style:vertical-align="top" fo:padding-top="0.176cm" fo:border-top="#000000 0.079cm solid" fo:padding-bottom="0.176cm" fo:border-bottom="#000000 0.079cm solid" fo:padding-left="0.176cm" fo:border-left="#000000 0.079cm solid" fo:padding-right="0.176cm" fo:border-right="#000000 0.079cm solid"/>
    </style:style>
    <style:style style:name="P18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3" style:family="table">
      <style:table-properties table:align="left" style:width="16.185cm" fo:margin-left="0cm"/>
    </style:style>
    <style:style style:name="Column5" style:family="table-column">
      <style:table-column-properties style:column-width="8.093cm"/>
    </style:style>
    <style:style style:name="Column6" style:family="table-column">
      <style:table-column-properties style:column-width="8.093cm"/>
    </style:style>
    <style:style style:name="Row6" style:family="table-row"/>
    <style:style style:name="Cell10" style:family="table-cell">
      <style:table-cell-properties fo:background-color="#c6ff1d" style:vertical-align="top" fo:padding-top="0.176cm" fo:border-top="#000000 0.053cm solid" fo:padding-bottom="0.176cm" fo:border-bottom="#000000 0.053cm solid" fo:padding-left="0.176cm" fo:border-left="#000000 0.053cm solid" fo:padding-right="0.176cm" fo:border-right="#000000 0.053cm solid"/>
    </style:style>
    <style:style style:name="P18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8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solid" style:text-underline-color="font-color"/>
    </style:style>
    <style:style style:name="T181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solid" style:text-underline-color="font-color"/>
    </style:style>
    <style:style style:name="P18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8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2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2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2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2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18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8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3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3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3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3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3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3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184" style:family="paragraph" style:parent-style-name="Standard">
      <style:paragraph-properties fo:text-align="left" fo:break-before="auto" fo:line-height="100%" fo:margin-top="0cm" fo:margin-bottom="0cm" fo:margin-right="0cm" fo:orphans="2" fo:widows="2" style:writing-mode="lr-tb"/>
    </style:style>
    <style:style style:name="T18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4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4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4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4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4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4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4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4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4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4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11" style:family="table-cell">
      <style:table-cell-properties fo:background-color="#c6ff1d" style:vertical-align="top" fo:padding-top="0.176cm" fo:border-top="#000000 0.053cm solid" fo:padding-bottom="0.176cm" fo:border-bottom="#000000 0.053cm solid" fo:padding-left="0.176cm" fo:border-left="#000000 0.053cm solid" fo:padding-right="0.176cm" fo:border-right="#000000 0.053cm solid"/>
    </style:style>
    <style:style style:name="P18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8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solid" style:text-underline-color="font-color"/>
    </style:style>
    <style:style style:name="T18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solid" style:text-underline-color="font-color"/>
    </style:style>
    <style:style style:name="P18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8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6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6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18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8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7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7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7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7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18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8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8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8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8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8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8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18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8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9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9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190" style:family="paragraph" style:parent-style-name="Standard">
      <style:paragraph-properties fo:text-align="left" fo:break-before="auto" fo:line-height="100%" fo:margin-top="0cm" fo:margin-bottom="0cm" fo:margin-right="0cm" fo:orphans="2" fo:widows="2" style:writing-mode="lr-tb"/>
    </style:style>
    <style:style style:name="T19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0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0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0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0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0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0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19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2" style:family="paragraph" style:parent-style-name="Standard">
      <style:paragraph-properties fo:break-before="auto" fo:line-height="115%" style:writing-mode="lr-tb"/>
    </style:style>
    <style:style style:name="P193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194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195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196" style:family="paragraph" style:parent-style-name="Standard">
      <style:paragraph-properties fo:break-before="auto" fo:line-height="115%" style:writing-mode="lr-tb"/>
    </style:style>
    <style:style style:name="T196_1" style:family="text">
      <style:text-properties fo:font-weight="bold" style:font-weight-asian="bold" style:font-weight-complex="bold" style:text-underline-style="solid" style:text-underline-color="font-color"/>
    </style:style>
    <style:style style:name="P197" style:family="paragraph" style:parent-style-name="Standard">
      <style:paragraph-properties fo:break-before="auto" fo:line-height="115%" style:writing-mode="lr-tb"/>
    </style:style>
    <style:style style:name="P198" style:family="paragraph" style:parent-style-name="Standard">
      <style:paragraph-properties fo:break-before="auto" fo:line-height="115%" style:writing-mode="lr-tb"/>
    </style:style>
    <style:style style:name="T198_1" style:family="text"/>
    <style:style style:name="T198_2" style:family="text"/>
    <style:style style:name="T198_3" style:family="text"/>
    <style:style style:name="T198_4" style:family="text"/>
    <style:style style:name="T198_5" style:family="text"/>
    <style:style style:name="T198_6" style:family="text"/>
    <style:style style:name="T198_7" style:family="text"/>
    <style:style style:name="T198_8" style:family="text"/>
    <style:style style:name="T198_9" style:family="text"/>
    <style:style style:name="T198_10" style:family="text"/>
    <style:style style:name="T198_11" style:family="text"/>
    <style:style style:name="T198_12" style:family="text"/>
    <style:style style:name="T198_13" style:family="text"/>
    <style:style style:name="T198_14" style:family="text"/>
    <style:style style:name="T198_15" style:family="text"/>
    <style:style style:name="T198_16" style:family="text"/>
    <style:style style:name="T198_17" style:family="text"/>
    <style:style style:name="T198_18" style:family="text"/>
    <style:style style:name="T198_19" style:family="text"/>
    <style:style style:name="T198_20" style:family="text"/>
    <style:style style:name="T198_21" style:family="text"/>
    <style:style style:name="T198_22" style:family="text"/>
    <style:style style:name="T198_23" style:family="text"/>
    <style:style style:name="T198_24" style:family="text"/>
    <style:style style:name="T198_25" style:family="text"/>
    <style:style style:name="T198_26" style:family="text"/>
    <style:style style:name="T198_27" style:family="text"/>
    <style:style style:name="T198_28" style:family="text"/>
    <style:style style:name="T198_29" style:family="text"/>
    <style:style style:name="T198_30" style:family="text"/>
    <style:style style:name="T198_31" style:family="text"/>
    <style:style style:name="T198_32" style:family="text"/>
    <style:style style:name="T198_33" style:family="text"/>
    <style:style style:name="T198_34" style:family="text"/>
    <style:style style:name="T198_35" style:family="text"/>
    <style:style style:name="T198_36" style:family="text"/>
    <style:style style:name="T198_37" style:family="text"/>
    <style:style style:name="T198_38" style:family="text"/>
    <style:style style:name="T198_39" style:family="text"/>
    <style:style style:name="T198_40" style:family="text"/>
    <style:style style:name="T198_41" style:family="text"/>
    <style:style style:name="T198_42" style:family="text"/>
    <style:style style:name="T198_43" style:family="text"/>
    <style:style style:name="T198_44" style:family="text"/>
    <style:style style:name="T198_45" style:family="text"/>
    <style:style style:name="T198_46" style:family="text"/>
    <style:style style:name="T198_47" style:family="text"/>
    <style:style style:name="T198_48" style:family="text"/>
    <style:style style:name="T198_49" style:family="text"/>
    <style:style style:name="T198_50" style:family="text"/>
    <style:style style:name="T198_51" style:family="text"/>
    <style:style style:name="T198_52" style:family="text"/>
    <style:style style:name="T198_53" style:family="text"/>
    <style:style style:name="T198_54" style:family="text"/>
    <style:style style:name="T198_55" style:family="text"/>
    <style:style style:name="T198_56" style:family="text"/>
    <style:style style:name="T198_57" style:family="text"/>
    <style:style style:name="T198_58" style:family="text"/>
    <style:style style:name="T198_59" style:family="text"/>
    <style:style style:name="T198_60" style:family="text"/>
    <style:style style:name="T198_61" style:family="text"/>
    <style:style style:name="T198_62" style:family="text"/>
    <style:style style:name="T198_63" style:family="text"/>
    <style:style style:name="T198_64" style:family="text"/>
    <style:style style:name="T198_65" style:family="text"/>
    <style:style style:name="T198_66" style:family="text"/>
    <style:style style:name="T198_67" style:family="text"/>
    <style:style style:name="T198_68" style:family="text"/>
    <style:style style:name="T198_69" style:family="text"/>
    <style:style style:name="T198_70" style:family="text"/>
    <style:style style:name="T198_71" style:family="text"/>
    <style:style style:name="T198_72" style:family="text"/>
    <style:style style:name="T198_73" style:family="text"/>
    <style:style style:name="T198_74" style:family="text"/>
    <style:style style:name="T198_75" style:family="text"/>
    <style:style style:name="T198_76" style:family="text"/>
    <style:style style:name="T198_77" style:family="text"/>
    <style:style style:name="T198_78" style:family="text"/>
    <style:style style:name="T198_79" style:family="text"/>
    <style:style style:name="T198_80" style:family="text"/>
    <style:style style:name="T198_81" style:family="text"/>
    <style:style style:name="T198_82" style:family="text"/>
    <style:style style:name="T198_83" style:family="text"/>
    <style:style style:name="T198_84" style:family="text"/>
    <style:style style:name="T198_85" style:family="text"/>
    <style:style style:name="T198_86" style:family="text"/>
    <style:style style:name="T198_87" style:family="text"/>
    <style:style style:name="T198_88" style:family="text"/>
    <style:style style:name="T198_89" style:family="text"/>
    <style:style style:name="T198_90" style:family="text"/>
    <style:style style:name="T198_91" style:family="text"/>
    <style:style style:name="T198_92" style:family="text"/>
    <style:style style:name="T198_93" style:family="text"/>
    <style:style style:name="T198_94" style:family="text"/>
    <style:style style:name="T198_95" style:family="text"/>
    <style:style style:name="T198_96" style:family="text"/>
    <style:style style:name="T198_97" style:family="text"/>
    <style:style style:name="T198_98" style:family="text"/>
    <style:style style:name="T198_99" style:family="text"/>
    <style:style style:name="T198_100" style:family="text"/>
    <style:style style:name="T198_101" style:family="text"/>
    <style:style style:name="T198_102" style:family="text"/>
    <style:style style:name="T198_103" style:family="text"/>
    <style:style style:name="T198_104" style:family="text"/>
    <style:style style:name="T198_105" style:family="text"/>
    <style:style style:name="T198_106" style:family="text"/>
    <style:style style:name="T198_107" style:family="text"/>
    <style:style style:name="T198_108" style:family="text"/>
    <style:style style:name="T198_109" style:family="text"/>
    <style:style style:name="T198_110" style:family="text"/>
    <style:style style:name="T198_111" style:family="text"/>
    <style:style style:name="T198_112" style:family="text"/>
    <style:style style:name="T198_113" style:family="text"/>
    <style:style style:name="T198_114" style:family="text"/>
    <style:style style:name="T198_115" style:family="text"/>
    <style:style style:name="T198_116" style:family="text"/>
    <style:style style:name="T198_117" style:family="text"/>
    <style:style style:name="T198_118" style:family="text"/>
    <style:style style:name="T198_119" style:family="text"/>
    <style:style style:name="T198_120" style:family="text"/>
    <style:style style:name="T198_121" style:family="text"/>
    <style:style style:name="T198_122" style:family="text"/>
    <style:style style:name="T198_123" style:family="text"/>
    <style:style style:name="T198_124" style:family="text"/>
    <style:style style:name="T198_125" style:family="text"/>
    <style:style style:name="T198_126" style:family="text"/>
    <style:style style:name="T198_127" style:family="text"/>
    <style:style style:name="T198_128" style:family="text"/>
    <style:style style:name="T198_129" style:family="text"/>
    <style:style style:name="T198_130" style:family="text"/>
    <style:style style:name="T198_131" style:family="text"/>
    <style:style style:name="T198_132" style:family="text"/>
    <style:style style:name="T198_133" style:family="text"/>
    <style:style style:name="T198_134" style:family="text"/>
    <style:style style:name="T198_135" style:family="text"/>
    <style:style style:name="T198_136" style:family="text"/>
    <style:style style:name="T198_137" style:family="text"/>
    <style:style style:name="T198_138" style:family="text"/>
    <style:style style:name="T198_139" style:family="text"/>
    <style:style style:name="T198_140" style:family="text"/>
    <style:style style:name="T198_141" style:family="text"/>
    <style:style style:name="T198_142" style:family="text"/>
    <style:style style:name="T198_143" style:family="text"/>
    <style:style style:name="T198_144" style:family="text"/>
    <style:style style:name="T198_145" style:family="text"/>
    <style:style style:name="T198_146" style:family="text"/>
    <style:style style:name="T198_147" style:family="text"/>
    <style:style style:name="T198_148" style:family="text"/>
    <style:style style:name="T198_149" style:family="text"/>
    <style:style style:name="T198_150" style:family="text"/>
    <style:style style:name="T198_151" style:family="text"/>
    <style:style style:name="T198_152" style:family="text"/>
    <style:style style:name="T198_153" style:family="text"/>
    <style:style style:name="T198_154" style:family="text"/>
    <style:style style:name="T198_155" style:family="text"/>
    <style:style style:name="T198_156" style:family="text"/>
    <style:style style:name="T198_157" style:family="text"/>
    <style:style style:name="T198_158" style:family="text"/>
    <style:style style:name="T198_159" style:family="text"/>
    <style:style style:name="T198_160" style:family="text"/>
    <style:style style:name="T198_161" style:family="text"/>
    <style:style style:name="T198_162" style:family="text"/>
    <style:style style:name="T198_163" style:family="text"/>
    <style:style style:name="T198_164" style:family="text"/>
    <style:style style:name="T198_165" style:family="text"/>
    <style:style style:name="T198_166" style:family="text"/>
    <style:style style:name="T198_167" style:family="text"/>
    <style:style style:name="T198_168" style:family="text"/>
    <style:style style:name="P199" style:family="paragraph" style:parent-style-name="Standard">
      <style:paragraph-properties fo:break-before="auto" fo:line-height="115%" style:writing-mode="lr-tb"/>
    </style:style>
    <style:style style:name="P200" style:family="paragraph" style:parent-style-name="Standard">
      <style:paragraph-properties fo:break-before="auto" fo:line-height="115%" style:writing-mode="lr-tb"/>
    </style:style>
    <style:style style:name="T200_1" style:family="text"/>
    <style:style style:name="T200_2" style:family="text"/>
    <style:style style:name="P201" style:family="paragraph" style:parent-style-name="Standard">
      <style:paragraph-properties fo:break-before="auto" fo:line-height="115%" style:writing-mode="lr-tb"/>
    </style:style>
    <style:style style:name="P202" style:family="paragraph" style:parent-style-name="Standard">
      <style:paragraph-properties fo:break-before="auto" fo:line-height="115%" style:writing-mode="lr-tb"/>
    </style:style>
    <style:style style:name="T202_1" style:family="text"/>
    <style:style style:name="T202_2" style:family="text"/>
    <style:style style:name="T202_3" style:family="text"/>
    <style:style style:name="T202_4" style:family="text"/>
    <style:style style:name="T202_5" style:family="text"/>
    <style:style style:name="T202_6" style:family="text"/>
    <style:style style:name="P203" style:family="paragraph" style:parent-style-name="Standard">
      <style:paragraph-properties fo:break-before="auto" fo:line-height="115%" style:writing-mode="lr-tb"/>
    </style:style>
    <style:style style:name="T203_1" style:family="text"/>
    <style:style style:name="T203_2" style:family="text"/>
    <style:style style:name="T203_3" style:family="text"/>
    <style:style style:name="T203_4" style:family="text"/>
    <style:style style:name="T203_5" style:family="text"/>
    <style:style style:name="T203_6" style:family="text"/>
    <style:style style:name="T203_7" style:family="text"/>
    <style:style style:name="T203_8" style:family="text"/>
    <style:style style:name="T203_9" style:family="text"/>
    <style:style style:name="T203_10" style:family="text"/>
    <style:style style:name="T203_11" style:family="text"/>
    <style:style style:name="T203_12" style:family="text"/>
    <style:style style:name="T203_13" style:family="text"/>
    <style:style style:name="T203_14" style:family="text"/>
    <style:style style:name="P204" style:family="paragraph" style:parent-style-name="Standard">
      <style:paragraph-properties fo:break-before="auto" fo:line-height="115%" style:writing-mode="lr-tb"/>
    </style:style>
    <style:style style:name="T204_1" style:family="text"/>
    <style:style style:name="P205" style:family="paragraph" style:parent-style-name="Standard">
      <style:paragraph-properties fo:break-before="auto" fo:line-height="115%" style:writing-mode="lr-tb"/>
    </style:style>
    <style:style style:name="T205_1" style:family="text"/>
    <style:style style:name="T205_2" style:family="text"/>
    <style:style style:name="T205_3" style:family="text"/>
    <style:style style:name="P206" style:family="paragraph" style:parent-style-name="Standard">
      <style:paragraph-properties fo:break-before="auto" fo:line-height="115%" style:writing-mode="lr-tb"/>
    </style:style>
    <style:style style:name="T206_1" style:family="text"/>
    <style:style style:name="T206_2" style:family="text"/>
    <style:style style:name="T206_3" style:family="text"/>
    <style:style style:name="T206_4" style:family="text"/>
    <style:style style:name="T206_5" style:family="text"/>
    <style:style style:name="T206_6" style:family="text"/>
    <style:style style:name="T206_7" style:family="text"/>
    <style:style style:name="T206_8" style:family="text"/>
    <style:style style:name="T206_9" style:family="text"/>
    <style:style style:name="T206_10" style:family="text"/>
    <style:style style:name="T206_11" style:family="text"/>
    <style:style style:name="P207" style:family="paragraph" style:parent-style-name="Standard">
      <style:paragraph-properties fo:break-before="auto" fo:line-height="115%" style:writing-mode="lr-tb"/>
    </style:style>
    <style:style style:name="P208" style:family="paragraph" style:parent-style-name="Standard">
      <style:paragraph-properties fo:break-before="auto" fo:line-height="115%" style:writing-mode="lr-tb"/>
    </style:style>
    <style:style style:name="T208_1" style:family="text"/>
    <style:style style:name="T208_2" style:family="text"/>
    <style:style style:name="T208_3" style:family="text"/>
    <style:style style:name="T208_4" style:family="text"/>
    <style:style style:name="T208_5" style:family="text"/>
    <style:style style:name="T208_6" style:family="text"/>
    <style:style style:name="T208_7" style:family="text"/>
    <style:style style:name="P209" style:family="paragraph" style:parent-style-name="Standard">
      <style:paragraph-properties fo:break-before="auto" fo:line-height="115%" style:writing-mode="lr-tb"/>
    </style:style>
    <style:style style:name="T209_1" style:family="text"/>
    <style:style style:name="T209_2" style:family="text"/>
    <style:style style:name="T209_3" style:family="text"/>
    <style:style style:name="T209_4" style:family="text"/>
    <style:style style:name="T209_5" style:family="text"/>
    <style:style style:name="T209_6" style:family="text"/>
    <style:style style:name="T209_7" style:family="text"/>
    <style:style style:name="T209_8" style:family="text"/>
    <style:style style:name="T209_9" style:family="text"/>
    <style:style style:name="T209_10" style:family="text"/>
    <style:style style:name="T209_11" style:family="text"/>
    <style:style style:name="T209_12" style:family="text"/>
    <style:style style:name="T209_13" style:family="text"/>
    <style:style style:name="P210" style:family="paragraph" style:parent-style-name="Standard">
      <style:paragraph-properties fo:break-before="auto" fo:line-height="115%" style:writing-mode="lr-tb"/>
    </style:style>
    <style:style style:name="P211" style:family="paragraph" style:parent-style-name="Standard">
      <style:paragraph-properties fo:break-before="auto" fo:line-height="115%" style:writing-mode="lr-tb"/>
    </style:style>
    <style:style style:name="P212" style:family="paragraph" style:parent-style-name="Standard">
      <style:paragraph-properties fo:break-before="auto" fo:line-height="115%" style:writing-mode="lr-tb"/>
    </style:style>
    <style:style style:name="P213" style:family="paragraph" style:parent-style-name="Standard">
      <style:paragraph-properties fo:break-before="auto" fo:line-height="115%" style:writing-mode="lr-tb"/>
    </style:style>
    <style:style style:name="P214" style:family="paragraph" style:parent-style-name="Standard">
      <style:paragraph-properties fo:break-before="auto" fo:line-height="115%" style:writing-mode="lr-tb"/>
    </style:style>
    <style:style style:name="P215" style:family="paragraph" style:parent-style-name="Standard">
      <style:paragraph-properties fo:break-before="auto" fo:line-height="115%" style:writing-mode="lr-tb"/>
    </style:style>
    <style:style style:name="P216" style:family="paragraph" style:parent-style-name="Standard">
      <style:paragraph-properties fo:break-before="auto" fo:line-height="115%" style:writing-mode="lr-tb"/>
    </style:style>
    <style:style style:name="P217" style:family="paragraph" style:parent-style-name="Standard">
      <style:paragraph-properties fo:break-before="auto" fo:line-height="115%" style:writing-mode="lr-tb"/>
    </style:style>
    <style:style style:name="P218" style:family="paragraph" style:parent-style-name="Standard">
      <style:paragraph-properties fo:break-before="auto" fo:line-height="115%" style:writing-mode="lr-tb"/>
    </style:style>
    <style:style style:name="P219" style:family="paragraph" style:parent-style-name="Standard">
      <style:paragraph-properties fo:break-before="auto" fo:line-height="115%" style:writing-mode="lr-tb"/>
    </style:style>
    <style:style style:name="P220" style:family="paragraph" style:parent-style-name="Standard">
      <style:paragraph-properties fo:break-before="auto" fo:line-height="115%" style:writing-mode="lr-tb"/>
    </style:style>
    <style:style style:name="Table4" style:family="table">
      <style:table-properties table:align="left" style:width="16.51cm" fo:margin-left="0cm"/>
    </style:style>
    <style:style style:name="Column7" style:family="table-column">
      <style:table-column-properties style:column-width="16.51cm"/>
    </style:style>
    <style:style style:name="Row7" style:family="table-row"/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1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5" style:family="table">
      <style:table-properties table:align="left" style:width="16.157cm" fo:margin-left="0cm"/>
    </style:style>
    <style:style style:name="Column8" style:family="table-column">
      <style:table-column-properties style:column-width="8.079cm"/>
    </style:style>
    <style:style style:name="Column9" style:family="table-column">
      <style:table-column-properties style:column-width="8.079cm"/>
    </style:style>
    <style:style style:name="Row9" style:family="table-row"/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" style:family="table-row"/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4" style:family="table-row"/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5" style:family="table-row"/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6" style:family="table-row"/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7" style:family="table-row"/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8" style:family="table-row"/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9" style:family="table-row"/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0" style:family="table-row"/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1" style:family="table-row"/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2" style:family="table-row"/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3" style:family="table-row"/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4" style:family="table-row"/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5" style:family="table-row"/>
    <style:style style:name="Cell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6" style:family="table-row"/>
    <style:style style:name="Cell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7" style:family="table-row"/>
    <style:style style:name="Cell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8" style:family="table-row"/>
    <style:style style:name="Cell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9" style:family="table-row"/>
    <style:style style:name="Cell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0" style:family="table-row"/>
    <style:style style:name="Cell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1" style:family="table-row"/>
    <style:style style:name="Cell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2" style:family="table-row"/>
    <style:style style:name="Cell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3" style:family="table-row"/>
    <style:style style:name="Cell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4" style:family="table-row"/>
    <style:style style:name="Cell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5" style:family="table-row"/>
    <style:style style:name="Cell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6" style:family="table-row"/>
    <style:style style:name="Cell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7" style:family="table-row"/>
    <style:style style:name="Cell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8" style:family="table-row"/>
    <style:style style:name="Cell7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9" style:family="table-row"/>
    <style:style style:name="Cell7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6" style:family="paragraph" style:parent-style-name="Standard">
      <style:paragraph-properties fo:break-before="auto" fo:line-height="115%" style:writing-mode="lr-tb"/>
    </style:style>
    <style:style style:name="P287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(</text:span><text:span text:style-name="T1_2">Written</text:span><text:span text:style-name="T1_3"><text:s/></text:span><text:span text:style-name="T1_4">by</text:span><text:span text:style-name="T1_5"><text:s/></text:span><text:span text:style-name="T1_6">Aaron</text:span><text:span text:style-name="T1_7"><text:s/></text:span><text:span text:style-name="T1_8">Gordon</text:span><text:span text:style-name="T1_9"><text:s/></text:span><text:span text:style-name="T1_10">Jones</text:span><text:span text:style-name="T1_11"><text:s/></text:span><text:span text:style-name="T1_12">and</text:span><text:span text:style-name="T1_13"><text:s/></text:span><text:span text:style-name="T1_14">Alexander</text:span><text:span text:style-name="T1_15"><text:s/></text:span><text:span text:style-name="T1_16">Kwamina</text:span><text:span text:style-name="T1_17"><text:s/></text:span><text:span text:style-name="T1_18">Omicron</text:span><text:span text:style-name="T1_19"><text:s/></text:span><text:span text:style-name="T1_20">Class</text:span><text:span text:style-name="T1_21">)</text:span></text:p>
      <text:p text:style-name="P2"><text:span text:style-name="T2_1">(</text:span><text:span text:style-name="T2_2">Edited</text:span><text:span text:style-name="T2_3"><text:s/></text:span><text:span text:style-name="T2_4">by</text:span><text:span text:style-name="T2_5">:<text:s/></text:span><text:span text:style-name="T2_6">Jeremy</text:span><text:span text:style-name="T2_7"><text:s/></text:span><text:span text:style-name="T2_8">Bishop</text:span><text:span text:style-name="T2_9"><text:s/></text:span><text:span text:style-name="T2_10">Regeant</text:span><text:span text:style-name="T2_11"><text:s/></text:span><text:span text:style-name="T2_12">of</text:span><text:span text:style-name="T2_13"><text:s/></text:span><text:span text:style-name="T2_14">Region</text:span><text:span text:style-name="T2_15"><text:s/>1)</text:span></text:p>
      <text:p text:style-name="P3"/>
      <text:p text:style-name="P4"><text:span text:style-name="T4_1">May</text:span><text:span text:style-name="T4_2"><text:s/>29</text:span><text:span text:style-name="T4_3">th</text:span><text:span text:style-name="T4_4">,<text:s/>2014</text:span></text:p>
      <text:p text:style-name="P5"/>
      <text:p text:style-name="P6"><text:span text:style-name="T6_1">Kevin</text:span><text:span text:style-name="T6_2"><text:s/></text:span><text:span text:style-name="T6_3">Madden</text:span><text:span text:style-name="T6_4"><text:s/></text:span></text:p>
      <text:p text:style-name="P7"><text:span text:style-name="T7_1">Director</text:span><text:span text:style-name="T7_2"><text:s/></text:span><text:span text:style-name="T7_3">of</text:span><text:span text:style-name="T7_4"><text:s/></text:span><text:span text:style-name="T7_5">Risk</text:span><text:span text:style-name="T7_6"><text:s/></text:span><text:span text:style-name="T7_7">Management</text:span></text:p>
      <text:p text:style-name="P8"><text:span text:style-name="T8_1">The</text:span><text:span text:style-name="T8_2"><text:s/></text:span><text:span text:style-name="T8_3">Delta</text:span><text:span text:style-name="T8_4"><text:s/></text:span><text:span text:style-name="T8_5">Chi</text:span><text:span text:style-name="T8_6"><text:s/></text:span><text:span text:style-name="T8_7">Fraternity</text:span><text:span text:style-name="T8_8">,<text:s/></text:span><text:span text:style-name="T8_9">Inc</text:span><text:span text:style-name="T8_10">.</text:span></text:p>
      <text:p text:style-name="P9"><text:span text:style-name="T9_1">314<text:s/></text:span><text:span text:style-name="T9_2">Church</text:span><text:span text:style-name="T9_3"><text:s/></text:span><text:span text:style-name="T9_4">Street</text:span></text:p>
      <text:p text:style-name="P10"><text:span text:style-name="T10_1">P</text:span><text:span text:style-name="T10_2">.</text:span><text:span text:style-name="T10_3">O</text:span><text:span text:style-name="T10_4">.<text:s/></text:span><text:span text:style-name="T10_5">Box</text:span><text:span text:style-name="T10_6"><text:s/>1817</text:span></text:p>
      <text:p text:style-name="P11"><text:span text:style-name="T11_1">Iowa</text:span><text:span text:style-name="T11_2"><text:s/></text:span><text:span text:style-name="T11_3">City</text:span><text:span text:style-name="T11_4">,<text:s/></text:span><text:span text:style-name="T11_5">IA</text:span><text:span text:style-name="T11_6"><text:s/>52244</text:span></text:p>
      <text:p text:style-name="P12"/>
      <text:p text:style-name="P13"><text:span text:style-name="T13_1">Dear</text:span><text:span text:style-name="T13_2"><text:s/></text:span><text:span text:style-name="T13_3">Mr</text:span><text:span text:style-name="T13_4">.<text:s/></text:span><text:span text:style-name="T13_5">Madden</text:span><text:span text:style-name="T13_6">:</text:span></text:p>
      <text:p text:style-name="P14"/>
      <text:p text:style-name="P15"/>
      <text:p text:style-name="P16"><text:span text:style-name="T16_1">The</text:span><text:span text:style-name="T16_2"><text:s/></text:span><text:span text:style-name="T16_3">Eastern</text:span><text:span text:style-name="T16_4"><text:s/></text:span><text:span text:style-name="T16_5">Washington</text:span><text:span text:style-name="T16_6"><text:s/></text:span><text:span text:style-name="T16_7">Chapter</text:span><text:span text:style-name="T16_8"><text:s/></text:span><text:span text:style-name="T16_9">of</text:span><text:span text:style-name="T16_10"><text:s/></text:span><text:span text:style-name="T16_11">the</text:span><text:span text:style-name="T16_12"><text:s/></text:span><text:span text:style-name="T16_13">Delta</text:span><text:span text:style-name="T16_14"><text:s/></text:span><text:span text:style-name="T16_15">Chi</text:span><text:span text:style-name="T16_16"><text:s/></text:span><text:span text:style-name="T16_17">Fraternity</text:span><text:span text:style-name="T16_18"><text:s/></text:span><text:span text:style-name="T16_19">has</text:span><text:span text:style-name="T16_20"><text:s/></text:span><text:span text:style-name="T16_21">received</text:span><text:span text:style-name="T16_22"><text:s/></text:span><text:span text:style-name="T16_23">notice</text:span><text:span text:style-name="T16_24"><text:s/></text:span><text:span text:style-name="T16_25">stating</text:span><text:span text:style-name="T16_26"><text:s/></text:span><text:span text:style-name="T16_27">our</text:span><text:span text:style-name="T16_28"><text:s/></text:span><text:span text:style-name="T16_29">chapter</text:span><text:span text:style-name="T16_30"><text:s/></text:span><text:span text:style-name="T16_31">is</text:span><text:span text:style-name="T16_32"><text:s/></text:span><text:span text:style-name="T16_33">eligible</text:span><text:span text:style-name="T16_34"><text:s/></text:span><text:span text:style-name="T16_35">for</text:span><text:span text:style-name="T16_36"><text:s/></text:span><text:span text:style-name="T16_37">suspension</text:span><text:span text:style-name="T16_38"><text:s/></text:span><text:span text:style-name="T16_39">due</text:span><text:span text:style-name="T16_40"><text:s/></text:span><text:span text:style-name="T16_41">to</text:span><text:span text:style-name="T16_42"><text:s/></text:span><text:span text:style-name="T16_43">the</text:span><text:span text:style-name="T16_44"><text:s/></text:span><text:span text:style-name="T16_45">number</text:span><text:span text:style-name="T16_46"><text:s/></text:span><text:span text:style-name="T16_47">of</text:span><text:span text:style-name="T16_48"><text:s/></text:span><text:span text:style-name="T16_49">initiated</text:span><text:span text:style-name="T16_50"><text:s/></text:span><text:span text:style-name="T16_51">members</text:span><text:span text:style-name="T16_52"><text:s/></text:span><text:span text:style-name="T16_53">being</text:span><text:span text:style-name="T16_54"><text:s/></text:span><text:span text:style-name="T16_55">below</text:span><text:span text:style-name="T16_56"><text:s/></text:span><text:span text:style-name="T16_57">Delta</text:span><text:span text:style-name="T16_58"><text:s/></text:span><text:span text:style-name="T16_59">Chi</text:span><text:span text:style-name="T16_60">’</text:span><text:span text:style-name="T16_61">s</text:span><text:span text:style-name="T16_62"><text:s/></text:span><text:span text:style-name="T16_63">minimum</text:span><text:span text:style-name="T16_64"><text:s/></text:span><text:span text:style-name="T16_65">standards</text:span><text:span text:style-name="T16_66">.<text:s/></text:span><text:span text:style-name="T16_67">The</text:span><text:span text:style-name="T16_68"><text:s/></text:span><text:span text:style-name="T16_69">Eastern</text:span><text:span text:style-name="T16_70"><text:s/></text:span><text:span text:style-name="T16_71">Washington</text:span><text:span text:style-name="T16_72"><text:s/></text:span><text:span text:style-name="T16_73">Chapter</text:span><text:span text:style-name="T16_74"><text:s/></text:span><text:span text:style-name="T16_75">would</text:span><text:span text:style-name="T16_76"><text:s/></text:span><text:span text:style-name="T16_77">like</text:span><text:span text:style-name="T16_78"><text:s/></text:span><text:span text:style-name="T16_79">to</text:span><text:span text:style-name="T16_80"><text:s/></text:span><text:span text:style-name="T16_81">appeal</text:span><text:span text:style-name="T16_82"><text:s/></text:span><text:span text:style-name="T16_83">this</text:span><text:span text:style-name="T16_84"><text:s/></text:span><text:span text:style-name="T16_85">suspension</text:span><text:span text:style-name="T16_86"><text:s/></text:span><text:span text:style-name="T16_87">and</text:span><text:span text:style-name="T16_88"><text:s/></text:span><text:span text:style-name="T16_89">present</text:span><text:span text:style-name="T16_90"><text:s/></text:span><text:span text:style-name="T16_91">the</text:span><text:span text:style-name="T16_92"><text:s/></text:span><text:span text:style-name="T16_93">following</text:span><text:span text:style-name="T16_94"><text:s/></text:span><text:span text:style-name="T16_95">plan</text:span><text:span text:style-name="T16_96"><text:s/></text:span><text:span text:style-name="T16_97">in</text:span><text:span text:style-name="T16_98"><text:s/></text:span><text:span text:style-name="T16_99">support</text:span><text:span text:style-name="T16_100"><text:s/></text:span><text:span text:style-name="T16_101">of</text:span><text:span text:style-name="T16_102"><text:s/></text:span><text:span text:style-name="T16_103">this</text:span><text:span text:style-name="T16_104"><text:s/></text:span><text:span text:style-name="T16_105">appeal</text:span><text:span text:style-name="T16_106">.<text:s/></text:span><text:span text:style-name="T16_107">We</text:span><text:span text:style-name="T16_108"><text:s/></text:span><text:span text:style-name="T16_109">believe</text:span><text:span text:style-name="T16_110"><text:s/></text:span><text:span text:style-name="T16_111">that</text:span><text:span text:style-name="T16_112"><text:s/></text:span><text:span text:style-name="T16_113">the</text:span><text:span text:style-name="T16_114"><text:s/></text:span><text:span text:style-name="T16_115">following</text:span><text:span text:style-name="T16_116"><text:s/></text:span><text:span text:style-name="T16_117">action</text:span><text:span text:style-name="T16_118"><text:s/></text:span><text:span text:style-name="T16_119">plan</text:span><text:span text:style-name="T16_120"><text:s/></text:span><text:span text:style-name="T16_121">will</text:span><text:span text:style-name="T16_122"><text:s/></text:span><text:span text:style-name="T16_123">move</text:span><text:span text:style-name="T16_124"><text:s/></text:span><text:span text:style-name="T16_125">Delta</text:span><text:span text:style-name="T16_126"><text:s/></text:span><text:span text:style-name="T16_127">Chi</text:span><text:span text:style-name="T16_128"><text:s/></text:span><text:span text:style-name="T16_129">at</text:span><text:span text:style-name="T16_130"><text:s/></text:span><text:span text:style-name="T16_131">Eastern</text:span><text:span text:style-name="T16_132"><text:s/></text:span><text:span text:style-name="T16_133">Washington</text:span><text:span text:style-name="T16_134"><text:s/></text:span><text:span text:style-name="T16_135">in</text:span><text:span text:style-name="T16_136"><text:s/></text:span><text:span text:style-name="T16_137">the</text:span><text:span text:style-name="T16_138"><text:s/></text:span><text:span text:style-name="T16_139">right</text:span><text:span text:style-name="T16_140"><text:s/></text:span><text:span text:style-name="T16_141">direction</text:span><text:span text:style-name="T16_142">.<text:s/></text:span></text:p>
      <text:p text:style-name="P17"/>
      <text:p text:style-name="P18"><text:span text:style-name="T18_1">In</text:span><text:span text:style-name="T18_2"><text:s/></text:span><text:span text:style-name="T18_3">relation</text:span><text:span text:style-name="T18_4"><text:s/></text:span><text:span text:style-name="T18_5">to</text:span><text:span text:style-name="T18_6"><text:s/></text:span><text:span text:style-name="T18_7">the</text:span><text:span text:style-name="T18_8"><text:s/></text:span><text:span text:style-name="T18_9">news</text:span><text:span text:style-name="T18_10"><text:s/></text:span><text:span text:style-name="T18_11">of</text:span><text:span text:style-name="T18_12"><text:s/></text:span><text:span text:style-name="T18_13">our</text:span><text:span text:style-name="T18_14"><text:s/></text:span><text:span text:style-name="T18_15">chapter</text:span><text:span text:style-name="T18_16"><text:s/></text:span><text:span text:style-name="T18_17">being</text:span><text:span text:style-name="T18_18"><text:s/></text:span><text:span text:style-name="T18_19">put</text:span><text:span text:style-name="T18_20"><text:s/></text:span><text:span text:style-name="T18_21">up</text:span><text:span text:style-name="T18_22"><text:s/></text:span><text:span text:style-name="T18_23">for</text:span><text:span text:style-name="T18_24"><text:s/></text:span><text:span text:style-name="T18_25">suspension</text:span><text:span text:style-name="T18_26">,<text:s/></text:span><text:span text:style-name="T18_27">in</text:span><text:span text:style-name="T18_28"><text:s/></text:span><text:span text:style-name="T18_29">April</text:span><text:span text:style-name="T18_30"><text:s/></text:span><text:span text:style-name="T18_31">of</text:span><text:span text:style-name="T18_32"><text:s/></text:span><text:span text:style-name="T18_33">this</text:span><text:span text:style-name="T18_34"><text:s/></text:span><text:span text:style-name="T18_35">year</text:span><text:span text:style-name="T18_36">,<text:s/></text:span><text:span text:style-name="T18_37">we</text:span><text:span text:style-name="T18_38"><text:s/></text:span><text:span text:style-name="T18_39">have</text:span><text:span text:style-name="T18_40"><text:s/></text:span><text:span text:style-name="T18_41">been</text:span><text:span text:style-name="T18_42"><text:s/></text:span><text:span text:style-name="T18_43">communicating</text:span><text:span text:style-name="T18_44"><text:s/></text:span><text:span text:style-name="T18_45">not</text:span><text:span text:style-name="T18_46"><text:s/></text:span><text:span text:style-name="T18_47">only</text:span><text:span text:style-name="T18_48"><text:s/></text:span><text:span text:style-name="T18_49">to</text:span><text:span text:style-name="T18_50"><text:s/></text:span><text:span text:style-name="T18_51">our</text:span><text:span text:style-name="T18_52"><text:s/></text:span><text:span text:style-name="T18_53">chapter</text:span><text:span text:style-name="T18_54"><text:s/></text:span><text:span text:style-name="T18_55">members</text:span><text:span text:style-name="T18_56"><text:s/></text:span><text:span text:style-name="T18_57">but</text:span><text:span text:style-name="T18_58"><text:s/></text:span><text:span text:style-name="T18_59">our</text:span><text:span text:style-name="T18_60"><text:s/></text:span><text:span text:style-name="T18_61">alumni</text:span><text:span text:style-name="T18_62"><text:s/></text:span><text:span text:style-name="T18_63">as</text:span><text:span text:style-name="T18_64"><text:s/></text:span><text:span text:style-name="T18_65">well</text:span><text:span text:style-name="T18_66"><text:s/></text:span><text:span text:style-name="T18_67">on</text:span><text:span text:style-name="T18_68"><text:s/></text:span><text:span text:style-name="T18_69">the</text:span><text:span text:style-name="T18_70"><text:s/></text:span><text:span text:style-name="T18_71">issue</text:span><text:span text:style-name="T18_72"><text:s/></text:span><text:span text:style-name="T18_73">on</text:span><text:span text:style-name="T18_74"><text:s/></text:span><text:span text:style-name="T18_75">the</text:span><text:span text:style-name="T18_76"><text:s/></text:span><text:span text:style-name="T18_77">steps</text:span><text:span text:style-name="T18_78"><text:s/></text:span><text:span text:style-name="T18_79">that</text:span><text:span text:style-name="T18_80"><text:s/></text:span><text:span text:style-name="T18_81">need</text:span><text:span text:style-name="T18_82"><text:s/></text:span><text:span text:style-name="T18_83">to</text:span><text:span text:style-name="T18_84"><text:s/></text:span><text:span text:style-name="T18_85">be</text:span><text:span text:style-name="T18_86"><text:s/></text:span><text:span text:style-name="T18_87">taken</text:span><text:span text:style-name="T18_88"><text:s/></text:span><text:span text:style-name="T18_89">to</text:span><text:span text:style-name="T18_90"><text:s/></text:span><text:span text:style-name="T18_91">remove</text:span><text:span text:style-name="T18_92"><text:s/></text:span><text:span text:style-name="T18_93">ourselves</text:span><text:span text:style-name="T18_94"><text:s/></text:span><text:span text:style-name="T18_95">from</text:span><text:span text:style-name="T18_96"><text:s/></text:span><text:span text:style-name="T18_97">the</text:span><text:span text:style-name="T18_98"><text:s/></text:span><text:span text:style-name="T18_99">very</text:span><text:span text:style-name="T18_100"><text:s/></text:span><text:span text:style-name="T18_101">real</text:span><text:span text:style-name="T18_102"><text:s/></text:span><text:span text:style-name="T18_103">dangers</text:span><text:span text:style-name="T18_104"><text:s/></text:span><text:span text:style-name="T18_105">of</text:span><text:span text:style-name="T18_106"><text:s/></text:span><text:span text:style-name="T18_107">suspension</text:span><text:span text:style-name="T18_108">.</text:span><text:span text:style-name="T18_109"><text:s/></text:span><text:span text:style-name="T18_110">Currently</text:span><text:span text:style-name="T18_111"><text:s/></text:span><text:span text:style-name="T18_112">we</text:span><text:span text:style-name="T18_113"><text:s/></text:span><text:span text:style-name="T18_114">have</text:span><text:span text:style-name="T18_115"><text:s/></text:span><text:span text:style-name="T18_116">eleven</text:span><text:span text:style-name="T18_117"><text:s/></text:span><text:span text:style-name="T18_118">initiated</text:span><text:span text:style-name="T18_119"><text:s/></text:span><text:span text:style-name="T18_120">members</text:span><text:span text:style-name="T18_121"><text:s/></text:span><text:span text:style-name="T18_122">with</text:span><text:span text:style-name="T18_123"><text:s/></text:span><text:span text:style-name="T18_124">four</text:span><text:span text:style-name="T18_125"><text:s/></text:span><text:span text:style-name="T18_126">associate</text:span><text:span text:style-name="T18_127"><text:s/></text:span><text:span text:style-name="T18_128">members</text:span><text:span text:style-name="T18_129"><text:s/></text:span><text:span text:style-name="T18_130">creating</text:span><text:span text:style-name="T18_131"><text:s/></text:span><text:span text:style-name="T18_132">a</text:span><text:span text:style-name="T18_133"><text:s/></text:span><text:span text:style-name="T18_134">roster</text:span><text:span text:style-name="T18_135"><text:s/></text:span><text:span text:style-name="T18_136">of</text:span><text:span text:style-name="T18_137"><text:s/></text:span><text:span text:style-name="T18_138">fifteen</text:span><text:span text:style-name="T18_139"><text:s/></text:span><text:span text:style-name="T18_140">members</text:span><text:span text:style-name="T18_141">.<text:s/></text:span><text:span text:style-name="T18_142">Our</text:span><text:span text:style-name="T18_143"><text:s/></text:span><text:span text:style-name="T18_144">goal</text:span><text:span text:style-name="T18_145"><text:s/></text:span><text:span text:style-name="T18_146">by</text:span><text:span text:style-name="T18_147"><text:s/></text:span><text:span text:style-name="T18_148">the</text:span><text:span text:style-name="T18_149"><text:s/></text:span><text:span text:style-name="T18_150">end</text:span><text:span text:style-name="T18_151"><text:s/></text:span><text:span text:style-name="T18_152">of</text:span><text:span text:style-name="T18_153"><text:s/></text:span><text:span text:style-name="T18_154">Fall</text:span><text:span text:style-name="T18_155"><text:s/></text:span><text:span text:style-name="T18_156">Quarter</text:span><text:span text:style-name="T18_157"><text:s/>2014<text:s/></text:span><text:span text:style-name="T18_158">is</text:span><text:span text:style-name="T18_159"><text:s/></text:span><text:span text:style-name="T18_160">to</text:span><text:span text:style-name="T18_161"><text:s/></text:span><text:span text:style-name="T18_162">reach</text:span><text:span text:style-name="T18_163"><text:s/></text:span><text:span text:style-name="T18_164">twenty</text:span><text:span text:style-name="T18_165"><text:s/></text:span><text:span text:style-name="T18_166">initiated</text:span><text:span text:style-name="T18_167"><text:s/></text:span><text:span text:style-name="T18_168">members</text:span><text:span text:style-name="T18_169">.<text:s/></text:span><text:span text:style-name="T18_170">The</text:span><text:span text:style-name="T18_171"><text:s/></text:span><text:span text:style-name="T18_172">current</text:span><text:span text:style-name="T18_173"><text:s/></text:span><text:span text:style-name="T18_174">campus</text:span><text:span text:style-name="T18_175"><text:s/></text:span><text:span text:style-name="T18_176">average</text:span><text:span text:style-name="T18_177"><text:s/></text:span><text:span text:style-name="T18_178">is</text:span><text:span text:style-name="T18_179"><text:s/>33.<text:s/></text:span><text:span text:style-name="T18_180">Our</text:span><text:span text:style-name="T18_181"><text:s/></text:span><text:span text:style-name="T18_182">goal</text:span><text:span text:style-name="T18_183"><text:s/></text:span><text:span text:style-name="T18_184">by</text:span><text:span text:style-name="T18_185"><text:s/></text:span><text:span text:style-name="T18_186">the</text:span><text:span text:style-name="T18_187"><text:s/></text:span><text:span text:style-name="T18_188">end</text:span><text:span text:style-name="T18_189"><text:s/></text:span><text:span text:style-name="T18_190">of</text:span><text:span text:style-name="T18_191"><text:s/></text:span><text:span text:style-name="T18_192">the</text:span><text:span text:style-name="T18_193"><text:s/>2014-2015<text:s/></text:span><text:span text:style-name="T18_194">academic</text:span><text:span text:style-name="T18_195"><text:s/></text:span><text:span text:style-name="T18_196">year</text:span><text:span text:style-name="T18_197">,<text:s/></text:span><text:span text:style-name="T18_198">June</text:span><text:span text:style-name="T18_199"><text:s/>12,<text:s/>2014.<text:s/></text:span><text:span text:style-name="T18_200">is</text:span><text:span text:style-name="T18_201"><text:s/></text:span><text:span text:style-name="T18_202">to</text:span><text:span text:style-name="T18_203"><text:s/></text:span><text:span text:style-name="T18_204">have</text:span><text:span text:style-name="T18_205"><text:s/></text:span><text:span text:style-name="T18_206">and</text:span><text:span text:style-name="T18_207"><text:s/></text:span><text:span text:style-name="T18_208">maintain</text:span><text:span text:style-name="T18_209"><text:s/></text:span><text:span text:style-name="T18_210">a</text:span><text:span text:style-name="T18_211"><text:s/></text:span><text:span text:style-name="T18_212">membership</text:span><text:span text:style-name="T18_213"><text:s/></text:span><text:span text:style-name="T18_214">of</text:span><text:span text:style-name="T18_215"><text:s/>30<text:s/></text:span><text:span text:style-name="T18_216">men</text:span><text:span text:style-name="T18_217">.<text:s/></text:span><text:span text:style-name="T18_218">We</text:span><text:span text:style-name="T18_219"><text:s/></text:span><text:span text:style-name="T18_220">believe</text:span><text:span text:style-name="T18_221"><text:s/></text:span><text:span text:style-name="T18_222">by</text:span><text:span text:style-name="T18_223"><text:s/></text:span><text:span text:style-name="T18_224">following</text:span><text:span text:style-name="T18_225"><text:s/></text:span><text:span text:style-name="T18_226">the</text:span><text:span text:style-name="T18_227"><text:s/></text:span><text:span text:style-name="T18_228">plan</text:span><text:span text:style-name="T18_229"><text:s/></text:span><text:span text:style-name="T18_230">outlined</text:span><text:span text:style-name="T18_231"><text:s/></text:span><text:span text:style-name="T18_232">below</text:span><text:span text:style-name="T18_233"><text:s/></text:span><text:span text:style-name="T18_234">that</text:span><text:span text:style-name="T18_235"><text:s/></text:span><text:span text:style-name="T18_236">we</text:span><text:span text:style-name="T18_237"><text:s/></text:span><text:span text:style-name="T18_238">have</text:span><text:span text:style-name="T18_239"><text:s/></text:span><text:span text:style-name="T18_240">committed</text:span><text:span text:style-name="T18_241"><text:s/></text:span><text:span text:style-name="T18_242">to</text:span><text:span text:style-name="T18_243"><text:s/></text:span><text:span text:style-name="T18_244">for</text:span><text:span text:style-name="T18_245"><text:s/></text:span><text:span text:style-name="T18_246">summer</text:span><text:span text:style-name="T18_247"><text:s/></text:span><text:span text:style-name="T18_248">and</text:span><text:span text:style-name="T18_249"><text:s/></text:span><text:span text:style-name="T18_250">fall</text:span><text:span text:style-name="T18_251"><text:s/></text:span><text:span text:style-name="T18_252">recruitment</text:span><text:span text:style-name="T18_253"><text:s/></text:span><text:span text:style-name="T18_254">we</text:span><text:span text:style-name="T18_255"><text:s/></text:span><text:span text:style-name="T18_256">will</text:span><text:span text:style-name="T18_257"><text:s/></text:span><text:span text:style-name="T18_258">be</text:span><text:span text:style-name="T18_259"><text:s/></text:span><text:span text:style-name="T18_260">able</text:span><text:span text:style-name="T18_261"><text:s/></text:span><text:span text:style-name="T18_262">to</text:span><text:span text:style-name="T18_263"><text:s/></text:span><text:span text:style-name="T18_264">achieve</text:span><text:span text:style-name="T18_265"><text:s/></text:span><text:span text:style-name="T18_266">our</text:span><text:span text:style-name="T18_267"><text:s/></text:span><text:span text:style-name="T18_268">goals</text:span><text:span text:style-name="T18_269">.</text:span></text:p>
      <text:p text:style-name="P19"/>
      <text:p text:style-name="P20"><text:span text:style-name="T20_1">Summer</text:span><text:span text:style-name="T20_2"><text:s/>2014<text:s/></text:span><text:span text:style-name="T20_3">Goals</text:span><text:span text:style-name="T20_4"><text:s/></text:span><text:span text:style-name="T20_5">and</text:span><text:span text:style-name="T20_6"><text:s/></text:span><text:span text:style-name="T20_7">Recruitment</text:span><text:span text:style-name="T20_8"><text:s/></text:span><text:span text:style-name="T20_9">Plan</text:span></text:p>
      <text:p text:style-name="P21"/>
      <text:p text:style-name="P22"><text:span text:style-name="T22_1">Our</text:span><text:span text:style-name="T22_2"><text:s/></text:span><text:span text:style-name="T22_3">recruitment</text:span><text:span text:style-name="T22_4"><text:s/></text:span><text:span text:style-name="T22_5">plan</text:span><text:span text:style-name="T22_6"><text:s/></text:span><text:span text:style-name="T22_7">for</text:span><text:span text:style-name="T22_8"><text:s/></text:span><text:span text:style-name="T22_9">summer</text:span><text:span text:style-name="T22_10"><text:s/></text:span><text:span text:style-name="T22_11">will</text:span><text:span text:style-name="T22_12"><text:s/></text:span><text:span text:style-name="T22_13">consist</text:span><text:span text:style-name="T22_14"><text:s/></text:span><text:span text:style-name="T22_15">of</text:span><text:span text:style-name="T22_16"><text:s/>3<text:s/></text:span><text:span text:style-name="T22_17">phases</text:span><text:span text:style-name="T22_18">.</text:span></text:p>
      <text:p text:style-name="P23"/>
      <text:p text:style-name="P24"><text:span text:style-name="T24_1">Phase</text:span><text:span text:style-name="T24_2"><text:s/>1<text:s/>–<text:s/>“</text:span><text:span text:style-name="T24_3">Call</text:span><text:span text:style-name="T24_4"><text:s/></text:span><text:span text:style-name="T24_5">Center</text:span><text:span text:style-name="T24_6">”<text:s/></text:span><text:span text:style-name="T24_7">Phase</text:span></text:p>
      <text:p text:style-name="P25"><text:span text:style-name="T25_1">At</text:span><text:span text:style-name="T25_2"><text:s/></text:span><text:span text:style-name="T25_3">the</text:span><text:span text:style-name="T25_4"><text:s/></text:span><text:span text:style-name="T25_5">end</text:span><text:span text:style-name="T25_6"><text:s/></text:span><text:span text:style-name="T25_7">of</text:span><text:span text:style-name="T25_8"><text:s/></text:span><text:span text:style-name="T25_9">the</text:span><text:span text:style-name="T25_10"><text:s/></text:span><text:span text:style-name="T25_11">school</text:span><text:span text:style-name="T25_12"><text:s/></text:span><text:span text:style-name="T25_13">year</text:span><text:span text:style-name="T25_14">,<text:s/></text:span><text:span text:style-name="T25_15">we</text:span><text:span text:style-name="T25_16"><text:s/></text:span><text:span text:style-name="T25_17">will</text:span><text:span text:style-name="T25_18"><text:s/></text:span><text:span text:style-name="T25_19">be</text:span><text:span text:style-name="T25_20"><text:s/></text:span><text:span text:style-name="T25_21">receiving</text:span><text:span text:style-name="T25_22"><text:s/></text:span><text:span text:style-name="T25_23">a</text:span><text:span text:style-name="T25_24"><text:s/></text:span><text:span text:style-name="T25_25">list</text:span><text:span text:style-name="T25_26"><text:s/></text:span><text:span text:style-name="T25_27">of</text:span><text:span text:style-name="T25_28"><text:s/></text:span><text:span text:style-name="T25_29">incoming</text:span><text:span text:style-name="T25_30"><text:s/></text:span><text:span text:style-name="T25_31">freshmen</text:span><text:span text:style-name="T25_32"><text:s/></text:span><text:span text:style-name="T25_33">with</text:span><text:span text:style-name="T25_34"><text:s/></text:span><text:span text:style-name="T25_35">GPA</text:span><text:span text:style-name="T25_36">'</text:span><text:span text:style-name="T25_37">s</text:span><text:span text:style-name="T25_38"><text:s/></text:span><text:span text:style-name="T25_39">above</text:span><text:span text:style-name="T25_40"><text:s/>3.0<text:s/></text:span><text:span text:style-name="T25_41">from</text:span><text:span text:style-name="T25_42"><text:s/></text:span><text:span text:style-name="T25_43">our</text:span><text:span text:style-name="T25_44"><text:s/></text:span><text:span text:style-name="T25_45">Greek</text:span><text:span text:style-name="T25_46"><text:s/></text:span><text:span text:style-name="T25_47">Advisor</text:span><text:span text:style-name="T25_48">,<text:s/></text:span><text:span text:style-name="T25_49">Samantha</text:span><text:span text:style-name="T25_50"><text:s/></text:span><text:span text:style-name="T25_51">Armstrong</text:span><text:span text:style-name="T25_52">.<text:s/></text:span><text:span text:style-name="T25_53">This</text:span><text:span text:style-name="T25_54"><text:s/></text:span><text:span text:style-name="T25_55">phase</text:span><text:span text:style-name="T25_56"><text:s/></text:span><text:span text:style-name="T25_57">will</text:span><text:span text:style-name="T25_58"><text:s/></text:span><text:span text:style-name="T25_59">begin</text:span><text:span text:style-name="T25_60"><text:s/></text:span><text:span text:style-name="T25_61">once</text:span><text:span text:style-name="T25_62"><text:s/></text:span><text:span text:style-name="T25_63">we</text:span><text:span text:style-name="T25_64"><text:s/></text:span><text:span text:style-name="T25_65">receive</text:span><text:span text:style-name="T25_66"><text:s/></text:span><text:span text:style-name="T25_67">that</text:span><text:span text:style-name="T25_68"><text:s/></text:span><text:span text:style-name="T25_69">list</text:span><text:span text:style-name="T25_70"><text:s/></text:span><text:span text:style-name="T25_71">by</text:span><text:span text:style-name="T25_72"><text:s/></text:span><text:span text:style-name="T25_73">late</text:span><text:span text:style-name="T25_74"><text:s/></text:span><text:span text:style-name="T25_75">June</text:span><text:span text:style-name="T25_76">.<text:s/></text:span><text:span text:style-name="T25_77">Once</text:span><text:span text:style-name="T25_78"><text:s/></text:span><text:span text:style-name="T25_79">the</text:span><text:span text:style-name="T25_80"><text:s/></text:span><text:span text:style-name="T25_81">list</text:span><text:span text:style-name="T25_82"><text:s/></text:span><text:span text:style-name="T25_83">is</text:span><text:span text:style-name="T25_84"><text:s/></text:span><text:span text:style-name="T25_85">received</text:span><text:span text:style-name="T25_86"><text:s/></text:span><text:span text:style-name="T25_87">we</text:span><text:span text:style-name="T25_88"><text:s/></text:span><text:span text:style-name="T25_89">will</text:span><text:span text:style-name="T25_90"><text:s/></text:span><text:span text:style-name="T25_91">be</text:span><text:span text:style-name="T25_92"><text:s/></text:span><text:span text:style-name="T25_93">calling</text:span><text:span text:style-name="T25_94"><text:s/></text:span><text:span text:style-name="T25_95">and</text:span><text:span text:style-name="T25_96"><text:s/></text:span><text:span text:style-name="T25_97">emailing</text:span><text:span text:style-name="T25_98"><text:s/></text:span><text:span text:style-name="T25_99">via</text:span><text:span text:style-name="T25_100"><text:s/></text:span><text:span text:style-name="T25_101">MailChimp</text:span><text:span text:style-name="T25_102">,<text:s/></text:span><text:span text:style-name="T25_103">to</text:span><text:span text:style-name="T25_104"><text:s/></text:span><text:span text:style-name="T25_105">all</text:span><text:span text:style-name="T25_106"><text:s/></text:span><text:span text:style-name="T25_107">those</text:span><text:span text:style-name="T25_108"><text:s/></text:span><text:span text:style-name="T25_109">on</text:span><text:span text:style-name="T25_110"><text:s/></text:span><text:span text:style-name="T25_111">said</text:span><text:span text:style-name="T25_112"><text:s/></text:span><text:span text:style-name="T25_113">list</text:span><text:span text:style-name="T25_114">.</text:span><text:span text:style-name="T25_115"><text:s/></text:span><text:span text:style-name="T25_116">If</text:span><text:span text:style-name="T25_117"><text:s/></text:span><text:span text:style-name="T25_118">the</text:span><text:span text:style-name="T25_119"><text:s/></text:span><text:span text:style-name="T25_120">list</text:span><text:span text:style-name="T25_121"><text:s/></text:span><text:span text:style-name="T25_122">does</text:span><text:span text:style-name="T25_123"><text:s/></text:span><text:span text:style-name="T25_124">not</text:span><text:span text:style-name="T25_125"><text:s/></text:span><text:span text:style-name="T25_126">contain</text:span><text:span text:style-name="T25_127"><text:s/></text:span><text:span text:style-name="T25_128">phone</text:span><text:span text:style-name="T25_129"><text:s/></text:span><text:span text:style-name="T25_130">numbers</text:span><text:span text:style-name="T25_131">,<text:s/></text:span><text:span text:style-name="T25_132">we</text:span><text:span text:style-name="T25_133"><text:s/></text:span><text:span text:style-name="T25_134">will</text:span><text:span text:style-name="T25_135"><text:s/></text:span><text:span text:style-name="T25_136">have</text:span><text:span text:style-name="T25_137"><text:s/></text:span><text:span text:style-name="T25_138">brothers</text:span><text:span text:style-name="T25_139"><text:s/></text:span><text:span text:style-name="T25_140">contact</text:span><text:span text:style-name="T25_141"><text:s/></text:span><text:span text:style-name="T25_142">every</text:span><text:span text:style-name="T25_143"><text:s/></text:span><text:span text:style-name="T25_144">new</text:span><text:span text:style-name="T25_145"><text:s/></text:span><text:span text:style-name="T25_146">student</text:span><text:span text:style-name="T25_147"><text:s/></text:span><text:span text:style-name="T25_148">that</text:span><text:span text:style-name="T25_149"><text:s/></text:span><text:span text:style-name="T25_150">is</text:span><text:span text:style-name="T25_151"><text:s/></text:span><text:span text:style-name="T25_152">based</text:span><text:span text:style-name="T25_153"><text:s/></text:span><text:span text:style-name="T25_154">in</text:span><text:span text:style-name="T25_155"><text:s/></text:span><text:span text:style-name="T25_156">their</text:span><text:span text:style-name="T25_157"><text:s/></text:span><text:span text:style-name="T25_158">area</text:span><text:span text:style-name="T25_159"><text:s/></text:span><text:span text:style-name="T25_160">in</text:span><text:span text:style-name="T25_161"><text:s/></text:span><text:span text:style-name="T25_162">addition</text:span><text:span text:style-name="T25_163"><text:s/></text:span><text:span text:style-name="T25_164">to</text:span><text:span text:style-name="T25_165"><text:s/></text:span><text:span text:style-name="T25_166">the</text:span><text:span text:style-name="T25_167"><text:s/></text:span><text:span text:style-name="T25_168">email</text:span><text:span text:style-name="T25_169">.</text:span></text:p>
      <text:p text:style-name="P26"/>
      <text:p text:style-name="P27"><text:span text:style-name="T27_1">The</text:span><text:span text:style-name="T27_2"><text:s/></text:span><text:span text:style-name="T27_3">calls</text:span><text:span text:style-name="T27_4"><text:s/></text:span><text:span text:style-name="T27_5">and</text:span><text:span text:style-name="T27_6"><text:s/></text:span><text:span text:style-name="T27_7">emails</text:span><text:span text:style-name="T27_8"><text:s/></text:span><text:span text:style-name="T27_9">will</text:span><text:span text:style-name="T27_10"><text:s/></text:span><text:span text:style-name="T27_11">cover</text:span><text:span text:style-name="T27_12"><text:s/></text:span><text:span text:style-name="T27_13">three</text:span><text:span text:style-name="T27_14"><text:s/></text:span><text:span text:style-name="T27_15">main</text:span><text:span text:style-name="T27_16"><text:s/></text:span><text:span text:style-name="T27_17">topics</text:span><text:span text:style-name="T27_18">:</text:span></text:p>
      <text:p text:style-name="P28"/>
      <text:p text:style-name="P29"><text:span text:style-name="T29_1">1)<text:s/></text:span><text:span text:style-name="T29_2">Communicating</text:span><text:span text:style-name="T29_3"><text:s/></text:span><text:span text:style-name="T29_4">What</text:span><text:span text:style-name="T29_5"><text:s/></text:span><text:span text:style-name="T29_6">It</text:span><text:span text:style-name="T29_7"><text:s/></text:span><text:span text:style-name="T29_8">Means</text:span><text:span text:style-name="T29_9"><text:s/></text:span><text:span text:style-name="T29_10">To</text:span><text:span text:style-name="T29_11"><text:s/></text:span><text:span text:style-name="T29_12">Be</text:span><text:span text:style-name="T29_13"><text:s/></text:span><text:span text:style-name="T29_14">Greek</text:span><text:span text:style-name="T29_15"><text:s/>(</text:span><text:span text:style-name="T29_16">Primarily</text:span><text:span text:style-name="T29_17"><text:s/></text:span><text:span text:style-name="T29_18">as</text:span><text:span text:style-name="T29_19"><text:s/></text:span><text:span text:style-name="T29_20">a</text:span><text:span text:style-name="T29_21"><text:s/></text:span><text:span text:style-name="T29_22">Delta</text:span><text:span text:style-name="T29_23"><text:s/></text:span><text:span text:style-name="T29_24">Chi</text:span><text:span text:style-name="T29_25">)</text:span></text:p>
      <text:p text:style-name="P30"><text:span text:style-name="T30_1">2)<text:s/></text:span><text:span text:style-name="T30_2">Communicating</text:span><text:span text:style-name="T30_3"><text:s/></text:span><text:span text:style-name="T30_4">Why</text:span><text:span text:style-name="T30_5"><text:s/></text:span><text:span text:style-name="T30_6">Delta</text:span><text:span text:style-name="T30_7"><text:s/></text:span><text:span text:style-name="T30_8">Chi</text:span><text:span text:style-name="T30_9"><text:s/></text:span><text:span text:style-name="T30_10">is</text:span><text:span text:style-name="T30_11"><text:s/></text:span><text:span text:style-name="T30_12">Different</text:span><text:span text:style-name="T30_13"><text:s/></text:span><text:span text:style-name="T30_14">From</text:span><text:span text:style-name="T30_15"><text:s/></text:span><text:span text:style-name="T30_16">Other</text:span><text:span text:style-name="T30_17"><text:s/></text:span><text:span text:style-name="T30_18">Fraternities</text:span><text:span text:style-name="T30_19"><text:s/></text:span><text:span text:style-name="T30_20">on</text:span><text:span text:style-name="T30_21"><text:s/></text:span><text:span text:style-name="T30_22">Campus</text:span></text:p>
      <text:p text:style-name="P31"><text:span text:style-name="T31_1">3)<text:s/></text:span><text:span text:style-name="T31_2">Communicating</text:span><text:span text:style-name="T31_3"><text:s/></text:span><text:span text:style-name="T31_4">What</text:span><text:span text:style-name="T31_5"><text:s/></text:span><text:span text:style-name="T31_6">It</text:span><text:span text:style-name="T31_7"><text:s/></text:span><text:span text:style-name="T31_8">Means</text:span><text:span text:style-name="T31_9"><text:s/></text:span><text:span text:style-name="T31_10">To</text:span><text:span text:style-name="T31_11"><text:s/></text:span><text:span text:style-name="T31_12">Be</text:span><text:span text:style-name="T31_13"><text:s/></text:span><text:span text:style-name="T31_14">A</text:span><text:span text:style-name="T31_15"><text:s/></text:span><text:span text:style-name="T31_16">Delta</text:span><text:span text:style-name="T31_17"><text:s/></text:span><text:span text:style-name="T31_18">Chi</text:span></text:p>
      <text:p text:style-name="P32"/>
      <text:p text:style-name="P33"><text:span text:style-name="T33_1">Along</text:span><text:span text:style-name="T33_2"><text:s/></text:span><text:span text:style-name="T33_3">side</text:span><text:span text:style-name="T33_4"><text:s/></text:span><text:span text:style-name="T33_5">the</text:span><text:span text:style-name="T33_6"><text:s/></text:span><text:span text:style-name="T33_7">email</text:span><text:span text:style-name="T33_8"><text:s/></text:span><text:span text:style-name="T33_9">will</text:span><text:span text:style-name="T33_10"><text:s/></text:span><text:span text:style-name="T33_11">be</text:span><text:span text:style-name="T33_12"><text:s/></text:span><text:span text:style-name="T33_13">a</text:span><text:span text:style-name="T33_14"><text:s/></text:span><text:span text:style-name="T33_15">pamphlet</text:span><text:span text:style-name="T33_16"><text:s/></text:span><text:span text:style-name="T33_17">containing</text:span><text:span text:style-name="T33_18"><text:s/></text:span><text:span text:style-name="T33_19">all</text:span><text:span text:style-name="T33_20"><text:s/></text:span><text:span text:style-name="T33_21">the</text:span><text:span text:style-name="T33_22"><text:s/></text:span><text:span text:style-name="T33_23">information</text:span><text:span text:style-name="T33_24"><text:s/></text:span><text:span text:style-name="T33_25">one</text:span><text:span text:style-name="T33_26"><text:s/></text:span><text:span text:style-name="T33_27">could</text:span><text:span text:style-name="T33_28"><text:s/></text:span><text:span text:style-name="T33_29">need</text:span><text:span text:style-name="T33_30"><text:s/></text:span><text:span text:style-name="T33_31">about</text:span><text:span text:style-name="T33_32"><text:s/></text:span><text:span text:style-name="T33_33">Delta</text:span><text:span text:style-name="T33_34"><text:s/></text:span><text:span text:style-name="T33_35">Chi</text:span><text:span text:style-name="T33_36">,<text:s/></text:span><text:span text:style-name="T33_37">including</text:span><text:span text:style-name="T33_38"><text:s/></text:span><text:span text:style-name="T33_39">but</text:span><text:span text:style-name="T33_40"><text:s/></text:span><text:span text:style-name="T33_41">not</text:span><text:span text:style-name="T33_42"><text:s/></text:span><text:span text:style-name="T33_43">limited</text:span><text:span text:style-name="T33_44"><text:s/></text:span><text:span text:style-name="T33_45">to</text:span><text:span text:style-name="T33_46">,<text:s/></text:span><text:span text:style-name="T33_47">contact</text:span><text:span text:style-name="T33_48"><text:s/></text:span><text:span text:style-name="T33_49">information</text:span><text:span text:style-name="T33_50">,<text:s/></text:span><text:span text:style-name="T33_51">list</text:span><text:span text:style-name="T33_52"><text:s/></text:span><text:span text:style-name="T33_53">of</text:span><text:span text:style-name="T33_54"><text:s/></text:span><text:span text:style-name="T33_55">upcoming</text:span><text:span text:style-name="T33_56"><text:s/></text:span><text:span text:style-name="T33_57">events</text:span><text:span text:style-name="T33_58"><text:s/></text:span><text:span text:style-name="T33_59">during</text:span><text:span text:style-name="T33_60"><text:s/></text:span><text:span text:style-name="T33_61">the</text:span><text:span text:style-name="T33_62"><text:s/></text:span><text:span text:style-name="T33_63">Summer</text:span><text:span text:style-name="T33_64"><text:s/></text:span><text:span text:style-name="T33_65">session</text:span><text:span text:style-name="T33_66"><text:s/></text:span><text:span text:style-name="T33_67">and</text:span><text:span text:style-name="T33_68"><text:s/></text:span><text:span text:style-name="T33_69">Fall</text:span><text:span text:style-name="T33_70"><text:s/></text:span><text:span text:style-name="T33_71">Quarter</text:span><text:span text:style-name="T33_72">.</text:span></text:p>
      <text:p text:style-name="P34"/>
      <text:p text:style-name="P35"><text:span text:style-name="T35_1">At</text:span><text:span text:style-name="T35_2"><text:s/></text:span><text:span text:style-name="T35_3">the</text:span><text:span text:style-name="T35_4"><text:s/></text:span><text:span text:style-name="T35_5">end</text:span><text:span text:style-name="T35_6"><text:s/></text:span><text:span text:style-name="T35_7">of</text:span><text:span text:style-name="T35_8"><text:s/></text:span><text:span text:style-name="T35_9">this</text:span><text:span text:style-name="T35_10"><text:s/></text:span><text:span text:style-name="T35_11">phase</text:span><text:span text:style-name="T35_12">,<text:s/></text:span><text:span text:style-name="T35_13">all</text:span><text:span text:style-name="T35_14"><text:s/></text:span><text:span text:style-name="T35_15">those</text:span><text:span text:style-name="T35_16"><text:s/></text:span><text:span text:style-name="T35_17">persons</text:span><text:span text:style-name="T35_18"><text:s/></text:span><text:span text:style-name="T35_19">that</text:span><text:span text:style-name="T35_20"><text:s/></text:span><text:span text:style-name="T35_21">have</text:span><text:span text:style-name="T35_22"><text:s/></text:span><text:span text:style-name="T35_23">shown</text:span><text:span text:style-name="T35_24"><text:s/></text:span><text:span text:style-name="T35_25">interest</text:span><text:span text:style-name="T35_26"><text:s/></text:span><text:span text:style-name="T35_27">will</text:span><text:span text:style-name="T35_28"><text:s/></text:span><text:span text:style-name="T35_29">be</text:span><text:span text:style-name="T35_30"><text:s/></text:span><text:span text:style-name="T35_31">compiled</text:span><text:span text:style-name="T35_32"><text:s/></text:span><text:span text:style-name="T35_33">into</text:span><text:span text:style-name="T35_34"><text:s/></text:span><text:span text:style-name="T35_35">a</text:span><text:span text:style-name="T35_36"><text:s/></text:span><text:span text:style-name="T35_37">database</text:span><text:span text:style-name="T35_38"><text:s/></text:span><text:span text:style-name="T35_39">for</text:span><text:span text:style-name="T35_40"><text:s/></text:span><text:span text:style-name="T35_41">the</text:span><text:span text:style-name="T35_42"><text:s/></text:span><text:span text:style-name="T35_43">start</text:span><text:span text:style-name="T35_44"><text:s/></text:span><text:span text:style-name="T35_45">of</text:span><text:span text:style-name="T35_46"><text:s/></text:span><text:span text:style-name="T35_47">the</text:span><text:span text:style-name="T35_48"><text:s/></text:span><text:span text:style-name="T35_49">second</text:span><text:span text:style-name="T35_50"><text:s/></text:span><text:span text:style-name="T35_51">phase</text:span><text:span text:style-name="T35_52">.</text:span></text:p>
      <text:p text:style-name="P36"/>
      <text:p text:style-name="P37"><text:span text:style-name="T37_1">Phase</text:span><text:span text:style-name="T37_2"><text:s/>2<text:s/>–<text:s/></text:span><text:span text:style-name="T37_3">Meet</text:span><text:span text:style-name="T37_4"><text:s/></text:span><text:span text:style-name="T37_5">and</text:span><text:span text:style-name="T37_6"><text:s/></text:span><text:span text:style-name="T37_7">Greet</text:span><text:span text:style-name="T37_8"><text:s/></text:span><text:span text:style-name="T37_9">Phase</text:span></text:p>
      <text:p text:style-name="P38"><text:span text:style-name="T38_1">During</text:span><text:span text:style-name="T38_2"><text:s/></text:span><text:span text:style-name="T38_3">this</text:span><text:span text:style-name="T38_4"><text:s/></text:span><text:span text:style-name="T38_5">phase</text:span><text:span text:style-name="T38_6"><text:s/></text:span><text:span text:style-name="T38_7">we</text:span><text:span text:style-name="T38_8"><text:s/></text:span><text:span text:style-name="T38_9">will</text:span><text:span text:style-name="T38_10"><text:s/></text:span><text:span text:style-name="T38_11">offer</text:span><text:span text:style-name="T38_12"><text:s/></text:span><text:span text:style-name="T38_13">to</text:span><text:span text:style-name="T38_14"><text:s/></text:span><text:span text:style-name="T38_15">meet</text:span><text:span text:style-name="T38_16"><text:s/></text:span><text:span text:style-name="T38_17">with</text:span><text:span text:style-name="T38_18"><text:s/></text:span><text:span text:style-name="T38_19">the</text:span><text:span text:style-name="T38_20"><text:s/></text:span><text:span text:style-name="T38_21">students</text:span><text:span text:style-name="T38_22"><text:s/></text:span><text:span text:style-name="T38_23">and</text:span><text:span text:style-name="T38_24"><text:s/></text:span><text:span text:style-name="T38_25">t</text:span><text:span text:style-name="T38_26">heir</text:span><text:span text:style-name="T38_27"><text:s/></text:span><text:span text:style-name="T38_28">respective</text:span><text:span text:style-name="T38_29"><text:s/></text:span><text:span text:style-name="T38_30">parents</text:span><text:span text:style-name="T38_31"><text:s/></text:span><text:span text:style-name="T38_32">in</text:span><text:span text:style-name="T38_33"><text:s/></text:span><text:span text:style-name="T38_34">person</text:span><text:span text:style-name="T38_35">,<text:s/></text:span><text:span text:style-name="T38_36">on</text:span><text:span text:style-name="T38_37"><text:s/></text:span><text:span text:style-name="T38_38">the</text:span><text:span text:style-name="T38_39"><text:s/></text:span><text:span text:style-name="T38_40">phone</text:span><text:span text:style-name="T38_41">,<text:s/></text:span><text:span text:style-name="T38_42">or</text:span><text:span text:style-name="T38_43"><text:s/></text:span><text:span text:style-name="T38_44">via</text:span><text:span text:style-name="T38_45"><text:s/></text:span><text:span text:style-name="T38_46">Skype</text:span><text:span text:style-name="T38_47">.<text:s/></text:span><text:span text:style-name="T38_48">We</text:span><text:span text:style-name="T38_49"><text:s/></text:span><text:span text:style-name="T38_50">look</text:span><text:span text:style-name="T38_51"><text:s/></text:span><text:span text:style-name="T38_52">forward</text:span><text:span text:style-name="T38_53"><text:s/></text:span><text:span text:style-name="T38_54">to</text:span><text:span text:style-name="T38_55"><text:s/></text:span><text:span text:style-name="T38_56">having</text:span><text:span text:style-name="T38_57"><text:s/></text:span><text:span text:style-name="T38_58">parents</text:span><text:span text:style-name="T38_59"><text:s/></text:span><text:span text:style-name="T38_60">involved</text:span><text:span text:style-name="T38_61"><text:s/></text:span><text:span text:style-name="T38_62">during</text:span><text:span text:style-name="T38_63"><text:s/></text:span><text:span text:style-name="T38_64">this</text:span><text:span text:style-name="T38_65"><text:s/></text:span><text:span text:style-name="T38_66">conversation</text:span><text:span text:style-name="T38_67">.<text:s/></text:span><text:span text:style-name="T38_68">This</text:span><text:span text:style-name="T38_69"><text:s/></text:span><text:span text:style-name="T38_70">is</text:span><text:span text:style-name="T38_71"><text:s/></text:span><text:span text:style-name="T38_72">mainly</text:span><text:span text:style-name="T38_73"><text:s/></text:span><text:span text:style-name="T38_74">due</text:span><text:span text:style-name="T38_75"><text:s/></text:span><text:span text:style-name="T38_76">to</text:span><text:span text:style-name="T38_77"><text:s/></text:span><text:span text:style-name="T38_78">the</text:span><text:span text:style-name="T38_79"><text:s/></text:span><text:span text:style-name="T38_80">knowledge</text:span><text:span text:style-name="T38_81"><text:s/></text:span><text:span text:style-name="T38_82">that</text:span><text:span text:style-name="T38_83"><text:s/></text:span><text:span text:style-name="T38_84">if</text:span><text:span text:style-name="T38_85"><text:s/></text:span><text:span text:style-name="T38_86">we</text:span><text:span text:style-name="T38_87"><text:s/></text:span><text:span text:style-name="T38_88">are</text:span><text:span text:style-name="T38_89"><text:s/></text:span><text:span text:style-name="T38_90">able</text:span><text:span text:style-name="T38_91"><text:s/></text:span><text:span text:style-name="T38_92">to</text:span><text:span text:style-name="T38_93"><text:s/></text:span><text:span text:style-name="T38_94">get</text:span><text:span text:style-name="T38_95"><text:s/></text:span><text:span text:style-name="T38_96">the</text:span><text:span text:style-name="T38_97"><text:s/></text:span><text:span text:style-name="T38_98">parents</text:span><text:span text:style-name="T38_99"><text:s/></text:span><text:span text:style-name="T38_100">approval</text:span><text:span text:style-name="T38_101"><text:s/></text:span><text:span text:style-name="T38_102">on</text:span><text:span text:style-name="T38_103"><text:s/></text:span><text:span text:style-name="T38_104">our</text:span><text:span text:style-name="T38_105"><text:s/></text:span><text:span text:style-name="T38_106">organization</text:span><text:span text:style-name="T38_107">,<text:s/></text:span><text:span text:style-name="T38_108">this</text:span><text:span text:style-name="T38_109"><text:s/></text:span><text:span text:style-name="T38_110">will</text:span><text:span text:style-name="T38_111"><text:s/></text:span><text:span text:style-name="T38_112">increase</text:span><text:span text:style-name="T38_113"><text:s/></text:span><text:span text:style-name="T38_114">the</text:span><text:span text:style-name="T38_115"><text:s/></text:span><text:span text:style-name="T38_116">likelihood</text:span><text:span text:style-name="T38_117"><text:s/></text:span><text:span text:style-name="T38_118">of</text:span><text:span text:style-name="T38_119"><text:s/></text:span><text:span text:style-name="T38_120">them</text:span><text:span text:style-name="T38_121"><text:s/></text:span><text:span text:style-name="T38_122">joining</text:span><text:span text:style-name="T38_123"><text:s/></text:span><text:span text:style-name="T38_124">our</text:span><text:span text:style-name="T38_125"><text:s/></text:span><text:span text:style-name="T38_126">organization</text:span><text:span text:style-name="T38_127">.<text:s/></text:span><text:span text:style-name="T38_128">At</text:span><text:span text:style-name="T38_129"><text:s/></text:span><text:span text:style-name="T38_130">this</text:span><text:span text:style-name="T38_131"><text:s/></text:span><text:span text:style-name="T38_132">point</text:span><text:span text:style-name="T38_133"><text:s/></text:span><text:span text:style-name="T38_134">we</text:span><text:span text:style-name="T38_135"><text:s/></text:span><text:span text:style-name="T38_136">will</text:span><text:span text:style-name="T38_137"><text:s/></text:span><text:span text:style-name="T38_138">go</text:span><text:span text:style-name="T38_139"><text:s/></text:span><text:span text:style-name="T38_140">over</text:span><text:span text:style-name="T38_141">,<text:s/></text:span><text:span text:style-name="T38_142">in</text:span><text:span text:style-name="T38_143"><text:s/></text:span><text:span text:style-name="T38_144">depth</text:span><text:span text:style-name="T38_145">,<text:s/></text:span><text:span text:style-name="T38_146">the</text:span><text:span text:style-name="T38_147"><text:s/></text:span><text:span text:style-name="T38_148">finances</text:span><text:span text:style-name="T38_149"><text:s/></text:span><text:span text:style-name="T38_150">and</text:span><text:span text:style-name="T38_151"><text:s/></text:span><text:span text:style-name="T38_152">controversial</text:span><text:span text:style-name="T38_153"><text:s/></text:span><text:span text:style-name="T38_154">questions</text:span><text:span text:style-name="T38_155">.</text:span><text:span text:style-name="T38_156"><text:s/></text:span><text:span text:style-name="T38_157">An</text:span><text:span text:style-name="T38_158"><text:s/></text:span><text:span text:style-name="T38_159">example</text:span><text:span text:style-name="T38_160"><text:s/></text:span><text:span text:style-name="T38_161">of</text:span><text:span text:style-name="T38_162"><text:s/></text:span><text:span text:style-name="T38_163">a</text:span><text:span text:style-name="T38_164"><text:s/></text:span><text:span text:style-name="T38_165">controversial</text:span><text:span text:style-name="T38_166"><text:s/></text:span><text:span text:style-name="T38_167">question</text:span><text:span text:style-name="T38_168"><text:s/></text:span><text:span text:style-name="T38_169">would</text:span><text:span text:style-name="T38_170"><text:s/></text:span><text:span text:style-name="T38_171">be</text:span><text:span text:style-name="T38_172">,<text:s/>“</text:span><text:span text:style-name="T38_173">Will</text:span><text:span text:style-name="T38_174"><text:s/></text:span><text:span text:style-name="T38_175">my</text:span><text:span text:style-name="T38_176"><text:s/></text:span><text:span text:style-name="T38_177">child</text:span><text:span text:style-name="T38_178"><text:s/></text:span><text:span text:style-name="T38_179">be</text:span><text:span text:style-name="T38_180"><text:s/></text:span><text:span text:style-name="T38_181">hazed</text:span><text:span text:style-name="T38_182">?”<text:s/></text:span><text:span text:style-name="T38_183">or</text:span><text:span text:style-name="T38_184"><text:s/></text:span><text:span text:style-name="T38_185">better</text:span><text:span text:style-name="T38_186"><text:s/></text:span><text:span text:style-name="T38_187">yet</text:span><text:span text:style-name="T38_188"><text:s/>“</text:span><text:span text:style-name="T38_189">What</text:span><text:span text:style-name="T38_190"><text:s/></text:span><text:span text:style-name="T38_191">policies</text:span><text:span text:style-name="T38_192"><text:s/></text:span><text:span text:style-name="T38_193">are</text:span><text:span text:style-name="T38_194"><text:s/></text:span><text:span text:style-name="T38_195">in</text:span><text:span text:style-name="T38_196"><text:s/></text:span><text:span text:style-name="T38_197">place</text:span><text:span text:style-name="T38_198"><text:s/></text:span><text:span text:style-name="T38_199">in</text:span><text:span text:style-name="T38_200"><text:s/></text:span><text:span text:style-name="T38_201">regards</text:span><text:span text:style-name="T38_202"><text:s/></text:span><text:span text:style-name="T38_203">to</text:span><text:span text:style-name="T38_204"><text:s/></text:span><text:span text:style-name="T38_205">alcohol</text:span><text:span text:style-name="T38_206">?”.<text:s/></text:span><text:span text:style-name="T38_207">The</text:span><text:span text:style-name="T38_208"><text:s/></text:span><text:span text:style-name="T38_209">primary</text:span><text:span text:style-name="T38_210"><text:s/></text:span><text:span text:style-name="T38_211">goal</text:span><text:span text:style-name="T38_212"><text:s/></text:span><text:span text:style-name="T38_213">of</text:span><text:span text:style-name="T38_214"><text:s/></text:span><text:span text:style-name="T38_215">tackling</text:span><text:span text:style-name="T38_216"><text:s/></text:span><text:span text:style-name="T38_217">these</text:span><text:span text:style-name="T38_218"><text:s/></text:span><text:span text:style-name="T38_219">questions</text:span><text:span text:style-name="T38_220"><text:s/></text:span><text:span text:style-name="T38_221">is</text:span><text:span text:style-name="T38_222"><text:s/></text:span><text:span text:style-name="T38_223">to</text:span><text:span text:style-name="T38_224"><text:s/></text:span><text:span text:style-name="T38_225">quell</text:span><text:span text:style-name="T38_226"><text:s/></text:span><text:span text:style-name="T38_227">any</text:span><text:span text:style-name="T38_228"><text:s/></text:span><text:span text:style-name="T38_229">fears</text:span><text:span text:style-name="T38_230"><text:s/></text:span><text:span text:style-name="T38_231">or</text:span><text:span text:style-name="T38_232"><text:s/></text:span><text:span text:style-name="T38_233">doubts</text:span><text:span text:style-name="T38_234"><text:s/></text:span><text:span text:style-name="T38_235">about</text:span><text:span text:style-name="T38_236"><text:s/></text:span><text:span text:style-name="T38_237">joining</text:span><text:span text:style-name="T38_238"><text:s/></text:span><text:span text:style-name="T38_239">our</text:span><text:span text:style-name="T38_240"><text:s/></text:span><text:span text:style-name="T38_241">organization</text:span><text:span text:style-name="T38_242">,<text:s/></text:span><text:span text:style-name="T38_243">as</text:span><text:span text:style-name="T38_244"><text:s/></text:span><text:span text:style-name="T38_245">well</text:span><text:span text:style-name="T38_246"><text:s/></text:span><text:span text:style-name="T38_247">as</text:span><text:span text:style-name="T38_248"><text:s/></text:span><text:span text:style-name="T38_249">to</text:span><text:span text:style-name="T38_250"><text:s/></text:span><text:span text:style-name="T38_251">dismiss</text:span><text:span text:style-name="T38_252"><text:s/></text:span><text:span text:style-name="T38_253">stereotypes</text:span><text:span text:style-name="T38_254"><text:s/></text:span><text:span text:style-name="T38_255">involved</text:span><text:span text:style-name="T38_256"><text:s/></text:span><text:span text:style-name="T38_257">with</text:span><text:span text:style-name="T38_258"><text:s/></text:span><text:span text:style-name="T38_259">Greek</text:span><text:span text:style-name="T38_260"><text:s/></text:span><text:span text:style-name="T38_261">Life</text:span><text:span text:style-name="T38_262">.<text:s/></text:span><text:span text:style-name="T38_263">At</text:span><text:span text:style-name="T38_264"><text:s/></text:span><text:span text:style-name="T38_265">the</text:span><text:span text:style-name="T38_266"><text:s/></text:span><text:span text:style-name="T38_267">end</text:span><text:span text:style-name="T38_268"><text:s/></text:span><text:span text:style-name="T38_269">of</text:span><text:span text:style-name="T38_270"><text:s/></text:span><text:span text:style-name="T38_271">this</text:span><text:span text:style-name="T38_272"><text:s/></text:span><text:span text:style-name="T38_273">phase</text:span><text:span text:style-name="T38_274"><text:s/></text:span><text:span text:style-name="T38_275">we</text:span><text:span text:style-name="T38_276"><text:s/></text:span><text:span text:style-name="T38_277">will</text:span><text:span text:style-name="T38_278"><text:s/></text:span><text:span text:style-name="T38_279">be</text:span><text:span text:style-name="T38_280"><text:s/></text:span><text:span text:style-name="T38_281">inviting</text:span><text:span text:style-name="T38_282"><text:s/></text:span><text:span text:style-name="T38_283">the</text:span><text:span text:style-name="T38_284"><text:s/></text:span><text:span text:style-name="T38_285">individual</text:span><text:span text:style-name="T38_286"><text:s/></text:span><text:span text:style-name="T38_287">as</text:span><text:span text:style-name="T38_288"><text:s/></text:span><text:span text:style-name="T38_289">a</text:span><text:span text:style-name="T38_290"><text:s/></text:span><text:span text:style-name="T38_291">PNM</text:span><text:span text:style-name="T38_292"><text:s/>(</text:span><text:span text:style-name="T38_293">Potential</text:span><text:span text:style-name="T38_294"><text:s/></text:span><text:span text:style-name="T38_295">New</text:span><text:span text:style-name="T38_296"><text:s/></text:span><text:span text:style-name="T38_297">Member</text:span><text:span text:style-name="T38_298">)<text:s/></text:span><text:span text:style-name="T38_299">to</text:span><text:span text:style-name="T38_300"><text:s/></text:span><text:span text:style-name="T38_301">the</text:span><text:span text:style-name="T38_302"><text:s/></text:span><text:span text:style-name="T38_303">organized</text:span><text:span text:style-name="T38_304"><text:s/></text:span><text:span text:style-name="T38_305">summer</text:span><text:span text:style-name="T38_306"><text:s/></text:span><text:span text:style-name="T38_307">events</text:span><text:span text:style-name="T38_308">,<text:s/></text:span><text:span text:style-name="T38_309">see</text:span><text:span text:style-name="T38_310"><text:s/></text:span><text:span text:style-name="T38_311">below</text:span><text:span text:style-name="T38_312">.<text:s/></text:span><text:span text:style-name="T38_313">All</text:span><text:span text:style-name="T38_314"><text:s/></text:span><text:span text:style-name="T38_315">events</text:span><text:span text:style-name="T38_316"><text:s/></text:span><text:span text:style-name="T38_317">that</text:span><text:span text:style-name="T38_318"><text:s/></text:span><text:span text:style-name="T38_319">involve</text:span><text:span text:style-name="T38_320"><text:s/></text:span><text:span text:style-name="T38_321">PNMs</text:span><text:span text:style-name="T38_322"><text:s/></text:span><text:span text:style-name="T38_323">will</text:span><text:span text:style-name="T38_324"><text:s/></text:span><text:span text:style-name="T38_325">be</text:span><text:span text:style-name="T38_326"><text:s/></text:span><text:span text:style-name="T38_327">dry</text:span><text:span text:style-name="T38_328"><text:s/></text:span><text:span text:style-name="T38_329">non</text:span><text:span text:style-name="T38_330">-<text:s/></text:span><text:span text:style-name="T38_331">alcoholic</text:span><text:span text:style-name="T38_332"><text:s/></text:span><text:span text:style-name="T38_333">events</text:span><text:span text:style-name="T38_334">.</text:span></text:p>
      <text:p text:style-name="P39"/>
      <text:p text:style-name="P40"><text:span text:style-name="T40_1">Phase</text:span><text:span text:style-name="T40_2"><text:s/>3<text:s/>–<text:s/></text:span><text:span text:style-name="T40_3">Formal</text:span><text:span text:style-name="T40_4"><text:s/></text:span><text:span text:style-name="T40_5">Bid</text:span><text:span text:style-name="T40_6"><text:s/></text:span><text:span text:style-name="T40_7">Phase</text:span><text:span text:style-name="T40_8"><text:s/></text:span></text:p>
      <text:p text:style-name="P41"><text:span text:style-name="T41_1">The</text:span><text:span text:style-name="T41_2"><text:s/></text:span><text:span text:style-name="T41_3">third</text:span><text:span text:style-name="T41_4"><text:s/></text:span><text:span text:style-name="T41_5">and</text:span><text:span text:style-name="T41_6"><text:s/></text:span><text:span text:style-name="T41_7">final</text:span><text:span text:style-name="T41_8"><text:s/></text:span><text:span text:style-name="T41_9">phase</text:span><text:span text:style-name="T41_10"><text:s/></text:span><text:span text:style-name="T41_11">of</text:span><text:span text:style-name="T41_12"><text:s/></text:span><text:span text:style-name="T41_13">our</text:span><text:span text:style-name="T41_14"><text:s/></text:span><text:span text:style-name="T41_15">Summer</text:span><text:span text:style-name="T41_16"><text:s/></text:span><text:span text:style-name="T41_17">Recruitment</text:span><text:span text:style-name="T41_18"><text:s/></text:span><text:span text:style-name="T41_19">Process</text:span><text:span text:style-name="T41_20"><text:s/></text:span><text:span text:style-name="T41_21">will</text:span><text:span text:style-name="T41_22"><text:s/></text:span><text:span text:style-name="T41_23">consist</text:span><text:span text:style-name="T41_24"><text:s/></text:span><text:span text:style-name="T41_25">of</text:span><text:span text:style-name="T41_26"><text:s/></text:span><text:span text:style-name="T41_27">giving</text:span><text:span text:style-name="T41_28"><text:s/></text:span><text:span text:style-name="T41_29">the</text:span><text:span text:style-name="T41_30"><text:s/></text:span><text:span text:style-name="T41_31">PNM</text:span><text:span text:style-name="T41_32"><text:s/></text:span><text:span text:style-name="T41_33">a</text:span><text:span text:style-name="T41_34"><text:s/></text:span><text:span text:style-name="T41_35">formal</text:span><text:span text:style-name="T41_36"><text:s/></text:span><text:span text:style-name="T41_37">invitation</text:span><text:span text:style-name="T41_38"><text:s/></text:span><text:span text:style-name="T41_39">to</text:span><text:span text:style-name="T41_40"><text:s/></text:span><text:span text:style-name="T41_41">our</text:span><text:span text:style-name="T41_42"><text:s/></text:span><text:span text:style-name="T41_43">organization</text:span><text:span text:style-name="T41_44"><text:s/></text:span><text:span text:style-name="T41_45">in</text:span><text:span text:style-name="T41_46"><text:s/></text:span><text:span text:style-name="T41_47">the</text:span><text:span text:style-name="T41_48"><text:s/></text:span><text:span text:style-name="T41_49">form</text:span><text:span text:style-name="T41_50"><text:s/></text:span><text:span text:style-name="T41_51">of</text:span><text:span text:style-name="T41_52"><text:s/></text:span><text:span text:style-name="T41_53">a</text:span><text:span text:style-name="T41_54"><text:s/></text:span><text:span text:style-name="T41_55">Bid</text:span><text:span text:style-name="T41_56">.<text:s/></text:span><text:span text:style-name="T41_57">We</text:span><text:span text:style-name="T41_58"><text:s/></text:span><text:span text:style-name="T41_59">will</text:span><text:span text:style-name="T41_60"><text:s/></text:span><text:span text:style-name="T41_61">call</text:span><text:span text:style-name="T41_62"><text:s/></text:span><text:span text:style-name="T41_63">up</text:span><text:span text:style-name="T41_64"><text:s/></text:span><text:span text:style-name="T41_65">the</text:span><text:span text:style-name="T41_66"><text:s/></text:span><text:span text:style-name="T41_67">PNM</text:span><text:span text:style-name="T41_68"><text:s/></text:span><text:span text:style-name="T41_69">and</text:span><text:span text:style-name="T41_70"><text:s/></text:span><text:span text:style-name="T41_71">explain</text:span><text:span text:style-name="T41_72"><text:s/></text:span><text:span text:style-name="T41_73">to</text:span><text:span text:style-name="T41_74"><text:s/></text:span><text:span text:style-name="T41_75">them</text:span><text:span text:style-name="T41_76"><text:s/></text:span><text:span text:style-name="T41_77">that</text:span><text:span text:style-name="T41_78"><text:s/></text:span><text:span text:style-name="T41_79">over</text:span><text:span text:style-name="T41_80"><text:s/></text:span><text:span text:style-name="T41_81">the</text:span><text:span text:style-name="T41_82"><text:s/></text:span><text:span text:style-name="T41_83">course</text:span><text:span text:style-name="T41_84"><text:s/></text:span><text:span text:style-name="T41_85">of</text:span><text:span text:style-name="T41_86"><text:s/></text:span><text:span text:style-name="T41_87">the</text:span><text:span text:style-name="T41_88"><text:s/></text:span><text:span text:style-name="T41_89">summer</text:span><text:span text:style-name="T41_90"><text:s/></text:span><text:span text:style-name="T41_91">we</text:span><text:span text:style-name="T41_92"><text:s/></text:span><text:span text:style-name="T41_93">have</text:span><text:span text:style-name="T41_94"><text:s/></text:span><text:span text:style-name="T41_95">seen</text:span><text:span text:style-name="T41_96"><text:s/></text:span><text:span text:style-name="T41_97">the</text:span><text:span text:style-name="T41_98"><text:s/></text:span><text:span text:style-name="T41_99">PNM</text:span><text:span text:style-name="T41_100"><text:s/></text:span><text:span text:style-name="T41_101">exemplify</text:span><text:span text:style-name="T41_102"><text:s/></text:span><text:span text:style-name="T41_103">what</text:span><text:span text:style-name="T41_104"><text:s/></text:span><text:span text:style-name="T41_105">it</text:span><text:span text:style-name="T41_106"><text:s/></text:span><text:span text:style-name="T41_107">means</text:span><text:span text:style-name="T41_108"><text:s/></text:span><text:span text:style-name="T41_109">to</text:span><text:span text:style-name="T41_110"><text:s/></text:span><text:span text:style-name="T41_111">be</text:span><text:span text:style-name="T41_112"><text:s/></text:span><text:span text:style-name="T41_113">a</text:span><text:span text:style-name="T41_114"><text:s/></text:span><text:span text:style-name="T41_115">Delta</text:span><text:span text:style-name="T41_116"><text:s/></text:span><text:span text:style-name="T41_117">Chi</text:span><text:span text:style-name="T41_118">.<text:s/></text:span><text:span text:style-name="T41_119">This</text:span><text:span text:style-name="T41_120"><text:s/></text:span><text:span text:style-name="T41_121">is</text:span><text:span text:style-name="T41_122"><text:s/></text:span><text:span text:style-name="T41_123">only</text:span><text:span text:style-name="T41_124"><text:s/></text:span><text:span text:style-name="T41_125">achieved</text:span><text:span text:style-name="T41_126"><text:s/></text:span><text:span text:style-name="T41_127">if</text:span><text:span text:style-name="T41_128"><text:s/></text:span><text:span text:style-name="T41_129">the</text:span><text:span text:style-name="T41_130"><text:s/></text:span><text:span text:style-name="T41_131">PNM</text:span><text:span text:style-name="T41_132"><text:s/></text:span><text:span text:style-name="T41_133">exhibits</text:span><text:span text:style-name="T41_134"><text:s/></text:span><text:span text:style-name="T41_135">the</text:span><text:span text:style-name="T41_136"><text:s/></text:span><text:span text:style-name="T41_137">qualities</text:span><text:span text:style-name="T41_138"><text:s/></text:span><text:span text:style-name="T41_139">that</text:span><text:span text:style-name="T41_140"><text:s/></text:span><text:span text:style-name="T41_141">are</text:span><text:span text:style-name="T41_142"><text:s/></text:span><text:span text:style-name="T41_143">expected</text:span><text:span text:style-name="T41_144"><text:s/></text:span><text:span text:style-name="T41_145">of</text:span><text:span text:style-name="T41_146"><text:s/></text:span><text:span text:style-name="T41_147">in</text:span><text:span text:style-name="T41_148"><text:s/></text:span><text:span text:style-name="T41_149">our</text:span><text:span text:style-name="T41_150"><text:s/></text:span><text:span text:style-name="T41_151">core</text:span><text:span text:style-name="T41_152"><text:s/></text:span><text:span text:style-name="T41_153">values</text:span><text:span text:style-name="T41_154">.<text:s/></text:span><text:span text:style-name="T41_155">If</text:span><text:span text:style-name="T41_156"><text:s/></text:span><text:span text:style-name="T41_157">the</text:span><text:span text:style-name="T41_158"><text:s/></text:span><text:span text:style-name="T41_159">individual</text:span><text:span text:style-name="T41_160"><text:s/></text:span><text:span text:style-name="T41_161">PNM</text:span><text:span text:style-name="T41_162"><text:s/></text:span><text:span text:style-name="T41_163">accepts</text:span><text:span text:style-name="T41_164">,<text:s text:c="2"/></text:span><text:span text:style-name="T41_165">another</text:span><text:span text:style-name="T41_166"><text:s/></text:span><text:span text:style-name="T41_167">group</text:span><text:span text:style-name="T41_168"><text:s/></text:span><text:span text:style-name="T41_169">consisting</text:span><text:span text:style-name="T41_170"><text:s/></text:span><text:span text:style-name="T41_171">of</text:span><text:span text:style-name="T41_172"><text:s/></text:span><text:span text:style-name="T41_173">two</text:span><text:span text:style-name="T41_174"><text:s/></text:span><text:span text:style-name="T41_175">members</text:span><text:span text:style-name="T41_176"><text:s/></text:span><text:span text:style-name="T41_177">or</text:span><text:span text:style-name="T41_178"><text:s/></text:span><text:span text:style-name="T41_179">more</text:span><text:span text:style-name="T41_180"><text:s/></text:span><text:span text:style-name="T41_181">will</text:span><text:span text:style-name="T41_182"><text:s/></text:span><text:span text:style-name="T41_183">drive</text:span><text:span text:style-name="T41_184"><text:s/></text:span><text:span text:style-name="T41_185">to</text:span><text:span text:style-name="T41_186"><text:s/></text:span><text:span text:style-name="T41_187">the</text:span><text:span text:style-name="T41_188"><text:s/></text:span><text:span text:style-name="T41_189">residence</text:span><text:span text:style-name="T41_190"><text:s/></text:span><text:span text:style-name="T41_191">and</text:span><text:span text:style-name="T41_192"><text:s/></text:span><text:span text:style-name="T41_193">have</text:span><text:span text:style-name="T41_194"><text:s/></text:span><text:span text:style-name="T41_195">them</text:span><text:span text:style-name="T41_196"><text:s/></text:span><text:span text:style-name="T41_197">sign</text:span><text:span text:style-name="T41_198"><text:s/></text:span><text:span text:style-name="T41_199">the</text:span><text:span text:style-name="T41_200"><text:s/></text:span><text:span text:style-name="T41_201">bid</text:span><text:span text:style-name="T41_202"><text:s/></text:span><text:span text:style-name="T41_203">in</text:span><text:span text:style-name="T41_204"><text:s/></text:span><text:span text:style-name="T41_205">person</text:span><text:span text:style-name="T41_206"><text:s/></text:span><text:span text:style-name="T41_207">before</text:span><text:span text:style-name="T41_208"><text:s/></text:span><text:span text:style-name="T41_209">school</text:span><text:span text:style-name="T41_210"><text:s/></text:span><text:span text:style-name="T41_211">starts</text:span><text:span text:style-name="T41_212">.</text:span></text:p>
      <text:p text:style-name="P42"/>
      <text:p text:style-name="P43"><text:span text:style-name="T43_1">The</text:span><text:span text:style-name="T43_2"><text:s/></text:span><text:span text:style-name="T43_3">goal</text:span><text:span text:style-name="T43_4"><text:s/></text:span><text:span text:style-name="T43_5">at</text:span><text:span text:style-name="T43_6"><text:s/></text:span><text:span text:style-name="T43_7">the</text:span><text:span text:style-name="T43_8"><text:s/></text:span><text:span text:style-name="T43_9">end</text:span><text:span text:style-name="T43_10"><text:s/></text:span><text:span text:style-name="T43_11">of</text:span><text:span text:style-name="T43_12"><text:s/></text:span><text:span text:style-name="T43_13">all</text:span><text:span text:style-name="T43_14"><text:s/></text:span><text:span text:style-name="T43_15">three</text:span><text:span text:style-name="T43_16"><text:s/></text:span><text:span text:style-name="T43_17">phases</text:span><text:span text:style-name="T43_18"><text:s/></text:span><text:span text:style-name="T43_19">is</text:span><text:span text:style-name="T43_20"><text:s/></text:span><text:span text:style-name="T43_21">to</text:span><text:span text:style-name="T43_22"><text:s/></text:span><text:span text:style-name="T43_23">have</text:span><text:span text:style-name="T43_24"><text:s/></text:span><text:span text:style-name="T43_25">a</text:span><text:span text:style-name="T43_26"><text:s/></text:span><text:span text:style-name="T43_27">solid</text:span><text:span text:style-name="T43_28"><text:s/></text:span><text:span text:style-name="T43_29">group</text:span><text:span text:style-name="T43_30"><text:s/></text:span><text:span text:style-name="T43_31">of</text:span><text:span text:style-name="T43_32"><text:s/></text:span><text:span text:style-name="T43_33">at</text:span><text:span text:style-name="T43_34"><text:s/></text:span><text:span text:style-name="T43_35">least</text:span><text:span text:style-name="T43_36"><text:s/>5<text:s/></text:span><text:span text:style-name="T43_37">official</text:span><text:span text:style-name="T43_38"><text:s/></text:span><text:span text:style-name="T43_39">bids</text:span><text:span text:style-name="T43_40"><text:s/></text:span><text:span text:style-name="T43_41">signed</text:span><text:span text:style-name="T43_42"><text:s/></text:span><text:span text:style-name="T43_43">before</text:span><text:span text:style-name="T43_44"><text:s/></text:span><text:span text:style-name="T43_45">Fall</text:span><text:span text:style-name="T43_46"><text:s/></text:span><text:span text:style-name="T43_47">Quarter</text:span><text:span text:style-name="T43_48"><text:s/></text:span><text:span text:style-name="T43_49">of</text:span><text:span text:style-name="T43_50"><text:s/></text:span><text:span text:style-name="T43_51">this</text:span><text:span text:style-name="T43_52"><text:s/></text:span><text:span text:style-name="T43_53">year</text:span><text:span text:style-name="T43_54"><text:s/></text:span><text:span text:style-name="T43_55">starts</text:span><text:span text:style-name="T43_56">.</text:span></text:p>
      <text:p text:style-name="P44"/>
      <text:p text:style-name="P45"><text:span text:style-name="T45_1">Summer</text:span><text:span text:style-name="T45_2"><text:s/></text:span><text:span text:style-name="T45_3">Recruitment</text:span><text:span text:style-name="T45_4"><text:s/></text:span><text:span text:style-name="T45_5">Events</text:span></text:p>
      <text:p text:style-name="P46"/>
      <text:p text:style-name="P47"><text:span text:style-name="T47_1">1)<text:s/></text:span><text:span text:style-name="T47_2">August</text:span><text:span text:style-name="T47_3"><text:s/>8-14</text:span><text:span text:style-name="T47_4">th</text:span><text:span text:style-name="T47_5">*<text:s/>–<text:s/></text:span><text:span text:style-name="T47_6">Camping</text:span><text:span text:style-name="T47_7"><text:s/></text:span><text:span text:style-name="T47_8">on</text:span><text:span text:style-name="T47_9"><text:s/></text:span><text:span text:style-name="T47_10">the</text:span><text:span text:style-name="T47_11"><text:s/></text:span><text:span text:style-name="T47_12">west</text:span><text:span text:style-name="T47_13"><text:s/></text:span><text:span text:style-name="T47_14">side</text:span><text:span text:style-name="T47_15"><text:s/></text:span><text:span text:style-name="T47_16">of</text:span><text:span text:style-name="T47_17"><text:s/></text:span><text:span text:style-name="T47_18">Washington</text:span><text:span text:style-name="T47_19">(</text:span><text:span text:style-name="T47_20">location</text:span><text:span text:style-name="T47_21"><text:s/></text:span><text:span text:style-name="T47_22">still</text:span><text:span text:style-name="T47_23"><text:s/></text:span><text:span text:style-name="T47_24">being</text:span><text:span text:style-name="T47_25"><text:s/></text:span><text:span text:style-name="T47_26">discussed</text:span><text:span text:style-name="T47_27">)</text:span></text:p>
      <text:p text:style-name="P48"><text:span text:style-name="T48_1">2)<text:s/></text:span><text:span text:style-name="T48_2">September</text:span><text:span text:style-name="T48_3"><text:s/>12-14</text:span><text:span text:style-name="T48_4">th</text:span><text:span text:style-name="T48_5">*<text:s/>:<text:s/></text:span><text:span text:style-name="T48_6">Camping</text:span><text:span text:style-name="T48_7"><text:s/></text:span><text:span text:style-name="T48_8">on</text:span><text:span text:style-name="T48_9"><text:s/></text:span><text:span text:style-name="T48_10">the</text:span><text:span text:style-name="T48_11"><text:s/></text:span><text:span text:style-name="T48_12">east</text:span><text:span text:style-name="T48_13"><text:s/></text:span><text:span text:style-name="T48_14">side</text:span><text:span text:style-name="T48_15"><text:s/></text:span><text:span text:style-name="T48_16">of</text:span><text:span text:style-name="T48_17"><text:s/></text:span><text:span text:style-name="T48_18">Washington</text:span><text:span text:style-name="T48_19">(</text:span><text:span text:style-name="T48_20">Spokane</text:span><text:span text:style-name="T48_21"><text:s/></text:span><text:span text:style-name="T48_22">Area</text:span><text:span text:style-name="T48_23">)<text:s/></text:span><text:span text:style-name="T48_24">at</text:span><text:span text:style-name="T48_25"><text:s/></text:span><text:span text:style-name="T48_26">Lake</text:span><text:span text:style-name="T48_27"><text:s/></text:span><text:span text:style-name="T48_28">Roosevelt</text:span></text:p>
      <text:p text:style-name="P49"><text:span text:style-name="T49_1">*</text:span><text:span text:style-name="T49_2">Dates</text:span><text:span text:style-name="T49_3"><text:s/></text:span><text:span text:style-name="T49_4">may</text:span><text:span text:style-name="T49_5"><text:s/></text:span><text:span text:style-name="T49_6">be</text:span><text:span text:style-name="T49_7"><text:s/></text:span><text:span text:style-name="T49_8">subject</text:span><text:span text:style-name="T49_9"><text:s/></text:span><text:span text:style-name="T49_10">to</text:span><text:span text:style-name="T49_11"><text:s/></text:span><text:span text:style-name="T49_12">change</text:span><text:span text:style-name="T49_13"><text:s/></text:span><text:span text:style-name="T49_14">depending</text:span><text:span text:style-name="T49_15"><text:s/></text:span><text:span text:style-name="T49_16">on</text:span><text:span text:style-name="T49_17"><text:s/></text:span><text:span text:style-name="T49_18">the</text:span><text:span text:style-name="T49_19"><text:s/></text:span><text:span text:style-name="T49_20">weather</text:span><text:span text:style-name="T49_21"><text:s/></text:span><text:span text:style-name="T49_22">conditions</text:span></text:p>
      <text:p text:style-name="P50"/>
      <text:p text:style-name="P51"><text:span text:style-name="T51_1">Other</text:span><text:span text:style-name="T51_2"><text:s/></text:span><text:span text:style-name="T51_3">small</text:span><text:span text:style-name="T51_4"><text:s/></text:span><text:span text:style-name="T51_5">scale</text:span><text:span text:style-name="T51_6"><text:s/></text:span><text:span text:style-name="T51_7">events</text:span><text:span text:style-name="T51_8"><text:s/></text:span><text:span text:style-name="T51_9">will</text:span><text:span text:style-name="T51_10"><text:s/></text:span><text:span text:style-name="T51_11">be</text:span><text:span text:style-name="T51_12"><text:s/></text:span><text:span text:style-name="T51_13">held</text:span><text:span text:style-name="T51_14"><text:s/></text:span><text:span text:style-name="T51_15">in</text:span><text:span text:style-name="T51_16"><text:s/></text:span><text:span text:style-name="T51_17">between</text:span><text:span text:style-name="T51_18"><text:s/></text:span><text:span text:style-name="T51_19">the</text:span><text:span text:style-name="T51_20"><text:s/></text:span><text:span text:style-name="T51_21">the</text:span><text:span text:style-name="T51_22"><text:s/></text:span><text:span text:style-name="T51_23">two</text:span><text:span text:style-name="T51_24"><text:s/></text:span><text:span text:style-name="T51_25">camping</text:span><text:span text:style-name="T51_26"><text:s/></text:span><text:span text:style-name="T51_27">trips</text:span><text:span text:style-name="T51_28">.<text:s/></text:span><text:span text:style-name="T51_29">They</text:span><text:span text:style-name="T51_30"><text:s/></text:span><text:span text:style-name="T51_31">will</text:span><text:span text:style-name="T51_32"><text:s/></text:span><text:span text:style-name="T51_33">be</text:span><text:span text:style-name="T51_34"><text:s/></text:span><text:span text:style-name="T51_35">held</text:span><text:span text:style-name="T51_36"><text:s/></text:span><text:span text:style-name="T51_37">on</text:span><text:span text:style-name="T51_38"><text:s/></text:span><text:span text:style-name="T51_39">a</text:span><text:span text:style-name="T51_40"><text:s/></text:span><text:span text:style-name="T51_41">local</text:span><text:span text:style-name="T51_42"><text:s/></text:span><text:span text:style-name="T51_43">level</text:span><text:span text:style-name="T51_44"><text:s/></text:span><text:span text:style-name="T51_45">and</text:span><text:span text:style-name="T51_46"><text:s/></text:span><text:span text:style-name="T51_47">will</text:span><text:span text:style-name="T51_48"><text:s text:c="2"/></text:span><text:span text:style-name="T51_49">be</text:span><text:span text:style-name="T51_50"><text:s/></text:span><text:span text:style-name="T51_51">planned</text:span><text:span text:style-name="T51_52"><text:s/></text:span><text:span text:style-name="T51_53">accordingly</text:span><text:span text:style-name="T51_54"><text:s/></text:span><text:span text:style-name="T51_55">based</text:span><text:span text:style-name="T51_56"><text:s/></text:span><text:span text:style-name="T51_57">on</text:span><text:span text:style-name="T51_58"><text:s/></text:span><text:span text:style-name="T51_59">the</text:span><text:span text:style-name="T51_60"><text:s/></text:span><text:span text:style-name="T51_61">cost</text:span><text:span text:style-name="T51_62">,<text:s/></text:span><text:span text:style-name="T51_63">Location</text:span><text:span text:style-name="T51_64">,<text:s/></text:span><text:span text:style-name="T51_65">and</text:span><text:span text:style-name="T51_66"><text:s/></text:span><text:span text:style-name="T51_67">number</text:span><text:span text:style-name="T51_68"><text:s/></text:span><text:span text:style-name="T51_69">of</text:span><text:span text:style-name="T51_70"><text:s/></text:span><text:span text:style-name="T51_71">interests</text:span><text:span text:style-name="T51_72">.</text:span></text:p>
      <text:p text:style-name="P52"/>
      <text:p text:style-name="P53"><text:span text:style-name="T53_1">Fall</text:span><text:span text:style-name="T53_2"><text:s/>2014<text:s/></text:span><text:span text:style-name="T53_3">Goals</text:span><text:span text:style-name="T53_4"><text:s/></text:span><text:span text:style-name="T53_5">and</text:span><text:span text:style-name="T53_6"><text:s/></text:span><text:span text:style-name="T53_7">Recruitment</text:span><text:span text:style-name="T53_8"><text:s/></text:span><text:span text:style-name="T53_9">Plan</text:span></text:p>
      <text:p text:style-name="P54"/>
      <text:p text:style-name="P55"><text:span text:style-name="T55_1">Our</text:span><text:span text:style-name="T55_2"><text:s/></text:span><text:span text:style-name="T55_3">goals</text:span><text:span text:style-name="T55_4"><text:s/></text:span><text:span text:style-name="T55_5">for</text:span><text:span text:style-name="T55_6"><text:s/></text:span><text:span text:style-name="T55_7">the</text:span><text:span text:style-name="T55_8"><text:s/></text:span><text:span text:style-name="T55_9">Fall</text:span><text:span text:style-name="T55_10"><text:s/>2014<text:s/></text:span><text:span text:style-name="T55_11">Quarter</text:span><text:span text:style-name="T55_12"><text:s/></text:span><text:span text:style-name="T55_13">is</text:span><text:span text:style-name="T55_14"><text:s/></text:span><text:span text:style-name="T55_15">as</text:span><text:span text:style-name="T55_16"><text:s/></text:span><text:span text:style-name="T55_17">follows</text:span><text:span text:style-name="T55_18">:</text:span></text:p>
      <text:p text:style-name="P56"/>
      <text:p text:style-name="P57"><text:span text:style-name="T57_1">1)<text:s/></text:span><text:span text:style-name="T57_2">Reach</text:span><text:span text:style-name="T57_3"><text:s/></text:span><text:span text:style-name="T57_4">a</text:span><text:span text:style-name="T57_5"><text:s/></text:span><text:span text:style-name="T57_6">pledge</text:span><text:span text:style-name="T57_7"><text:s/></text:span><text:span text:style-name="T57_8">class</text:span><text:span text:style-name="T57_9"><text:s/></text:span><text:span text:style-name="T57_10">of</text:span><text:span text:style-name="T57_11"><text:s/></text:span><text:span text:style-name="T57_12">a</text:span><text:span text:style-name="T57_13"><text:s/></text:span><text:span text:style-name="T57_14">minimum</text:span><text:span text:style-name="T57_15"><text:s/></text:span><text:span text:style-name="T57_16">of</text:span><text:span text:style-name="T57_17"><text:s/></text:span><text:span text:style-name="T57_18">8</text:span><text:span text:style-name="T57_19"><text:s/></text:span><text:span text:style-name="T57_20">associate</text:span><text:span text:style-name="T57_21"><text:s/></text:span><text:span text:style-name="T57_22">members</text:span></text:p>
      <text:p text:style-name="P58"><text:span text:style-name="T58_1">2)<text:s/></text:span><text:span text:style-name="T58_2">Hold</text:span><text:span text:style-name="T58_3"><text:s/></text:span><text:span text:style-name="T58_4">ten</text:span><text:span text:style-name="T58_5"><text:s/></text:span><text:span text:style-name="T58_6">Recruitment</text:span><text:span text:style-name="T58_7"><text:s/></text:span><text:span text:style-name="T58_8">Events</text:span></text:p>
      <text:p text:style-name="P59"><text:span text:style-name="T59_1">Most</text:span><text:span text:style-name="T59_2"><text:s/></text:span><text:span text:style-name="T59_3">of</text:span><text:span text:style-name="T59_4"><text:s/></text:span><text:span text:style-name="T59_5">our</text:span><text:span text:style-name="T59_6"><text:s/></text:span><text:span text:style-name="T59_7">Recruitment</text:span><text:span text:style-name="T59_8"><text:s/></text:span><text:span text:style-name="T59_9">Plan</text:span><text:span text:style-name="T59_10"><text:s/></text:span><text:span text:style-name="T59_11">depends</text:span><text:span text:style-name="T59_12"><text:s/></text:span><text:span text:style-name="T59_13">on</text:span><text:span text:style-name="T59_14"><text:s/></text:span><text:span text:style-name="T59_15">whether</text:span><text:span text:style-name="T59_16"><text:s/></text:span><text:span text:style-name="T59_17">or</text:span><text:span text:style-name="T59_18"><text:s/></text:span><text:span text:style-name="T59_19">not</text:span><text:span text:style-name="T59_20"><text:s/></text:span><text:span text:style-name="T59_21">IFC</text:span><text:span text:style-name="T59_22"><text:s/></text:span><text:span text:style-name="T59_23">is</text:span><text:span text:style-name="T59_24"><text:s/></text:span><text:span text:style-name="T59_25">planning</text:span><text:span text:style-name="T59_26"><text:s/></text:span><text:span text:style-name="T59_27">Rush</text:span><text:span text:style-name="T59_28"><text:s/></text:span><text:span text:style-name="T59_29">for</text:span><text:span text:style-name="T59_30"><text:s/></text:span><text:span text:style-name="T59_31">the</text:span><text:span text:style-name="T59_32"><text:s/></text:span><text:span text:style-name="T59_33">Fall</text:span><text:span text:style-name="T59_34"><text:s/></text:span><text:span text:style-name="T59_35">Quarter</text:span><text:span text:style-name="T59_36"><text:s/></text:span><text:span text:style-name="T59_37">of</text:span><text:span text:style-name="T59_38"><text:s/></text:span><text:span text:style-name="T59_39">this</text:span><text:span text:style-name="T59_40"><text:s/></text:span><text:span text:style-name="T59_41">coming</text:span><text:span text:style-name="T59_42"><text:s/></text:span><text:span text:style-name="T59_43">year</text:span><text:span text:style-name="T59_44"><text:s/></text:span><text:span text:style-name="T59_45">or</text:span><text:span text:style-name="T59_46"><text:s/></text:span><text:span text:style-name="T59_47">not</text:span><text:span text:style-name="T59_48">.<text:s/></text:span><text:span text:style-name="T59_49">So</text:span><text:span text:style-name="T59_50"><text:s/></text:span><text:span text:style-name="T59_51">we</text:span><text:span text:style-name="T59_52"><text:s/></text:span><text:span text:style-name="T59_53">have</text:span><text:span text:style-name="T59_54"><text:s/></text:span><text:span text:style-name="T59_55">two</text:span><text:span text:style-name="T59_56"><text:s/></text:span><text:span text:style-name="T59_57">plans</text:span><text:span text:style-name="T59_58"><text:s/></text:span><text:span text:style-name="T59_59">in</text:span><text:span text:style-name="T59_60"><text:s/></text:span><text:span text:style-name="T59_61">preparation</text:span><text:span text:style-name="T59_62"><text:s/></text:span><text:span text:style-name="T59_63">for</text:span><text:span text:style-name="T59_64"><text:s/></text:span><text:span text:style-name="T59_65">either</text:span><text:span text:style-name="T59_66"><text:s/></text:span><text:span text:style-name="T59_67">of</text:span><text:span text:style-name="T59_68"><text:s/></text:span><text:span text:style-name="T59_69">them</text:span><text:span text:style-name="T59_70">.</text:span></text:p>
      <text:p text:style-name="P60"/>
      <text:p text:style-name="P61"><text:span text:style-name="T61_1">Plan</text:span><text:span text:style-name="T61_2"><text:s/>1:<text:s/></text:span><text:span text:style-name="T61_3">If</text:span><text:span text:style-name="T61_4"><text:s/></text:span><text:span text:style-name="T61_5">Formal</text:span><text:span text:style-name="T61_6"><text:s/></text:span><text:span text:style-name="T61_7">Rush</text:span><text:span text:style-name="T61_8"><text:s/></text:span><text:span text:style-name="T61_9">Occurs</text:span><text:span text:style-name="T61_10"><text:line-break/></text:span></text:p>
      <text:p text:style-name="P62"><text:span text:style-name="T62_1">Our</text:span><text:span text:style-name="T62_2"><text:s/></text:span><text:span text:style-name="T62_3">goal</text:span><text:span text:style-name="T62_4"><text:s/></text:span><text:span text:style-name="T62_5">for</text:span><text:span text:style-name="T62_6"><text:s/></text:span><text:span text:style-name="T62_7">Formal</text:span><text:span text:style-name="T62_8"><text:s/></text:span><text:span text:style-name="T62_9">Rush</text:span><text:span text:style-name="T62_10"><text:s/></text:span><text:span text:style-name="T62_11">is</text:span><text:span text:style-name="T62_12"><text:s/></text:span><text:span text:style-name="T62_13">to</text:span><text:span text:style-name="T62_14"><text:s/></text:span><text:span text:style-name="T62_15">add</text:span><text:span text:style-name="T62_16"><text:s/></text:span><text:span text:style-name="T62_17">to</text:span><text:span text:style-name="T62_18"><text:s/></text:span><text:span text:style-name="T62_19">our</text:span><text:span text:style-name="T62_20"><text:s/></text:span><text:span text:style-name="T62_21">Summer</text:span><text:span text:style-name="T62_22"><text:s/></text:span><text:span text:style-name="T62_23">goal</text:span><text:span text:style-name="T62_24"><text:s/></text:span><text:span text:style-name="T62_25">of</text:span><text:span text:style-name="T62_26"><text:s/>5<text:s/></text:span><text:span text:style-name="T62_27">to</text:span><text:span text:style-name="T62_28"><text:s/>9<text:s/></text:span><text:span text:style-name="T62_29">Associate</text:span><text:span text:style-name="T62_30"><text:s/></text:span><text:span text:style-name="T62_31">Members</text:span><text:span text:style-name="T62_32">.<text:s/></text:span><text:span text:style-name="T62_33">How</text:span><text:span text:style-name="T62_34"><text:s/></text:span><text:span text:style-name="T62_35">we</text:span><text:span text:style-name="T62_36"><text:s/></text:span><text:span text:style-name="T62_37">plan</text:span><text:span text:style-name="T62_38"><text:s/></text:span><text:span text:style-name="T62_39">on</text:span><text:span text:style-name="T62_40"><text:s/></text:span><text:span text:style-name="T62_41">achieving</text:span><text:span text:style-name="T62_42"><text:s/></text:span><text:span text:style-name="T62_43">this</text:span><text:span text:style-name="T62_44"><text:s/></text:span><text:span text:style-name="T62_45">is</text:span><text:span text:style-name="T62_46"><text:s/></text:span><text:span text:style-name="T62_47">to</text:span><text:span text:style-name="T62_48"><text:s/></text:span><text:span text:style-name="T62_49">follow</text:span><text:span text:style-name="T62_50"><text:s/></text:span><text:span text:style-name="T62_51">the</text:span><text:span text:style-name="T62_52"><text:s/></text:span><text:span text:style-name="T62_53">Rush</text:span><text:span text:style-name="T62_54"><text:s/></text:span><text:span text:style-name="T62_55">events</text:span><text:span text:style-name="T62_56"><text:s/></text:span><text:span text:style-name="T62_57">for</text:span><text:span text:style-name="T62_58"><text:s/></text:span><text:span text:style-name="T62_59">the</text:span><text:span text:style-name="T62_60"><text:s/></text:span><text:span text:style-name="T62_61">Fall</text:span><text:span text:style-name="T62_62"><text:s/></text:span><text:span text:style-name="T62_63">Quarter</text:span><text:span text:style-name="T62_64"><text:s/></text:span><text:span text:style-name="T62_65">according</text:span><text:span text:style-name="T62_66"><text:s/></text:span><text:span text:style-name="T62_67">to</text:span><text:span text:style-name="T62_68"><text:s/></text:span><text:span text:style-name="T62_69">IFC</text:span><text:span text:style-name="T62_70">.<text:s/></text:span><text:span text:style-name="T62_71">Usually</text:span><text:span text:style-name="T62_72"><text:s/></text:span><text:span text:style-name="T62_73">how</text:span><text:span text:style-name="T62_74"><text:s/></text:span><text:span text:style-name="T62_75">it</text:span><text:span text:style-name="T62_76"><text:s/></text:span><text:span text:style-name="T62_77">has</text:span><text:span text:style-name="T62_78"><text:s/></text:span><text:span text:style-name="T62_79">been</text:span><text:span text:style-name="T62_80"><text:s/></text:span><text:span text:style-name="T62_81">done</text:span><text:span text:style-name="T62_82"><text:s/></text:span><text:span text:style-name="T62_83">in</text:span><text:span text:style-name="T62_84"><text:s/></text:span><text:span text:style-name="T62_85">the</text:span><text:span text:style-name="T62_86"><text:s/></text:span><text:span text:style-name="T62_87">past</text:span><text:span text:style-name="T62_88"><text:s/></text:span><text:span text:style-name="T62_89">is</text:span><text:span text:style-name="T62_90"><text:s/></text:span><text:span text:style-name="T62_91">during</text:span><text:span text:style-name="T62_92"><text:s/></text:span><text:span text:style-name="T62_93">the</text:span><text:span text:style-name="T62_94"><text:s/></text:span><text:span text:style-name="T62_95">week</text:span><text:span text:style-name="T62_96"><text:s/></text:span><text:span text:style-name="T62_97">is</text:span><text:span text:style-name="T62_98"><text:s/></text:span><text:span text:style-name="T62_99">as</text:span><text:span text:style-name="T62_100"><text:s/></text:span><text:span text:style-name="T62_101">follows</text:span><text:span text:style-name="T62_102">:</text:span></text:p>
      <text:p text:style-name="P63"/>
      <text:p text:style-name="P64"><text:span text:style-name="T64_1">Day</text:span><text:span text:style-name="T64_2"><text:s/>1:<text:s/></text:span><text:span text:style-name="T64_3">Meet</text:span><text:span text:style-name="T64_4"><text:s/></text:span><text:span text:style-name="T64_5">and</text:span><text:span text:style-name="T64_6"><text:s/></text:span><text:span text:style-name="T64_7">Greet</text:span></text:p>
      <text:p text:style-name="P65"><text:span text:style-name="T65_1">For</text:span><text:span text:style-name="T65_2"><text:s/></text:span><text:span text:style-name="T65_3">the</text:span><text:span text:style-name="T65_4"><text:s/></text:span><text:span text:style-name="T65_5">first</text:span><text:span text:style-name="T65_6"><text:s/></text:span><text:span text:style-name="T65_7">day</text:span><text:span text:style-name="T65_8"><text:s/></text:span><text:span text:style-name="T65_9">of</text:span><text:span text:style-name="T65_10"><text:s/></text:span><text:span text:style-name="T65_11">Rush</text:span><text:span text:style-name="T65_12"><text:s/></text:span><text:span text:style-name="T65_13">we</text:span><text:span text:style-name="T65_14"><text:s/></text:span><text:span text:style-name="T65_15">plan</text:span><text:span text:style-name="T65_16"><text:s/></text:span><text:span text:style-name="T65_17">on</text:span><text:span text:style-name="T65_18"><text:s/></text:span><text:span text:style-name="T65_19">attending</text:span><text:span text:style-name="T65_20"><text:s/></text:span><text:span text:style-name="T65_21">the</text:span><text:span text:style-name="T65_22"><text:s/></text:span><text:span text:style-name="T65_23">presentation</text:span><text:span text:style-name="T65_24"><text:s/></text:span><text:span text:style-name="T65_25">that</text:span><text:span text:style-name="T65_26"><text:s/></text:span><text:span text:style-name="T65_27">IFC</text:span><text:span text:style-name="T65_28"><text:s/></text:span><text:span text:style-name="T65_29">is</text:span><text:span text:style-name="T65_30"><text:s/></text:span><text:span text:style-name="T65_31">going</text:span><text:span text:style-name="T65_32"><text:s/></text:span><text:span text:style-name="T65_33">to</text:span><text:span text:style-name="T65_34"><text:s/></text:span><text:span text:style-name="T65_35">put</text:span><text:span text:style-name="T65_36"><text:s/></text:span><text:span text:style-name="T65_37">on</text:span><text:span text:style-name="T65_38"><text:s/></text:span><text:span text:style-name="T65_39">and</text:span><text:span text:style-name="T65_40"><text:s/></text:span><text:span text:style-name="T65_41">meet</text:span><text:span text:style-name="T65_42"><text:s/></text:span><text:span text:style-name="T65_43">with</text:span><text:span text:style-name="T65_44"><text:s/></text:span><text:span text:style-name="T65_45">the</text:span><text:span text:style-name="T65_46"><text:s/></text:span><text:span text:style-name="T65_47">individuals</text:span><text:span text:style-name="T65_48"><text:s/>(</text:span><text:span text:style-name="T65_49">PNMs</text:span><text:span text:style-name="T65_50">)<text:s/></text:span><text:span text:style-name="T65_51">during</text:span><text:span text:style-name="T65_52"><text:s/></text:span><text:span text:style-name="T65_53">this</text:span><text:span text:style-name="T65_54"><text:s/></text:span><text:span text:style-name="T65_55">time</text:span><text:span text:style-name="T65_56"><text:s/></text:span><text:span text:style-name="T65_57">period</text:span><text:span text:style-name="T65_58">.<text:s/></text:span><text:span text:style-name="T65_59">That</text:span><text:span text:style-name="T65_60"><text:s/></text:span><text:span text:style-name="T65_61">way</text:span><text:span text:style-name="T65_62"><text:s/></text:span><text:span text:style-name="T65_63">they</text:span><text:span text:style-name="T65_64"><text:s/></text:span><text:span text:style-name="T65_65">can</text:span><text:span text:style-name="T65_66"><text:s/></text:span><text:span text:style-name="T65_67">meet</text:span><text:span text:style-name="T65_68"><text:s/></text:span><text:span text:style-name="T65_69">our</text:span><text:span text:style-name="T65_70"><text:s/></text:span><text:span text:style-name="T65_71">members</text:span><text:span text:style-name="T65_72"><text:s/></text:span><text:span text:style-name="T65_73">face</text:span><text:span text:style-name="T65_74"><text:s/></text:span><text:span text:style-name="T65_75">to</text:span><text:span text:style-name="T65_76"><text:s/></text:span><text:span text:style-name="T65_77">face</text:span><text:span text:style-name="T65_78">,<text:s/></text:span><text:span text:style-name="T65_79">so</text:span><text:span text:style-name="T65_80"><text:s/></text:span><text:span text:style-name="T65_81">that</text:span><text:span text:style-name="T65_82"><text:s/></text:span><text:span text:style-name="T65_83">way</text:span><text:span text:style-name="T65_84"><text:s/></text:span><text:span text:style-name="T65_85">these</text:span><text:span text:style-name="T65_86"><text:s/></text:span><text:span text:style-name="T65_87">PNMs</text:span><text:span text:style-name="T65_88"><text:s/></text:span><text:span text:style-name="T65_89">can</text:span><text:span text:style-name="T65_90"><text:s/></text:span><text:span text:style-name="T65_91">relate</text:span><text:span text:style-name="T65_92"><text:s/></text:span><text:span text:style-name="T65_93">a</text:span><text:span text:style-name="T65_94"><text:s/></text:span><text:span text:style-name="T65_95">face</text:span><text:span text:style-name="T65_96"><text:s/></text:span><text:span text:style-name="T65_97">to</text:span><text:span text:style-name="T65_98"><text:s/></text:span><text:span text:style-name="T65_99">Delta</text:span><text:span text:style-name="T65_100"><text:s/></text:span><text:span text:style-name="T65_101">Chi</text:span><text:span text:style-name="T65_102">.<text:s/></text:span><text:span text:style-name="T65_103">We</text:span><text:span text:style-name="T65_104"><text:s/></text:span><text:span text:style-name="T65_105">will</text:span><text:span text:style-name="T65_106"><text:s/></text:span><text:span text:style-name="T65_107">also</text:span><text:span text:style-name="T65_108"><text:s/></text:span><text:span text:style-name="T65_109">be</text:span><text:span text:style-name="T65_110"><text:s/></text:span><text:span text:style-name="T65_111">handing</text:span><text:span text:style-name="T65_112"><text:s/></text:span><text:span text:style-name="T65_113">out</text:span><text:span text:style-name="T65_114"><text:s/></text:span><text:span text:style-name="T65_115">tri</text:span><text:span text:style-name="T65_116">-</text:span><text:span text:style-name="T65_117">folded</text:span><text:span text:style-name="T65_118"><text:s/></text:span><text:span text:style-name="T65_119">pamphlets</text:span><text:span text:style-name="T65_120"><text:s/></text:span><text:span text:style-name="T65_121">which</text:span><text:span text:style-name="T65_122"><text:s/></text:span><text:span text:style-name="T65_123">will</text:span><text:span text:style-name="T65_124"><text:s/></text:span><text:span text:style-name="T65_125">be</text:span><text:span text:style-name="T65_126"><text:s/></text:span><text:span text:style-name="T65_127">attached</text:span><text:span text:style-name="T65_128"><text:s/></text:span><text:span text:style-name="T65_129">to</text:span><text:span text:style-name="T65_130"><text:s/></text:span><text:span text:style-name="T65_131">this</text:span><text:span text:style-name="T65_132"><text:s/></text:span><text:span text:style-name="T65_133">documen</text:span><text:span text:style-name="T65_134">t</text:span><text:span text:style-name="T65_135"><text:s/></text:span><text:span text:style-name="T65_136">as</text:span><text:span text:style-name="T65_137"><text:s/></text:span><text:span text:style-name="T65_138">well</text:span><text:span text:style-name="T65_139">.<text:s/></text:span><text:span text:style-name="T65_140">This</text:span><text:span text:style-name="T65_141"><text:s/></text:span><text:span text:style-name="T65_142">day</text:span><text:span text:style-name="T65_143"><text:s/></text:span><text:span text:style-name="T65_144">we</text:span><text:span text:style-name="T65_145"><text:s/></text:span><text:span text:style-name="T65_146">will</text:span><text:span text:style-name="T65_147"><text:s/></text:span><text:span text:style-name="T65_148">also</text:span><text:span text:style-name="T65_149"><text:s/></text:span><text:span text:style-name="T65_150">take</text:span><text:span text:style-name="T65_151"><text:s/></text:span><text:span text:style-name="T65_152">pictures</text:span><text:span text:style-name="T65_153"><text:s/></text:span><text:span text:style-name="T65_154">of</text:span><text:span text:style-name="T65_155"><text:s/></text:span><text:span text:style-name="T65_156">those</text:span><text:span text:style-name="T65_157"><text:s/></text:span><text:span text:style-name="T65_158">in</text:span><text:span text:style-name="T65_159"><text:s/></text:span><text:span text:style-name="T65_160">attendance</text:span><text:span text:style-name="T65_161"><text:s text:c="2"/></text:span><text:span text:style-name="T65_162">at</text:span><text:span text:style-name="T65_163"><text:s text:c="2"/></text:span><text:span text:style-name="T65_164">the</text:span><text:span text:style-name="T65_165"><text:s/></text:span><text:span text:style-name="T65_166">event</text:span><text:span text:style-name="T65_167"><text:s/></text:span><text:span text:style-name="T65_168">so</text:span><text:span text:style-name="T65_169"><text:s/></text:span><text:span text:style-name="T65_170">when</text:span><text:span text:style-name="T65_171"><text:s/></text:span><text:span text:style-name="T65_172">we</text:span><text:span text:style-name="T65_173"><text:s/></text:span><text:span text:style-name="T65_174">evaluate</text:span><text:span text:style-name="T65_175"><text:s/></text:span><text:span text:style-name="T65_176">them</text:span><text:span text:style-name="T65_177"><text:s/></text:span><text:span text:style-name="T65_178">during</text:span><text:span text:style-name="T65_179"><text:s/></text:span><text:span text:style-name="T65_180">the</text:span><text:span text:style-name="T65_181"><text:s/></text:span><text:span text:style-name="T65_182">Rush</text:span><text:span text:style-name="T65_183"><text:s/></text:span><text:span text:style-name="T65_184">process</text:span></text:p>
      <text:p text:style-name="P66"/>
      <text:p text:style-name="P67"><text:span text:style-name="T67_1">Day</text:span><text:span text:style-name="T67_2"><text:s/>2:<text:s/></text:span><text:span text:style-name="T67_3">House</text:span><text:span text:style-name="T67_4"><text:s/></text:span><text:span text:style-name="T67_5">Tours</text:span><text:span text:style-name="T67_6"><text:s/>(</text:span><text:span text:style-name="T67_7">Day</text:span><text:span text:style-name="T67_8"><text:s/>1)</text:span></text:p>
      <text:p text:style-name="P68"><text:span text:style-name="T68_1">Generally</text:span><text:span text:style-name="T68_2"><text:s/></text:span><text:span text:style-name="T68_3">during</text:span><text:span text:style-name="T68_4"><text:s/></text:span><text:span text:style-name="T68_5">Rush</text:span><text:span text:style-name="T68_6">,<text:s/></text:span><text:span text:style-name="T68_7">House</text:span><text:span text:style-name="T68_8"><text:s/></text:span><text:span text:style-name="T68_9">Tours</text:span><text:span text:style-name="T68_10"><text:s/></text:span><text:span text:style-name="T68_11">are</text:span><text:span text:style-name="T68_12"><text:s/></text:span><text:span text:style-name="T68_13">split</text:span><text:span text:style-name="T68_14"><text:s/></text:span><text:span text:style-name="T68_15">into</text:span><text:span text:style-name="T68_16"><text:s/></text:span><text:span text:style-name="T68_17">two</text:span><text:span text:style-name="T68_18"><text:s/></text:span><text:span text:style-name="T68_19">days</text:span><text:span text:style-name="T68_20"><text:s/></text:span><text:span text:style-name="T68_21">due</text:span><text:span text:style-name="T68_22"><text:s/></text:span><text:span text:style-name="T68_23">to</text:span><text:span text:style-name="T68_24"><text:s/></text:span><text:span text:style-name="T68_25">the</text:span><text:span text:style-name="T68_26"><text:s/></text:span><text:span text:style-name="T68_27">travel</text:span><text:span text:style-name="T68_28"><text:s/></text:span><text:span text:style-name="T68_29">distance</text:span><text:span text:style-name="T68_30"><text:s/></text:span><text:span text:style-name="T68_31">from</text:span><text:span text:style-name="T68_32"><text:s/></text:span><text:span text:style-name="T68_33">house</text:span><text:span text:style-name="T68_34"><text:s/></text:span><text:span text:style-name="T68_35">to</text:span><text:span text:style-name="T68_36"><text:s/></text:span><text:span text:style-name="T68_37">house</text:span><text:span text:style-name="T68_38">.<text:s/></text:span><text:span text:style-name="T68_39">Usually</text:span><text:span text:style-name="T68_40"><text:s/></text:span><text:span text:style-name="T68_41">in</text:span><text:span text:style-name="T68_42"><text:s/></text:span><text:span text:style-name="T68_43">the</text:span><text:span text:style-name="T68_44"><text:s/></text:span><text:span text:style-name="T68_45">first</text:span><text:span text:style-name="T68_46"><text:s/></text:span><text:span text:style-name="T68_47">day</text:span><text:span text:style-name="T68_48"><text:s/></text:span><text:span text:style-name="T68_49">the</text:span><text:span text:style-name="T68_50"><text:s/></text:span><text:span text:style-name="T68_51">houses</text:span><text:span text:style-name="T68_52"><text:s/></text:span><text:span text:style-name="T68_53">that</text:span><text:span text:style-name="T68_54"><text:s/></text:span><text:span text:style-name="T68_55">are</text:span><text:span text:style-name="T68_56"><text:s/></text:span><text:span text:style-name="T68_57">presented</text:span><text:span text:style-name="T68_58"><text:s/></text:span><text:span text:style-name="T68_59">are</text:span><text:span text:style-name="T68_60"><text:s/></text:span><text:span text:style-name="T68_61">Phi</text:span><text:span text:style-name="T68_62"><text:s/></text:span><text:span text:style-name="T68_63">Delta</text:span><text:span text:style-name="T68_64"><text:s/></text:span><text:span text:style-name="T68_65">Theta</text:span><text:span text:style-name="T68_66">,<text:s/></text:span><text:span text:style-name="T68_67">Beta</text:span><text:span text:style-name="T68_68"><text:s/></text:span><text:span text:style-name="T68_69">Theta</text:span><text:span text:style-name="T68_70"><text:s/></text:span><text:span text:style-name="T68_71">Pi</text:span><text:span text:style-name="T68_72">,<text:s/></text:span><text:span text:style-name="T68_73">and</text:span><text:span text:style-name="T68_74"><text:s/></text:span><text:span text:style-name="T68_75">Sigma</text:span><text:span text:style-name="T68_76"><text:s/></text:span><text:span text:style-name="T68_77">Phi</text:span><text:span text:style-name="T68_78"><text:s/></text:span><text:span text:style-name="T68_79">Epsilon</text:span><text:span text:style-name="T68_80">.</text:span></text:p>
      <text:p text:style-name="P69"/>
      <text:p text:style-name="P70"><text:span text:style-name="T70_1">Day</text:span><text:span text:style-name="T70_2"><text:s/>3:<text:s/></text:span><text:span text:style-name="T70_3">House</text:span><text:span text:style-name="T70_4"><text:s/></text:span><text:span text:style-name="T70_5">Tours</text:span><text:span text:style-name="T70_6"><text:s/>(</text:span><text:span text:style-name="T70_7">Day</text:span><text:span text:style-name="T70_8"><text:s/>2)</text:span></text:p>
      <text:p text:style-name="P71"><text:span text:style-name="T71_1">Usually</text:span><text:span text:style-name="T71_2"><text:s/></text:span><text:span text:style-name="T71_3">during</text:span><text:span text:style-name="T71_4"><text:s/></text:span><text:span text:style-name="T71_5">Rush</text:span><text:span text:style-name="T71_6"><text:s/></text:span><text:span text:style-name="T71_7">we</text:span><text:span text:style-name="T71_8"><text:s/></text:span><text:span text:style-name="T71_9">have</text:span><text:span text:style-name="T71_10"><text:s/></text:span><text:span text:style-name="T71_11">the</text:span><text:span text:style-name="T71_12"><text:s/></text:span><text:span text:style-name="T71_13">second</text:span><text:span text:style-name="T71_14"><text:s/></text:span><text:span text:style-name="T71_15">day</text:span><text:span text:style-name="T71_16"><text:s/></text:span><text:span text:style-name="T71_17">for</text:span><text:span text:style-name="T71_18"><text:s/></text:span><text:span text:style-name="T71_19">house</text:span><text:span text:style-name="T71_20"><text:s/></text:span><text:span text:style-name="T71_21">tours</text:span><text:span text:style-name="T71_22">.<text:s/></text:span><text:span text:style-name="T71_23">On</text:span><text:span text:style-name="T71_24"><text:s/></text:span><text:span text:style-name="T71_25">this</text:span><text:span text:style-name="T71_26"><text:s/></text:span><text:span text:style-name="T71_27">day</text:span><text:span text:style-name="T71_28"><text:s/></text:span><text:span text:style-name="T71_29">we</text:span><text:span text:style-name="T71_30"><text:s/></text:span><text:span text:style-name="T71_31">will</text:span><text:span text:style-name="T71_32"><text:s/></text:span><text:span text:style-name="T71_33">be</text:span><text:span text:style-name="T71_34"><text:s/></text:span><text:span text:style-name="T71_35">meeting</text:span><text:span text:style-name="T71_36"><text:s/></text:span><text:span text:style-name="T71_37">up</text:span><text:span text:style-name="T71_38"><text:s/></text:span><text:span text:style-name="T71_39">at</text:span><text:span text:style-name="T71_40"><text:s/></text:span><text:span text:style-name="T71_41">my</text:span><text:span text:style-name="T71_42"><text:s/></text:span><text:span text:style-name="T71_43">house</text:span><text:span text:style-name="T71_44"><text:s/></text:span><text:span text:style-name="T71_45">on</text:span><text:span text:style-name="T71_46">,<text:s/>23<text:s/></text:span><text:span text:style-name="T71_47">Erie</text:span><text:span text:style-name="T71_48"><text:s/></text:span><text:span text:style-name="T71_49">Street</text:span><text:span text:style-name="T71_50"><text:s/></text:span><text:span text:style-name="T71_51">Cheney</text:span><text:span text:style-name="T71_52"><text:s/></text:span><text:span text:style-name="T71_53">WA</text:span><text:span text:style-name="T71_54"><text:s/>99004,<text:s/></text:span><text:span text:style-name="T71_55">to</text:span><text:span text:style-name="T71_56"><text:s/></text:span><text:span text:style-name="T71_57">meet</text:span><text:span text:style-name="T71_58"><text:s/></text:span><text:span text:style-name="T71_59">all</text:span><text:span text:style-name="T71_60"><text:s/></text:span><text:span text:style-name="T71_61">of</text:span><text:span text:style-name="T71_62"><text:s/></text:span><text:span text:style-name="T71_63">the</text:span><text:span text:style-name="T71_64"><text:s/></text:span><text:span text:style-name="T71_65">groups</text:span><text:span text:style-name="T71_66"><text:s/></text:span><text:span text:style-name="T71_67">that</text:span><text:span text:style-name="T71_68"><text:s/></text:span><text:span text:style-name="T71_69">will</text:span><text:span text:style-name="T71_70"><text:s/></text:span><text:span text:style-name="T71_71">be</text:span><text:span text:style-name="T71_72"><text:s/></text:span><text:span text:style-name="T71_73">passing</text:span><text:span text:style-name="T71_74"><text:s/></text:span><text:span text:style-name="T71_75">through</text:span><text:span text:style-name="T71_76"><text:s/></text:span><text:span text:style-name="T71_77">the</text:span><text:span text:style-name="T71_78"><text:s/></text:span><text:span text:style-name="T71_79">house</text:span><text:span text:style-name="T71_80">.<text:s/></text:span><text:span text:style-name="T71_81">Unless</text:span><text:span text:style-name="T71_82"><text:s/></text:span><text:span text:style-name="T71_83">another</text:span><text:span text:style-name="T71_84"><text:s/></text:span><text:span text:style-name="T71_85">Active</text:span><text:span text:style-name="T71_86"><text:s/></text:span><text:span text:style-name="T71_87">member</text:span><text:span text:style-name="T71_88"><text:s/></text:span><text:span text:style-name="T71_89">gets</text:span><text:span text:style-name="T71_90"><text:s/></text:span><text:span text:style-name="T71_91">a</text:span><text:span text:style-name="T71_92"><text:s/></text:span><text:span text:style-name="T71_93">house</text:span><text:span text:style-name="T71_94"><text:s/></text:span><text:span text:style-name="T71_95">that</text:span><text:span text:style-name="T71_96"><text:s/></text:span><text:span text:style-name="T71_97">is</text:span><text:span text:style-name="T71_98"><text:s/></text:span><text:span text:style-name="T71_99">more</text:span><text:span text:style-name="T71_100"><text:s/></text:span><text:span text:style-name="T71_101">presentable</text:span><text:span text:style-name="T71_102"><text:s/></text:span><text:span text:style-name="T71_103">than</text:span><text:span text:style-name="T71_104"><text:s/></text:span><text:span text:style-name="T71_105">my</text:span><text:span text:style-name="T71_106"><text:s/></text:span><text:span text:style-name="T71_107">own</text:span><text:span text:style-name="T71_108">.<text:s/></text:span><text:span text:style-name="T71_109">We</text:span><text:span text:style-name="T71_110"><text:s/></text:span><text:span text:style-name="T71_111">are</text:span><text:span text:style-name="T71_112"><text:s/></text:span><text:span text:style-name="T71_113">going</text:span><text:span text:style-name="T71_114"><text:s/></text:span><text:span text:style-name="T71_115">to</text:span><text:span text:style-name="T71_116"><text:s/></text:span><text:span text:style-name="T71_117">treat</text:span><text:span text:style-name="T71_118"><text:s/></text:span><text:span text:style-name="T71_119">them</text:span><text:span text:style-name="T71_120"><text:s/></text:span><text:span text:style-name="T71_121">to</text:span><text:span text:style-name="T71_122"><text:s/></text:span><text:span text:style-name="T71_123">Rosa</text:span><text:span text:style-name="T71_124">'</text:span><text:span text:style-name="T71_125">s</text:span><text:span text:style-name="T71_126"><text:s/></text:span><text:span text:style-name="T71_127">Pizza</text:span><text:span text:style-name="T71_128"><text:s/></text:span><text:span text:style-name="T71_129">as</text:span><text:span text:style-name="T71_130"><text:s/></text:span><text:span text:style-name="T71_131">a</text:span><text:span text:style-name="T71_132"><text:s/></text:span><text:span text:style-name="T71_133">good</text:span><text:span text:style-name="T71_134"><text:s/></text:span><text:span text:style-name="T71_135">gesture</text:span><text:span text:style-name="T71_136">.</text:span></text:p>
      <text:p text:style-name="P72"/>
      <text:p text:style-name="P73"><text:span text:style-name="T73_1">Day</text:span><text:span text:style-name="T73_2"><text:s/>4:<text:s/></text:span><text:span text:style-name="T73_3">PNM</text:span><text:span text:style-name="T73_4"><text:s/></text:span><text:span text:style-name="T73_5">Invitation</text:span><text:span text:style-name="T73_6"><text:s/></text:span><text:span text:style-name="T73_7">To</text:span><text:span text:style-name="T73_8"><text:s/></text:span><text:span text:style-name="T73_9">Fraternity</text:span><text:span text:style-name="T73_10"><text:s/></text:span><text:span text:style-name="T73_11">Event</text:span></text:p>
      <text:p text:style-name="P74"/>
      <text:p text:style-name="P75"><text:span text:style-name="T75_1">During</text:span><text:span text:style-name="T75_2"><text:s/></text:span><text:span text:style-name="T75_3">this</text:span><text:span text:style-name="T75_4"><text:s/></text:span><text:span text:style-name="T75_5">day</text:span><text:span text:style-name="T75_6">,<text:s/></text:span><text:span text:style-name="T75_7">each</text:span><text:span text:style-name="T75_8"><text:s/></text:span><text:span text:style-name="T75_9">Fraternity</text:span><text:span text:style-name="T75_10"><text:s/></text:span><text:span text:style-name="T75_11">on</text:span><text:span text:style-name="T75_12"><text:s/></text:span><text:span text:style-name="T75_13">campus</text:span><text:span text:style-name="T75_14"><text:s/></text:span><text:span text:style-name="T75_15">is</text:span><text:span text:style-name="T75_16"><text:s/></text:span><text:span text:style-name="T75_17">responsible</text:span><text:span text:style-name="T75_18"><text:s/></text:span><text:span text:style-name="T75_19">for</text:span><text:span text:style-name="T75_20"><text:s/></text:span><text:span text:style-name="T75_21">holding</text:span><text:span text:style-name="T75_22"><text:s/></text:span><text:span text:style-name="T75_23">their</text:span><text:span text:style-name="T75_24"><text:s/></text:span><text:span text:style-name="T75_25">own</text:span><text:span text:style-name="T75_26"><text:s/></text:span><text:span text:style-name="T75_27">event</text:span><text:span text:style-name="T75_28"><text:s/></text:span><text:span text:style-name="T75_29">in</text:span><text:span text:style-name="T75_30"><text:s/></text:span><text:span text:style-name="T75_31">which</text:span><text:span text:style-name="T75_32"><text:s/></text:span><text:span text:style-name="T75_33">it</text:span><text:span text:style-name="T75_34"><text:s/></text:span><text:span text:style-name="T75_35">is</text:span><text:span text:style-name="T75_36"><text:s/></text:span><text:span text:style-name="T75_37">up</text:span><text:span text:style-name="T75_38"><text:s/></text:span><text:span text:style-name="T75_39">to</text:span><text:span text:style-name="T75_40"><text:s/></text:span><text:span text:style-name="T75_41">the</text:span><text:span text:style-name="T75_42"><text:s/></text:span><text:span text:style-name="T75_43">Active</text:span><text:span text:style-name="T75_44"><text:s/></text:span><text:span text:style-name="T75_45">membership</text:span><text:span text:style-name="T75_46"><text:s/></text:span><text:span text:style-name="T75_47">to</text:span><text:span text:style-name="T75_48"><text:s/></text:span><text:span text:style-name="T75_49">invite</text:span><text:span text:style-name="T75_50"><text:s/></text:span><text:span text:style-name="T75_51">PNMs</text:span><text:span text:style-name="T75_52"><text:s/></text:span><text:span text:style-name="T75_53">that</text:span><text:span text:style-name="T75_54"><text:s/></text:span><text:span text:style-name="T75_55">we</text:span><text:span text:style-name="T75_56"><text:s/></text:span><text:span text:style-name="T75_57">want</text:span><text:span text:style-name="T75_58"><text:s/></text:span><text:span text:style-name="T75_59">in</text:span><text:span text:style-name="T75_60"><text:s/></text:span><text:span text:style-name="T75_61">our</text:span><text:span text:style-name="T75_62"><text:s/></text:span><text:span text:style-name="T75_63">fraternity</text:span><text:span text:style-name="T75_64">.<text:s/></text:span><text:span text:style-name="T75_65">The</text:span><text:span text:style-name="T75_66"><text:s/></text:span><text:span text:style-name="T75_67">event</text:span><text:span text:style-name="T75_68"><text:s/></text:span><text:span text:style-name="T75_69">that</text:span><text:span text:style-name="T75_70"><text:s/></text:span><text:span text:style-name="T75_71">we</text:span><text:span text:style-name="T75_72"><text:s/></text:span><text:span text:style-name="T75_73">will</text:span><text:span text:style-name="T75_74"><text:s/></text:span><text:span text:style-name="T75_75">be</text:span><text:span text:style-name="T75_76"><text:s/></text:span><text:span text:style-name="T75_77">holding</text:span><text:span text:style-name="T75_78"><text:s/></text:span><text:span text:style-name="T75_79">will</text:span><text:span text:style-name="T75_80"><text:s/></text:span><text:span text:style-name="T75_81">be</text:span><text:span text:style-name="T75_82"><text:s/></text:span><text:span text:style-name="T75_83">a</text:span><text:span text:style-name="T75_84"><text:s/></text:span><text:span text:style-name="T75_85">game</text:span><text:span text:style-name="T75_86"><text:s/></text:span><text:span text:style-name="T75_87">day</text:span><text:span text:style-name="T75_88"><text:s/></text:span><text:span text:style-name="T75_89">in</text:span><text:span text:style-name="T75_90"><text:s/></text:span><text:span text:style-name="T75_91">which</text:span><text:span text:style-name="T75_92"><text:s/></text:span><text:span text:style-name="T75_93">we</text:span><text:span text:style-name="T75_94"><text:s/></text:span><text:span text:style-name="T75_95">will</text:span><text:span text:style-name="T75_96"><text:s/></text:span><text:span text:style-name="T75_97">set</text:span><text:span text:style-name="T75_98"><text:s/></text:span><text:span text:style-name="T75_99">up</text:span><text:span text:style-name="T75_100"><text:s/></text:span><text:span text:style-name="T75_101">the</text:span><text:span text:style-name="T75_102"><text:s/></text:span><text:span text:style-name="T75_103">following</text:span><text:span text:style-name="T75_104"><text:s/></text:span><text:span text:style-name="T75_105">games</text:span><text:span text:style-name="T75_106"><text:s/></text:span><text:span text:style-name="T75_107">at</text:span><text:span text:style-name="T75_108"><text:s/></text:span><text:span text:style-name="T75_109">a</text:span><text:span text:style-name="T75_110"><text:s/></text:span><text:span text:style-name="T75_111">members</text:span><text:span text:style-name="T75_112"><text:s/></text:span><text:span text:style-name="T75_113">house</text:span><text:span text:style-name="T75_114">/</text:span><text:span text:style-name="T75_115">apartment</text:span><text:span text:style-name="T75_116">:</text:span></text:p>
      <text:p text:style-name="P76"/>
      <text:p text:style-name="P77"><text:span text:style-name="T77_1">1)<text:s/></text:span><text:span text:style-name="T77_2">Ladder</text:span><text:span text:style-name="T77_3"><text:s/></text:span><text:span text:style-name="T77_4">Golf</text:span></text:p>
      <text:p text:style-name="P78"><text:span text:style-name="T78_1">2)<text:s/></text:span><text:span text:style-name="T78_2">Frisbee</text:span></text:p>
      <text:p text:style-name="P79"><text:span text:style-name="T79_1">3)<text:s/></text:span><text:span text:style-name="T79_2">Cards</text:span><text:span text:style-name="T79_3"><text:s/></text:span><text:span text:style-name="T79_4">Against</text:span><text:span text:style-name="T79_5"><text:s/></text:span><text:span text:style-name="T79_6">Humanity</text:span></text:p>
      <text:p text:style-name="P80"><text:span text:style-name="T80_1">4)<text:s/></text:span><text:span text:style-name="T80_2">Water</text:span><text:span text:style-name="T80_3"><text:s/></text:span><text:span text:style-name="T80_4">Basketball</text:span></text:p>
      <text:p text:style-name="P81"/>
      <text:p text:style-name="P82"><text:span text:style-name="T82_1">Day</text:span><text:span text:style-name="T82_2"><text:s/>5:<text:s/></text:span><text:span text:style-name="T82_3">Bid</text:span><text:span text:style-name="T82_4"><text:s/></text:span><text:span text:style-name="T82_5">Day</text:span></text:p>
      <text:p text:style-name="P83"/>
      <text:p text:style-name="P84"><text:span text:style-name="T84_1">During</text:span><text:span text:style-name="T84_2"><text:s/></text:span><text:span text:style-name="T84_3">the</text:span><text:span text:style-name="T84_4"><text:s/></text:span><text:span text:style-name="T84_5">final</text:span><text:span text:style-name="T84_6"><text:s/></text:span><text:span text:style-name="T84_7">day</text:span><text:span text:style-name="T84_8"><text:s/></text:span><text:span text:style-name="T84_9">of</text:span><text:span text:style-name="T84_10"><text:s/></text:span><text:span text:style-name="T84_11">Rush</text:span><text:span text:style-name="T84_12">,<text:s/></text:span><text:span text:style-name="T84_13">each</text:span><text:span text:style-name="T84_14"><text:s/></text:span><text:span text:style-name="T84_15">Fraternity</text:span><text:span text:style-name="T84_16"><text:s/></text:span><text:span text:style-name="T84_17">will</text:span><text:span text:style-name="T84_18"><text:s/></text:span><text:span text:style-name="T84_19">be</text:span><text:span text:style-name="T84_20"><text:s/></text:span><text:span text:style-name="T84_21">responsible</text:span><text:span text:style-name="T84_22"><text:s/></text:span><text:span text:style-name="T84_23">for</text:span><text:span text:style-name="T84_24"><text:s/></text:span><text:span text:style-name="T84_25">handing</text:span><text:span text:style-name="T84_26"><text:s/></text:span><text:span text:style-name="T84_27">out</text:span><text:span text:style-name="T84_28"><text:s/></text:span><text:span text:style-name="T84_29">Bids</text:span><text:span text:style-name="T84_30"><text:s/></text:span><text:span text:style-name="T84_31">to</text:span><text:span text:style-name="T84_32"><text:s/></text:span><text:span text:style-name="T84_33">the</text:span><text:span text:style-name="T84_34"><text:s/></text:span><text:span text:style-name="T84_35">PNMs</text:span><text:span text:style-name="T84_36"><text:s/></text:span><text:span text:style-name="T84_37">that</text:span><text:span text:style-name="T84_38"><text:s/></text:span><text:span text:style-name="T84_39">interests</text:span><text:span text:style-name="T84_40"><text:s/></text:span><text:span text:style-name="T84_41">them</text:span><text:span text:style-name="T84_42"><text:s/></text:span><text:span text:style-name="T84_43">the</text:span><text:span text:style-name="T84_44"><text:s/></text:span><text:span text:style-name="T84_45">most</text:span><text:span text:style-name="T84_46">.<text:s/></text:span><text:span text:style-name="T84_47">On</text:span><text:span text:style-name="T84_48"><text:s/></text:span><text:span text:style-name="T84_49">this</text:span><text:span text:style-name="T84_50"><text:s/></text:span><text:span text:style-name="T84_51">day</text:span><text:span text:style-name="T84_52"><text:s/></text:span><text:span text:style-name="T84_53">we</text:span><text:span text:style-name="T84_54"><text:s/></text:span><text:span text:style-name="T84_55">will</text:span><text:span text:style-name="T84_56"><text:s/></text:span><text:span text:style-name="T84_57">hand</text:span><text:span text:style-name="T84_58"><text:s/></text:span><text:span text:style-name="T84_59">bids</text:span><text:span text:style-name="T84_60"><text:s/></text:span><text:span text:style-name="T84_61">over</text:span><text:span text:style-name="T84_62"><text:s/></text:span><text:span text:style-name="T84_63">to</text:span><text:span text:style-name="T84_64"><text:s/></text:span><text:span text:style-name="T84_65">all</text:span><text:span text:style-name="T84_66"><text:s/></text:span><text:span text:style-name="T84_67">the</text:span><text:span text:style-name="T84_68"><text:s/></text:span><text:span text:style-name="T84_69">PNMs</text:span><text:span text:style-name="T84_70"><text:s/></text:span><text:span text:style-name="T84_71">that</text:span><text:span text:style-name="T84_72"><text:s/></text:span><text:span text:style-name="T84_73">we</text:span><text:span text:style-name="T84_74"><text:s/></text:span><text:span text:style-name="T84_75">are</text:span><text:span text:style-name="T84_76"><text:s/></text:span><text:span text:style-name="T84_77">interested</text:span><text:span text:style-name="T84_78"><text:s/></text:span><text:span text:style-name="T84_79">in</text:span><text:span text:style-name="T84_80"><text:s/></text:span><text:span text:style-name="T84_81">becoming</text:span><text:span text:style-name="T84_82"><text:s/></text:span><text:span text:style-name="T84_83">associate</text:span><text:span text:style-name="T84_84"><text:s/></text:span><text:span text:style-name="T84_85">members</text:span><text:span text:style-name="T84_86"><text:s/></text:span><text:span text:style-name="T84_87">of</text:span><text:span text:style-name="T84_88"><text:s/></text:span><text:span text:style-name="T84_89">Delta</text:span><text:span text:style-name="T84_90"><text:s/></text:span><text:span text:style-name="T84_91">Chi</text:span><text:span text:style-name="T84_92"><text:s/></text:span><text:span text:style-name="T84_93">and</text:span><text:span text:style-name="T84_94"><text:s/></text:span><text:span text:style-name="T84_95">have</text:span><text:span text:style-name="T84_96"><text:s/></text:span><text:span text:style-name="T84_97">a</text:span><text:span text:style-name="T84_98"><text:s/></text:span><text:span text:style-name="T84_99">BBQ</text:span><text:span text:style-name="T84_100"><text:s/></text:span><text:span text:style-name="T84_101">in</text:span><text:span text:style-name="T84_102"><text:s/></text:span><text:span text:style-name="T84_103">their</text:span><text:span text:style-name="T84_104"><text:s/></text:span><text:span text:style-name="T84_105">honor</text:span><text:span text:style-name="T84_106"><text:s/></text:span><text:span text:style-name="T84_107">for</text:span><text:span text:style-name="T84_108">.</text:span></text:p>
      <text:p text:style-name="P85"/>
      <text:p text:style-name="P86"><text:span text:style-name="T86_1">Plan</text:span><text:span text:style-name="T86_2"><text:s/>2:<text:s/></text:span><text:span text:style-name="T86_3">If</text:span><text:span text:style-name="T86_4"><text:s/></text:span><text:span text:style-name="T86_5">Formal</text:span><text:span text:style-name="T86_6"><text:s/></text:span><text:span text:style-name="T86_7">Rush</text:span><text:span text:style-name="T86_8"><text:s/></text:span><text:span text:style-name="T86_9">Does</text:span><text:span text:style-name="T86_10"><text:s/></text:span><text:span text:style-name="T86_11">not</text:span><text:span text:style-name="T86_12"><text:s/></text:span><text:span text:style-name="T86_13">Occur</text:span><text:span text:style-name="T86_14">/</text:span><text:span text:style-name="T86_15">Informal</text:span><text:span text:style-name="T86_16"><text:s/></text:span><text:span text:style-name="T86_17">Rush</text:span></text:p>
      <text:p text:style-name="P87"/>
      <text:p text:style-name="P88"><text:span text:style-name="T88_1">If</text:span><text:span text:style-name="T88_2"><text:s/></text:span><text:span text:style-name="T88_3">the</text:span><text:span text:style-name="T88_4"><text:s/></text:span><text:span text:style-name="T88_5">IFC</text:span><text:span text:style-name="T88_6"><text:s/></text:span><text:span text:style-name="T88_7">chooses</text:span><text:span text:style-name="T88_8"><text:s/></text:span><text:span text:style-name="T88_9">not</text:span><text:span text:style-name="T88_10"><text:s/></text:span><text:span text:style-name="T88_11">to</text:span><text:span text:style-name="T88_12"><text:s/></text:span><text:span text:style-name="T88_13">do</text:span><text:span text:style-name="T88_14"><text:s/></text:span><text:span text:style-name="T88_15">a</text:span><text:span text:style-name="T88_16"><text:s/></text:span><text:span text:style-name="T88_17">Formal</text:span><text:span text:style-name="T88_18"><text:s/></text:span><text:span text:style-name="T88_19">Rush</text:span><text:span text:style-name="T88_20"><text:s text:c="2"/></text:span><text:span text:style-name="T88_21">we</text:span><text:span text:style-name="T88_22"><text:s/></text:span><text:span text:style-name="T88_23">will</text:span><text:span text:style-name="T88_24"><text:s/></text:span><text:span text:style-name="T88_25">be</text:span><text:span text:style-name="T88_26"><text:s/></text:span><text:span text:style-name="T88_27">holding</text:span><text:span text:style-name="T88_28"><text:s/></text:span><text:span text:style-name="T88_29">recruitment</text:span><text:span text:style-name="T88_30"><text:s/></text:span><text:span text:style-name="T88_31">events</text:span><text:span text:style-name="T88_32"><text:s/></text:span><text:span text:style-name="T88_33">for</text:span><text:span text:style-name="T88_34"><text:s/></text:span><text:span text:style-name="T88_35">the</text:span><text:span text:style-name="T88_36"><text:s/></text:span><text:span text:style-name="T88_37">first</text:span><text:span text:style-name="T88_38"><text:s/></text:span><text:span text:style-name="T88_39">two</text:span><text:span text:style-name="T88_40"><text:s/></text:span><text:span text:style-name="T88_41">weeks</text:span><text:span text:style-name="T88_42"><text:s/></text:span><text:span text:style-name="T88_43">of</text:span><text:span text:style-name="T88_44"><text:s/></text:span><text:span text:style-name="T88_45">the</text:span><text:span text:style-name="T88_46"><text:s/></text:span><text:span text:style-name="T88_47">Fall</text:span><text:span text:style-name="T88_48"><text:s/></text:span><text:span text:style-name="T88_49">Quarter</text:span><text:span text:style-name="T88_50">.<text:s/></text:span><text:span text:style-name="T88_51">The</text:span><text:span text:style-name="T88_52"><text:s/></text:span><text:span text:style-name="T88_53">events</text:span><text:span text:style-name="T88_54"><text:s/></text:span><text:span text:style-name="T88_55">will</text:span><text:span text:style-name="T88_56"><text:s/></text:span><text:span text:style-name="T88_57">range</text:span><text:span text:style-name="T88_58"><text:s/></text:span><text:span text:style-name="T88_59">from</text:span><text:span text:style-name="T88_60"><text:s/></text:span><text:span text:style-name="T88_61">doing</text:span><text:span text:style-name="T88_62"><text:s/></text:span><text:span text:style-name="T88_63">tables</text:span><text:span text:style-name="T88_64"><text:s/></text:span><text:span text:style-name="T88_65">in</text:span><text:span text:style-name="T88_66"><text:s/></text:span><text:span text:style-name="T88_67">high</text:span><text:span text:style-name="T88_68"><text:s/></text:span><text:span text:style-name="T88_69">traffic</text:span><text:span text:style-name="T88_70"><text:s/></text:span><text:span text:style-name="T88_71">areas</text:span><text:span text:style-name="T88_72"><text:s/></text:span><text:span text:style-name="T88_73">such</text:span><text:span text:style-name="T88_74"><text:s/></text:span><text:span text:style-name="T88_75">as</text:span><text:span text:style-name="T88_76"><text:s/></text:span><text:span text:style-name="T88_77">the</text:span><text:span text:style-name="T88_78"><text:s/></text:span><text:span text:style-name="T88_79">dorms</text:span><text:span text:style-name="T88_80"><text:s/></text:span><text:span text:style-name="T88_81">and</text:span><text:span text:style-name="T88_82"><text:s/></text:span><text:span text:style-name="T88_83">Pence</text:span><text:span text:style-name="T88_84"><text:s/></text:span><text:span text:style-name="T88_85">Union</text:span><text:span text:style-name="T88_86"><text:s/></text:span><text:span text:style-name="T88_87">Building</text:span><text:span text:style-name="T88_88"><text:s/>(</text:span><text:span text:style-name="T88_89">PUB</text:span><text:span text:style-name="T88_90">)<text:s/></text:span><text:span text:style-name="T88_91">to</text:span><text:span text:style-name="T88_92"><text:s/></text:span><text:span text:style-name="T88_93">events</text:span><text:span text:style-name="T88_94"><text:s/></text:span><text:span text:style-name="T88_95">such</text:span><text:span text:style-name="T88_96"><text:s/></text:span><text:span text:style-name="T88_97">as</text:span><text:span text:style-name="T88_98"><text:s/></text:span><text:span text:style-name="T88_99">hosting</text:span><text:span text:style-name="T88_100"><text:s/></text:span><text:span text:style-name="T88_101">a</text:span><text:span text:style-name="T88_102"><text:s/></text:span><text:span text:style-name="T88_103">barbeque</text:span><text:span text:style-name="T88_104"><text:s/></text:span><text:span text:style-name="T88_105">at</text:span><text:span text:style-name="T88_106"><text:s/></text:span><text:span text:style-name="T88_107">one</text:span><text:span text:style-name="T88_108"><text:s/></text:span><text:span text:style-name="T88_109">of</text:span><text:span text:style-name="T88_110"><text:s/></text:span><text:span text:style-name="T88_111">our</text:span><text:span text:style-name="T88_112"><text:s/></text:span><text:span text:style-name="T88_113">live</text:span><text:span text:style-name="T88_114"><text:s/></text:span><text:span text:style-name="T88_115">outs</text:span><text:span text:style-name="T88_116"><text:s/></text:span><text:span text:style-name="T88_117">or</text:span><text:span text:style-name="T88_118"><text:s/></text:span><text:span text:style-name="T88_119">a</text:span><text:span text:style-name="T88_120"><text:s/></text:span><text:span text:style-name="T88_121">local</text:span><text:span text:style-name="T88_122"><text:s/></text:span><text:span text:style-name="T88_123">park</text:span><text:span text:style-name="T88_124">.</text:span></text:p>
      <text:p text:style-name="P89"/>
      <text:p text:style-name="P90"><text:span text:style-name="T90_1">Our</text:span><text:span text:style-name="T90_2"><text:s/></text:span><text:span text:style-name="T90_3">goal</text:span><text:span text:style-name="T90_4"><text:s/></text:span><text:span text:style-name="T90_5">is</text:span><text:span text:style-name="T90_6"><text:s/></text:span><text:span text:style-name="T90_7">to</text:span><text:span text:style-name="T90_8"><text:s/></text:span><text:span text:style-name="T90_9">spend</text:span><text:span text:style-name="T90_10"><text:s/></text:span><text:span text:style-name="T90_11">the</text:span><text:span text:style-name="T90_12"><text:s/></text:span><text:span text:style-name="T90_13">majority</text:span><text:span text:style-name="T90_14"><text:s/></text:span><text:span text:style-name="T90_15">of</text:span><text:span text:style-name="T90_16"><text:s/></text:span><text:span text:style-name="T90_17">our</text:span><text:span text:style-name="T90_18"><text:s/></text:span><text:span text:style-name="T90_19">fraternity</text:span><text:span text:style-name="T90_20"><text:s/></text:span><text:span text:style-name="T90_21">time</text:span><text:span text:style-name="T90_22"><text:s/></text:span><text:span text:style-name="T90_23">getting</text:span><text:span text:style-name="T90_24"><text:s/></text:span><text:span text:style-name="T90_25">to</text:span><text:span text:style-name="T90_26"><text:s/></text:span><text:span text:style-name="T90_27">know</text:span><text:span text:style-name="T90_28"><text:s/></text:span><text:span text:style-name="T90_29">new</text:span><text:span text:style-name="T90_30"><text:s/></text:span><text:span text:style-name="T90_31">people</text:span><text:span text:style-name="T90_32">.<text:s/></text:span><text:span text:style-name="T90_33">We</text:span><text:span text:style-name="T90_34"><text:s/></text:span><text:span text:style-name="T90_35">plan</text:span><text:span text:style-name="T90_36"><text:s/></text:span><text:span text:style-name="T90_37">on</text:span><text:span text:style-name="T90_38"><text:s/></text:span><text:span text:style-name="T90_39">using</text:span><text:span text:style-name="T90_40"><text:s/></text:span><text:span text:style-name="T90_41">technology</text:span><text:span text:style-name="T90_42"><text:s/></text:span><text:span text:style-name="T90_43">such</text:span><text:span text:style-name="T90_44"><text:s/></text:span><text:span text:style-name="T90_45">as</text:span><text:span text:style-name="T90_46"><text:s/></text:span><text:span text:style-name="T90_47">an</text:span><text:span text:style-name="T90_48"><text:s/></text:span><text:span text:style-name="T90_49">iPad</text:span><text:span text:style-name="T90_50"><text:s/></text:span><text:span text:style-name="T90_51">with</text:span><text:span text:style-name="T90_52"><text:s/></text:span><text:span text:style-name="T90_53">a</text:span><text:span text:style-name="T90_54"><text:s/></text:span><text:span text:style-name="T90_55">Google</text:span><text:span text:style-name="T90_56"><text:s/></text:span><text:span text:style-name="T90_57">Form</text:span><text:span text:style-name="T90_58"><text:s/></text:span><text:span text:style-name="T90_59">for</text:span><text:span text:style-name="T90_60"><text:s/></text:span><text:span text:style-name="T90_61">people</text:span><text:span text:style-name="T90_62"><text:s/></text:span><text:span text:style-name="T90_63">to</text:span><text:span text:style-name="T90_64"><text:s/></text:span><text:span text:style-name="T90_65">sign</text:span><text:span text:style-name="T90_66"><text:s/></text:span><text:span text:style-name="T90_67">up</text:span><text:span text:style-name="T90_68"><text:s/></text:span><text:span text:style-name="T90_69">to</text:span><text:span text:style-name="T90_70"><text:s/></text:span><text:span text:style-name="T90_71">join</text:span><text:span text:style-name="T90_72"><text:s/></text:span><text:span text:style-name="T90_73">our</text:span><text:span text:style-name="T90_74"><text:s/></text:span><text:span text:style-name="T90_75">fraternity</text:span><text:span text:style-name="T90_76">.<text:s/></text:span><text:span text:style-name="T90_77">We</text:span><text:span text:style-name="T90_78"><text:s/></text:span><text:span text:style-name="T90_79">will</text:span><text:span text:style-name="T90_80"><text:s/></text:span><text:span text:style-name="T90_81">be</text:span><text:span text:style-name="T90_82"><text:s/></text:span><text:span text:style-name="T90_83">coordinating</text:span><text:span text:style-name="T90_84"><text:s/></text:span><text:span text:style-name="T90_85">multiple</text:span><text:span text:style-name="T90_86"><text:s/></text:span><text:span text:style-name="T90_87">dorm</text:span><text:span text:style-name="T90_88"><text:s/></text:span><text:span text:style-name="T90_89">storms</text:span><text:span text:style-name="T90_90"><text:s/></text:span><text:span text:style-name="T90_91">in</text:span><text:span text:style-name="T90_92"><text:s/></text:span><text:span text:style-name="T90_93">the</text:span><text:span text:style-name="T90_94"><text:s/></text:span><text:span text:style-name="T90_95">following</text:span><text:span text:style-name="T90_96"><text:s/></text:span><text:span text:style-name="T90_97">dorms</text:span><text:span text:style-name="T90_98">:</text:span></text:p>
      <text:p text:style-name="P91"/>
      <text:p text:style-name="P92"><text:span text:style-name="T92_1">1)<text:s/></text:span><text:span text:style-name="T92_2">Brewster</text:span><text:span text:style-name="T92_3"><text:s/></text:span><text:span text:style-name="T92_4">Hall</text:span></text:p>
      <text:p text:style-name="P93"><text:span text:style-name="T93_1">2)<text:s/></text:span><text:span text:style-name="T93_2">Dressler</text:span><text:span text:style-name="T93_3"><text:s/></text:span><text:span text:style-name="T93_4">Hall</text:span></text:p>
      <text:p text:style-name="P94"><text:span text:style-name="T94_1">3)<text:s/></text:span><text:span text:style-name="T94_2">Dryden</text:span><text:span text:style-name="T94_3"><text:s/></text:span><text:span text:style-name="T94_4">Hall</text:span></text:p>
      <text:p text:style-name="P95"><text:span text:style-name="T95_1">4)<text:s/></text:span><text:span text:style-name="T95_2">Louise</text:span><text:span text:style-name="T95_3"><text:s/></text:span><text:span text:style-name="T95_4">Anderson</text:span><text:span text:style-name="T95_5"><text:s/></text:span><text:span text:style-name="T95_6">Hall</text:span></text:p>
      <text:p text:style-name="P96"><text:span text:style-name="T96_1">5)<text:s/></text:span><text:span text:style-name="T96_2">Pearce</text:span><text:span text:style-name="T96_3"><text:s/></text:span><text:span text:style-name="T96_4">Hall</text:span></text:p>
      <text:p text:style-name="P97"><text:span text:style-name="T97_1">6)<text:s/></text:span><text:span text:style-name="T97_2">Streeter</text:span><text:span text:style-name="T97_3"><text:s/></text:span><text:span text:style-name="T97_4">Hall</text:span></text:p>
      <text:p text:style-name="P98"><text:span text:style-name="T98_1">7)<text:s/></text:span><text:span text:style-name="T98_2">snyamncut</text:span><text:span text:style-name="T98_3"><text:s/>(</text:span><text:span text:style-name="T98_4">New</text:span><text:span text:style-name="T98_5"><text:s/></text:span><text:span text:style-name="T98_6">Dorm</text:span><text:span text:style-name="T98_7">)</text:span></text:p>
      <text:p text:style-name="P99"/>
      <text:p text:style-name="P100"><text:span text:style-name="T100_1">The</text:span><text:span text:style-name="T100_2"><text:s/></text:span><text:span text:style-name="T100_3">goal</text:span><text:span text:style-name="T100_4"><text:s/></text:span><text:span text:style-name="T100_5">for</text:span><text:span text:style-name="T100_6"><text:s/></text:span><text:span text:style-name="T100_7">the</text:span><text:span text:style-name="T100_8"><text:s/></text:span><text:span text:style-name="T100_9">dorm</text:span><text:span text:style-name="T100_10"><text:s/></text:span><text:span text:style-name="T100_11">storms</text:span><text:span text:style-name="T100_12"><text:s/></text:span><text:span text:style-name="T100_13">is</text:span><text:span text:style-name="T100_14"><text:s/></text:span><text:span text:style-name="T100_15">to</text:span><text:span text:style-name="T100_16"><text:s/></text:span><text:span text:style-name="T100_17">meet</text:span><text:span text:style-name="T100_18"><text:s/></text:span><text:span text:style-name="T100_19">as</text:span><text:span text:style-name="T100_20"><text:s/></text:span><text:span text:style-name="T100_21">many</text:span><text:span text:style-name="T100_22"><text:s/></text:span><text:span text:style-name="T100_23">Freshman</text:span><text:span text:style-name="T100_24"><text:s/></text:span><text:span text:style-name="T100_25">and</text:span><text:span text:style-name="T100_26"><text:s/></text:span><text:span text:style-name="T100_27">Sophomore</text:span><text:span text:style-name="T100_28"><text:s/></text:span><text:span text:style-name="T100_29">students</text:span><text:span text:style-name="T100_30"><text:s/></text:span><text:span text:style-name="T100_31">to</text:span><text:span text:style-name="T100_32"><text:s/></text:span><text:span text:style-name="T100_33">recruit</text:span><text:span text:style-name="T100_34"><text:s/></text:span><text:span text:style-name="T100_35">into</text:span><text:span text:style-name="T100_36"><text:s/></text:span><text:span text:style-name="T100_37">our</text:span><text:span text:style-name="T100_38"><text:s/></text:span><text:span text:style-name="T100_39">organization</text:span><text:span text:style-name="T100_40">.<text:s/></text:span><text:span text:style-name="T100_41">Creating</text:span><text:span text:style-name="T100_42"><text:s/></text:span><text:span text:style-name="T100_43">a</text:span><text:span text:style-name="T100_44"><text:s/></text:span><text:span text:style-name="T100_45">new</text:span><text:span text:style-name="T100_46"><text:s/></text:span><text:span text:style-name="T100_47">generation</text:span><text:span text:style-name="T100_48"><text:s/></text:span><text:span text:style-name="T100_49">that</text:span><text:span text:style-name="T100_50"><text:s/></text:span><text:span text:style-name="T100_51">won</text:span><text:span text:style-name="T100_52">’</text:span><text:span text:style-name="T100_53">t</text:span><text:span text:style-name="T100_54"><text:s/></text:span><text:span text:style-name="T100_55">get</text:span><text:span text:style-name="T100_56"><text:s/></text:span><text:span text:style-name="T100_57">lost</text:span><text:span text:style-name="T100_58"><text:s/></text:span><text:span text:style-name="T100_59">due</text:span><text:span text:style-name="T100_60"><text:s/></text:span><text:span text:style-name="T100_61">to</text:span><text:span text:style-name="T100_62"><text:s/></text:span><text:span text:style-name="T100_63">graduation</text:span><text:span text:style-name="T100_64">.</text:span></text:p>
      <text:p text:style-name="P101"/>
      <text:p text:style-name="P102"><text:span text:style-name="T102_1">Fall</text:span><text:span text:style-name="T102_2"><text:s/></text:span><text:span text:style-name="T102_3">Recruitment</text:span><text:span text:style-name="T102_4"><text:s/></text:span><text:span text:style-name="T102_5">Events</text:span></text:p>
      <text:p text:style-name="P103"/>
      <text:p text:style-name="P104"><text:span text:style-name="T104_1">If</text:span><text:span text:style-name="T104_2"><text:s/></text:span><text:span text:style-name="T104_3">Formal</text:span><text:span text:style-name="T104_4"><text:s/></text:span><text:span text:style-name="T104_5">Rush</text:span><text:span text:style-name="T104_6"><text:s/></text:span><text:span text:style-name="T104_7">Occurs</text:span></text:p>
      <text:p text:style-name="P105"/>
      <text:p text:style-name="P106"><text:span text:style-name="T106_1">September</text:span><text:span text:style-name="T106_2"><text:s/>22</text:span><text:span text:style-name="T106_3">nd</text:span><text:span text:style-name="T106_4"><text:s/>-<text:s/></text:span><text:span text:style-name="T106_5">September</text:span><text:span text:style-name="T106_6"><text:s/>28</text:span><text:span text:style-name="T106_7">th</text:span><text:span text:style-name="T106_8">:<text:s/></text:span><text:span text:style-name="T106_9">Formal</text:span><text:span text:style-name="T106_10"><text:s/></text:span><text:span text:style-name="T106_11">Rush</text:span></text:p>
      <text:p text:style-name="P107"/>
      <text:p text:style-name="P108"><text:span text:style-name="T108_1">If</text:span><text:span text:style-name="T108_2"><text:s/></text:span><text:span text:style-name="T108_3">Formal</text:span><text:span text:style-name="T108_4"><text:s/></text:span><text:span text:style-name="T108_5">Rush</text:span><text:span text:style-name="T108_6"><text:s/></text:span><text:span text:style-name="T108_7">Does</text:span><text:span text:style-name="T108_8"><text:s/></text:span><text:span text:style-name="T108_9">not</text:span><text:span text:style-name="T108_10"><text:s/></text:span><text:span text:style-name="T108_11">Occur</text:span></text:p>
      <text:p text:style-name="P109"/>
      <text:p text:style-name="P110"><text:span text:style-name="T110_1">September</text:span><text:span text:style-name="T110_2"><text:s/>22</text:span><text:span text:style-name="T110_3">nd</text:span><text:span text:style-name="T110_4"><text:s/>-<text:s/>26</text:span><text:span text:style-name="T110_5">th</text:span><text:span text:style-name="T110_6">:<text:s/></text:span><text:span text:style-name="T110_7">Dorm</text:span><text:span text:style-name="T110_8"><text:s/></text:span><text:span text:style-name="T110_9">Storm</text:span><text:span text:style-name="T110_10"><text:s/>/<text:s/></text:span><text:span text:style-name="T110_11">PUB</text:span><text:span text:style-name="T110_12"><text:s/></text:span><text:span text:style-name="T110_13">Tables</text:span></text:p>
      <text:p text:style-name="P111"><text:span text:style-name="T111_1">September</text:span><text:span text:style-name="T111_2"><text:s/>29</text:span><text:span text:style-name="T111_3">th</text:span><text:span text:style-name="T111_4">:<text:s/></text:span><text:span text:style-name="T111_5">Barbeque</text:span><text:span text:style-name="T111_6"><text:s/></text:span><text:span text:style-name="T111_7">at</text:span><text:span text:style-name="T111_8"><text:s/></text:span><text:span text:style-name="T111_9">a</text:span><text:span text:style-name="T111_10"><text:s/></text:span><text:span text:style-name="T111_11">Live</text:span><text:span text:style-name="T111_12"><text:s/></text:span><text:span text:style-name="T111_13">Out</text:span></text:p>
      <text:p text:style-name="P112"><text:span text:style-name="T112_1">September</text:span><text:span text:style-name="T112_2"><text:s/>30</text:span><text:span text:style-name="T112_3">th</text:span><text:span text:style-name="T112_4">:<text:s/></text:span><text:span text:style-name="T112_5">Bowling</text:span><text:span text:style-name="T112_6"><text:s/></text:span><text:span text:style-name="T112_7">at</text:span><text:span text:style-name="T112_8"><text:s/></text:span><text:span text:style-name="T112_9">Rosa</text:span><text:span text:style-name="T112_10">’</text:span><text:span text:style-name="T112_11">s</text:span></text:p>
      <text:p text:style-name="P113"><text:span text:style-name="T113_1">October</text:span><text:span text:style-name="T113_2"><text:s/>1</text:span><text:span text:style-name="T113_3">st</text:span><text:span text:style-name="T113_4">:<text:s/></text:span><text:span text:style-name="T113_5">Dodgeball</text:span></text:p>
      <text:p text:style-name="P114"><text:span text:style-name="T114_1">October</text:span><text:span text:style-name="T114_2"><text:s/>2</text:span><text:span text:style-name="T114_3">nd</text:span><text:span text:style-name="T114_4">:<text:s/></text:span><text:span text:style-name="T114_5">Game</text:span><text:span text:style-name="T114_6"><text:s/></text:span><text:span text:style-name="T114_7">Night</text:span></text:p>
      <text:p text:style-name="P115"><text:span text:style-name="T115_1">October</text:span><text:span text:style-name="T115_2"><text:s/>3</text:span><text:span text:style-name="T115_3">rd</text:span><text:span text:style-name="T115_4">:<text:s/></text:span><text:span text:style-name="T115_5">Movie</text:span><text:span text:style-name="T115_6"><text:s/></text:span><text:span text:style-name="T115_7">Night</text:span></text:p>
      <text:p text:style-name="P116"/>
      <text:p text:style-name="P117"><text:span text:style-name="T117_1">Informal</text:span><text:span text:style-name="T117_2"><text:s/></text:span><text:span text:style-name="T117_3">Recruitment</text:span><text:span text:style-name="T117_4"><text:s/>2014-15<text:s/></text:span><text:span text:style-name="T117_5">Academic</text:span><text:span text:style-name="T117_6"><text:s/></text:span><text:span text:style-name="T117_7">Year</text:span></text:p>
      <text:p text:style-name="P118"><text:span text:style-name="T118_1"><text:s/></text:span></text:p>
      <text:p text:style-name="P119"><text:span text:style-name="T119_1">For</text:span><text:span text:style-name="T119_2"><text:s/>2014-15<text:s/></text:span><text:span text:style-name="T119_3">Fall</text:span><text:span text:style-name="T119_4">,<text:s/></text:span><text:span text:style-name="T119_5">Winter</text:span><text:span text:style-name="T119_6">,<text:s/></text:span><text:span text:style-name="T119_7">and</text:span><text:span text:style-name="T119_8"><text:s/></text:span><text:span text:style-name="T119_9">Spring</text:span><text:span text:style-name="T119_10"><text:s/></text:span><text:span text:style-name="T119_11">quarters</text:span><text:span text:style-name="T119_12">,<text:s/></text:span><text:span text:style-name="T119_13">our</text:span><text:span text:style-name="T119_14"><text:s/></text:span><text:span text:style-name="T119_15">goals</text:span><text:span text:style-name="T119_16"><text:s/></text:span><text:span text:style-name="T119_17">for</text:span><text:span text:style-name="T119_18"><text:s/></text:span><text:span text:style-name="T119_19">each</text:span><text:span text:style-name="T119_20"><text:s/></text:span><text:span text:style-name="T119_21">quarter</text:span><text:span text:style-name="T119_22"><text:s/></text:span><text:span text:style-name="T119_23">are</text:span><text:span text:style-name="T119_24"><text:s/></text:span><text:span text:style-name="T119_25">to</text:span><text:span text:style-name="T119_26"><text:s/></text:span><text:span text:style-name="T119_27">initiated</text:span><text:span text:style-name="T119_28"><text:s/></text:span><text:span text:style-name="T119_29">five</text:span><text:span text:style-name="T119_30"><text:s/></text:span><text:span text:style-name="T119_31">new</text:span><text:span text:style-name="T119_32"><text:s/></text:span><text:span text:style-name="T119_33">members</text:span><text:span text:style-name="T119_34"><text:s/></text:span><text:span text:style-name="T119_35">a</text:span><text:span text:style-name="T119_36"><text:s/></text:span><text:span text:style-name="T119_37">quarters</text:span><text:span text:style-name="T119_38">.<text:s/></text:span><text:span text:style-name="T119_39">The</text:span><text:span text:style-name="T119_40"><text:s/></text:span><text:span text:style-name="T119_41">means</text:span><text:span text:style-name="T119_42"><text:s/></text:span><text:span text:style-name="T119_43">we</text:span><text:span text:style-name="T119_44"><text:s/></text:span><text:span text:style-name="T119_45">will</text:span><text:span text:style-name="T119_46"><text:s/></text:span><text:span text:style-name="T119_47">go</text:span><text:span text:style-name="T119_48"><text:s/></text:span><text:span text:style-name="T119_49">about</text:span><text:span text:style-name="T119_50"><text:s/></text:span><text:span text:style-name="T119_51">this</text:span><text:span text:style-name="T119_52"><text:s/></text:span><text:span text:style-name="T119_53">is</text:span><text:span text:style-name="T119_54"><text:s/></text:span><text:span text:style-name="T119_55">to</text:span><text:span text:style-name="T119_56"><text:s/></text:span><text:span text:style-name="T119_57">first</text:span><text:span text:style-name="T119_58"><text:s/></text:span><text:span text:style-name="T119_59">starting</text:span><text:span text:style-name="T119_60"><text:s/></text:span><text:span text:style-name="T119_61">with</text:span><text:span text:style-name="T119_62"><text:s/></text:span><text:span text:style-name="T119_63">putting</text:span><text:span text:style-name="T119_64"><text:s/></text:span><text:span text:style-name="T119_65">a</text:span><text:span text:style-name="T119_66"><text:s/></text:span><text:span text:style-name="T119_67">higher</text:span><text:span text:style-name="T119_68"><text:s/></text:span><text:span text:style-name="T119_69">priority</text:span><text:span text:style-name="T119_70"><text:s/></text:span><text:span text:style-name="T119_71">in</text:span><text:span text:style-name="T119_72"><text:s/></text:span><text:span text:style-name="T119_73">recruiting</text:span><text:span text:style-name="T119_74"><text:s/></text:span><text:span text:style-name="T119_75">men</text:span><text:span text:style-name="T119_76"><text:s/></text:span><text:span text:style-name="T119_77">who</text:span><text:span text:style-name="T119_78"><text:s/></text:span><text:span text:style-name="T119_79">excel</text:span><text:span text:style-name="T119_80"><text:s/></text:span><text:span text:style-name="T119_81">in</text:span><text:span text:style-name="T119_82"><text:s/></text:span><text:span text:style-name="T119_83">social</text:span><text:span text:style-name="T119_84"><text:s/></text:span><text:span text:style-name="T119_85">settings</text:span><text:span text:style-name="T119_86">.<text:s/></text:span><text:span text:style-name="T119_87">This</text:span><text:span text:style-name="T119_88"><text:s/></text:span><text:span text:style-name="T119_89">will</text:span><text:span text:style-name="T119_90"><text:s/></text:span><text:span text:style-name="T119_91">be</text:span><text:span text:style-name="T119_92"><text:s/></text:span><text:span text:style-name="T119_93">effective</text:span><text:span text:style-name="T119_94"><text:s/></text:span><text:span text:style-name="T119_95">because</text:span><text:span text:style-name="T119_96"><text:s/></text:span><text:span text:style-name="T119_97">it</text:span><text:span text:style-name="T119_98"><text:s/></text:span><text:span text:style-name="T119_99">will</text:span><text:span text:style-name="T119_100"><text:s/></text:span><text:span text:style-name="T119_101">help</text:span><text:span text:style-name="T119_102"><text:s/></text:span><text:span text:style-name="T119_103">the</text:span><text:span text:style-name="T119_104"><text:s/></text:span><text:span text:style-name="T119_105">chapter</text:span><text:span text:style-name="T119_106"><text:s/></text:span><text:span text:style-name="T119_107">with</text:span><text:span text:style-name="T119_108"><text:s/></text:span><text:span text:style-name="T119_109">expanding</text:span><text:span text:style-name="T119_110"><text:s/></text:span><text:span text:style-name="T119_111">its</text:span><text:span text:style-name="T119_112"><text:s/></text:span><text:span text:style-name="T119_113">social</text:span><text:span text:style-name="T119_114"><text:s/></text:span><text:span text:style-name="T119_115">network</text:span><text:span text:style-name="T119_116">;<text:s/></text:span><text:span text:style-name="T119_117">that</text:span><text:span text:style-name="T119_118"><text:s/></text:span><text:span text:style-name="T119_119">will</text:span><text:span text:style-name="T119_120"><text:s/></text:span><text:span text:style-name="T119_121">give</text:span><text:span text:style-name="T119_122"><text:s/></text:span><text:span text:style-name="T119_123">our</text:span><text:span text:style-name="T119_124"><text:s/></text:span><text:span text:style-name="T119_125">chapter</text:span><text:span text:style-name="T119_126"><text:s/></text:span><text:span text:style-name="T119_127">more</text:span><text:span text:style-name="T119_128"><text:s/></text:span><text:span text:style-name="T119_129">opportunities</text:span><text:span text:style-name="T119_130"><text:s/></text:span><text:span text:style-name="T119_131">to</text:span><text:span text:style-name="T119_132"><text:s/></text:span><text:span text:style-name="T119_133">recruit</text:span><text:span text:style-name="T119_134"><text:s/></text:span><text:span text:style-name="T119_135">men</text:span><text:span text:style-name="T119_136">.</text:span></text:p>
      <text:p text:style-name="P120"><text:span text:style-name="T120_1">Secondly</text:span><text:span text:style-name="T120_2">,<text:s/></text:span><text:span text:style-name="T120_3">we</text:span><text:span text:style-name="T120_4"><text:s/></text:span><text:span text:style-name="T120_5">will</text:span><text:span text:style-name="T120_6"><text:s/></text:span><text:span text:style-name="T120_7">hold</text:span><text:span text:style-name="T120_8"><text:s/></text:span><text:span text:style-name="T120_9">more</text:span><text:span text:style-name="T120_10"><text:s/></text:span><text:span text:style-name="T120_11">organize</text:span><text:span text:style-name="T120_12"><text:s/></text:span><text:span text:style-name="T120_13">recruitment</text:span><text:span text:style-name="T120_14"><text:s/></text:span><text:span text:style-name="T120_15">events</text:span><text:span text:style-name="T120_16"><text:s/></text:span><text:span text:style-name="T120_17">and</text:span><text:span text:style-name="T120_18"><text:s/></text:span><text:span text:style-name="T120_19">opportunities</text:span><text:span text:style-name="T120_20">.<text:s/></text:span><text:span text:style-name="T120_21">Tabling</text:span><text:span text:style-name="T120_22"><text:s/></text:span><text:span text:style-name="T120_23">out</text:span><text:span text:style-name="T120_24"><text:s/></text:span><text:span text:style-name="T120_25">in</text:span><text:span text:style-name="T120_26"><text:s/></text:span><text:span text:style-name="T120_27">the</text:span><text:span text:style-name="T120_28"><text:s/></text:span><text:span text:style-name="T120_29">University</text:span><text:span text:style-name="T120_30">’</text:span><text:span text:style-name="T120_31">s</text:span><text:span text:style-name="T120_32"><text:s/></text:span><text:span text:style-name="T120_33">union</text:span><text:span text:style-name="T120_34"><text:s/></text:span><text:span text:style-name="T120_35">building</text:span><text:span text:style-name="T120_36"><text:s/></text:span><text:span text:style-name="T120_37">is</text:span><text:span text:style-name="T120_38"><text:s/></text:span><text:span text:style-name="T120_39">one</text:span><text:span text:style-name="T120_40"><text:s/></text:span><text:span text:style-name="T120_41">action</text:span><text:span text:style-name="T120_42"><text:s/></text:span><text:span text:style-name="T120_43">we</text:span><text:span text:style-name="T120_44"><text:s/></text:span><text:span text:style-name="T120_45">will</text:span><text:span text:style-name="T120_46"><text:s/></text:span><text:span text:style-name="T120_47">take</text:span><text:span text:style-name="T120_48">.<text:s/></text:span><text:span text:style-name="T120_49">We</text:span><text:span text:style-name="T120_50"><text:s/></text:span><text:span text:style-name="T120_51">will</text:span><text:span text:style-name="T120_52"><text:s/></text:span><text:span text:style-name="T120_53">be</text:span><text:span text:style-name="T120_54"><text:s/></text:span><text:span text:style-name="T120_55">holding</text:span><text:span text:style-name="T120_56"><text:s/></text:span><text:span text:style-name="T120_57">them</text:span><text:span text:style-name="T120_58"><text:s/></text:span><text:span text:style-name="T120_59">once</text:span><text:span text:style-name="T120_60"><text:s/></text:span><text:span text:style-name="T120_61">a</text:span><text:span text:style-name="T120_62"><text:s/></text:span><text:span text:style-name="T120_63">month</text:span><text:span text:style-name="T120_64">.<text:s/></text:span><text:span text:style-name="T120_65">While</text:span><text:span text:style-name="T120_66"><text:s/></text:span><text:span text:style-name="T120_67">tabling</text:span><text:span text:style-name="T120_68"><text:s/></text:span><text:span text:style-name="T120_69">we</text:span><text:span text:style-name="T120_70"><text:s/></text:span><text:span text:style-name="T120_71">will</text:span><text:span text:style-name="T120_72"><text:s/></text:span><text:span text:style-name="T120_73">be</text:span><text:span text:style-name="T120_74"><text:s/></text:span><text:span text:style-name="T120_75">handing</text:span><text:span text:style-name="T120_76"><text:s/></text:span><text:span text:style-name="T120_77">out</text:span><text:span text:style-name="T120_78"><text:s/></text:span><text:span text:style-name="T120_79">the</text:span><text:span text:style-name="T120_80"><text:s/></text:span><text:span text:style-name="T120_81">pamphlets</text:span><text:span text:style-name="T120_82"><text:s/></text:span><text:span text:style-name="T120_83">attached</text:span><text:span text:style-name="T120_84"><text:s/></text:span><text:span text:style-name="T120_85">to</text:span><text:span text:style-name="T120_86"><text:s/></text:span><text:span text:style-name="T120_87">this</text:span><text:span text:style-name="T120_88"><text:s/></text:span><text:span text:style-name="T120_89">plan</text:span><text:span text:style-name="T120_90"><text:s/></text:span><text:span text:style-name="T120_91">have</text:span><text:span text:style-name="T120_92"><text:s/></text:span><text:span text:style-name="T120_93">a</text:span><text:span text:style-name="T120_94"><text:s/></text:span><text:span text:style-name="T120_95">possible</text:span><text:span text:style-name="T120_96"><text:s/></text:span><text:span text:style-name="T120_97">interest</text:span><text:span text:style-name="T120_98"><text:s/></text:span><text:span text:style-name="T120_99">list</text:span><text:span text:style-name="T120_100">.<text:s/></text:span><text:span text:style-name="T120_101">Another</text:span><text:span text:style-name="T120_102"><text:s/></text:span><text:span text:style-name="T120_103">action</text:span><text:span text:style-name="T120_104"><text:s/></text:span><text:span text:style-name="T120_105">we</text:span><text:span text:style-name="T120_106"><text:s/></text:span><text:span text:style-name="T120_107">will</text:span><text:span text:style-name="T120_108"><text:s/></text:span><text:span text:style-name="T120_109">take</text:span><text:span text:style-name="T120_110"><text:s/></text:span><text:span text:style-name="T120_111">is</text:span><text:span text:style-name="T120_112"><text:s/></text:span><text:span text:style-name="T120_113">participate</text:span><text:span text:style-name="T120_114"><text:s/></text:span><text:span text:style-name="T120_115">all</text:span><text:span text:style-name="T120_116"><text:s/></text:span><text:span text:style-name="T120_117">clubs</text:span><text:span text:style-name="T120_118"><text:s/></text:span><text:span text:style-name="T120_119">and</text:span><text:span text:style-name="T120_120"><text:s/></text:span><text:span text:style-name="T120_121">organizations</text:span><text:span text:style-name="T120_122"><text:s/></text:span><text:span text:style-name="T120_123">fairs</text:span><text:span text:style-name="T120_124"><text:s/></text:span><text:span text:style-name="T120_125">this</text:span><text:span text:style-name="T120_126"><text:s/></text:span><text:span text:style-name="T120_127">upcoming</text:span><text:span text:style-name="T120_128"><text:s/></text:span><text:span text:style-name="T120_129">year</text:span><text:span text:style-name="T120_130"><text:s/></text:span><text:span text:style-name="T120_131">normally</text:span><text:span text:style-name="T120_132"><text:s/></text:span><text:span text:style-name="T120_133">held</text:span><text:span text:style-name="T120_134"><text:s/></text:span><text:span text:style-name="T120_135">once</text:span><text:span text:style-name="T120_136"><text:s/></text:span><text:span text:style-name="T120_137">a</text:span><text:span text:style-name="T120_138"><text:s/></text:span><text:span text:style-name="T120_139">quarter</text:span><text:span text:style-name="T120_140">.<text:s/></text:span><text:span text:style-name="T120_141">This</text:span><text:span text:style-name="T120_142"><text:s/></text:span><text:span text:style-name="T120_143">is</text:span><text:span text:style-name="T120_144"><text:s/></text:span><text:span text:style-name="T120_145">an</text:span><text:span text:style-name="T120_146"><text:s/></text:span><text:span text:style-name="T120_147">environment</text:span><text:span text:style-name="T120_148"><text:s/></text:span><text:span text:style-name="T120_149">where</text:span><text:span text:style-name="T120_150"><text:s/></text:span><text:span text:style-name="T120_151">networking</text:span><text:span text:style-name="T120_152"><text:s/></text:span><text:span text:style-name="T120_153">and</text:span><text:span text:style-name="T120_154"><text:s/></text:span><text:span text:style-name="T120_155">talking</text:span><text:span text:style-name="T120_156"><text:s/></text:span><text:span text:style-name="T120_157">to</text:span><text:span text:style-name="T120_158"><text:s/></text:span><text:span text:style-name="T120_159">students</text:span><text:span text:style-name="T120_160"><text:s/></text:span><text:span text:style-name="T120_161">is</text:span><text:span text:style-name="T120_162"><text:s/></text:span><text:span text:style-name="T120_163">optimized</text:span><text:span text:style-name="T120_164"><text:s/></text:span><text:span text:style-name="T120_165">for</text:span><text:span text:style-name="T120_166"><text:s/></text:span><text:span text:style-name="T120_167">us</text:span><text:span text:style-name="T120_168">.<text:s/></text:span><text:span text:style-name="T120_169">We</text:span><text:span text:style-name="T120_170"><text:s/></text:span><text:span text:style-name="T120_171">have</text:span><text:span text:style-name="T120_172"><text:s/></text:span><text:span text:style-name="T120_173">other</text:span><text:span text:style-name="T120_174"><text:s/></text:span><text:span text:style-name="T120_175">ideas</text:span><text:span text:style-name="T120_176"><text:s/></text:span><text:span text:style-name="T120_177">for</text:span><text:span text:style-name="T120_178"><text:s/></text:span><text:span text:style-name="T120_179">events</text:span><text:span text:style-name="T120_180"><text:s/></text:span><text:span text:style-name="T120_181">some</text:span><text:span text:style-name="T120_182"><text:s/></text:span><text:span text:style-name="T120_183">include</text:span><text:span text:style-name="T120_184"><text:s/></text:span><text:span text:style-name="T120_185">but</text:span><text:span text:style-name="T120_186"><text:s/></text:span><text:span text:style-name="T120_187">are</text:span><text:span text:style-name="T120_188"><text:s/></text:span><text:span text:style-name="T120_189">not</text:span><text:span text:style-name="T120_190"><text:s/></text:span><text:span text:style-name="T120_191">limited</text:span><text:span text:style-name="T120_192"><text:s/></text:span><text:span text:style-name="T120_193">to</text:span><text:span text:style-name="T120_194">:</text:span></text:p>
      <text:p text:style-name="P121"/>
      <text:p text:style-name="P122"><text:span text:style-name="T122_1">-</text:span><text:span text:style-name="T122_2">Poker</text:span><text:span text:style-name="T122_3"><text:s/></text:span><text:span text:style-name="T122_4">Nights</text:span></text:p>
      <text:p text:style-name="P123"><text:span text:style-name="T123_1">-</text:span><text:span text:style-name="T123_2">Indoor</text:span><text:span text:style-name="T123_3">/</text:span><text:span text:style-name="T123_4">Outdoor</text:span><text:span text:style-name="T123_5"><text:s/></text:span><text:span text:style-name="T123_6">Movie</text:span><text:span text:style-name="T123_7"><text:s/></text:span><text:span text:style-name="T123_8">nights</text:span></text:p>
      <text:p text:style-name="P124"><text:span text:style-name="T124_1">-</text:span><text:span text:style-name="T124_2">Swimming</text:span></text:p>
      <text:p text:style-name="P125"><text:span text:style-name="T125_1">-</text:span><text:span text:style-name="T125_2">Barbeques</text:span></text:p>
      <text:p text:style-name="P126"><text:span text:style-name="T126_1">-</text:span><text:span text:style-name="T126_2">Video</text:span><text:span text:style-name="T126_3"><text:s/></text:span><text:span text:style-name="T126_4">Game</text:span><text:span text:style-name="T126_5"><text:s/></text:span><text:span text:style-name="T126_6">Nights</text:span></text:p>
      <text:p text:style-name="P127"><text:span text:style-name="T127_1">-</text:span><text:span text:style-name="T127_2">Organized</text:span><text:span text:style-name="T127_3"><text:s/></text:span><text:span text:style-name="T127_4">Snowball</text:span><text:span text:style-name="T127_5"><text:s/></text:span><text:span text:style-name="T127_6">Fights</text:span></text:p>
      <text:p text:style-name="P128"><text:span text:style-name="T128_1">-</text:span><text:span text:style-name="T128_2">Sports</text:span><text:span text:style-name="T128_3"><text:s/>(</text:span><text:span text:style-name="T128_4">football</text:span><text:span text:style-name="T128_5">,<text:s/></text:span><text:span text:style-name="T128_6">soccer</text:span><text:span text:style-name="T128_7">,<text:s/></text:span><text:span text:style-name="T128_8">kickball</text:span><text:span text:style-name="T128_9"><text:s/></text:span><text:span text:style-name="T128_10">etc</text:span><text:span text:style-name="T128_11">.)<text:s/></text:span></text:p>
      <text:p text:style-name="P129"/>
      <text:p text:style-name="P130"><text:span text:style-name="T130_1">Also</text:span><text:span text:style-name="T130_2"><text:s/></text:span><text:span text:style-name="T130_3">included</text:span><text:span text:style-name="T130_4"><text:s/></text:span><text:span text:style-name="T130_5">at</text:span><text:span text:style-name="T130_6"><text:s/></text:span><text:span text:style-name="T130_7">the</text:span><text:span text:style-name="T130_8"><text:s/></text:span><text:span text:style-name="T130_9">end</text:span><text:span text:style-name="T130_10"><text:s/></text:span><text:span text:style-name="T130_11">of</text:span><text:span text:style-name="T130_12"><text:s/></text:span><text:span text:style-name="T130_13">this</text:span><text:span text:style-name="T130_14"><text:s/></text:span><text:span text:style-name="T130_15">document</text:span><text:span text:style-name="T130_16"><text:s/></text:span><text:span text:style-name="T130_17">is</text:span><text:span text:style-name="T130_18"><text:s/></text:span><text:span text:style-name="T130_19">an</text:span><text:span text:style-name="T130_20"><text:s/></text:span><text:span text:style-name="T130_21">outline</text:span><text:span text:style-name="T130_22"><text:s/></text:span><text:span text:style-name="T130_23">of</text:span><text:span text:style-name="T130_24"><text:s/></text:span><text:span text:style-name="T130_25">all</text:span><text:span text:style-name="T130_26"><text:s/></text:span><text:span text:style-name="T130_27">event</text:span><text:span text:style-name="T130_28"><text:s/></text:span><text:span text:style-name="T130_29">recruitment</text:span><text:span text:style-name="T130_30"><text:s/></text:span><text:span text:style-name="T130_31">wise</text:span><text:span text:style-name="T130_32"><text:s/></text:span><text:span text:style-name="T130_33">and</text:span><text:span text:style-name="T130_34"><text:s text:c="2"/></text:span><text:span text:style-name="T130_35">organizationally</text:span><text:span text:style-name="T130_36"><text:s/></text:span><text:span text:style-name="T130_37">wise</text:span><text:span text:style-name="T130_38">.</text:span></text:p>
      <text:p text:style-name="P131"/>
      <text:p text:style-name="P132"><text:span text:style-name="T132_1">Retention</text:span><text:span text:style-name="T132_2"><text:s/></text:span><text:span text:style-name="T132_3">Goals</text:span><text:span text:style-name="T132_4"><text:s/>2014<text:s/>–<text:s/>15<text:s/></text:span><text:span text:style-name="T132_5">School</text:span><text:span text:style-name="T132_6"><text:s/></text:span><text:span text:style-name="T132_7">Year</text:span></text:p>
      <text:p text:style-name="P133"/>
      <text:p text:style-name="P134"><text:span text:style-name="T134_1">To</text:span><text:span text:style-name="T134_2"><text:s/></text:span><text:span text:style-name="T134_3">increase</text:span><text:span text:style-name="T134_4"><text:s/></text:span><text:span text:style-name="T134_5">our</text:span><text:span text:style-name="T134_6"><text:s/></text:span><text:span text:style-name="T134_7">retention</text:span><text:span text:style-name="T134_8"><text:s/></text:span><text:span text:style-name="T134_9">rate</text:span><text:span text:style-name="T134_10"><text:s/></text:span><text:span text:style-name="T134_11">for</text:span><text:span text:style-name="T134_12"><text:s/></text:span><text:span text:style-name="T134_13">our</text:span><text:span text:style-name="T134_14"><text:s/></text:span><text:span text:style-name="T134_15">active</text:span><text:span text:style-name="T134_16"><text:s text:c="2"/></text:span><text:span text:style-name="T134_17">membership</text:span><text:span text:style-name="T134_18"><text:s/></text:span><text:span text:style-name="T134_19">and</text:span><text:span text:style-name="T134_20"><text:s/></text:span><text:span text:style-name="T134_21">associate</text:span><text:span text:style-name="T134_22"><text:s/></text:span><text:span text:style-name="T134_23">members</text:span><text:span text:style-name="T134_24">,<text:s/></text:span><text:span text:style-name="T134_25">we</text:span><text:span text:style-name="T134_26"><text:s/></text:span><text:span text:style-name="T134_27">plan</text:span><text:span text:style-name="T134_28"><text:s/></text:span><text:span text:style-name="T134_29">on</text:span><text:span text:style-name="T134_30"><text:s/></text:span><text:span text:style-name="T134_31">being</text:span><text:span text:style-name="T134_32"><text:s/></text:span><text:span text:style-name="T134_33">more</text:span><text:span text:style-name="T134_34"><text:s/></text:span><text:span text:style-name="T134_35">structured</text:span><text:span text:style-name="T134_36"><text:s/></text:span><text:span text:style-name="T134_37">and</text:span><text:span text:style-name="T134_38"><text:s/></text:span><text:span text:style-name="T134_39">organized</text:span><text:span text:style-name="T134_40"><text:s/></text:span><text:span text:style-name="T134_41">than</text:span><text:span text:style-name="T134_42"><text:s/></text:span><text:span text:style-name="T134_43">we</text:span><text:span text:style-name="T134_44"><text:s/></text:span><text:span text:style-name="T134_45">ever</text:span><text:span text:style-name="T134_46"><text:s/></text:span><text:span text:style-name="T134_47">have</text:span><text:span text:style-name="T134_48"><text:s/></text:span><text:span text:style-name="T134_49">been</text:span><text:span text:style-name="T134_50">.<text:s/></text:span><text:span text:style-name="T134_51">To</text:span><text:span text:style-name="T134_52"><text:s/></text:span><text:span text:style-name="T134_53">do</text:span><text:span text:style-name="T134_54"><text:s/></text:span><text:span text:style-name="T134_55">this</text:span><text:span text:style-name="T134_56"><text:s/></text:span><text:span text:style-name="T134_57">we</text:span><text:span text:style-name="T134_58"><text:s/></text:span><text:span text:style-name="T134_59">plan</text:span><text:span text:style-name="T134_60"><text:s/></text:span><text:span text:style-name="T134_61">on</text:span><text:span text:style-name="T134_62"><text:s/></text:span><text:span text:style-name="T134_63">utilizing</text:span><text:span text:style-name="T134_64"><text:s/></text:span><text:span text:style-name="T134_65">tools</text:span><text:span text:style-name="T134_66"><text:s/></text:span><text:span text:style-name="T134_67">for</text:span><text:span text:style-name="T134_68"><text:s/></text:span><text:span text:style-name="T134_69">better</text:span><text:span text:style-name="T134_70"><text:s/></text:span><text:span text:style-name="T134_71">communication</text:span><text:span text:style-name="T134_72"><text:s/></text:span><text:span text:style-name="T134_73">such</text:span><text:span text:style-name="T134_74"><text:s/></text:span><text:span text:style-name="T134_75">as</text:span><text:span text:style-name="T134_76"><text:s/></text:span><text:span text:style-name="T134_77">our</text:span><text:span text:style-name="T134_78"><text:s/></text:span><text:span text:style-name="T134_79">Facebook</text:span><text:span text:style-name="T134_80"><text:s/></text:span><text:span text:style-name="T134_81">and</text:span><text:span text:style-name="T134_82"><text:s/></text:span><text:span text:style-name="T134_83">ChapterSpot</text:span><text:span text:style-name="T134_84">.<text:s/></text:span><text:span text:style-name="T134_85">We</text:span><text:span text:style-name="T134_86"><text:s/></text:span><text:span text:style-name="T134_87">also</text:span><text:span text:style-name="T134_88"><text:s/></text:span><text:span text:style-name="T134_89">plan</text:span><text:span text:style-name="T134_90"><text:s/></text:span><text:span text:style-name="T134_91">on</text:span><text:span text:style-name="T134_92"><text:s/></text:span><text:span text:style-name="T134_93">having</text:span><text:span text:style-name="T134_94"><text:s/></text:span><text:span text:style-name="T134_95">a</text:span><text:span text:style-name="T134_96"><text:s/></text:span><text:span text:style-name="T134_97">calendar</text:span><text:span text:style-name="T134_98"><text:s/></text:span><text:span text:style-name="T134_99">filled</text:span><text:span text:style-name="T134_100"><text:s/></text:span><text:span text:style-name="T134_101">with</text:span><text:span text:style-name="T134_102"><text:s/></text:span><text:span text:style-name="T134_103">event</text:span><text:span text:style-name="T134_104"><text:s/></text:span><text:span text:style-name="T134_105">dates</text:span><text:span text:style-name="T134_106"><text:s/></text:span><text:span text:style-name="T134_107">and</text:span><text:span text:style-name="T134_108"><text:s/></text:span><text:span text:style-name="T134_109">deadlines</text:span><text:span text:style-name="T134_110"><text:s/></text:span><text:span text:style-name="T134_111">well</text:span><text:span text:style-name="T134_112"><text:s/></text:span><text:span text:style-name="T134_113">in</text:span><text:span text:style-name="T134_114"><text:s/></text:span><text:span text:style-name="T134_115">advance</text:span><text:span text:style-name="T134_116">.<text:s/></text:span><text:span text:style-name="T134_117">Finally</text:span><text:span text:style-name="T134_118"><text:s/></text:span><text:span text:style-name="T134_119">but</text:span><text:span text:style-name="T134_120"><text:s/></text:span><text:span text:style-name="T134_121">not</text:span><text:span text:style-name="T134_122"><text:s/></text:span><text:span text:style-name="T134_123">least</text:span><text:span text:style-name="T134_124">,<text:s/></text:span><text:span text:style-name="T134_125">we</text:span><text:span text:style-name="T134_126"><text:s/></text:span><text:span text:style-name="T134_127">plan</text:span><text:span text:style-name="T134_128"><text:s/></text:span><text:span text:style-name="T134_129">on</text:span><text:span text:style-name="T134_130"><text:s/></text:span><text:span text:style-name="T134_131">using</text:span><text:span text:style-name="T134_132"><text:s/></text:span><text:span text:style-name="T134_133">positive</text:span><text:span text:style-name="T134_134"><text:s/></text:span><text:span text:style-name="T134_135">reinforcement</text:span><text:span text:style-name="T134_136"><text:s/></text:span><text:span text:style-name="T134_137">in</text:span><text:span text:style-name="T134_138"><text:s/></text:span><text:span text:style-name="T134_139">the</text:span><text:span text:style-name="T134_140"><text:s/></text:span><text:span text:style-name="T134_141">form</text:span><text:span text:style-name="T134_142"><text:s/></text:span><text:span text:style-name="T134_143">of</text:span><text:span text:style-name="T134_144"><text:s/></text:span><text:span text:style-name="T134_145">rewarding</text:span><text:span text:style-name="T134_146"><text:s/></text:span><text:span text:style-name="T134_147">individuals</text:span><text:span text:style-name="T134_148"><text:s/></text:span><text:span text:style-name="T134_149">for</text:span><text:span text:style-name="T134_150"><text:s/></text:span><text:span text:style-name="T134_151">their</text:span><text:span text:style-name="T134_152"><text:s/></text:span><text:span text:style-name="T134_153">participation</text:span><text:span text:style-name="T134_154">,<text:s/></text:span><text:span text:style-name="T134_155">improvement</text:span><text:span text:style-name="T134_156"><text:s/></text:span><text:span text:style-name="T134_157">of</text:span><text:span text:style-name="T134_158"><text:s/></text:span><text:span text:style-name="T134_159">grades</text:span><text:span text:style-name="T134_160">,<text:s/></text:span><text:span text:style-name="T134_161">and</text:span><text:span text:style-name="T134_162"><text:s/></text:span><text:span text:style-name="T134_163">etc</text:span><text:span text:style-name="T134_164">.<text:s/></text:span><text:span text:style-name="T134_165">with</text:span><text:span text:style-name="T134_166"><text:s/></text:span><text:span text:style-name="T134_167">Delta</text:span><text:span text:style-name="T134_168"><text:s/></text:span><text:span text:style-name="T134_169">Chi</text:span><text:span text:style-name="T134_170"><text:s/></text:span><text:span text:style-name="T134_171">equipment</text:span><text:span text:style-name="T134_172">,<text:s/></text:span><text:span text:style-name="T134_173">movie</text:span><text:span text:style-name="T134_174"><text:s/></text:span><text:span text:style-name="T134_175">tickets</text:span><text:span text:style-name="T134_176">,<text:s/></text:span><text:span text:style-name="T134_177">and</text:span><text:span text:style-name="T134_178"><text:s/></text:span><text:span text:style-name="T134_179">dinners</text:span><text:span text:style-name="T134_180">.</text:span></text:p>
      <text:p text:style-name="P135"/>
      <text:p text:style-name="P136"><text:span text:style-name="T136_1">Academic</text:span><text:span text:style-name="T136_2"><text:s/></text:span><text:span text:style-name="T136_3">Plan</text:span></text:p>
      <text:p text:style-name="P137"><text:span text:style-name="T137_1"><text:s/><text:tab/><text:s/><text:tab/><text:s/><text:tab/></text:span></text:p>
      <text:p text:style-name="P138"><text:span text:style-name="T138_1">Over</text:span><text:span text:style-name="T138_2"><text:s/></text:span><text:span text:style-name="T138_3">the</text:span><text:span text:style-name="T138_4"><text:s/></text:span><text:span text:style-name="T138_5">last</text:span><text:span text:style-name="T138_6"><text:s/></text:span><text:span text:style-name="T138_7">year</text:span><text:span text:style-name="T138_8"><text:s/></text:span><text:span text:style-name="T138_9">we</text:span><text:span text:style-name="T138_10"><text:s/></text:span><text:span text:style-name="T138_11">have</text:span><text:span text:style-name="T138_12"><text:s/></text:span><text:span text:style-name="T138_13">not</text:span><text:span text:style-name="T138_14"><text:s/></text:span><text:span text:style-name="T138_15">met</text:span><text:span text:style-name="T138_16"><text:s/></text:span><text:span text:style-name="T138_17">our</text:span><text:span text:style-name="T138_18"><text:s/></text:span><text:span text:style-name="T138_19">goals</text:span><text:span text:style-name="T138_20"><text:s/></text:span><text:span text:style-name="T138_21">scholasticly</text:span><text:span text:style-name="T138_22">;<text:s/></text:span><text:span text:style-name="T138_23">however</text:span><text:span text:style-name="T138_24">,<text:s/></text:span><text:span text:style-name="T138_25">every</text:span><text:span text:style-name="T138_26"><text:s/></text:span><text:span text:style-name="T138_27">quarter</text:span><text:span text:style-name="T138_28"><text:s/></text:span><text:span text:style-name="T138_29">we</text:span><text:span text:style-name="T138_30"><text:s/></text:span><text:span text:style-name="T138_31">have</text:span><text:span text:style-name="T138_32"><text:s/></text:span><text:span text:style-name="T138_33">improved</text:span><text:span text:style-name="T138_34"><text:s/></text:span><text:span text:style-name="T138_35">our</text:span><text:span text:style-name="T138_36"><text:s/></text:span><text:span text:style-name="T138_37">grades</text:span><text:span text:style-name="T138_38">.<text:s/></text:span><text:span text:style-name="T138_39">Our</text:span><text:span text:style-name="T138_40"><text:s/></text:span><text:span text:style-name="T138_41">chapter</text:span><text:span text:style-name="T138_42"><text:s/></text:span><text:span text:style-name="T138_43">is</text:span><text:span text:style-name="T138_44"><text:s/></text:span><text:span text:style-name="T138_45">proud</text:span><text:span text:style-name="T138_46"><text:s/></text:span><text:span text:style-name="T138_47">to</text:span><text:span text:style-name="T138_48"><text:s/></text:span><text:span text:style-name="T138_49">say</text:span><text:span text:style-name="T138_50"><text:s/></text:span><text:span text:style-name="T138_51">that</text:span><text:span text:style-name="T138_52"><text:s/></text:span><text:span text:style-name="T138_53">as</text:span><text:span text:style-name="T138_54"><text:s/></text:span><text:span text:style-name="T138_55">of</text:span><text:span text:style-name="T138_56"><text:s/>2013-14<text:s/></text:span><text:span text:style-name="T138_57">Spring</text:span><text:span text:style-name="T138_58"><text:s/></text:span><text:span text:style-name="T138_59">Quarter</text:span><text:span text:style-name="T138_60"><text:s/></text:span><text:span text:style-name="T138_61">have</text:span><text:span text:style-name="T138_62"><text:s/></text:span><text:span text:style-name="T138_63">accomplished</text:span><text:span text:style-name="T138_64"><text:s/></text:span><text:span text:style-name="T138_65">removing</text:span><text:span text:style-name="T138_66"><text:s/></text:span><text:span text:style-name="T138_67">our</text:span><text:span text:style-name="T138_68"><text:s/></text:span><text:span text:style-name="T138_69">chapter</text:span><text:span text:style-name="T138_70"><text:s/></text:span><text:span text:style-name="T138_71">from</text:span><text:span text:style-name="T138_72"><text:s/></text:span><text:span text:style-name="T138_73">probation</text:span><text:span text:style-name="T138_74"><text:s/></text:span><text:span text:style-name="T138_75">with</text:span><text:span text:style-name="T138_76"><text:s/></text:span><text:span text:style-name="T138_77">the</text:span><text:span text:style-name="T138_78"><text:s/></text:span><text:span text:style-name="T138_79">school</text:span><text:span text:style-name="T138_80"><text:s/></text:span><text:span text:style-name="T138_81">by</text:span><text:span text:style-name="T138_82"><text:s/></text:span><text:span text:style-name="T138_83">achieving</text:span><text:span text:style-name="T138_84"><text:s/></text:span><text:span text:style-name="T138_85">a</text:span><text:span text:style-name="T138_86"><text:s/></text:span><text:span text:style-name="T138_87">chapter</text:span><text:span text:style-name="T138_88"><text:s/></text:span><text:span text:style-name="T138_89">G</text:span><text:span text:style-name="T138_90">.</text:span><text:span text:style-name="T138_91">P</text:span><text:span text:style-name="T138_92">.</text:span><text:span text:style-name="T138_93">A</text:span><text:span text:style-name="T138_94">.<text:s/></text:span><text:span text:style-name="T138_95">of</text:span><text:span text:style-name="T138_96"><text:s/>2.87!<text:s/></text:span><text:span text:style-name="T138_97">While</text:span><text:span text:style-name="T138_98"><text:s/></text:span><text:span text:style-name="T138_99">this</text:span><text:span text:style-name="T138_100"><text:s/></text:span><text:span text:style-name="T138_101">is</text:span><text:span text:style-name="T138_102"><text:s/></text:span><text:span text:style-name="T138_103">not</text:span><text:span text:style-name="T138_104"><text:s/></text:span><text:span text:style-name="T138_105">the</text:span><text:span text:style-name="T138_106"><text:s/></text:span><text:span text:style-name="T138_107">G</text:span><text:span text:style-name="T138_108">.</text:span><text:span text:style-name="T138_109">P</text:span><text:span text:style-name="T138_110">.</text:span><text:span text:style-name="T138_111">A</text:span><text:span text:style-name="T138_112">.<text:s/></text:span><text:span text:style-name="T138_113">our</text:span><text:span text:style-name="T138_114"><text:s/></text:span><text:span text:style-name="T138_115">chapter</text:span><text:span text:style-name="T138_116"><text:s/></text:span><text:span text:style-name="T138_117">is</text:span><text:span text:style-name="T138_118"><text:s/></text:span><text:span text:style-name="T138_119">satisfied</text:span><text:span text:style-name="T138_120"><text:s/></text:span><text:span text:style-name="T138_121">with</text:span><text:span text:style-name="T138_122"><text:s/></text:span><text:span text:style-name="T138_123">we</text:span><text:span text:style-name="T138_124"><text:s/></text:span><text:span text:style-name="T138_125">believe</text:span><text:span text:style-name="T138_126"><text:s/></text:span><text:span text:style-name="T138_127">that</text:span><text:span text:style-name="T138_128"><text:s/></text:span><text:span text:style-name="T138_129">is</text:span><text:span text:style-name="T138_130"><text:s/></text:span><text:span text:style-name="T138_131">show</text:span><text:span text:style-name="T138_132"><text:s/></text:span><text:span text:style-name="T138_133">a</text:span><text:span text:style-name="T138_134"><text:s/></text:span><text:span text:style-name="T138_135">large</text:span><text:span text:style-name="T138_136"><text:s/></text:span><text:span text:style-name="T138_137">amount</text:span><text:span text:style-name="T138_138"><text:s/></text:span><text:span text:style-name="T138_139">of</text:span><text:span text:style-name="T138_140"><text:s/></text:span><text:span text:style-name="T138_141">growth</text:span><text:span text:style-name="T138_142">.<text:s/></text:span><text:span text:style-name="T138_143">To</text:span><text:span text:style-name="T138_144"><text:s/></text:span><text:span text:style-name="T138_145">ensure</text:span><text:span text:style-name="T138_146"><text:s/></text:span><text:span text:style-name="T138_147">that</text:span><text:span text:style-name="T138_148"><text:s/></text:span><text:span text:style-name="T138_149">the</text:span><text:span text:style-name="T138_150"><text:s/></text:span><text:span text:style-name="T138_151">number</text:span><text:span text:style-name="T138_152"><text:s/></text:span><text:span text:style-name="T138_153">increases</text:span><text:span text:style-name="T138_154"><text:s/></text:span><text:span text:style-name="T138_155">here</text:span><text:span text:style-name="T138_156"><text:s/></text:span><text:span text:style-name="T138_157">are</text:span><text:span text:style-name="T138_158"><text:s/></text:span><text:span text:style-name="T138_159">the</text:span><text:span text:style-name="T138_160"><text:s/></text:span><text:span text:style-name="T138_161">steps</text:span><text:span text:style-name="T138_162"><text:s/></text:span><text:span text:style-name="T138_163">we</text:span><text:span text:style-name="T138_164"><text:s/></text:span><text:span text:style-name="T138_165">will</text:span><text:span text:style-name="T138_166"><text:s/></text:span><text:span text:style-name="T138_167">plan</text:span><text:span text:style-name="T138_168"><text:s/></text:span><text:span text:style-name="T138_169">to</text:span><text:span text:style-name="T138_170"><text:s/></text:span><text:span text:style-name="T138_171">take</text:span><text:span text:style-name="T138_172"><text:s/></text:span><text:span text:style-name="T138_173">to</text:span><text:span text:style-name="T138_174"><text:s/></text:span><text:span text:style-name="T138_175">ensure</text:span><text:span text:style-name="T138_176"><text:s/></text:span><text:span text:style-name="T138_177">academic</text:span><text:span text:style-name="T138_178"><text:s/></text:span><text:span text:style-name="T138_179">success</text:span><text:span text:style-name="T138_180">.</text:span></text:p>
      <text:p text:style-name="P139"/>
      <text:p text:style-name="P140"><text:span text:style-name="T140_1">First</text:span><text:span text:style-name="T140_2">,<text:s/></text:span><text:span text:style-name="T140_3">in</text:span><text:span text:style-name="T140_4"><text:s/></text:span><text:span text:style-name="T140_5">our</text:span><text:span text:style-name="T140_6"><text:s/></text:span><text:span text:style-name="T140_7">bylaws</text:span><text:span text:style-name="T140_8"><text:s/></text:span><text:span text:style-name="T140_9">the</text:span><text:span text:style-name="T140_10"><text:s/></text:span><text:span text:style-name="T140_11">chapter</text:span><text:span text:style-name="T140_12"><text:s/></text:span><text:span text:style-name="T140_13">will</text:span><text:span text:style-name="T140_14"><text:s/></text:span><text:span text:style-name="T140_15">draft</text:span><text:span text:style-name="T140_16"><text:s/></text:span><text:span text:style-name="T140_17">up</text:span><text:span text:style-name="T140_18"><text:s/></text:span><text:span text:style-name="T140_19">an</text:span><text:span text:style-name="T140_20"><text:s/></text:span><text:span text:style-name="T140_21">amendment</text:span><text:span text:style-name="T140_22"><text:s/></text:span><text:span text:style-name="T140_23">to</text:span><text:span text:style-name="T140_24"><text:s/>(</text:span><text:span text:style-name="T140_25">Article</text:span><text:span text:style-name="T140_26"><text:s/></text:span><text:span text:style-name="T140_27">IV</text:span><text:span text:style-name="T140_28"><text:s/></text:span><text:span text:style-name="T140_29">Section</text:span><text:span text:style-name="T140_30"><text:s/></text:span><text:span text:style-name="T140_31">Nine</text:span><text:span text:style-name="T140_32"><text:s/></text:span><text:span text:style-name="T140_33">that</text:span><text:span text:style-name="T140_34"><text:s/></text:span><text:span text:style-name="T140_35">if</text:span><text:span text:style-name="T140_36"><text:s/></text:span><text:span text:style-name="T140_37">any</text:span><text:span text:style-name="T140_38"><text:s/></text:span><text:span text:style-name="T140_39">member</text:span><text:span text:style-name="T140_40"><text:s/></text:span><text:span text:style-name="T140_41">is</text:span><text:span text:style-name="T140_42"><text:s/></text:span><text:span text:style-name="T140_43">to</text:span><text:span text:style-name="T140_44"><text:s/></text:span><text:span text:style-name="T140_45">receive</text:span><text:span text:style-name="T140_46"><text:s/></text:span><text:span text:style-name="T140_47">a</text:span><text:span text:style-name="T140_48"><text:s/></text:span><text:span text:style-name="T140_49">GPA</text:span><text:span text:style-name="T140_50"><text:s/></text:span><text:span text:style-name="T140_51">Lower</text:span><text:span text:style-name="T140_52"><text:s/></text:span><text:span text:style-name="T140_53">than</text:span><text:span text:style-name="T140_54"><text:s/>1.0<text:s/></text:span><text:span text:style-name="T140_55">they</text:span><text:span text:style-name="T140_56"><text:s/></text:span><text:span text:style-name="T140_57">will</text:span><text:span text:style-name="T140_58"><text:s/></text:span><text:span text:style-name="T140_59">be</text:span><text:span text:style-name="T140_60"><text:s/></text:span><text:span text:style-name="T140_61">forced</text:span><text:span text:style-name="T140_62"><text:s/></text:span><text:span text:style-name="T140_63">inactive</text:span><text:span text:style-name="T140_64"><text:s/></text:span><text:span text:style-name="T140_65">with</text:span><text:span text:style-name="T140_66"><text:s/></text:span><text:span text:style-name="T140_67">option</text:span><text:span text:style-name="T140_68"><text:s/></text:span><text:span text:style-name="T140_69">to</text:span><text:span text:style-name="T140_70"><text:s/></text:span><text:span text:style-name="T140_71">bring</text:span><text:span text:style-name="T140_72"><text:s/></text:span><text:span text:style-name="T140_73">to</text:span><text:span text:style-name="T140_74"><text:s/></text:span><text:span text:style-name="T140_75">the</text:span><text:span text:style-name="T140_76"><text:s/></text:span><text:span text:style-name="T140_77">judicial</text:span><text:span text:style-name="T140_78"><text:s/></text:span><text:span text:style-name="T140_79">board</text:span><text:span text:style-name="T140_80"><text:s/></text:span><text:span text:style-name="T140_81">for</text:span><text:span text:style-name="T140_82"><text:s/></text:span><text:span text:style-name="T140_83">explanation</text:span><text:span text:style-name="T140_84"><text:s/></text:span><text:span text:style-name="T140_85">and</text:span><text:span text:style-name="T140_86"><text:s/></text:span><text:span text:style-name="T140_87">rebuttal</text:span><text:span text:style-name="T140_88">.<text:s/></text:span><text:span text:style-name="T140_89">This</text:span><text:span text:style-name="T140_90"><text:s/></text:span><text:span text:style-name="T140_91">will</text:span><text:span text:style-name="T140_92"><text:s/></text:span><text:span text:style-name="T140_93">be</text:span><text:span text:style-name="T140_94"><text:s/></text:span><text:span text:style-name="T140_95">settled</text:span><text:span text:style-name="T140_96"><text:s/></text:span><text:span text:style-name="T140_97">by</text:span><text:span text:style-name="T140_98"><text:s/></text:span><text:span text:style-name="T140_99">the</text:span><text:span text:style-name="T140_100"><text:s/></text:span><text:span text:style-name="T140_101">of</text:span><text:span text:style-name="T140_102"><text:s/></text:span><text:span text:style-name="T140_103">the</text:span><text:span text:style-name="T140_104"><text:s/>2014-15<text:s/></text:span><text:span text:style-name="T140_105">Fall</text:span><text:span text:style-name="T140_106"><text:s/></text:span><text:span text:style-name="T140_107">Quarter</text:span><text:span text:style-name="T140_108">.</text:span></text:p>
      <text:p text:style-name="P141"/>
      <text:p text:style-name="P142"><text:span text:style-name="T142_1">Secondly</text:span><text:span text:style-name="T142_2">,<text:s/></text:span><text:span text:style-name="T142_3">We</text:span><text:span text:style-name="T142_4"><text:s/></text:span><text:span text:style-name="T142_5">will</text:span><text:span text:style-name="T142_6"><text:s/></text:span><text:span text:style-name="T142_7">create</text:span><text:span text:style-name="T142_8"><text:s/></text:span><text:span text:style-name="T142_9">a</text:span><text:span text:style-name="T142_10"><text:s/></text:span><text:span text:style-name="T142_11">program</text:span><text:span text:style-name="T142_12"><text:s/></text:span><text:span text:style-name="T142_13">solely</text:span><text:span text:style-name="T142_14"><text:s/></text:span><text:span text:style-name="T142_15">on</text:span><text:span text:style-name="T142_16"><text:s/></text:span><text:span text:style-name="T142_17">rewards</text:span><text:span text:style-name="T142_18"><text:s/></text:span><text:span text:style-name="T142_19">with</text:span><text:span text:style-name="T142_20"><text:s/></text:span><text:span text:style-name="T142_21">multiple</text:span><text:span text:style-name="T142_22"><text:s/></text:span><text:span text:style-name="T142_23">ways</text:span><text:span text:style-name="T142_24"><text:s/></text:span><text:span text:style-name="T142_25">of</text:span><text:span text:style-name="T142_26"><text:s/></text:span><text:span text:style-name="T142_27">receiving</text:span><text:span text:style-name="T142_28"><text:s/></text:span><text:span text:style-name="T142_29">them</text:span><text:span text:style-name="T142_30">,<text:s/></text:span><text:span text:style-name="T142_31">namely</text:span><text:span text:style-name="T142_32"><text:s/></text:span><text:span text:style-name="T142_33">our</text:span><text:span text:style-name="T142_34"><text:s/></text:span><text:span text:style-name="T142_35">Scholar</text:span><text:span text:style-name="T142_36"><text:s/></text:span><text:span text:style-name="T142_37">Dollar</text:span><text:span text:style-name="T142_38"><text:s/></text:span><text:span text:style-name="T142_39">program</text:span><text:span text:style-name="T142_40">.<text:s/></text:span><text:span text:style-name="T142_41">How</text:span><text:span text:style-name="T142_42"><text:s/></text:span><text:span text:style-name="T142_43">our</text:span><text:span text:style-name="T142_44"><text:s/></text:span><text:span text:style-name="T142_45">Scholar</text:span><text:span text:style-name="T142_46"><text:s/></text:span><text:span text:style-name="T142_47">Dollar</text:span><text:span text:style-name="T142_48"><text:s/></text:span><text:span text:style-name="T142_49">program</text:span><text:span text:style-name="T142_50"><text:s/></text:span><text:span text:style-name="T142_51">has</text:span><text:span text:style-name="T142_52"><text:s/></text:span><text:span text:style-name="T142_53">been</text:span><text:span text:style-name="T142_54"><text:s/></text:span><text:span text:style-name="T142_55">ran</text:span><text:span text:style-name="T142_56"><text:s/></text:span><text:span text:style-name="T142_57">was</text:span><text:span text:style-name="T142_58"><text:s/></text:span><text:span text:style-name="T142_59">that</text:span><text:span text:style-name="T142_60"><text:s/></text:span><text:span text:style-name="T142_61">for</text:span><text:span text:style-name="T142_62"><text:s/></text:span><text:span text:style-name="T142_63">every</text:span><text:span text:style-name="T142_64"><text:s/>“</text:span><text:span text:style-name="T142_65">A</text:span><text:span text:style-name="T142_66">”<text:s/></text:span><text:span text:style-name="T142_67">or</text:span><text:span text:style-name="T142_68"><text:s/>“</text:span><text:span text:style-name="T142_69">B</text:span><text:span text:style-name="T142_70">”<text:s/></text:span><text:span text:style-name="T142_71">a</text:span><text:span text:style-name="T142_72"><text:s/></text:span><text:span text:style-name="T142_73">member</text:span><text:span text:style-name="T142_74"><text:s/></text:span><text:span text:style-name="T142_75">received</text:span><text:span text:style-name="T142_76"><text:s/></text:span><text:span text:style-name="T142_77">on</text:span><text:span text:style-name="T142_78"><text:s/></text:span><text:span text:style-name="T142_79">a</text:span><text:span text:style-name="T142_80"><text:s/></text:span><text:span text:style-name="T142_81">test</text:span><text:span text:style-name="T142_82"><text:s/></text:span><text:span text:style-name="T142_83">they</text:span><text:span text:style-name="T142_84"><text:s/></text:span><text:span text:style-name="T142_85">would</text:span><text:span text:style-name="T142_86"><text:s/></text:span><text:span text:style-name="T142_87">receive</text:span><text:span text:style-name="T142_88"><text:s/></text:span><text:span text:style-name="T142_89">a</text:span><text:span text:style-name="T142_90"><text:s/></text:span><text:span text:style-name="T142_91">scholar</text:span><text:span text:style-name="T142_92"><text:s/></text:span><text:span text:style-name="T142_93">dollar</text:span><text:span text:style-name="T142_94"><text:s/></text:span><text:span text:style-name="T142_95">point</text:span><text:span text:style-name="T142_96">.<text:s/></text:span><text:span text:style-name="T142_97">After</text:span><text:span text:style-name="T142_98"><text:s/></text:span><text:span text:style-name="T142_99">accruing</text:span><text:span text:style-name="T142_100"><text:s/></text:span><text:span text:style-name="T142_101">a</text:span><text:span text:style-name="T142_102"><text:s/></text:span><text:span text:style-name="T142_103">certain</text:span><text:span text:style-name="T142_104"><text:s/></text:span><text:span text:style-name="T142_105">amount</text:span><text:span text:style-name="T142_106"><text:s/></text:span><text:span text:style-name="T142_107">of</text:span><text:span text:style-name="T142_108"><text:s/></text:span><text:span text:style-name="T142_109">Scholar</text:span><text:span text:style-name="T142_110"><text:s/></text:span><text:span text:style-name="T142_111">Dollars</text:span><text:span text:style-name="T142_112"><text:s/></text:span><text:span text:style-name="T142_113">they</text:span><text:span text:style-name="T142_114"><text:s/></text:span><text:span text:style-name="T142_115">may</text:span><text:span text:style-name="T142_116"><text:s/></text:span><text:span text:style-name="T142_117">be</text:span><text:span text:style-name="T142_118"><text:s/></text:span><text:span text:style-name="T142_119">spent</text:span><text:span text:style-name="T142_120"><text:s/></text:span><text:span text:style-name="T142_121">on</text:span><text:span text:style-name="T142_122"><text:s/></text:span><text:span text:style-name="T142_123">Delta</text:span><text:span text:style-name="T142_124"><text:s/></text:span><text:span text:style-name="T142_125">Chi</text:span><text:span text:style-name="T142_126"><text:s/></text:span><text:span text:style-name="T142_127">clothing</text:span><text:span text:style-name="T142_128"><text:s/></text:span><text:span text:style-name="T142_129">or</text:span><text:span text:style-name="T142_130"><text:s/></text:span><text:span text:style-name="T142_131">accessories</text:span><text:span text:style-name="T142_132">.<text:s/></text:span><text:span text:style-name="T142_133">This</text:span><text:span text:style-name="T142_134"><text:s/></text:span><text:span text:style-name="T142_135">was</text:span><text:span text:style-name="T142_136"><text:s/></text:span><text:span text:style-name="T142_137">coupled</text:span><text:span text:style-name="T142_138"><text:s/></text:span><text:span text:style-name="T142_139">with</text:span><text:span text:style-name="T142_140"><text:s/></text:span><text:span text:style-name="T142_141">mandatory</text:span><text:span text:style-name="T142_142"><text:s/></text:span><text:span text:style-name="T142_143">study</text:span><text:span text:style-name="T142_144"><text:s/></text:span><text:span text:style-name="T142_145">tables</text:span><text:span text:style-name="T142_146"><text:s/></text:span><text:span text:style-name="T142_147">with</text:span><text:span text:style-name="T142_148"><text:s/></text:span><text:span text:style-name="T142_149">hours</text:span><text:span text:style-name="T142_150"><text:s/></text:span><text:span text:style-name="T142_151">given</text:span><text:span text:style-name="T142_152"><text:s/></text:span><text:span text:style-name="T142_153">based</text:span><text:span text:style-name="T142_154"><text:s/></text:span><text:span text:style-name="T142_155">off</text:span><text:span text:style-name="T142_156"><text:s/></text:span><text:span text:style-name="T142_157">previous</text:span><text:span text:style-name="T142_158"><text:s/></text:span><text:span text:style-name="T142_159">quarters</text:span><text:span text:style-name="T142_160"><text:s/></text:span><text:span text:style-name="T142_161">GPA</text:span><text:span text:style-name="T142_162">.<text:s/></text:span><text:span text:style-name="T142_163">This</text:span><text:span text:style-name="T142_164"><text:s/></text:span><text:span text:style-name="T142_165">plan</text:span><text:span text:style-name="T142_166"><text:s/></text:span><text:span text:style-name="T142_167">failed</text:span><text:span text:style-name="T142_168"><text:s/></text:span><text:span text:style-name="T142_169">due</text:span><text:span text:style-name="T142_170"><text:s/></text:span><text:span text:style-name="T142_171">to</text:span><text:span text:style-name="T142_172"><text:s/></text:span><text:span text:style-name="T142_173">lack</text:span><text:span text:style-name="T142_174"><text:s/></text:span><text:span text:style-name="T142_175">of</text:span><text:span text:style-name="T142_176"><text:s/></text:span><text:span text:style-name="T142_177">Membership</text:span><text:span text:style-name="T142_178"><text:s/></text:span><text:span text:style-name="T142_179">participation</text:span><text:span text:style-name="T142_180">.</text:span></text:p>
      <text:p text:style-name="P143"/>
      <text:p text:style-name="P144"><text:span text:style-name="T144_1">How</text:span><text:span text:style-name="T144_2"><text:s/></text:span><text:span text:style-name="T144_3">we</text:span><text:span text:style-name="T144_4"><text:s/></text:span><text:span text:style-name="T144_5">plan</text:span><text:span text:style-name="T144_6"><text:s/></text:span><text:span text:style-name="T144_7">to</text:span><text:span text:style-name="T144_8"><text:s/></text:span><text:span text:style-name="T144_9">adapt</text:span><text:span text:style-name="T144_10"><text:s/></text:span><text:span text:style-name="T144_11">this</text:span><text:span text:style-name="T144_12"><text:s/></text:span><text:span text:style-name="T144_13">plan</text:span><text:span text:style-name="T144_14"><text:s/></text:span><text:span text:style-name="T144_15">is</text:span><text:span text:style-name="T144_16"><text:s/></text:span><text:span text:style-name="T144_17">by</text:span><text:span text:style-name="T144_18"><text:s/></text:span><text:span text:style-name="T144_19">removing</text:span><text:span text:style-name="T144_20"><text:s/></text:span><text:span text:style-name="T144_21">mandatory</text:span><text:span text:style-name="T144_22"><text:s/></text:span><text:span text:style-name="T144_23">study</text:span><text:span text:style-name="T144_24"><text:s/></text:span><text:span text:style-name="T144_25">tables</text:span><text:span text:style-name="T144_26"><text:s/></text:span><text:span text:style-name="T144_27">completely</text:span><text:span text:style-name="T144_28"><text:s/></text:span><text:span text:style-name="T144_29">and</text:span><text:span text:style-name="T144_30"><text:s/></text:span><text:span text:style-name="T144_31">encourage</text:span><text:span text:style-name="T144_32"><text:s/></text:span><text:span text:style-name="T144_33">group</text:span><text:span text:style-name="T144_34"><text:s/></text:span><text:span text:style-name="T144_35">study</text:span><text:span text:style-name="T144_36"><text:s/></text:span><text:span text:style-name="T144_37">session</text:span><text:span text:style-name="T144_38"><text:s/></text:span><text:span text:style-name="T144_39">in</text:span><text:span text:style-name="T144_40"><text:s/></text:span><text:span text:style-name="T144_41">the</text:span><text:span text:style-name="T144_42"><text:s/></text:span><text:span text:style-name="T144_43">chapter</text:span><text:span text:style-name="T144_44">.<text:s/></text:span><text:span text:style-name="T144_45">This</text:span><text:span text:style-name="T144_46"><text:s/></text:span><text:span text:style-name="T144_47">will</text:span><text:span text:style-name="T144_48"><text:s/></text:span><text:span text:style-name="T144_49">be</text:span><text:span text:style-name="T144_50"><text:s/></text:span><text:span text:style-name="T144_51">done</text:span><text:span text:style-name="T144_52"><text:s/></text:span><text:span text:style-name="T144_53">because</text:span><text:span text:style-name="T144_54"><text:s/></text:span><text:span text:style-name="T144_55">the</text:span><text:span text:style-name="T144_56"><text:s/></text:span><text:span text:style-name="T144_57">penalty</text:span><text:span text:style-name="T144_58"><text:s/></text:span><text:span text:style-name="T144_59">for</text:span><text:span text:style-name="T144_60"><text:s/></text:span><text:span text:style-name="T144_61">dissatisfactory</text:span><text:span text:style-name="T144_62"><text:s/></text:span><text:span text:style-name="T144_63">grades</text:span><text:span text:style-name="T144_64"><text:s/></text:span><text:span text:style-name="T144_65">will</text:span><text:span text:style-name="T144_66"><text:s/></text:span><text:span text:style-name="T144_67">result</text:span><text:span text:style-name="T144_68"><text:s/></text:span><text:span text:style-name="T144_69">in</text:span><text:span text:style-name="T144_70"><text:s/></text:span><text:span text:style-name="T144_71">probation</text:span><text:span text:style-name="T144_72">,<text:s/></text:span><text:span text:style-name="T144_73">or</text:span><text:span text:style-name="T144_74"><text:s/></text:span><text:span text:style-name="T144_75">forced</text:span><text:span text:style-name="T144_76"><text:s/></text:span><text:span text:style-name="T144_77">invitation</text:span><text:span text:style-name="T144_78">.<text:s/></text:span><text:span text:style-name="T144_79">For</text:span><text:span text:style-name="T144_80"><text:s/></text:span><text:span text:style-name="T144_81">this</text:span><text:span text:style-name="T144_82"><text:s/></text:span><text:span text:style-name="T144_83">to</text:span><text:span text:style-name="T144_84"><text:s/></text:span><text:span text:style-name="T144_85">work</text:span><text:span text:style-name="T144_86"><text:s/></text:span><text:span text:style-name="T144_87">all</text:span><text:span text:style-name="T144_88"><text:s/></text:span><text:span text:style-name="T144_89">documentable</text:span><text:span text:style-name="T144_90"><text:s/></text:span><text:span text:style-name="T144_91">scholarly</text:span><text:span text:style-name="T144_92"><text:s/></text:span><text:span text:style-name="T144_93">activities</text:span><text:span text:style-name="T144_94"><text:s/></text:span><text:span text:style-name="T144_95">can</text:span><text:span text:style-name="T144_96"><text:s/></text:span><text:span text:style-name="T144_97">earn</text:span><text:span text:style-name="T144_98"><text:s/></text:span><text:span text:style-name="T144_99">the</text:span><text:span text:style-name="T144_100"><text:s/></text:span><text:span text:style-name="T144_101">members</text:span><text:span text:style-name="T144_102"><text:s/></text:span><text:span text:style-name="T144_103">scholar</text:span><text:span text:style-name="T144_104"><text:s/></text:span><text:span text:style-name="T144_105">dollars</text:span><text:span text:style-name="T144_106"><text:s/></text:span><text:span text:style-name="T144_107">if</text:span><text:span text:style-name="T144_108"><text:s/></text:span><text:span text:style-name="T144_109">they</text:span><text:span text:style-name="T144_110"><text:s/></text:span><text:span text:style-name="T144_111">so</text:span><text:span text:style-name="T144_112"><text:s/></text:span><text:span text:style-name="T144_113">choose</text:span><text:span text:style-name="T144_114">.<text:s/></text:span><text:span text:style-name="T144_115">Examples</text:span><text:span text:style-name="T144_116"><text:s/></text:span><text:span text:style-name="T144_117">of</text:span><text:span text:style-name="T144_118"><text:s/></text:span><text:span text:style-name="T144_119">this</text:span><text:span text:style-name="T144_120"><text:s/></text:span><text:span text:style-name="T144_121">are</text:span><text:span text:style-name="T144_122"><text:s/></text:span><text:span text:style-name="T144_123">going</text:span><text:span text:style-name="T144_124"><text:s/></text:span><text:span text:style-name="T144_125">to</text:span><text:span text:style-name="T144_126"><text:s/></text:span><text:span text:style-name="T144_127">tutor</text:span><text:span text:style-name="T144_128">,<text:s/></text:span><text:span text:style-name="T144_129">Receiving</text:span><text:span text:style-name="T144_130"><text:s/></text:span><text:span text:style-name="T144_131">A</text:span><text:span text:style-name="T144_132">’</text:span><text:span text:style-name="T144_133">s</text:span><text:span text:style-name="T144_134"><text:s/></text:span><text:span text:style-name="T144_135">or</text:span><text:span text:style-name="T144_136"><text:s/></text:span><text:span text:style-name="T144_137">B</text:span><text:span text:style-name="T144_138">’</text:span><text:span text:style-name="T144_139">s</text:span><text:span text:style-name="T144_140"><text:s/></text:span><text:span text:style-name="T144_141">on</text:span><text:span text:style-name="T144_142"><text:s/></text:span><text:span text:style-name="T144_143">major</text:span><text:span text:style-name="T144_144"><text:s/></text:span><text:span text:style-name="T144_145">assignments</text:span><text:span text:style-name="T144_146">,<text:s/></text:span><text:span text:style-name="T144_147">logging</text:span><text:span text:style-name="T144_148"><text:s/></text:span><text:span text:style-name="T144_149">study</text:span><text:span text:style-name="T144_150"><text:s/></text:span><text:span text:style-name="T144_151">hours</text:span><text:span text:style-name="T144_152"><text:s/></text:span><text:span text:style-name="T144_153">in</text:span><text:span text:style-name="T144_154"><text:s/></text:span><text:span text:style-name="T144_155">the</text:span><text:span text:style-name="T144_156"><text:s/></text:span><text:span text:style-name="T144_157">library</text:span><text:span text:style-name="T144_158">,<text:s/></text:span><text:span text:style-name="T144_159">Etc</text:span><text:span text:style-name="T144_160">.<text:s/></text:span><text:span text:style-name="T144_161">This</text:span><text:span text:style-name="T144_162"><text:s/></text:span><text:span text:style-name="T144_163">plan</text:span><text:span text:style-name="T144_164"><text:s/></text:span><text:span text:style-name="T144_165">will</text:span><text:span text:style-name="T144_166"><text:s/></text:span><text:span text:style-name="T144_167">be</text:span><text:span text:style-name="T144_168"><text:s/></text:span><text:span text:style-name="T144_169">drafted</text:span><text:span text:style-name="T144_170"><text:s/></text:span><text:span text:style-name="T144_171">in</text:span><text:span text:style-name="T144_172"><text:s/></text:span><text:span text:style-name="T144_173">full</text:span><text:span text:style-name="T144_174"><text:s/></text:span><text:span text:style-name="T144_175">by</text:span><text:span text:style-name="T144_176"><text:s/></text:span><text:span text:style-name="T144_177">the</text:span><text:span text:style-name="T144_178"><text:s/></text:span><text:span text:style-name="T144_179">end</text:span><text:span text:style-name="T144_180"><text:s/></text:span><text:span text:style-name="T144_181">of</text:span><text:span text:style-name="T144_182"><text:s/>2014-15<text:s/></text:span><text:span text:style-name="T144_183">Fall</text:span><text:span text:style-name="T144_184"><text:s/></text:span><text:span text:style-name="T144_185">Quarter</text:span><text:span text:style-name="T144_186">.</text:span></text:p>
      <text:p text:style-name="P145"/>
      <text:p text:style-name="P146"><text:span text:style-name="T146_1">Third</text:span><text:span text:style-name="T146_2">,<text:s/></text:span><text:span text:style-name="T146_3">based</text:span><text:span text:style-name="T146_4"><text:s/></text:span><text:span text:style-name="T146_5">off</text:span><text:span text:style-name="T146_6"><text:s/></text:span><text:span text:style-name="T146_7">the</text:span><text:span text:style-name="T146_8"><text:s/></text:span><text:span text:style-name="T146_9">actions</text:span><text:span text:style-name="T146_10"><text:s/></text:span><text:span text:style-name="T146_11">done</text:span><text:span text:style-name="T146_12"><text:s/></text:span><text:span text:style-name="T146_13">is</text:span><text:span text:style-name="T146_14"><text:s/></text:span><text:span text:style-name="T146_15">to</text:span><text:span text:style-name="T146_16"><text:s/></text:span><text:span text:style-name="T146_17">be</text:span><text:span text:style-name="T146_18"><text:s/></text:span><text:span text:style-name="T146_19">more</text:span><text:span text:style-name="T146_20"><text:s/></text:span><text:span text:style-name="T146_21">stringent</text:span><text:span text:style-name="T146_22"><text:s/></text:span><text:span text:style-name="T146_23">with</text:span><text:span text:style-name="T146_24"><text:s/></text:span><text:span text:style-name="T146_25">membership</text:span><text:span text:style-name="T146_26"><text:s/></text:span><text:span text:style-name="T146_27">and</text:span><text:span text:style-name="T146_28"><text:s/></text:span><text:span text:style-name="T146_29">grades</text:span><text:span text:style-name="T146_30">.<text:s/></text:span><text:span text:style-name="T146_31">Because</text:span><text:span text:style-name="T146_32"><text:s/></text:span><text:span text:style-name="T146_33">of</text:span><text:span text:style-name="T146_34"><text:s/></text:span><text:span text:style-name="T146_35">our</text:span><text:span text:style-name="T146_36"><text:s/></text:span><text:span text:style-name="T146_37">past</text:span><text:span text:style-name="T146_38"><text:s/></text:span><text:span text:style-name="T146_39">lax</text:span><text:span text:style-name="T146_40"><text:s/></text:span><text:span text:style-name="T146_41">nature</text:span><text:span text:style-name="T146_42">,<text:s/></text:span><text:span text:style-name="T146_43">men</text:span><text:span text:style-name="T146_44"><text:s/></text:span><text:span text:style-name="T146_45">not</text:span><text:span text:style-name="T146_46"><text:s/></text:span><text:span text:style-name="T146_47">up</text:span><text:span text:style-name="T146_48"><text:s/></text:span><text:span text:style-name="T146_49">to</text:span><text:span text:style-name="T146_50"><text:s/></text:span><text:span text:style-name="T146_51">the</text:span><text:span text:style-name="T146_52"><text:s/></text:span><text:span text:style-name="T146_53">quality</text:span><text:span text:style-name="T146_54"><text:s/></text:span><text:span text:style-name="T146_55">of</text:span><text:span text:style-name="T146_56"><text:s/></text:span><text:span text:style-name="T146_57">Delta</text:span><text:span text:style-name="T146_58"><text:s/></text:span><text:span text:style-name="T146_59">Chi</text:span><text:span text:style-name="T146_60"><text:s/></text:span><text:span text:style-name="T146_61">have</text:span><text:span text:style-name="T146_62"><text:s/></text:span><text:span text:style-name="T146_63">slipped</text:span><text:span text:style-name="T146_64"><text:s/></text:span><text:span text:style-name="T146_65">through</text:span><text:span text:style-name="T146_66"><text:s/></text:span><text:span text:style-name="T146_67">the</text:span><text:span text:style-name="T146_68"><text:s/></text:span><text:span text:style-name="T146_69">cracks</text:span><text:span text:style-name="T146_70">.<text:s/></text:span><text:span text:style-name="T146_71">Having</text:span><text:span text:style-name="T146_72"><text:s/></text:span><text:span text:style-name="T146_73">those</text:span><text:span text:style-name="T146_74"><text:s/></text:span><text:span text:style-name="T146_75">people</text:span><text:span text:style-name="T146_76"><text:s/></text:span><text:span text:style-name="T146_77">around</text:span><text:span text:style-name="T146_78"><text:s/></text:span><text:span text:style-name="T146_79">have</text:span><text:span text:style-name="T146_80"><text:s/></text:span><text:span text:style-name="T146_81">dragged</text:span><text:span text:style-name="T146_82"><text:s/></text:span><text:span text:style-name="T146_83">us</text:span><text:span text:style-name="T146_84"><text:s/></text:span><text:span text:style-name="T146_85">down</text:span><text:span text:style-name="T146_86"><text:s/></text:span><text:span text:style-name="T146_87">scholastically</text:span><text:span text:style-name="T146_88"><text:s/></text:span><text:span text:style-name="T146_89">and</text:span><text:span text:style-name="T146_90"><text:s/></text:span><text:span text:style-name="T146_91">socially</text:span><text:span text:style-name="T146_92">.<text:s/></text:span><text:span text:style-name="T146_93">The</text:span><text:span text:style-name="T146_94"><text:s/></text:span><text:span text:style-name="T146_95">immediate</text:span><text:span text:style-name="T146_96"><text:s/></text:span><text:span text:style-name="T146_97">removal</text:span><text:span text:style-name="T146_98"><text:s/></text:span><text:span text:style-name="T146_99">of</text:span><text:span text:style-name="T146_100"><text:s/></text:span><text:span text:style-name="T146_101">members</text:span><text:span text:style-name="T146_102"><text:s/></text:span><text:span text:style-name="T146_103">who</text:span><text:span text:style-name="T146_104"><text:s/></text:span><text:span text:style-name="T146_105">will</text:span><text:span text:style-name="T146_106"><text:s/></text:span><text:span text:style-name="T146_107">not</text:span><text:span text:style-name="T146_108"><text:s/></text:span><text:span text:style-name="T146_109">meet</text:span><text:span text:style-name="T146_110"><text:s/></text:span><text:span text:style-name="T146_111">our</text:span><text:span text:style-name="T146_112"><text:s/></text:span><text:span text:style-name="T146_113">standards</text:span><text:span text:style-name="T146_114"><text:s/></text:span><text:span text:style-name="T146_115">will</text:span><text:span text:style-name="T146_116"><text:s/></text:span><text:span text:style-name="T146_117">impact</text:span><text:span text:style-name="T146_118"><text:s/></text:span><text:span text:style-name="T146_119">our</text:span><text:span text:style-name="T146_120"><text:s/></text:span><text:span text:style-name="T146_121">chapter</text:span><text:span text:style-name="T146_122"><text:s/></text:span><text:span text:style-name="T146_123">scholastically</text:span><text:span text:style-name="T146_124"><text:s/></text:span><text:span text:style-name="T146_125">and</text:span><text:span text:style-name="T146_126"><text:s/></text:span><text:span text:style-name="T146_127">recruitment</text:span><text:span text:style-name="T146_128"><text:s/></text:span><text:span text:style-name="T146_129">wise</text:span><text:span text:style-name="T146_130"><text:s/></text:span><text:span text:style-name="T146_131">because</text:span><text:span text:style-name="T146_132"><text:s/></text:span><text:span text:style-name="T146_133">this</text:span><text:span text:style-name="T146_134"><text:s/></text:span><text:span text:style-name="T146_135">will</text:span><text:span text:style-name="T146_136"><text:s/></text:span><text:span text:style-name="T146_137">raise</text:span><text:span text:style-name="T146_138"><text:s/></text:span><text:span text:style-name="T146_139">the</text:span><text:span text:style-name="T146_140"><text:s/></text:span><text:span text:style-name="T146_141">quality</text:span><text:span text:style-name="T146_142"><text:s/></text:span><text:span text:style-name="T146_143">of</text:span><text:span text:style-name="T146_144"><text:s/></text:span><text:span text:style-name="T146_145">the</text:span><text:span text:style-name="T146_146"><text:s/></text:span><text:span text:style-name="T146_147">Eastern</text:span><text:span text:style-name="T146_148"><text:s/></text:span><text:span text:style-name="T146_149">Washington</text:span><text:span text:style-name="T146_150"><text:s/></text:span><text:span text:style-name="T146_151">Chapter</text:span><text:span text:style-name="T146_152"><text:s/></text:span><text:span text:style-name="T146_153">of</text:span><text:span text:style-name="T146_154"><text:s/></text:span><text:span text:style-name="T146_155">Delta</text:span><text:span text:style-name="T146_156"><text:s/></text:span><text:span text:style-name="T146_157">Chi</text:span><text:span text:style-name="T146_158">.</text:span></text:p>
      <text:p text:style-name="P147"/>
      <text:p text:style-name="P148"><text:span text:style-name="T148_1">For</text:span><text:span text:style-name="T148_2"><text:s/></text:span><text:span text:style-name="T148_3">those</text:span><text:span text:style-name="T148_4"><text:s/></text:span><text:span text:style-name="T148_5">on</text:span><text:span text:style-name="T148_6"><text:s/></text:span><text:span text:style-name="T148_7">probation</text:span><text:span text:style-name="T148_8">,<text:s/></text:span><text:span text:style-name="T148_9">the</text:span><text:span text:style-name="T148_10"><text:s/></text:span><text:span text:style-name="T148_11">scholarship</text:span><text:span text:style-name="T148_12"><text:s/></text:span><text:span text:style-name="T148_13">chairman</text:span><text:span text:style-name="T148_14"><text:s/></text:span><text:span text:style-name="T148_15">will</text:span><text:span text:style-name="T148_16"><text:s/></text:span><text:span text:style-name="T148_17">meet</text:span><text:span text:style-name="T148_18"><text:s/></text:span><text:span text:style-name="T148_19">with</text:span><text:span text:style-name="T148_20"><text:s/></text:span><text:span text:style-name="T148_21">them</text:span><text:span text:style-name="T148_22"><text:s/></text:span><text:span text:style-name="T148_23">at</text:span><text:span text:style-name="T148_24"><text:s/></text:span><text:span text:style-name="T148_25">the</text:span><text:span text:style-name="T148_26"><text:s/></text:span><text:span text:style-name="T148_27">beginning</text:span><text:span text:style-name="T148_28"><text:s/></text:span><text:span text:style-name="T148_29">of</text:span><text:span text:style-name="T148_30"><text:s/></text:span><text:span text:style-name="T148_31">the</text:span><text:span text:style-name="T148_32"><text:s/></text:span><text:span text:style-name="T148_33">quarter</text:span><text:span text:style-name="T148_34"><text:s/></text:span><text:span text:style-name="T148_35">to</text:span><text:span text:style-name="T148_36"><text:s/></text:span><text:span text:style-name="T148_37">discuss</text:span><text:span text:style-name="T148_38"><text:s/></text:span><text:span text:style-name="T148_39">reasons</text:span><text:span text:style-name="T148_40"><text:s/></text:span><text:span text:style-name="T148_41">for</text:span><text:span text:style-name="T148_42"><text:s/></text:span><text:span text:style-name="T148_43">bad</text:span><text:span text:style-name="T148_44"><text:s/></text:span><text:span text:style-name="T148_45">grades</text:span><text:span text:style-name="T148_46"><text:s/></text:span><text:span text:style-name="T148_47">and</text:span><text:span text:style-name="T148_48"><text:s/></text:span><text:span text:style-name="T148_49">to</text:span><text:span text:style-name="T148_50"><text:s/></text:span><text:span text:style-name="T148_51">help</text:span><text:span text:style-name="T148_52"><text:s/></text:span><text:span text:style-name="T148_53">plan</text:span><text:span text:style-name="T148_54"><text:s/></text:span><text:span text:style-name="T148_55">for</text:span><text:span text:style-name="T148_56"><text:s/></text:span><text:span text:style-name="T148_57">the</text:span><text:span text:style-name="T148_58"><text:s/></text:span><text:span text:style-name="T148_59">current</text:span><text:span text:style-name="T148_60"><text:s/></text:span><text:span text:style-name="T148_61">quarter</text:span><text:span text:style-name="T148_62">.<text:s/></text:span><text:span text:style-name="T148_63">Personal</text:span><text:span text:style-name="T148_64"><text:s/></text:span><text:span text:style-name="T148_65">goals</text:span><text:span text:style-name="T148_66"><text:s/></text:span><text:span text:style-name="T148_67">for</text:span><text:span text:style-name="T148_68"><text:s/></text:span><text:span text:style-name="T148_69">each</text:span><text:span text:style-name="T148_70"><text:s/></text:span><text:span text:style-name="T148_71">individual</text:span><text:span text:style-name="T148_72"><text:s/></text:span><text:span text:style-name="T148_73">will</text:span><text:span text:style-name="T148_74"><text:s/></text:span><text:span text:style-name="T148_75">be</text:span><text:span text:style-name="T148_76"><text:s/></text:span><text:span text:style-name="T148_77">decided</text:span><text:span text:style-name="T148_78"><text:s/></text:span><text:span text:style-name="T148_79">then</text:span><text:span text:style-name="T148_80"><text:s/></text:span><text:span text:style-name="T148_81">with</text:span><text:span text:style-name="T148_82"><text:s/></text:span><text:span text:style-name="T148_83">any</text:span><text:span text:style-name="T148_84"><text:s/></text:span><text:span text:style-name="T148_85">resources</text:span><text:span text:style-name="T148_86"><text:s/></text:span><text:span text:style-name="T148_87">that</text:span><text:span text:style-name="T148_88"><text:s/></text:span><text:span text:style-name="T148_89">need</text:span><text:span text:style-name="T148_90"><text:s/></text:span><text:span text:style-name="T148_91">utilized</text:span><text:span text:style-name="T148_92"><text:s/></text:span><text:span text:style-name="T148_93">be</text:span><text:span text:style-name="T148_94"><text:s/></text:span><text:span text:style-name="T148_95">directed</text:span><text:span text:style-name="T148_96"><text:s/></text:span><text:span text:style-name="T148_97">to</text:span><text:span text:style-name="T148_98"><text:s/></text:span><text:span text:style-name="T148_99">the</text:span><text:span text:style-name="T148_100"><text:s/></text:span><text:span text:style-name="T148_101">member</text:span><text:span text:style-name="T148_102">.<text:s/></text:span><text:span text:style-name="T148_103">At</text:span><text:span text:style-name="T148_104"><text:s/></text:span><text:span text:style-name="T148_105">midterms</text:span><text:span text:style-name="T148_106"><text:s/></text:span><text:span text:style-name="T148_107">a</text:span><text:span text:style-name="T148_108"><text:s/></text:span><text:span text:style-name="T148_109">follow</text:span><text:span text:style-name="T148_110"><text:s/></text:span><text:span text:style-name="T148_111">up</text:span><text:span text:style-name="T148_112"><text:s/></text:span><text:span text:style-name="T148_113">meeting</text:span><text:span text:style-name="T148_114"><text:s/></text:span><text:span text:style-name="T148_115">will</text:span><text:span text:style-name="T148_116"><text:s/></text:span><text:span text:style-name="T148_117">be</text:span><text:span text:style-name="T148_118"><text:s/></text:span><text:span text:style-name="T148_119">held</text:span><text:span text:style-name="T148_120"><text:s/></text:span><text:span text:style-name="T148_121">to</text:span><text:span text:style-name="T148_122"><text:s/></text:span><text:span text:style-name="T148_123">see</text:span><text:span text:style-name="T148_124"><text:s/></text:span><text:span text:style-name="T148_125">progress</text:span><text:span text:style-name="T148_126"><text:s/></text:span><text:span text:style-name="T148_127">with</text:span><text:span text:style-name="T148_128"><text:s/></text:span><text:span text:style-name="T148_129">grades</text:span><text:span text:style-name="T148_130">.</text:span></text:p>
      <text:p text:style-name="P149"/>
      <text:p text:style-name="P150"><text:span text:style-name="T150_1">Associate</text:span><text:span text:style-name="T150_2"><text:s/></text:span><text:span text:style-name="T150_3">Member</text:span><text:span text:style-name="T150_4"><text:s/></text:span><text:span text:style-name="T150_5">Process</text:span><text:span text:style-name="T150_6"><text:s/>2014-15</text:span></text:p>
      <text:p text:style-name="P151"/>
      <table:table table:style-name="Table1">
        <table:table-column table:style-name="Column1"/>
        <table:table-row table:style-name="Row1">
          <table:table-cell table:style-name="Cell1">
            <text:p text:style-name="P152"><text:span text:style-name="T152_1">Eastern</text:span><text:span text:style-name="T152_2"><text:s/></text:span><text:span text:style-name="T152_3">Washington</text:span><text:span text:style-name="T152_4"><text:s/></text:span><text:span text:style-name="T152_5">University</text:span><text:span text:style-name="T152_6"><text:s/></text:span><text:span text:style-name="T152_7">Delta</text:span><text:span text:style-name="T152_8"><text:s/></text:span><text:span text:style-name="T152_9">Chi</text:span><text:span text:style-name="T152_10"><text:s/></text:span><text:span text:style-name="T152_11">Associate</text:span><text:span text:style-name="T152_12"><text:s/></text:span><text:span text:style-name="T152_13">Member</text:span><text:span text:style-name="T152_14"><text:s/></text:span><text:span text:style-name="T152_15">Process</text:span></text:p>
          </table:table-cell>
        </table:table-row>
        <table:table-row table:style-name="Row2">
          <table:table-cell table:style-name="Cell2">
            <text:p text:style-name="P153"/>
            <table:table table:style-name="Table2">
              <table:table-column table:style-name="Column2"/>
              <table:table-column table:style-name="Column3"/>
              <table:table-column table:style-name="Column4"/>
              <table:table-row table:style-name="Row3">
                <table:table-cell table:style-name="Cell3">
                  <text:p text:style-name="P154"><text:span text:style-name="T154_1">Week</text:span><text:span text:style-name="T154_2"><text:s/>1</text:span></text:p>
                  <text:list text:style-name="LS1" xml:id="list0">
                    <text:list-item>
                      <text:p text:style-name="P155"><text:span text:style-name="T155_1">Preamble</text:span></text:p>
                      <text:list>
                        <text:list-item>
                          <text:p text:style-name="P156"><text:span text:style-name="T156_1">4<text:s/></text:span><text:span text:style-name="T156_2">Pillars</text:span></text:p>
                        </text:list-item>
                      </text:list>
                    </text:list-item>
                    <text:list-item>
                      <text:p text:style-name="P157"><text:span text:style-name="T157_1">Establish</text:span><text:span text:style-name="T157_2"><text:s/></text:span><text:span text:style-name="T157_3">class</text:span><text:span text:style-name="T157_4"><text:s/></text:span><text:span text:style-name="T157_5">officers</text:span></text:p>
                    </text:list-item>
                    <text:list-item>
                      <text:p text:style-name="P158"><text:span text:style-name="T158_1">“</text:span><text:span text:style-name="T158_2">D</text:span><text:span text:style-name="T158_3">”<text:s/></text:span><text:span text:style-name="T158_4">Talks</text:span><text:span text:style-name="T158_5"><text:s/></text:span><text:span text:style-name="T158_6">Finance</text:span><text:span text:style-name="T158_7"><text:s/></text:span><text:span text:style-name="T158_8">and</text:span><text:span text:style-name="T158_9"><text:s/></text:span><text:span text:style-name="T158_10">Position</text:span></text:p>
                    </text:list-item>
                    <text:list-item>
                      <text:p text:style-name="P159"><text:span text:style-name="T159_1">“</text:span><text:span text:style-name="T159_2">Pass</text:span><text:span text:style-name="T159_3"><text:s/></text:span><text:span text:style-name="T159_4">The</text:span><text:span text:style-name="T159_5"><text:s/></text:span><text:span text:style-name="T159_6">Gavel</text:span><text:span text:style-name="T159_7">”</text:span></text:p>
                    </text:list-item>
                  </text:list>
                </table:table-cell>
                <table:table-cell table:style-name="Cell4">
                  <text:p text:style-name="P160"><text:span text:style-name="T160_1">Week</text:span><text:span text:style-name="T160_2"><text:s/>2</text:span></text:p>
                  <text:list text:style-name="LS2" xml:id="list5">
                    <text:list-item>
                      <text:p text:style-name="P161"><text:span text:style-name="T161_1">Discuss</text:span><text:span text:style-name="T161_2"><text:s/></text:span><text:span text:style-name="T161_3">importance</text:span><text:span text:style-name="T161_4"><text:s/></text:span><text:span text:style-name="T161_5">of</text:span><text:span text:style-name="T161_6"><text:s/></text:span><text:span text:style-name="T161_7">Bond</text:span><text:span text:style-name="T161_8"><text:s/></text:span><text:span text:style-name="T161_9">Song</text:span></text:p>
                    </text:list-item>
                    <text:list-item>
                      <text:p text:style-name="P162"><text:span text:style-name="T162_1">11<text:s/></text:span><text:span text:style-name="T162_2">Expectations</text:span></text:p>
                    </text:list-item>
                    <text:list-item>
                      <text:p text:style-name="P163"><text:span text:style-name="T163_1">Cornerstone</text:span><text:span text:style-name="T163_2"><text:s/></text:span><text:span text:style-name="T163_3">Overview</text:span></text:p>
                    </text:list-item>
                    <text:list-item>
                      <text:p text:style-name="P164"><text:span text:style-name="T164_1">Associate</text:span><text:span text:style-name="T164_2"><text:s/></text:span><text:span text:style-name="T164_3">member</text:span><text:span text:style-name="T164_4"><text:s/></text:span><text:span text:style-name="T164_5">Social</text:span><text:span text:style-name="T164_6">,<text:s/></text:span><text:span text:style-name="T164_7">Brotherhood</text:span><text:span text:style-name="T164_8">,<text:s/></text:span><text:span text:style-name="T164_9">and</text:span><text:span text:style-name="T164_10"><text:s/></text:span><text:span text:style-name="T164_11">Philanthropy</text:span></text:p>
                    </text:list-item>
                    <text:list-item>
                      <text:p text:style-name="P165"><text:span text:style-name="T165_1">“</text:span><text:span text:style-name="T165_2">A</text:span><text:span text:style-name="T165_3">”<text:s/></text:span><text:span text:style-name="T165_4">Talks</text:span><text:span text:style-name="T165_5"><text:s/></text:span><text:span text:style-name="T165_6">position</text:span></text:p>
                    </text:list-item>
                    <text:list-item>
                      <text:p text:style-name="P166"><text:span text:style-name="T166_1">Contact</text:span><text:span text:style-name="T166_2"><text:s/></text:span><text:span text:style-name="T166_3">List</text:span><text:span text:style-name="T166_4"><text:s/></text:span><text:span text:style-name="T166_5">of</text:span><text:span text:style-name="T166_6"><text:s/></text:span><text:span text:style-name="T166_7">Active</text:span><text:span text:style-name="T166_8"><text:s/></text:span><text:span text:style-name="T166_9">Members</text:span><text:span text:style-name="T166_10"><text:s/></text:span><text:span text:style-name="T166_11">and</text:span><text:span text:style-name="T166_12"><text:s/></text:span><text:span text:style-name="T166_13">ABT</text:span></text:p>
                    </text:list-item>
                  </text:list>
                </table:table-cell>
                <table:table-cell table:style-name="Cell5">
                  <text:p text:style-name="P167"><text:span text:style-name="T167_1">Week</text:span><text:span text:style-name="T167_2"><text:s/>3</text:span></text:p>
                  <text:list text:style-name="LS3" xml:id="list11">
                    <text:list-item>
                      <text:p text:style-name="P168"><text:span text:style-name="T168_1">Importance</text:span><text:span text:style-name="T168_2"><text:s/></text:span><text:span text:style-name="T168_3">of</text:span><text:span text:style-name="T168_4"><text:s/></text:span><text:span text:style-name="T168_5">Greek</text:span><text:span text:style-name="T168_6"><text:s/></text:span><text:span text:style-name="T168_7">Alphabet</text:span><text:span text:style-name="T168_8">/</text:span><text:span text:style-name="T168_9">Have</text:span><text:span text:style-name="T168_10"><text:s/></text:span><text:span text:style-name="T168_11">You</text:span><text:span text:style-name="T168_12"><text:s/></text:span><text:span text:style-name="T168_13">Noticed</text:span><text:span text:style-name="T168_14"><text:s/></text:span><text:span text:style-name="T168_15">Any</text:span><text:span text:style-name="T168_16"><text:s/>11<text:s/></text:span><text:span text:style-name="T168_17">Expectation</text:span><text:span text:style-name="T168_18"><text:s/></text:span><text:span text:style-name="T168_19">Violations</text:span></text:p>
                    </text:list-item>
                    <text:list-item>
                      <text:p text:style-name="P169"><text:span text:style-name="T169_1">V</text:span><text:span text:style-name="T169_2">-</text:span><text:span text:style-name="T169_3">Foundation</text:span><text:span text:style-name="T169_4"><text:s/></text:span><text:span text:style-name="T169_5">Video</text:span><text:span text:style-name="T169_6">/</text:span><text:span text:style-name="T169_7">Philanthropy</text:span></text:p>
                    </text:list-item>
                    <text:list-item>
                      <text:p text:style-name="P170"><text:span text:style-name="T170_1">Interview</text:span><text:span text:style-name="T170_2"><text:s/></text:span><text:span text:style-name="T170_3">The</text:span><text:span text:style-name="T170_4"><text:s/></text:span><text:span text:style-name="T170_5">Two</text:span><text:span text:style-name="T170_6"><text:s/></text:span><text:span text:style-name="T170_7">Brothers</text:span><text:span text:style-name="T170_8"><text:s/></text:span><text:span text:style-name="T170_9">You</text:span><text:span text:style-name="T170_10"><text:s/></text:span><text:span text:style-name="T170_11">Know</text:span><text:span text:style-name="T170_12"><text:s/></text:span><text:span text:style-name="T170_13">the</text:span><text:span text:style-name="T170_14"><text:s/></text:span><text:span text:style-name="T170_15">Least</text:span></text:p>
                    </text:list-item>
                    <text:list-item>
                      <text:p text:style-name="P171"><text:span text:style-name="T171_1">“</text:span><text:span text:style-name="T171_2">B</text:span><text:span text:style-name="T171_3">”<text:s/></text:span><text:span text:style-name="T171_4">talks</text:span><text:span text:style-name="T171_5"><text:s/></text:span><text:span text:style-name="T171_6">Position</text:span><text:span text:style-name="T171_7"><text:s/></text:span><text:span text:style-name="T171_8">and</text:span><text:span text:style-name="T171_9"><text:s/></text:span><text:span text:style-name="T171_10">Committees</text:span></text:p>
                    </text:list-item>
                    <text:list-item>
                      <text:p text:style-name="P172"><text:span text:style-name="T172_1">“</text:span><text:span text:style-name="T172_2">C</text:span><text:span text:style-name="T172_3">”<text:s/></text:span><text:span text:style-name="T172_4">Talks</text:span><text:span text:style-name="T172_5"><text:s/></text:span><text:span text:style-name="T172_6">Position</text:span></text:p>
                    </text:list-item>
                  </text:list>
                </table:table-cell>
              </table:table-row>
              <table:table-row table:style-name="Row4">
                <table:table-cell table:style-name="Cell6">
                  <text:p text:style-name="P173"><text:span text:style-name="T173_1">Assignments</text:span><text:span text:style-name="T173_2">:</text:span></text:p>
                  <text:p text:style-name="P174"><text:span text:style-name="T174_1">Remember</text:span><text:span text:style-name="T174_2"><text:s/></text:span><text:span text:style-name="T174_3">Preamble</text:span><text:span text:style-name="T174_4">/</text:span><text:span text:style-name="T174_5">Bond</text:span><text:span text:style-name="T174_6"><text:s/></text:span><text:span text:style-name="T174_7">Song</text:span></text:p>
                </table:table-cell>
                <table:table-cell table:style-name="Cell7">
                  <text:p text:style-name="P175"><text:span text:style-name="T175_1">Assignments</text:span><text:span text:style-name="T175_2">:</text:span></text:p>
                  <text:p text:style-name="P176"><text:span text:style-name="T176_1">Greek</text:span><text:span text:style-name="T176_2"><text:s/></text:span><text:span text:style-name="T176_3">Alphabet</text:span><text:span text:style-name="T176_4">/10<text:s/></text:span><text:span text:style-name="T176_5">Expectations</text:span></text:p>
                </table:table-cell>
                <table:table-cell table:style-name="Cell8">
                  <text:p text:style-name="P177"><text:span text:style-name="T177_1">Assignments</text:span><text:span text:style-name="T177_2">:</text:span></text:p>
                  <text:p text:style-name="P178"><text:span text:style-name="T178_1">Founding</text:span><text:span text:style-name="T178_2"><text:s/></text:span><text:span text:style-name="T178_3">Fathers</text:span><text:span text:style-name="T178_4"><text:s/>/<text:s/></text:span><text:span text:style-name="T178_5">Cornerstone</text:span><text:span text:style-name="T178_6"><text:s/></text:span><text:span text:style-name="T178_7">Chapter</text:span><text:span text:style-name="T178_8"><text:s/>4</text:span></text:p>
                </table:table-cell>
              </table:table-row>
            </table:table>
            <text:p text:style-name="P179"/>
          </table:table-cell>
        </table:table-row>
        <table:table-row table:style-name="Row5">
          <table:table-cell table:style-name="Cell9">
            <text:p text:style-name="P180"/>
            <table:table table:style-name="Table3">
              <table:table-column table:style-name="Column5"/>
              <table:table-column table:style-name="Column6"/>
              <table:table-row table:style-name="Row6">
                <table:table-cell table:style-name="Cell10">
                  <text:p text:style-name="P181"><text:span text:style-name="T181_1">Week</text:span><text:span text:style-name="T181_2"><text:s/>4</text:span></text:p>
                  <text:list text:style-name="LS4" xml:id="list16">
                    <text:list-item>
                      <text:p text:style-name="P182"><text:span text:style-name="T182_1">Big</text:span><text:span text:style-name="T182_2"><text:s/></text:span><text:span text:style-name="T182_3">Brother</text:span><text:span text:style-name="T182_4"><text:s/></text:span><text:span text:style-name="T182_5">Selection</text:span></text:p>
                    </text:list-item>
                    <text:list-item>
                      <text:p text:style-name="P183"><text:span text:style-name="T183_1">Importance</text:span><text:span text:style-name="T183_2"><text:s/></text:span><text:span text:style-name="T183_3">of</text:span><text:span text:style-name="T183_4"><text:s/></text:span><text:span text:style-name="T183_5">Big</text:span><text:span text:style-name="T183_6"><text:s/></text:span><text:span text:style-name="T183_7">Brothers</text:span></text:p>
                    </text:list-item>
                    <text:list-item>
                      <text:p text:style-name="P184"><text:span text:style-name="T184_1">Academic</text:span><text:span text:style-name="T184_2"><text:s/></text:span><text:span text:style-name="T184_3">Success</text:span><text:span text:style-name="T184_4"><text:s/></text:span><text:span text:style-name="T184_5">Center</text:span><text:span text:style-name="T184_6"><text:s/></text:span><text:span text:style-name="T184_7">Presentation</text:span><text:span text:style-name="T184_8">:<text:s/></text:span><text:span text:style-name="T184_9">Time</text:span><text:span text:style-name="T184_10"><text:s/></text:span><text:span text:style-name="T184_11">Management</text:span></text:p>
                    </text:list-item>
                  </text:list>
                </table:table-cell>
                <table:table-cell table:style-name="Cell11">
                  <text:p text:style-name="P185"><text:span text:style-name="T185_1">Week</text:span><text:span text:style-name="T185_2"><text:s/>5</text:span></text:p>
                  <text:list text:style-name="LS5" xml:id="list19">
                    <text:list-item>
                      <text:p text:style-name="P186"><text:span text:style-name="T186_1">Local</text:span><text:span text:style-name="T186_2"><text:s/></text:span><text:span text:style-name="T186_3">History</text:span></text:p>
                    </text:list-item>
                    <text:list-item>
                      <text:p text:style-name="P187"><text:span text:style-name="T187_1">Sir</text:span><text:span text:style-name="T187_2"><text:s/></text:span><text:span text:style-name="T187_3">Edward</text:span><text:span text:style-name="T187_4"><text:s/></text:span><text:span text:style-name="T187_5">Coke</text:span></text:p>
                    </text:list-item>
                    <text:list-item>
                      <text:p text:style-name="P188"><text:span text:style-name="T188_1">“</text:span><text:span text:style-name="T188_2">E</text:span><text:span text:style-name="T188_3">”<text:s/></text:span><text:span text:style-name="T188_4">Talks</text:span><text:span text:style-name="T188_5"><text:s/></text:span><text:span text:style-name="T188_6">Position</text:span></text:p>
                    </text:list-item>
                    <text:list-item>
                      <text:p text:style-name="P189"><text:span text:style-name="T189_1">Take</text:span><text:span text:style-name="T189_2">-</text:span><text:span text:style-name="T189_3">Aways</text:span></text:p>
                    </text:list-item>
                    <text:list-item>
                      <text:p text:style-name="P190"><text:span text:style-name="T190_1">Prep</text:span><text:span text:style-name="T190_2"><text:s/></text:span><text:span text:style-name="T190_3">For</text:span><text:span text:style-name="T190_4"><text:s/></text:span><text:span text:style-name="T190_5">I</text:span><text:span text:style-name="T190_6"><text:s/></text:span><text:span text:style-name="T190_7">Week</text:span></text:p>
                    </text:list-item>
                  </text:list>
                </table:table-cell>
              </table:table-row>
            </table:table>
            <text:p text:style-name="P191"/>
          </table:table-cell>
        </table:table-row>
      </table:table>
      <text:p text:style-name="P192"/>
      <text:p text:style-name="P193"/>
      <text:p text:style-name="P194"/>
      <text:p text:style-name="P195"/>
      <text:p text:style-name="P196"><text:span text:style-name="T196_1">Conclusion</text:span></text:p>
      <text:p text:style-name="P197"/>
      <text:p text:style-name="P198"><text:span text:style-name="T198_1">This</text:span><text:span text:style-name="T198_2"><text:s/></text:span><text:span text:style-name="T198_3">action</text:span><text:span text:style-name="T198_4"><text:s/></text:span><text:span text:style-name="T198_5">plan</text:span><text:span text:style-name="T198_6"><text:s/></text:span><text:span text:style-name="T198_7">has</text:span><text:span text:style-name="T198_8"><text:s/></text:span><text:span text:style-name="T198_9">not</text:span><text:span text:style-name="T198_10"><text:s/></text:span><text:span text:style-name="T198_11">only</text:span><text:span text:style-name="T198_12"><text:s/></text:span><text:span text:style-name="T198_13">been</text:span><text:span text:style-name="T198_14"><text:s/></text:span><text:span text:style-name="T198_15">used</text:span><text:span text:style-name="T198_16"><text:s/></text:span><text:span text:style-name="T198_17">to</text:span><text:span text:style-name="T198_18"><text:s/></text:span><text:span text:style-name="T198_19">satisfy</text:span><text:span text:style-name="T198_20"><text:s/></text:span><text:span text:style-name="T198_21">requirements</text:span><text:span text:style-name="T198_22"><text:s/></text:span><text:span text:style-name="T198_23">through</text:span><text:span text:style-name="T198_24"><text:s/></text:span><text:span text:style-name="T198_25">headquarters</text:span><text:span text:style-name="T198_26"><text:s/></text:span><text:span text:style-name="T198_27">but</text:span><text:span text:style-name="T198_28"><text:s/></text:span><text:span text:style-name="T198_29">to</text:span><text:span text:style-name="T198_30"><text:s/></text:span><text:span text:style-name="T198_31">serve</text:span><text:span text:style-name="T198_32"><text:s/></text:span><text:span text:style-name="T198_33">as</text:span><text:span text:style-name="T198_34"><text:s/></text:span><text:span text:style-name="T198_35">a</text:span><text:span text:style-name="T198_36"><text:s/></text:span><text:span text:style-name="T198_37">rebirth</text:span><text:span text:style-name="T198_38"><text:s/></text:span><text:span text:style-name="T198_39">for</text:span><text:span text:style-name="T198_40"><text:s/></text:span><text:span text:style-name="T198_41">our</text:span><text:span text:style-name="T198_42"><text:s/></text:span><text:span text:style-name="T198_43">chapter</text:span><text:span text:style-name="T198_44">.<text:s/></text:span><text:span text:style-name="T198_45">We</text:span><text:span text:style-name="T198_46"><text:s/></text:span><text:span text:style-name="T198_47">as</text:span><text:span text:style-name="T198_48"><text:s/></text:span><text:span text:style-name="T198_49">a</text:span><text:span text:style-name="T198_50"><text:s/></text:span><text:span text:style-name="T198_51">chapter</text:span><text:span text:style-name="T198_52"><text:s/></text:span><text:span text:style-name="T198_53">have</text:span><text:span text:style-name="T198_54"><text:s/></text:span><text:span text:style-name="T198_55">made</text:span><text:span text:style-name="T198_56"><text:s/></text:span><text:span text:style-name="T198_57">a</text:span><text:span text:style-name="T198_58"><text:s/></text:span><text:span text:style-name="T198_59">cognitive</text:span><text:span text:style-name="T198_60"><text:s/></text:span><text:span text:style-name="T198_61">decision</text:span><text:span text:style-name="T198_62"><text:s/></text:span><text:span text:style-name="T198_63">that</text:span><text:span text:style-name="T198_64"><text:s/></text:span><text:span text:style-name="T198_65">we</text:span><text:span text:style-name="T198_66"><text:s/></text:span><text:span text:style-name="T198_67">will</text:span><text:span text:style-name="T198_68"><text:s/></text:span><text:span text:style-name="T198_69">do</text:span><text:span text:style-name="T198_70"><text:s/></text:span><text:span text:style-name="T198_71">all</text:span><text:span text:style-name="T198_72"><text:s/></text:span><text:span text:style-name="T198_73">in</text:span><text:span text:style-name="T198_74"><text:s/></text:span><text:span text:style-name="T198_75">our</text:span><text:span text:style-name="T198_76"><text:s/></text:span><text:span text:style-name="T198_77">power</text:span><text:span text:style-name="T198_78"><text:s/></text:span><text:span text:style-name="T198_79">to</text:span><text:span text:style-name="T198_80"><text:s/></text:span><text:span text:style-name="T198_81">enact</text:span><text:span text:style-name="T198_82"><text:s text:c="2"/></text:span><text:span text:style-name="T198_83">this</text:span><text:span text:style-name="T198_84"><text:s/></text:span><text:span text:style-name="T198_85">is</text:span><text:span text:style-name="T198_86"><text:s text:c="2"/></text:span><text:span text:style-name="T198_87">action</text:span><text:span text:style-name="T198_88"><text:s/></text:span><text:span text:style-name="T198_89">plan</text:span><text:span text:style-name="T198_90"><text:s/></text:span><text:span text:style-name="T198_91">and</text:span><text:span text:style-name="T198_92"><text:s/></text:span><text:span text:style-name="T198_93">make</text:span><text:span text:style-name="T198_94"><text:s/></text:span><text:span text:style-name="T198_95">our</text:span><text:span text:style-name="T198_96"><text:s/></text:span><text:span text:style-name="T198_97">Delta</text:span><text:span text:style-name="T198_98"><text:s/></text:span><text:span text:style-name="T198_99">Chi</text:span><text:span text:style-name="T198_100"><text:s/></text:span><text:span text:style-name="T198_101">chapter</text:span><text:span text:style-name="T198_102"><text:s/></text:span><text:span text:style-name="T198_103">a</text:span><text:span text:style-name="T198_104"><text:s/></text:span><text:span text:style-name="T198_105">successful</text:span><text:span text:style-name="T198_106"><text:s/></text:span><text:span text:style-name="T198_107">one</text:span><text:span text:style-name="T198_108">.<text:s/></text:span><text:span text:style-name="T198_109">We</text:span><text:span text:style-name="T198_110"><text:s/></text:span><text:span text:style-name="T198_111">will</text:span><text:span text:style-name="T198_112"><text:s/></text:span><text:span text:style-name="T198_113">continue</text:span><text:span text:style-name="T198_114"><text:s/></text:span><text:span text:style-name="T198_115">to</text:span><text:span text:style-name="T198_116"><text:s/></text:span><text:span text:style-name="T198_117">keep</text:span><text:span text:style-name="T198_118"><text:s/></text:span><text:span text:style-name="T198_119">making</text:span><text:span text:style-name="T198_120"><text:s/></text:span><text:span text:style-name="T198_121">as</text:span><text:span text:style-name="T198_122"><text:s/></text:span><text:span text:style-name="T198_123">many</text:span><text:span text:style-name="T198_124"><text:s/></text:span><text:span text:style-name="T198_125">strives</text:span><text:span text:style-name="T198_126"><text:s/></text:span><text:span text:style-name="T198_127">and</text:span><text:span text:style-name="T198_128"><text:s/></text:span><text:span text:style-name="T198_129">utilize</text:span><text:span text:style-name="T198_130"><text:s/></text:span><text:span text:style-name="T198_131">as</text:span><text:span text:style-name="T198_132"><text:s/></text:span><text:span text:style-name="T198_133">many</text:span><text:span text:style-name="T198_134"><text:s/></text:span><text:span text:style-name="T198_135">resources</text:span><text:span text:style-name="T198_136"><text:s/></text:span><text:span text:style-name="T198_137">as</text:span><text:span text:style-name="T198_138"><text:s/></text:span><text:span text:style-name="T198_139">possible</text:span><text:span text:style-name="T198_140"><text:s/></text:span><text:span text:style-name="T198_141">so</text:span><text:span text:style-name="T198_142"><text:s/></text:span><text:span text:style-name="T198_143">that</text:span><text:span text:style-name="T198_144"><text:s/></text:span><text:span text:style-name="T198_145">we</text:span><text:span text:style-name="T198_146"><text:s/></text:span><text:span text:style-name="T198_147">can</text:span><text:span text:style-name="T198_148"><text:s/></text:span><text:span text:style-name="T198_149">truly</text:span><text:span text:style-name="T198_150"><text:s/></text:span><text:span text:style-name="T198_151">exemplify</text:span><text:span text:style-name="T198_152"><text:s/></text:span><text:span text:style-name="T198_153">the</text:span><text:span text:style-name="T198_154"><text:s/></text:span><text:span text:style-name="T198_155">Delta</text:span><text:span text:style-name="T198_156"><text:s/></text:span><text:span text:style-name="T198_157">Chi</text:span><text:span text:style-name="T198_158"><text:s/></text:span><text:span text:style-name="T198_159">preamble</text:span><text:span text:style-name="T198_160"><text:s/></text:span><text:span text:style-name="T198_161">and</text:span><text:span text:style-name="T198_162"><text:s/></text:span><text:span text:style-name="T198_163">our</text:span><text:span text:style-name="T198_164"><text:s/>11<text:s/></text:span><text:span text:style-name="T198_165">basic</text:span><text:span text:style-name="T198_166"><text:s/></text:span><text:span text:style-name="T198_167">expectations</text:span><text:span text:style-name="T198_168">.</text:span></text:p>
      <text:p text:style-name="P199"/>
      <text:p text:style-name="P200"><text:span text:style-name="T200_1">Sincerely</text:span><text:span text:style-name="T200_2">,</text:span></text:p>
      <text:p text:style-name="P201"/>
      <text:p text:style-name="P202"><text:span text:style-name="T202_1">The</text:span><text:span text:style-name="T202_2"><text:s/></text:span><text:span text:style-name="T202_3">Executive</text:span><text:span text:style-name="T202_4"><text:s/></text:span><text:span text:style-name="T202_5">Board</text:span><text:span text:style-name="T202_6"><text:s text:c="102"/></text:span></text:p>
      <text:p text:style-name="P203"><text:span text:style-name="T203_1">Delta</text:span><text:span text:style-name="T203_2"><text:s/></text:span><text:span text:style-name="T203_3">Chi</text:span><text:span text:style-name="T203_4"><text:s/></text:span><text:span text:style-name="T203_5">Fraternity</text:span><text:span text:style-name="T203_6">,<text:s/></text:span><text:span text:style-name="T203_7">Eastern</text:span><text:span text:style-name="T203_8"><text:s/></text:span><text:span text:style-name="T203_9">Washington</text:span><text:span text:style-name="T203_10"><text:s/></text:span><text:span text:style-name="T203_11">University</text:span><text:span text:style-name="T203_12"><text:s/></text:span><text:span text:style-name="T203_13">Chapter</text:span><text:span text:style-name="T203_14"><text:s text:c="8"/></text:span></text:p>
      <text:p text:style-name="P204"><text:span text:style-name="T204_1"><text:s text:c="32"/></text:span></text:p>
      <text:p text:style-name="P205"><text:span text:style-name="T205_1">Jared</text:span><text:span text:style-name="T205_2"><text:s/></text:span><text:span text:style-name="T205_3">Deleeuw</text:span></text:p>
      <text:p text:style-name="P206"><text:span text:style-name="T206_1">Alumni</text:span><text:span text:style-name="T206_2"><text:s/></text:span><text:span text:style-name="T206_3">Advisor</text:span><text:span text:style-name="T206_4">,<text:s/></text:span><text:span text:style-name="T206_5">Eastern</text:span><text:span text:style-name="T206_6"><text:s/></text:span><text:span text:style-name="T206_7">Washington</text:span><text:span text:style-name="T206_8"><text:s/></text:span><text:span text:style-name="T206_9">University</text:span><text:span text:style-name="T206_10"><text:s/></text:span><text:span text:style-name="T206_11">Chapter</text:span></text:p>
      <text:p text:style-name="P207"/>
      <text:p text:style-name="P208"><text:span text:style-name="T208_1">Alumni</text:span><text:span text:style-name="T208_2"><text:s/></text:span><text:span text:style-name="T208_3">Board</text:span><text:span text:style-name="T208_4"><text:s/></text:span><text:span text:style-name="T208_5">of</text:span><text:span text:style-name="T208_6"><text:s/></text:span><text:span text:style-name="T208_7">Trustees</text:span></text:p>
      <text:p text:style-name="P209"><text:span text:style-name="T209_1">Delta</text:span><text:span text:style-name="T209_2"><text:s/></text:span><text:span text:style-name="T209_3">Chi</text:span><text:span text:style-name="T209_4"><text:s/></text:span><text:span text:style-name="T209_5">Fraternity</text:span><text:span text:style-name="T209_6">,<text:s/></text:span><text:span text:style-name="T209_7">Eastern</text:span><text:span text:style-name="T209_8"><text:s/></text:span><text:span text:style-name="T209_9">Washington</text:span><text:span text:style-name="T209_10"><text:s/></text:span><text:span text:style-name="T209_11">University</text:span><text:span text:style-name="T209_12"><text:s/></text:span><text:span text:style-name="T209_13">Chapter</text:span></text:p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able:table table:style-name="Table4">
        <table:table-column table:style-name="Column7"/>
        <table:table-row table:style-name="Row7">
          <table:table-cell table:style-name="Cell12">
            <text:p text:style-name="P221"><text:span text:style-name="T221_1">Eastern</text:span><text:span text:style-name="T221_2"><text:s/></text:span><text:span text:style-name="T221_3">Washington</text:span><text:span text:style-name="T221_4"><text:s/></text:span><text:span text:style-name="T221_5">University</text:span><text:span text:style-name="T221_6"><text:s/></text:span><text:span text:style-name="T221_7">Delta</text:span><text:span text:style-name="T221_8"><text:s/></text:span><text:span text:style-name="T221_9">Chi</text:span><text:span text:style-name="T221_10"><text:s/></text:span><text:span text:style-name="T221_11">Chapter</text:span><text:span text:style-name="T221_12"><text:s/></text:span><text:span text:style-name="T221_13">List</text:span><text:span text:style-name="T221_14"><text:s/></text:span><text:span text:style-name="T221_15">of</text:span><text:span text:style-name="T221_16"><text:s/></text:span><text:span text:style-name="T221_17">Events</text:span></text:p>
          </table:table-cell>
        </table:table-row>
        <table:table-row table:style-name="Row8">
          <table:table-cell table:style-name="Cell13">
            <text:p text:style-name="P222"/>
            <table:table table:style-name="Table5">
              <table:table-column table:style-name="Column8"/>
              <table:table-column table:style-name="Column9"/>
              <table:table-row table:style-name="Row9">
                <table:table-cell table:style-name="Cell14">
                  <text:p text:style-name="P223"><text:span text:style-name="T223_1">August</text:span><text:span text:style-name="T223_2"><text:s/>15-17</text:span><text:span text:style-name="T223_3">th</text:span><text:span text:style-name="T223_4">,<text:s/>2014</text:span></text:p>
                </table:table-cell>
                <table:table-cell table:style-name="Cell15">
                  <text:p text:style-name="P224"><text:span text:style-name="T224_1">Camping</text:span><text:span text:style-name="T224_2"><text:s/></text:span><text:span text:style-name="T224_3">Trip</text:span><text:span text:style-name="T224_4"><text:s/>1</text:span></text:p>
                </table:table-cell>
              </table:table-row>
              <table:table-row table:style-name="Row10">
                <table:table-cell table:style-name="Cell16">
                  <text:p text:style-name="P225"><text:span text:style-name="T225_1">September</text:span><text:span text:style-name="T225_2"><text:s/>6</text:span><text:span text:style-name="T225_3">th</text:span><text:span text:style-name="T225_4">,<text:s/>2014</text:span></text:p>
                </table:table-cell>
                <table:table-cell table:style-name="Cell17">
                  <text:p text:style-name="P226"><text:span text:style-name="T226_1">EWU</text:span><text:span text:style-name="T226_2"><text:s/></text:span><text:span text:style-name="T226_3">vs</text:span><text:span text:style-name="T226_4"><text:s/></text:span><text:span text:style-name="T226_5">UW</text:span></text:p>
                </table:table-cell>
              </table:table-row>
              <table:table-row table:style-name="Row11">
                <table:table-cell table:style-name="Cell18">
                  <text:p text:style-name="P227"><text:span text:style-name="T227_1">September</text:span><text:span text:style-name="T227_2"><text:s/>12-14</text:span><text:span text:style-name="T227_3">th</text:span><text:span text:style-name="T227_4">,<text:s/>2014</text:span></text:p>
                </table:table-cell>
                <table:table-cell table:style-name="Cell19">
                  <text:p text:style-name="P228"><text:span text:style-name="T228_1">Camping</text:span><text:span text:style-name="T228_2"><text:s/></text:span><text:span text:style-name="T228_3">Trip</text:span><text:span text:style-name="T228_4"><text:s/>2</text:span></text:p>
                </table:table-cell>
              </table:table-row>
              <table:table-row table:style-name="Row12">
                <table:table-cell table:style-name="Cell20">
                  <text:p text:style-name="P229"><text:span text:style-name="T229_1">September</text:span><text:span text:style-name="T229_2"><text:s/>19-21</text:span><text:span text:style-name="T229_3">st</text:span><text:span text:style-name="T229_4">,<text:s/>2014</text:span></text:p>
                </table:table-cell>
                <table:table-cell table:style-name="Cell21">
                  <text:p text:style-name="P230"><text:span text:style-name="T230_1">Back</text:span><text:span text:style-name="T230_2"><text:s/></text:span><text:span text:style-name="T230_3">to</text:span><text:span text:style-name="T230_4"><text:s/></text:span><text:span text:style-name="T230_5">Cheney</text:span></text:p>
                </table:table-cell>
              </table:table-row>
              <table:table-row table:style-name="Row13">
                <table:table-cell table:style-name="Cell22">
                  <text:p text:style-name="P231"><text:span text:style-name="T231_1">September</text:span><text:span text:style-name="T231_2"><text:s/>21</text:span><text:span text:style-name="T231_3">st</text:span><text:span text:style-name="T231_4">,<text:s/>2014</text:span></text:p>
                </table:table-cell>
                <table:table-cell table:style-name="Cell23">
                  <text:p text:style-name="P232"><text:span text:style-name="T232_1">First</text:span><text:span text:style-name="T232_2"><text:s/></text:span><text:span text:style-name="T232_3">Chapter</text:span><text:span text:style-name="T232_4"><text:s/>/<text:s/></text:span><text:span text:style-name="T232_5">Rush</text:span><text:span text:style-name="T232_6"><text:s/></text:span><text:span text:style-name="T232_7">Planning</text:span></text:p>
                </table:table-cell>
              </table:table-row>
              <table:table-row table:style-name="Row14">
                <table:table-cell table:style-name="Cell24">
                  <text:p text:style-name="P233"><text:span text:style-name="T233_1">September</text:span><text:span text:style-name="T233_2"><text:s/>24</text:span><text:span text:style-name="T233_3">th</text:span><text:span text:style-name="T233_4">,<text:s/>2014</text:span></text:p>
                </table:table-cell>
                <table:table-cell table:style-name="Cell25">
                  <text:p text:style-name="P234"><text:span text:style-name="T234_1">Fall</text:span><text:span text:style-name="T234_2"><text:s/></text:span><text:span text:style-name="T234_3">Quarter</text:span><text:span text:style-name="T234_4"><text:s/></text:span><text:span text:style-name="T234_5">Starts</text:span></text:p>
                </table:table-cell>
              </table:table-row>
              <table:table-row table:style-name="Row15">
                <table:table-cell table:style-name="Cell26">
                  <text:p text:style-name="P235"><text:span text:style-name="T235_1">September</text:span><text:span text:style-name="T235_2"><text:s/>24<text:s/>-<text:s/>25</text:span><text:span text:style-name="T235_3">th</text:span><text:span text:style-name="T235_4">,<text:s/>2014</text:span></text:p>
                </table:table-cell>
                <table:table-cell table:style-name="Cell27">
                  <text:p text:style-name="P236"><text:span text:style-name="T236_1">Expected</text:span><text:span text:style-name="T236_2"><text:s/></text:span><text:span text:style-name="T236_3">Rush</text:span><text:span text:style-name="T236_4"><text:s/></text:span><text:span text:style-name="T236_5">Time</text:span><text:span text:style-name="T236_6"><text:s/></text:span><text:span text:style-name="T236_7">Frame</text:span></text:p>
                </table:table-cell>
              </table:table-row>
              <table:table-row table:style-name="Row16">
                <table:table-cell table:style-name="Cell28">
                  <text:p text:style-name="P237"><text:span text:style-name="T237_1">September</text:span><text:span text:style-name="T237_2"><text:s/>24</text:span><text:span text:style-name="T237_3">th</text:span><text:span text:style-name="T237_4">,<text:s/>2014</text:span></text:p>
                </table:table-cell>
                <table:table-cell table:style-name="Cell29">
                  <text:p text:style-name="P238"><text:span text:style-name="T238_1">Meet</text:span><text:span text:style-name="T238_2"><text:s/>&amp;<text:s/></text:span><text:span text:style-name="T238_3">Greet</text:span></text:p>
                </table:table-cell>
              </table:table-row>
              <table:table-row table:style-name="Row17">
                <table:table-cell table:style-name="Cell30">
                  <text:p text:style-name="P239"><text:span text:style-name="T239_1">September</text:span><text:span text:style-name="T239_2"><text:s/>25</text:span><text:span text:style-name="T239_3">th</text:span><text:span text:style-name="T239_4">,<text:s/>2014</text:span></text:p>
                </table:table-cell>
                <table:table-cell table:style-name="Cell31">
                  <text:p text:style-name="P240"><text:span text:style-name="T240_1">House</text:span><text:span text:style-name="T240_2"><text:s/></text:span><text:span text:style-name="T240_3">Tour</text:span><text:span text:style-name="T240_4"><text:s/>45</text:span><text:span text:style-name="T240_5">min</text:span></text:p>
                </table:table-cell>
              </table:table-row>
              <table:table-row table:style-name="Row18">
                <table:table-cell table:style-name="Cell32">
                  <text:p text:style-name="P241"><text:span text:style-name="T241_1">September</text:span><text:span text:style-name="T241_2"><text:s/>26</text:span><text:span text:style-name="T241_3">th</text:span><text:span text:style-name="T241_4">,<text:s/>2014</text:span></text:p>
                </table:table-cell>
                <table:table-cell table:style-name="Cell33">
                  <text:p text:style-name="P242"><text:span text:style-name="T242_1">PNM</text:span><text:span text:style-name="T242_2"><text:s/>(</text:span><text:span text:style-name="T242_3">invitational</text:span><text:span text:style-name="T242_4">)<text:s/>/<text:s/></text:span><text:span text:style-name="T242_5">Neighborhood</text:span><text:span text:style-name="T242_6"><text:s/></text:span><text:span text:style-name="T242_7">Festival</text:span></text:p>
                </table:table-cell>
              </table:table-row>
              <table:table-row table:style-name="Row19">
                <table:table-cell table:style-name="Cell34">
                  <text:p text:style-name="P243"><text:span text:style-name="T243_1">September</text:span><text:span text:style-name="T243_2"><text:s/>27</text:span><text:span text:style-name="T243_3">th</text:span><text:span text:style-name="T243_4">,<text:s/>2014</text:span></text:p>
                </table:table-cell>
                <table:table-cell table:style-name="Cell35">
                  <text:p text:style-name="P244"><text:span text:style-name="T244_1">PNM</text:span><text:span text:style-name="T244_2"><text:s/></text:span><text:span text:style-name="T244_3">Event</text:span><text:span text:style-name="T244_4"><text:s/></text:span><text:span text:style-name="T244_5">Day</text:span><text:span text:style-name="T244_6"><text:s/>2</text:span></text:p>
                </table:table-cell>
              </table:table-row>
              <table:table-row table:style-name="Row20">
                <table:table-cell table:style-name="Cell36">
                  <text:p text:style-name="P245"><text:span text:style-name="T245_1">September</text:span><text:span text:style-name="T245_2"><text:s/>28</text:span><text:span text:style-name="T245_3">th</text:span><text:span text:style-name="T245_4">,<text:s/>2014</text:span></text:p>
                </table:table-cell>
                <table:table-cell table:style-name="Cell37">
                  <text:p text:style-name="P246"><text:span text:style-name="T246_1">Bid</text:span><text:span text:style-name="T246_2"><text:s/></text:span><text:span text:style-name="T246_3">Day</text:span></text:p>
                </table:table-cell>
              </table:table-row>
              <table:table-row table:style-name="Row21">
                <table:table-cell table:style-name="Cell38">
                  <text:p text:style-name="P247"><text:span text:style-name="T247_1">September</text:span><text:span text:style-name="T247_2"><text:s/>30</text:span><text:span text:style-name="T247_3">th</text:span><text:span text:style-name="T247_4"><text:s/>-<text:s/></text:span><text:span text:style-name="T247_5">October</text:span><text:span text:style-name="T247_6"><text:s/>5</text:span><text:span text:style-name="T247_7">th</text:span><text:span text:style-name="T247_8">,<text:s/>2014</text:span></text:p>
                </table:table-cell>
                <table:table-cell table:style-name="Cell39">
                  <text:p text:style-name="P248"><text:span text:style-name="T248_1">Week</text:span><text:span text:style-name="T248_2"><text:s/></text:span><text:span text:style-name="T248_3">of</text:span><text:span text:style-name="T248_4"><text:s/></text:span><text:span text:style-name="T248_5">RETENTION</text:span></text:p>
                </table:table-cell>
              </table:table-row>
              <table:table-row table:style-name="Row22">
                <table:table-cell table:style-name="Cell40">
                  <text:p text:style-name="P249"><text:span text:style-name="T249_1">September</text:span><text:span text:style-name="T249_2"><text:s/>30</text:span><text:span text:style-name="T249_3">th</text:span><text:span text:style-name="T249_4">,<text:s/>2014</text:span></text:p>
                </table:table-cell>
                <table:table-cell table:style-name="Cell41">
                  <text:p text:style-name="P250"><text:span text:style-name="T250_1">Meet</text:span><text:span text:style-name="T250_2"><text:s/></text:span><text:span text:style-name="T250_3">and</text:span><text:span text:style-name="T250_4"><text:s/></text:span><text:span text:style-name="T250_5">Greet</text:span></text:p>
                </table:table-cell>
              </table:table-row>
              <table:table-row table:style-name="Row23">
                <table:table-cell table:style-name="Cell42">
                  <text:p text:style-name="P251"><text:span text:style-name="T251_1">October</text:span><text:span text:style-name="T251_2"><text:s/>1</text:span><text:span text:style-name="T251_3">st</text:span><text:span text:style-name="T251_4">,<text:s/>2014</text:span></text:p>
                </table:table-cell>
                <table:table-cell table:style-name="Cell43">
                  <text:p text:style-name="P252"><text:span text:style-name="T252_1">Hangouts</text:span><text:span text:style-name="T252_2"><text:s/>/<text:s/></text:span><text:span text:style-name="T252_3">Dodgeball</text:span></text:p>
                </table:table-cell>
              </table:table-row>
              <table:table-row table:style-name="Row24">
                <table:table-cell table:style-name="Cell44">
                  <text:p text:style-name="P253"><text:span text:style-name="T253_1">October</text:span><text:span text:style-name="T253_2"><text:s/>2</text:span><text:span text:style-name="T253_3">nd</text:span><text:span text:style-name="T253_4">,<text:s/>2014</text:span></text:p>
                </table:table-cell>
                <table:table-cell table:style-name="Cell45">
                  <text:p text:style-name="P254"><text:span text:style-name="T254_1">Game</text:span><text:span text:style-name="T254_2"><text:s/></text:span><text:span text:style-name="T254_3">Night</text:span><text:span text:style-name="T254_4"><text:s/>/<text:s/></text:span><text:span text:style-name="T254_5">Poker</text:span><text:span text:style-name="T254_6"><text:s/></text:span><text:span text:style-name="T254_7">Tournament</text:span></text:p>
                </table:table-cell>
              </table:table-row>
              <table:table-row table:style-name="Row25">
                <table:table-cell table:style-name="Cell46">
                  <text:p text:style-name="P255"><text:span text:style-name="T255_1">October</text:span><text:span text:style-name="T255_2"><text:s/>3</text:span><text:span text:style-name="T255_3">rd</text:span><text:span text:style-name="T255_4">,<text:s/>2014</text:span></text:p>
                </table:table-cell>
                <table:table-cell table:style-name="Cell47">
                  <text:p text:style-name="P256"><text:span text:style-name="T256_1">Tours</text:span><text:span text:style-name="T256_2"><text:s/></text:span><text:span text:style-name="T256_3">of</text:span><text:span text:style-name="T256_4"><text:s/></text:span><text:span text:style-name="T256_5">Other</text:span><text:span text:style-name="T256_6"><text:s/></text:span><text:span text:style-name="T256_7">House</text:span></text:p>
                </table:table-cell>
              </table:table-row>
              <table:table-row table:style-name="Row26">
                <table:table-cell table:style-name="Cell48">
                  <text:p text:style-name="P257"><text:span text:style-name="T257_1">October</text:span><text:span text:style-name="T257_2"><text:s/>4</text:span><text:span text:style-name="T257_3">th</text:span><text:span text:style-name="T257_4">,<text:s/>2014</text:span></text:p>
                </table:table-cell>
                <table:table-cell table:style-name="Cell49">
                  <text:p text:style-name="P258"><text:span text:style-name="T258_1">Tailgate</text:span></text:p>
                </table:table-cell>
              </table:table-row>
              <table:table-row table:style-name="Row27">
                <table:table-cell table:style-name="Cell50">
                  <text:p text:style-name="P259"><text:span text:style-name="T259_1">October</text:span><text:span text:style-name="T259_2"><text:s/>5</text:span><text:span text:style-name="T259_3">th</text:span><text:span text:style-name="T259_4">,<text:s/>2014</text:span></text:p>
                </table:table-cell>
                <table:table-cell table:style-name="Cell51">
                  <text:p text:style-name="P260"><text:span text:style-name="T260_1">Chapter</text:span></text:p>
                </table:table-cell>
              </table:table-row>
              <table:table-row table:style-name="Row28">
                <table:table-cell table:style-name="Cell52">
                  <text:p text:style-name="P261"><text:span text:style-name="T261_1">October</text:span><text:span text:style-name="T261_2"><text:s/>6</text:span><text:span text:style-name="T261_3">th</text:span><text:span text:style-name="T261_4">,<text:s/>2014</text:span></text:p>
                </table:table-cell>
                <table:table-cell table:style-name="Cell53">
                  <text:p text:style-name="P262"><text:span text:style-name="T262_1">Basketball</text:span><text:span text:style-name="T262_2"><text:s/></text:span><text:span text:style-name="T262_3">Outside</text:span><text:span text:style-name="T262_4"><text:s/></text:span><text:span text:style-name="T262_5">Pearce</text:span></text:p>
                </table:table-cell>
              </table:table-row>
              <table:table-row table:style-name="Row29">
                <table:table-cell table:style-name="Cell54">
                  <text:p text:style-name="P263"><text:span text:style-name="T263_1">October</text:span><text:span text:style-name="T263_2"><text:s/>7</text:span><text:span text:style-name="T263_3">th</text:span><text:span text:style-name="T263_4">,<text:s/>2014</text:span></text:p>
                </table:table-cell>
                <table:table-cell table:style-name="Cell55">
                  <text:p text:style-name="P264"><text:span text:style-name="T264_1">Pub</text:span><text:span text:style-name="T264_2"><text:s/></text:span><text:span text:style-name="T264_3">Tables</text:span></text:p>
                </table:table-cell>
              </table:table-row>
              <table:table-row table:style-name="Row30">
                <table:table-cell table:style-name="Cell56">
                  <text:p text:style-name="P265"><text:span text:style-name="T265_1">October</text:span><text:span text:style-name="T265_2"><text:s/>9</text:span><text:span text:style-name="T265_3">th</text:span><text:span text:style-name="T265_4">,<text:s/>2014<text:s/></text:span></text:p>
                </table:table-cell>
                <table:table-cell table:style-name="Cell57">
                  <text:p text:style-name="P266"><text:span text:style-name="T266_1">Pub</text:span><text:span text:style-name="T266_2"><text:s/></text:span><text:span text:style-name="T266_3">Tables</text:span></text:p>
                </table:table-cell>
              </table:table-row>
              <table:table-row table:style-name="Row31">
                <table:table-cell table:style-name="Cell58">
                  <text:p text:style-name="P267"><text:span text:style-name="T267_1">October</text:span><text:span text:style-name="T267_2"><text:s/>17</text:span><text:span text:style-name="T267_3">th</text:span><text:span text:style-name="T267_4">,<text:s/>2014<text:s/></text:span></text:p>
                </table:table-cell>
                <table:table-cell table:style-name="Cell59">
                  <text:p text:style-name="P268"><text:span text:style-name="T268_1">Sky</text:span><text:span text:style-name="T268_2"><text:s/></text:span><text:span text:style-name="T268_3">High</text:span></text:p>
                </table:table-cell>
              </table:table-row>
              <table:table-row table:style-name="Row32">
                <table:table-cell table:style-name="Cell60">
                  <text:p text:style-name="P269"><text:span text:style-name="T269_1">October</text:span><text:span text:style-name="T269_2"><text:s/>18</text:span><text:span text:style-name="T269_3">th</text:span><text:span text:style-name="T269_4">,<text:s/>2014</text:span></text:p>
                </table:table-cell>
                <table:table-cell table:style-name="Cell61">
                  <text:p text:style-name="P270"><text:span text:style-name="T270_1">Tailgate</text:span></text:p>
                </table:table-cell>
              </table:table-row>
              <table:table-row table:style-name="Row33">
                <table:table-cell table:style-name="Cell62">
                  <text:p text:style-name="P271"><text:span text:style-name="T271_1">October</text:span><text:span text:style-name="T271_2"><text:s/>19</text:span><text:span text:style-name="T271_3">th</text:span><text:span text:style-name="T271_4">,<text:s/>2014</text:span></text:p>
                </table:table-cell>
                <table:table-cell table:style-name="Cell63">
                  <text:p text:style-name="P272"><text:span text:style-name="T272_1">Chapter</text:span></text:p>
                </table:table-cell>
              </table:table-row>
              <table:table-row table:style-name="Row34">
                <table:table-cell table:style-name="Cell64">
                  <text:p text:style-name="P273"><text:span text:style-name="T273_1">October</text:span><text:span text:style-name="T273_2"><text:s/>26</text:span><text:span text:style-name="T273_3">th</text:span><text:span text:style-name="T273_4">,<text:s/>2014</text:span></text:p>
                </table:table-cell>
                <table:table-cell table:style-name="Cell65">
                  <text:p text:style-name="P274"><text:span text:style-name="T274_1">Homecoming</text:span><text:span text:style-name="T274_2"><text:s/></text:span><text:span text:style-name="T274_3">Prep</text:span><text:span text:style-name="T274_4"><text:s/>/<text:s/></text:span><text:span text:style-name="T274_5">Chapter</text:span><text:span text:style-name="T274_6"><text:s/></text:span></text:p>
                </table:table-cell>
              </table:table-row>
              <table:table-row table:style-name="Row35">
                <table:table-cell table:style-name="Cell66">
                  <text:p text:style-name="P275"><text:span text:style-name="T275_1">October</text:span><text:span text:style-name="T275_2"><text:s/>30</text:span><text:span text:style-name="T275_3">th</text:span><text:span text:style-name="T275_4">,<text:s/>2014</text:span></text:p>
                </table:table-cell>
                <table:table-cell table:style-name="Cell67">
                  <text:p text:style-name="P276"><text:span text:style-name="T276_1">Homecoming</text:span></text:p>
                </table:table-cell>
              </table:table-row>
              <table:table-row table:style-name="Row36">
                <table:table-cell table:style-name="Cell68">
                  <text:p text:style-name="P277"><text:span text:style-name="T277_1">October</text:span><text:span text:style-name="T277_2"><text:s/>31</text:span><text:span text:style-name="T277_3">st</text:span><text:span text:style-name="T277_4">,<text:s/>2014</text:span></text:p>
                </table:table-cell>
                <table:table-cell table:style-name="Cell69">
                  <text:p text:style-name="P278"><text:span text:style-name="T278_1">Halloween</text:span><text:span text:style-name="T278_2"><text:s/></text:span><text:span text:style-name="T278_3">Celebration</text:span><text:span text:style-name="T278_4"><text:s/></text:span></text:p>
                </table:table-cell>
              </table:table-row>
              <table:table-row table:style-name="Row37">
                <table:table-cell table:style-name="Cell70">
                  <text:p text:style-name="P279"><text:span text:style-name="T279_1">November</text:span><text:span text:style-name="T279_2"><text:s/>22</text:span><text:span text:style-name="T279_3">nd</text:span><text:span text:style-name="T279_4">,<text:s/>2014</text:span></text:p>
                </table:table-cell>
                <table:table-cell table:style-name="Cell71">
                  <text:p text:style-name="P280"><text:span text:style-name="T280_1">Thanksgiving</text:span><text:span text:style-name="T280_2"><text:s/></text:span><text:span text:style-name="T280_3">Alumni</text:span><text:span text:style-name="T280_4"><text:s/></text:span><text:span text:style-name="T280_5">Potluck</text:span></text:p>
                </table:table-cell>
              </table:table-row>
              <table:table-row table:style-name="Row38">
                <table:table-cell table:style-name="Cell72">
                  <text:p text:style-name="P281"><text:span text:style-name="T281_1">December</text:span><text:span text:style-name="T281_2"><text:s/>7</text:span><text:span text:style-name="T281_3">th</text:span><text:span text:style-name="T281_4">,<text:s/>2014</text:span></text:p>
                </table:table-cell>
                <table:table-cell table:style-name="Cell73">
                  <text:p text:style-name="P282"><text:span text:style-name="T282_1">Xmas</text:span><text:span text:style-name="T282_2"><text:s/></text:span><text:span text:style-name="T282_3">Potluck</text:span><text:span text:style-name="T282_4"><text:s/></text:span><text:span text:style-name="T282_5">at</text:span><text:span text:style-name="T282_6"><text:s/></text:span><text:span text:style-name="T282_7">Chapter</text:span></text:p>
                </table:table-cell>
              </table:table-row>
              <table:table-row table:style-name="Row39">
                <table:table-cell table:style-name="Cell74">
                  <text:p text:style-name="P283"><text:span text:style-name="T283_1">December</text:span><text:span text:style-name="T283_2"><text:s/>12,<text:s/>2014</text:span></text:p>
                </table:table-cell>
                <table:table-cell table:style-name="Cell75">
                  <text:p text:style-name="P284"><text:span text:style-name="T284_1">Last</text:span><text:span text:style-name="T284_2"><text:s/></text:span><text:span text:style-name="T284_3">Day</text:span><text:span text:style-name="T284_4"><text:s/></text:span><text:span text:style-name="T284_5">of</text:span><text:span text:style-name="T284_6"><text:s/></text:span><text:span text:style-name="T284_7">Quarter</text:span></text:p>
                </table:table-cell>
              </table:table-row>
            </table:table>
            <text:p text:style-name="P285"/>
          </table:table-cell>
        </table:table-row>
      </table:table>
      <text:p text:style-name="P286"/>
      <text:p text:style-name="P28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